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800151090</text:p>
          </table:table-cell>
          <table:table-cell/>
        </table:table-row>
        <table:table-row table:style-name="ro1">
          <table:table-cell office:value-type="string" calcext:value-type="string">
            <text:p>9782800151151</text:p>
          </table:table-cell>
          <table:table-cell/>
        </table:table-row>
        <table:table-row table:style-name="ro1">
          <table:table-cell office:value-type="string" calcext:value-type="string">
            <text:p>9782800151168</text:p>
          </table:table-cell>
          <table:table-cell/>
        </table:table-row>
        <table:table-row table:style-name="ro1">
          <table:table-cell office:value-type="string" calcext:value-type="string">
            <text:p>9782800151175</text:p>
          </table:table-cell>
          <table:table-cell/>
        </table:table-row>
        <table:table-row table:style-name="ro1">
          <table:table-cell office:value-type="string" calcext:value-type="string">
            <text:p>9782800151182</text:p>
          </table:table-cell>
          <table:table-cell/>
        </table:table-row>
        <table:table-row table:style-name="ro1">
          <table:table-cell office:value-type="string" calcext:value-type="string">
            <text:p>9782800151199</text:p>
          </table:table-cell>
          <table:table-cell/>
        </table:table-row>
        <table:table-row table:style-name="ro1">
          <table:table-cell office:value-type="string" calcext:value-type="string">
            <text:p>9782800151465</text:p>
          </table:table-cell>
          <table:table-cell/>
        </table:table-row>
        <table:table-row table:style-name="ro1">
          <table:table-cell office:value-type="string" calcext:value-type="string">
            <text:p>9782800151472</text:p>
          </table:table-cell>
          <table:table-cell/>
        </table:table-row>
        <table:table-row table:style-name="ro1">
          <table:table-cell office:value-type="string" calcext:value-type="string">
            <text:p>9782800151489</text:p>
          </table:table-cell>
          <table:table-cell/>
        </table:table-row>
        <table:table-row table:style-name="ro1">
          <table:table-cell office:value-type="string" calcext:value-type="string">
            <text:p>9782800151496</text:p>
          </table:table-cell>
          <table:table-cell/>
        </table:table-row>
        <table:table-row table:style-name="ro1">
          <table:table-cell office:value-type="string" calcext:value-type="string">
            <text:p>9782800151502</text:p>
          </table:table-cell>
          <table:table-cell/>
        </table:table-row>
        <table:table-row table:style-name="ro1">
          <table:table-cell office:value-type="string" calcext:value-type="string">
            <text:p>9782800151519</text:p>
          </table:table-cell>
          <table:table-cell/>
        </table:table-row>
        <table:table-row table:style-name="ro1">
          <table:table-cell office:value-type="string" calcext:value-type="string">
            <text:p>9782800151526</text:p>
          </table:table-cell>
          <table:table-cell/>
        </table:table-row>
        <table:table-row table:style-name="ro1">
          <table:table-cell office:value-type="string" calcext:value-type="string">
            <text:p>9782800151557</text:p>
          </table:table-cell>
          <table:table-cell/>
        </table:table-row>
        <table:table-row table:style-name="ro1">
          <table:table-cell office:value-type="string" calcext:value-type="string">
            <text:p>9782800151601</text:p>
          </table:table-cell>
          <table:table-cell/>
        </table:table-row>
        <table:table-row table:style-name="ro1">
          <table:table-cell office:value-type="string" calcext:value-type="string">
            <text:p>9782800151649</text:p>
          </table:table-cell>
          <table:table-cell/>
        </table:table-row>
        <table:table-row table:style-name="ro1">
          <table:table-cell office:value-type="string" calcext:value-type="string">
            <text:p>9782800151816</text:p>
          </table:table-cell>
          <table:table-cell/>
        </table:table-row>
        <table:table-row table:style-name="ro1">
          <table:table-cell office:value-type="string" calcext:value-type="string">
            <text:p>9782800151892</text:p>
          </table:table-cell>
          <table:table-cell/>
        </table:table-row>
        <table:table-row table:style-name="ro1">
          <table:table-cell office:value-type="string" calcext:value-type="string">
            <text:p>9782800151984</text:p>
          </table:table-cell>
          <table:table-cell/>
        </table:table-row>
        <table:table-row table:style-name="ro1">
          <table:table-cell office:value-type="string" calcext:value-type="string">
            <text:p>9782800152028</text:p>
          </table:table-cell>
          <table:table-cell/>
        </table:table-row>
        <table:table-row table:style-name="ro1">
          <table:table-cell office:value-type="string" calcext:value-type="string">
            <text:p>9782800152035</text:p>
          </table:table-cell>
          <table:table-cell/>
        </table:table-row>
        <table:table-row table:style-name="ro1">
          <table:table-cell office:value-type="string" calcext:value-type="string">
            <text:p>9782800152042</text:p>
          </table:table-cell>
          <table:table-cell/>
        </table:table-row>
        <table:table-row table:style-name="ro1">
          <table:table-cell office:value-type="string" calcext:value-type="string">
            <text:p>9782800152059</text:p>
          </table:table-cell>
          <table:table-cell/>
        </table:table-row>
        <table:table-row table:style-name="ro1">
          <table:table-cell office:value-type="string" calcext:value-type="string">
            <text:p>9782800152066</text:p>
          </table:table-cell>
          <table:table-cell/>
        </table:table-row>
        <table:table-row table:style-name="ro1">
          <table:table-cell office:value-type="string" calcext:value-type="string">
            <text:p>9782800152158</text:p>
          </table:table-cell>
          <table:table-cell/>
        </table:table-row>
        <table:table-row table:style-name="ro1">
          <table:table-cell office:value-type="string" calcext:value-type="string">
            <text:p>9782800152516</text:p>
          </table:table-cell>
          <table:table-cell/>
        </table:table-row>
        <table:table-row table:style-name="ro1">
          <table:table-cell office:value-type="string" calcext:value-type="string">
            <text:p>9782800152592</text:p>
          </table:table-cell>
          <table:table-cell/>
        </table:table-row>
        <table:table-row table:style-name="ro1">
          <table:table-cell office:value-type="string" calcext:value-type="string">
            <text:p>9782800152721</text:p>
          </table:table-cell>
          <table:table-cell/>
        </table:table-row>
        <table:table-row table:style-name="ro1">
          <table:table-cell office:value-type="string" calcext:value-type="string">
            <text:p>9782800152783</text:p>
          </table:table-cell>
          <table:table-cell/>
        </table:table-row>
        <table:table-row table:style-name="ro1">
          <table:table-cell office:value-type="string" calcext:value-type="string">
            <text:p>9782800152974</text:p>
          </table:table-cell>
          <table:table-cell/>
        </table:table-row>
        <table:table-row table:style-name="ro1">
          <table:table-cell office:value-type="string" calcext:value-type="string">
            <text:p>9782800152998</text:p>
          </table:table-cell>
          <table:table-cell/>
        </table:table-row>
        <table:table-row table:style-name="ro1">
          <table:table-cell office:value-type="string" calcext:value-type="string">
            <text:p>9782800153131</text:p>
          </table:table-cell>
          <table:table-cell/>
        </table:table-row>
        <table:table-row table:style-name="ro1">
          <table:table-cell office:value-type="string" calcext:value-type="string">
            <text:p>9782800153155</text:p>
          </table:table-cell>
          <table:table-cell/>
        </table:table-row>
        <table:table-row table:style-name="ro1">
          <table:table-cell office:value-type="string" calcext:value-type="string">
            <text:p>9782800153261</text:p>
          </table:table-cell>
          <table:table-cell/>
        </table:table-row>
        <table:table-row table:style-name="ro1">
          <table:table-cell office:value-type="string" calcext:value-type="string">
            <text:p>9782800153384</text:p>
          </table:table-cell>
          <table:table-cell/>
        </table:table-row>
        <table:table-row table:style-name="ro1">
          <table:table-cell office:value-type="string" calcext:value-type="string">
            <text:p>9782800153452</text:p>
          </table:table-cell>
          <table:table-cell/>
        </table:table-row>
        <table:table-row table:style-name="ro1">
          <table:table-cell office:value-type="string" calcext:value-type="string">
            <text:p>9782800153469</text:p>
          </table:table-cell>
          <table:table-cell/>
        </table:table-row>
        <table:table-row table:style-name="ro1">
          <table:table-cell office:value-type="string" calcext:value-type="string">
            <text:p>9782800153551</text:p>
          </table:table-cell>
          <table:table-cell/>
        </table:table-row>
        <table:table-row table:style-name="ro1">
          <table:table-cell office:value-type="string" calcext:value-type="string">
            <text:p>9782800153568</text:p>
          </table:table-cell>
          <table:table-cell/>
        </table:table-row>
        <table:table-row table:style-name="ro1">
          <table:table-cell office:value-type="string" calcext:value-type="string">
            <text:p>9782800153605</text:p>
          </table:table-cell>
          <table:table-cell/>
        </table:table-row>
        <table:table-row table:style-name="ro1">
          <table:table-cell office:value-type="string" calcext:value-type="string">
            <text:p>9782800153759</text:p>
          </table:table-cell>
          <table:table-cell/>
        </table:table-row>
        <table:table-row table:style-name="ro1">
          <table:table-cell office:value-type="string" calcext:value-type="string">
            <text:p>9782800153773</text:p>
          </table:table-cell>
          <table:table-cell/>
        </table:table-row>
        <table:table-row table:style-name="ro1">
          <table:table-cell office:value-type="string" calcext:value-type="string">
            <text:p>9782800153827</text:p>
          </table:table-cell>
          <table:table-cell/>
        </table:table-row>
        <table:table-row table:style-name="ro1">
          <table:table-cell office:value-type="string" calcext:value-type="string">
            <text:p>9782800153834</text:p>
          </table:table-cell>
          <table:table-cell/>
        </table:table-row>
        <table:table-row table:style-name="ro1">
          <table:table-cell office:value-type="string" calcext:value-type="string">
            <text:p>9782800153841</text:p>
          </table:table-cell>
          <table:table-cell/>
        </table:table-row>
        <table:table-row table:style-name="ro1">
          <table:table-cell office:value-type="string" calcext:value-type="string">
            <text:p>9782800153858</text:p>
          </table:table-cell>
          <table:table-cell/>
        </table:table-row>
        <table:table-row table:style-name="ro1">
          <table:table-cell office:value-type="string" calcext:value-type="string">
            <text:p>9782800153865</text:p>
          </table:table-cell>
          <table:table-cell/>
        </table:table-row>
        <table:table-row table:style-name="ro1">
          <table:table-cell office:value-type="string" calcext:value-type="string">
            <text:p>9782800153872</text:p>
          </table:table-cell>
          <table:table-cell/>
        </table:table-row>
        <table:table-row table:style-name="ro1">
          <table:table-cell office:value-type="string" calcext:value-type="string">
            <text:p>9782800153889</text:p>
          </table:table-cell>
          <table:table-cell/>
        </table:table-row>
        <table:table-row table:style-name="ro1">
          <table:table-cell office:value-type="string" calcext:value-type="string">
            <text:p>9782800153971</text:p>
          </table:table-cell>
          <table:table-cell/>
        </table:table-row>
        <table:table-row table:style-name="ro1">
          <table:table-cell office:value-type="string" calcext:value-type="string">
            <text:p>9782800154169</text:p>
          </table:table-cell>
          <table:table-cell/>
        </table:table-row>
        <table:table-row table:style-name="ro1">
          <table:table-cell office:value-type="string" calcext:value-type="string">
            <text:p>9782800154176</text:p>
          </table:table-cell>
          <table:table-cell/>
        </table:table-row>
        <table:table-row table:style-name="ro1">
          <table:table-cell office:value-type="string" calcext:value-type="string">
            <text:p>9782800154183</text:p>
          </table:table-cell>
          <table:table-cell/>
        </table:table-row>
        <table:table-row table:style-name="ro1">
          <table:table-cell office:value-type="string" calcext:value-type="string">
            <text:p>9782800154190</text:p>
          </table:table-cell>
          <table:table-cell/>
        </table:table-row>
        <table:table-row table:style-name="ro1">
          <table:table-cell office:value-type="string" calcext:value-type="string">
            <text:p>9782800154206</text:p>
          </table:table-cell>
          <table:table-cell/>
        </table:table-row>
        <table:table-row table:style-name="ro1">
          <table:table-cell office:value-type="string" calcext:value-type="string">
            <text:p>9782800154305</text:p>
          </table:table-cell>
          <table:table-cell/>
        </table:table-row>
        <table:table-row table:style-name="ro1">
          <table:table-cell office:value-type="string" calcext:value-type="string">
            <text:p>9782800154329</text:p>
          </table:table-cell>
          <table:table-cell/>
        </table:table-row>
        <table:table-row table:style-name="ro1">
          <table:table-cell office:value-type="string" calcext:value-type="string">
            <text:p>9782800154343</text:p>
          </table:table-cell>
          <table:table-cell/>
        </table:table-row>
        <table:table-row table:style-name="ro1">
          <table:table-cell office:value-type="string" calcext:value-type="string">
            <text:p>9782800154442</text:p>
          </table:table-cell>
          <table:table-cell/>
        </table:table-row>
        <table:table-row table:style-name="ro1">
          <table:table-cell office:value-type="string" calcext:value-type="string">
            <text:p>9782800154466</text:p>
          </table:table-cell>
          <table:table-cell/>
        </table:table-row>
        <table:table-row table:style-name="ro1">
          <table:table-cell office:value-type="string" calcext:value-type="string">
            <text:p>9782800154480</text:p>
          </table:table-cell>
          <table:table-cell/>
        </table:table-row>
        <table:table-row table:style-name="ro1">
          <table:table-cell office:value-type="string" calcext:value-type="string">
            <text:p>9782800154923</text:p>
          </table:table-cell>
          <table:table-cell/>
        </table:table-row>
        <table:table-row table:style-name="ro1">
          <table:table-cell office:value-type="string" calcext:value-type="string">
            <text:p>9782800155081</text:p>
          </table:table-cell>
          <table:table-cell/>
        </table:table-row>
        <table:table-row table:style-name="ro1">
          <table:table-cell office:value-type="string" calcext:value-type="string">
            <text:p>9782800155210</text:p>
          </table:table-cell>
          <table:table-cell/>
        </table:table-row>
        <table:table-row table:style-name="ro1">
          <table:table-cell office:value-type="string" calcext:value-type="string">
            <text:p>9782800155340</text:p>
          </table:table-cell>
          <table:table-cell/>
        </table:table-row>
        <table:table-row table:style-name="ro1">
          <table:table-cell office:value-type="string" calcext:value-type="string">
            <text:p>9782800155357</text:p>
          </table:table-cell>
          <table:table-cell/>
        </table:table-row>
        <table:table-row table:style-name="ro1">
          <table:table-cell office:value-type="string" calcext:value-type="string">
            <text:p>9782800155364</text:p>
          </table:table-cell>
          <table:table-cell/>
        </table:table-row>
        <table:table-row table:style-name="ro1">
          <table:table-cell office:value-type="string" calcext:value-type="string">
            <text:p>9782800155579</text:p>
          </table:table-cell>
          <table:table-cell/>
        </table:table-row>
        <table:table-row table:style-name="ro1">
          <table:table-cell office:value-type="string" calcext:value-type="string">
            <text:p>9782800155661</text:p>
          </table:table-cell>
          <table:table-cell/>
        </table:table-row>
        <table:table-row table:style-name="ro1">
          <table:table-cell office:value-type="string" calcext:value-type="string">
            <text:p>9782800155678</text:p>
          </table:table-cell>
          <table:table-cell/>
        </table:table-row>
        <table:table-row table:style-name="ro1">
          <table:table-cell office:value-type="string" calcext:value-type="string">
            <text:p>9782800155685</text:p>
          </table:table-cell>
          <table:table-cell/>
        </table:table-row>
        <table:table-row table:style-name="ro1">
          <table:table-cell office:value-type="string" calcext:value-type="string">
            <text:p>9782800155692</text:p>
          </table:table-cell>
          <table:table-cell/>
        </table:table-row>
        <table:table-row table:style-name="ro1">
          <table:table-cell office:value-type="string" calcext:value-type="string">
            <text:p>9782800155739</text:p>
          </table:table-cell>
          <table:table-cell/>
        </table:table-row>
        <table:table-row table:style-name="ro1">
          <table:table-cell office:value-type="string" calcext:value-type="string">
            <text:p>9782800156132</text:p>
          </table:table-cell>
          <table:table-cell/>
        </table:table-row>
        <table:table-row table:style-name="ro1">
          <table:table-cell office:value-type="string" calcext:value-type="string">
            <text:p>9782800156163</text:p>
          </table:table-cell>
          <table:table-cell/>
        </table:table-row>
        <table:table-row table:style-name="ro1">
          <table:table-cell office:value-type="string" calcext:value-type="string">
            <text:p>9782800156385</text:p>
          </table:table-cell>
          <table:table-cell/>
        </table:table-row>
        <table:table-row table:style-name="ro1">
          <table:table-cell office:value-type="string" calcext:value-type="string">
            <text:p>9782800156552</text:p>
          </table:table-cell>
          <table:table-cell/>
        </table:table-row>
        <table:table-row table:style-name="ro1">
          <table:table-cell office:value-type="string" calcext:value-type="string">
            <text:p>9782800156569</text:p>
          </table:table-cell>
          <table:table-cell/>
        </table:table-row>
        <table:table-row table:style-name="ro1">
          <table:table-cell office:value-type="string" calcext:value-type="string">
            <text:p>9782800156606</text:p>
          </table:table-cell>
          <table:table-cell/>
        </table:table-row>
        <table:table-row table:style-name="ro1">
          <table:table-cell office:value-type="string" calcext:value-type="string">
            <text:p>9782800156613</text:p>
          </table:table-cell>
          <table:table-cell/>
        </table:table-row>
        <table:table-row table:style-name="ro1">
          <table:table-cell office:value-type="string" calcext:value-type="string">
            <text:p>9782800156774</text:p>
          </table:table-cell>
          <table:table-cell/>
        </table:table-row>
        <table:table-row table:style-name="ro1">
          <table:table-cell office:value-type="string" calcext:value-type="string">
            <text:p>9782800156880</text:p>
          </table:table-cell>
          <table:table-cell/>
        </table:table-row>
        <table:table-row table:style-name="ro1">
          <table:table-cell office:value-type="string" calcext:value-type="string">
            <text:p>9782800156897</text:p>
          </table:table-cell>
          <table:table-cell/>
        </table:table-row>
        <table:table-row table:style-name="ro1">
          <table:table-cell office:value-type="string" calcext:value-type="string">
            <text:p>9782800156965</text:p>
          </table:table-cell>
          <table:table-cell/>
        </table:table-row>
        <table:table-row table:style-name="ro1">
          <table:table-cell office:value-type="string" calcext:value-type="string">
            <text:p>9782800157061</text:p>
          </table:table-cell>
          <table:table-cell/>
        </table:table-row>
        <table:table-row table:style-name="ro1">
          <table:table-cell office:value-type="string" calcext:value-type="string">
            <text:p>9782800157078</text:p>
          </table:table-cell>
          <table:table-cell/>
        </table:table-row>
        <table:table-row table:style-name="ro1">
          <table:table-cell office:value-type="string" calcext:value-type="string">
            <text:p>9782800157092</text:p>
          </table:table-cell>
          <table:table-cell/>
        </table:table-row>
        <table:table-row table:style-name="ro1">
          <table:table-cell office:value-type="string" calcext:value-type="string">
            <text:p>9782800157108</text:p>
          </table:table-cell>
          <table:table-cell/>
        </table:table-row>
        <table:table-row table:style-name="ro1">
          <table:table-cell office:value-type="string" calcext:value-type="string">
            <text:p>9782800157146</text:p>
          </table:table-cell>
          <table:table-cell/>
        </table:table-row>
        <table:table-row table:style-name="ro1">
          <table:table-cell office:value-type="string" calcext:value-type="string">
            <text:p>9782800157153</text:p>
          </table:table-cell>
          <table:table-cell/>
        </table:table-row>
        <table:table-row table:style-name="ro1">
          <table:table-cell office:value-type="string" calcext:value-type="string">
            <text:p>9782800157160</text:p>
          </table:table-cell>
          <table:table-cell/>
        </table:table-row>
        <table:table-row table:style-name="ro1">
          <table:table-cell office:value-type="string" calcext:value-type="string">
            <text:p>9782800157214</text:p>
          </table:table-cell>
          <table:table-cell/>
        </table:table-row>
        <table:table-row table:style-name="ro1">
          <table:table-cell office:value-type="string" calcext:value-type="string">
            <text:p>9782800157221</text:p>
          </table:table-cell>
          <table:table-cell/>
        </table:table-row>
        <table:table-row table:style-name="ro1">
          <table:table-cell office:value-type="string" calcext:value-type="string">
            <text:p>9782800157269</text:p>
          </table:table-cell>
          <table:table-cell table:formula="of:=[.$B$1]&amp;[.A95]&amp;&quot;/[0:300]&quot;" office:value-type="string" office:string-value="https://reader.izneo.com/read/9782800157269/[0:300]" calcext:value-type="string">
            <text:p>https://reader.izneo.com/read/9782800157269/[0:300]</text:p>
          </table:table-cell>
        </table:table-row>
        <table:table-row table:style-name="ro1">
          <table:table-cell office:value-type="string" calcext:value-type="string">
            <text:p>9782800157283</text:p>
          </table:table-cell>
          <table:table-cell table:formula="of:=[.$B$1]&amp;[.A96]&amp;&quot;/[0:300]&quot;" office:value-type="string" office:string-value="https://reader.izneo.com/read/9782800157283/[0:300]" calcext:value-type="string">
            <text:p>https://reader.izneo.com/read/9782800157283/[0:300]</text:p>
          </table:table-cell>
        </table:table-row>
        <table:table-row table:style-name="ro1">
          <table:table-cell office:value-type="string" calcext:value-type="string">
            <text:p>9782800157290</text:p>
          </table:table-cell>
          <table:table-cell table:formula="of:=[.$B$1]&amp;[.A97]&amp;&quot;/[0:300]&quot;" office:value-type="string" office:string-value="https://reader.izneo.com/read/9782800157290/[0:300]" calcext:value-type="string">
            <text:p>https://reader.izneo.com/read/9782800157290/[0:300]</text:p>
          </table:table-cell>
        </table:table-row>
        <table:table-row table:style-name="ro1">
          <table:table-cell office:value-type="string" calcext:value-type="string">
            <text:p>9782800157306</text:p>
          </table:table-cell>
          <table:table-cell table:formula="of:=[.$B$1]&amp;[.A98]&amp;&quot;/[0:300]&quot;" office:value-type="string" office:string-value="https://reader.izneo.com/read/9782800157306/[0:300]" calcext:value-type="string">
            <text:p>https://reader.izneo.com/read/9782800157306/[0:300]</text:p>
          </table:table-cell>
        </table:table-row>
        <table:table-row table:style-name="ro1">
          <table:table-cell office:value-type="string" calcext:value-type="string">
            <text:p>9782800157320</text:p>
          </table:table-cell>
          <table:table-cell table:formula="of:=[.$B$1]&amp;[.A99]&amp;&quot;/[0:300]&quot;" office:value-type="string" office:string-value="https://reader.izneo.com/read/9782800157320/[0:300]" calcext:value-type="string">
            <text:p>https://reader.izneo.com/read/9782800157320/[0:300]</text:p>
          </table:table-cell>
        </table:table-row>
        <table:table-row table:style-name="ro1">
          <table:table-cell office:value-type="string" calcext:value-type="string">
            <text:p>9782800157337</text:p>
          </table:table-cell>
          <table:table-cell table:formula="of:=[.$B$1]&amp;[.A100]&amp;&quot;/[0:300]&quot;" office:value-type="string" office:string-value="https://reader.izneo.com/read/9782800157337/[0:300]" calcext:value-type="string">
            <text:p>https://reader.izneo.com/read/9782800157337/[0:300]</text:p>
          </table:table-cell>
        </table:table-row>
        <table:table-row table:style-name="ro1">
          <table:table-cell office:value-type="string" calcext:value-type="string">
            <text:p>9782800157368</text:p>
          </table:table-cell>
          <table:table-cell table:formula="of:=[.$B$1]&amp;[.A101]&amp;&quot;/[0:300]&quot;" office:value-type="string" office:string-value="https://reader.izneo.com/read/9782800157368/[0:300]" calcext:value-type="string">
            <text:p>https://reader.izneo.com/read/9782800157368/[0:300]</text:p>
          </table:table-cell>
        </table:table-row>
        <table:table-row table:style-name="ro1">
          <table:table-cell office:value-type="string" calcext:value-type="string">
            <text:p>9782800157412</text:p>
          </table:table-cell>
          <table:table-cell table:formula="of:=[.$B$1]&amp;[.A102]&amp;&quot;/[0:300]&quot;" office:value-type="string" office:string-value="https://reader.izneo.com/read/9782800157412/[0:300]" calcext:value-type="string">
            <text:p>https://reader.izneo.com/read/9782800157412/[0:300]</text:p>
          </table:table-cell>
        </table:table-row>
        <table:table-row table:style-name="ro1">
          <table:table-cell office:value-type="string" calcext:value-type="string">
            <text:p>9782800157429</text:p>
          </table:table-cell>
          <table:table-cell table:formula="of:=[.$B$1]&amp;[.A103]&amp;&quot;/[0:300]&quot;" office:value-type="string" office:string-value="https://reader.izneo.com/read/9782800157429/[0:300]" calcext:value-type="string">
            <text:p>https://reader.izneo.com/read/9782800157429/[0:300]</text:p>
          </table:table-cell>
        </table:table-row>
        <table:table-row table:style-name="ro1">
          <table:table-cell office:value-type="string" calcext:value-type="string">
            <text:p>9782800157481</text:p>
          </table:table-cell>
          <table:table-cell table:formula="of:=[.$B$1]&amp;[.A104]&amp;&quot;/[0:300]&quot;" office:value-type="string" office:string-value="https://reader.izneo.com/read/9782800157481/[0:300]" calcext:value-type="string">
            <text:p>https://reader.izneo.com/read/9782800157481/[0:300]</text:p>
          </table:table-cell>
        </table:table-row>
        <table:table-row table:style-name="ro1">
          <table:table-cell office:value-type="string" calcext:value-type="string">
            <text:p>9782800157559</text:p>
          </table:table-cell>
          <table:table-cell table:formula="of:=[.$B$1]&amp;[.A105]&amp;&quot;/[0:300]&quot;" office:value-type="string" office:string-value="https://reader.izneo.com/read/9782800157559/[0:300]" calcext:value-type="string">
            <text:p>https://reader.izneo.com/read/9782800157559/[0:300]</text:p>
          </table:table-cell>
        </table:table-row>
        <table:table-row table:style-name="ro1">
          <table:table-cell office:value-type="string" calcext:value-type="string">
            <text:p>9782800157566</text:p>
          </table:table-cell>
          <table:table-cell table:formula="of:=[.$B$1]&amp;[.A106]&amp;&quot;/[0:300]&quot;" office:value-type="string" office:string-value="https://reader.izneo.com/read/9782800157566/[0:300]" calcext:value-type="string">
            <text:p>https://reader.izneo.com/read/9782800157566/[0:300]</text:p>
          </table:table-cell>
        </table:table-row>
        <table:table-row table:style-name="ro1">
          <table:table-cell office:value-type="string" calcext:value-type="string">
            <text:p>9782800157573</text:p>
          </table:table-cell>
          <table:table-cell table:formula="of:=[.$B$1]&amp;[.A107]&amp;&quot;/[0:300]&quot;" office:value-type="string" office:string-value="https://reader.izneo.com/read/9782800157573/[0:300]" calcext:value-type="string">
            <text:p>https://reader.izneo.com/read/9782800157573/[0:300]</text:p>
          </table:table-cell>
        </table:table-row>
        <table:table-row table:style-name="ro1">
          <table:table-cell office:value-type="string" calcext:value-type="string">
            <text:p>9782800157580</text:p>
          </table:table-cell>
          <table:table-cell table:formula="of:=[.$B$1]&amp;[.A108]&amp;&quot;/[0:300]&quot;" office:value-type="string" office:string-value="https://reader.izneo.com/read/9782800157580/[0:300]" calcext:value-type="string">
            <text:p>https://reader.izneo.com/read/9782800157580/[0:300]</text:p>
          </table:table-cell>
        </table:table-row>
        <table:table-row table:style-name="ro1">
          <table:table-cell office:value-type="string" calcext:value-type="string">
            <text:p>9782800157597</text:p>
          </table:table-cell>
          <table:table-cell table:formula="of:=[.$B$1]&amp;[.A109]&amp;&quot;/[0:300]&quot;" office:value-type="string" office:string-value="https://reader.izneo.com/read/9782800157597/[0:300]" calcext:value-type="string">
            <text:p>https://reader.izneo.com/read/9782800157597/[0:300]</text:p>
          </table:table-cell>
        </table:table-row>
        <table:table-row table:style-name="ro1">
          <table:table-cell office:value-type="string" calcext:value-type="string">
            <text:p>9782800157672</text:p>
          </table:table-cell>
          <table:table-cell table:formula="of:=[.$B$1]&amp;[.A110]&amp;&quot;/[0:300]&quot;" office:value-type="string" office:string-value="https://reader.izneo.com/read/9782800157672/[0:300]" calcext:value-type="string">
            <text:p>https://reader.izneo.com/read/9782800157672/[0:300]</text:p>
          </table:table-cell>
        </table:table-row>
        <table:table-row table:style-name="ro1">
          <table:table-cell office:value-type="string" calcext:value-type="string">
            <text:p>9782800157740</text:p>
          </table:table-cell>
          <table:table-cell table:formula="of:=[.$B$1]&amp;[.A111]&amp;&quot;/[0:300]&quot;" office:value-type="string" office:string-value="https://reader.izneo.com/read/9782800157740/[0:300]" calcext:value-type="string">
            <text:p>https://reader.izneo.com/read/9782800157740/[0:300]</text:p>
          </table:table-cell>
        </table:table-row>
        <table:table-row table:style-name="ro1">
          <table:table-cell office:value-type="string" calcext:value-type="string">
            <text:p>9782800157757</text:p>
          </table:table-cell>
          <table:table-cell table:formula="of:=[.$B$1]&amp;[.A112]&amp;&quot;/[0:300]&quot;" office:value-type="string" office:string-value="https://reader.izneo.com/read/9782800157757/[0:300]" calcext:value-type="string">
            <text:p>https://reader.izneo.com/read/9782800157757/[0:300]</text:p>
          </table:table-cell>
        </table:table-row>
        <table:table-row table:style-name="ro1">
          <table:table-cell office:value-type="string" calcext:value-type="string">
            <text:p>9782800157764</text:p>
          </table:table-cell>
          <table:table-cell table:formula="of:=[.$B$1]&amp;[.A113]&amp;&quot;/[0:300]&quot;" office:value-type="string" office:string-value="https://reader.izneo.com/read/9782800157764/[0:300]" calcext:value-type="string">
            <text:p>https://reader.izneo.com/read/9782800157764/[0:300]</text:p>
          </table:table-cell>
        </table:table-row>
        <table:table-row table:style-name="ro1">
          <table:table-cell office:value-type="string" calcext:value-type="string">
            <text:p>9782800157771</text:p>
          </table:table-cell>
          <table:table-cell table:formula="of:=[.$B$1]&amp;[.A114]&amp;&quot;/[0:300]&quot;" office:value-type="string" office:string-value="https://reader.izneo.com/read/9782800157771/[0:300]" calcext:value-type="string">
            <text:p>https://reader.izneo.com/read/9782800157771/[0:300]</text:p>
          </table:table-cell>
        </table:table-row>
        <table:table-row table:style-name="ro1">
          <table:table-cell office:value-type="string" calcext:value-type="string">
            <text:p>9782800157788</text:p>
          </table:table-cell>
          <table:table-cell table:formula="of:=[.$B$1]&amp;[.A115]&amp;&quot;/[0:300]&quot;" office:value-type="string" office:string-value="https://reader.izneo.com/read/9782800157788/[0:300]" calcext:value-type="string">
            <text:p>https://reader.izneo.com/read/9782800157788/[0:300]</text:p>
          </table:table-cell>
        </table:table-row>
        <table:table-row table:style-name="ro1">
          <table:table-cell office:value-type="string" calcext:value-type="string">
            <text:p>9782800157795</text:p>
          </table:table-cell>
          <table:table-cell table:formula="of:=[.$B$1]&amp;[.A116]&amp;&quot;/[0:300]&quot;" office:value-type="string" office:string-value="https://reader.izneo.com/read/9782800157795/[0:300]" calcext:value-type="string">
            <text:p>https://reader.izneo.com/read/9782800157795/[0:300]</text:p>
          </table:table-cell>
        </table:table-row>
        <table:table-row table:style-name="ro1">
          <table:table-cell office:value-type="string" calcext:value-type="string">
            <text:p>9782800157870</text:p>
          </table:table-cell>
          <table:table-cell table:formula="of:=[.$B$1]&amp;[.A117]&amp;&quot;/[0:300]&quot;" office:value-type="string" office:string-value="https://reader.izneo.com/read/9782800157870/[0:300]" calcext:value-type="string">
            <text:p>https://reader.izneo.com/read/9782800157870/[0:300]</text:p>
          </table:table-cell>
        </table:table-row>
        <table:table-row table:style-name="ro1">
          <table:table-cell office:value-type="string" calcext:value-type="string">
            <text:p>9782800157900</text:p>
          </table:table-cell>
          <table:table-cell table:formula="of:=[.$B$1]&amp;[.A118]&amp;&quot;/[0:300]&quot;" office:value-type="string" office:string-value="https://reader.izneo.com/read/9782800157900/[0:300]" calcext:value-type="string">
            <text:p>https://reader.izneo.com/read/9782800157900/[0:300]</text:p>
          </table:table-cell>
        </table:table-row>
        <table:table-row table:style-name="ro1">
          <table:table-cell office:value-type="string" calcext:value-type="string">
            <text:p>9782800158426</text:p>
          </table:table-cell>
          <table:table-cell table:formula="of:=[.$B$1]&amp;[.A119]&amp;&quot;/[0:300]&quot;" office:value-type="string" office:string-value="https://reader.izneo.com/read/9782800158426/[0:300]" calcext:value-type="string">
            <text:p>https://reader.izneo.com/read/9782800158426/[0:300]</text:p>
          </table:table-cell>
        </table:table-row>
        <table:table-row table:style-name="ro1">
          <table:table-cell office:value-type="string" calcext:value-type="string">
            <text:p>9782800158457</text:p>
          </table:table-cell>
          <table:table-cell table:formula="of:=[.$B$1]&amp;[.A120]&amp;&quot;/[0:300]&quot;" office:value-type="string" office:string-value="https://reader.izneo.com/read/9782800158457/[0:300]" calcext:value-type="string">
            <text:p>https://reader.izneo.com/read/9782800158457/[0:300]</text:p>
          </table:table-cell>
        </table:table-row>
        <table:table-row table:style-name="ro1">
          <table:table-cell office:value-type="string" calcext:value-type="string">
            <text:p>9782800158891</text:p>
          </table:table-cell>
          <table:table-cell table:formula="of:=[.$B$1]&amp;[.A121]&amp;&quot;/[0:300]&quot;" office:value-type="string" office:string-value="https://reader.izneo.com/read/9782800158891/[0:300]" calcext:value-type="string">
            <text:p>https://reader.izneo.com/read/9782800158891/[0:300]</text:p>
          </table:table-cell>
        </table:table-row>
        <table:table-row table:style-name="ro1">
          <table:table-cell office:value-type="string" calcext:value-type="string">
            <text:p>9782800158907</text:p>
          </table:table-cell>
          <table:table-cell table:formula="of:=[.$B$1]&amp;[.A122]&amp;&quot;/[0:300]&quot;" office:value-type="string" office:string-value="https://reader.izneo.com/read/9782800158907/[0:300]" calcext:value-type="string">
            <text:p>https://reader.izneo.com/read/9782800158907/[0:300]</text:p>
          </table:table-cell>
        </table:table-row>
        <table:table-row table:style-name="ro1">
          <table:table-cell office:value-type="string" calcext:value-type="string">
            <text:p>9782800159010</text:p>
          </table:table-cell>
          <table:table-cell table:formula="of:=[.$B$1]&amp;[.A123]&amp;&quot;/[0:300]&quot;" office:value-type="string" office:string-value="https://reader.izneo.com/read/9782800159010/[0:300]" calcext:value-type="string">
            <text:p>https://reader.izneo.com/read/9782800159010/[0:300]</text:p>
          </table:table-cell>
        </table:table-row>
        <table:table-row table:style-name="ro1">
          <table:table-cell office:value-type="string" calcext:value-type="string">
            <text:p>9782800159164</text:p>
          </table:table-cell>
          <table:table-cell table:formula="of:=[.$B$1]&amp;[.A124]&amp;&quot;/[0:300]&quot;" office:value-type="string" office:string-value="https://reader.izneo.com/read/9782800159164/[0:300]" calcext:value-type="string">
            <text:p>https://reader.izneo.com/read/9782800159164/[0:300]</text:p>
          </table:table-cell>
        </table:table-row>
        <table:table-row table:style-name="ro1">
          <table:table-cell office:value-type="string" calcext:value-type="string">
            <text:p>9782800159218</text:p>
          </table:table-cell>
          <table:table-cell table:formula="of:=[.$B$1]&amp;[.A125]&amp;&quot;/[0:300]&quot;" office:value-type="string" office:string-value="https://reader.izneo.com/read/9782800159218/[0:300]" calcext:value-type="string">
            <text:p>https://reader.izneo.com/read/9782800159218/[0:300]</text:p>
          </table:table-cell>
        </table:table-row>
        <table:table-row table:style-name="ro1">
          <table:table-cell office:value-type="string" calcext:value-type="string">
            <text:p>9782800159225</text:p>
          </table:table-cell>
          <table:table-cell table:formula="of:=[.$B$1]&amp;[.A126]&amp;&quot;/[0:300]&quot;" office:value-type="string" office:string-value="https://reader.izneo.com/read/9782800159225/[0:300]" calcext:value-type="string">
            <text:p>https://reader.izneo.com/read/9782800159225/[0:300]</text:p>
          </table:table-cell>
        </table:table-row>
        <table:table-row table:style-name="ro1">
          <table:table-cell office:value-type="string" calcext:value-type="string">
            <text:p>9782800159317</text:p>
          </table:table-cell>
          <table:table-cell table:formula="of:=[.$B$1]&amp;[.A127]&amp;&quot;/[0:300]&quot;" office:value-type="string" office:string-value="https://reader.izneo.com/read/9782800159317/[0:300]" calcext:value-type="string">
            <text:p>https://reader.izneo.com/read/9782800159317/[0:300]</text:p>
          </table:table-cell>
        </table:table-row>
        <table:table-row table:style-name="ro1">
          <table:table-cell office:value-type="string" calcext:value-type="string">
            <text:p>9782800159416</text:p>
          </table:table-cell>
          <table:table-cell table:formula="of:=[.$B$1]&amp;[.A128]&amp;&quot;/[0:300]&quot;" office:value-type="string" office:string-value="https://reader.izneo.com/read/9782800159416/[0:300]" calcext:value-type="string">
            <text:p>https://reader.izneo.com/read/9782800159416/[0:300]</text:p>
          </table:table-cell>
        </table:table-row>
        <table:table-row table:style-name="ro1">
          <table:table-cell office:value-type="string" calcext:value-type="string">
            <text:p>9782800160009</text:p>
          </table:table-cell>
          <table:table-cell table:formula="of:=[.$B$1]&amp;[.A129]&amp;&quot;/[0:300]&quot;" office:value-type="string" office:string-value="https://reader.izneo.com/read/9782800160009/[0:300]" calcext:value-type="string">
            <text:p>https://reader.izneo.com/read/9782800160009/[0:300]</text:p>
          </table:table-cell>
        </table:table-row>
        <table:table-row table:style-name="ro1">
          <table:table-cell office:value-type="string" calcext:value-type="string">
            <text:p>9782800160016</text:p>
          </table:table-cell>
          <table:table-cell table:formula="of:=[.$B$1]&amp;[.A130]&amp;&quot;/[0:300]&quot;" office:value-type="string" office:string-value="https://reader.izneo.com/read/9782800160016/[0:300]" calcext:value-type="string">
            <text:p>https://reader.izneo.com/read/9782800160016/[0:300]</text:p>
          </table:table-cell>
        </table:table-row>
        <table:table-row table:style-name="ro1">
          <table:table-cell office:value-type="string" calcext:value-type="string">
            <text:p>9782800160078</text:p>
          </table:table-cell>
          <table:table-cell table:formula="of:=[.$B$1]&amp;[.A131]&amp;&quot;/[0:300]&quot;" office:value-type="string" office:string-value="https://reader.izneo.com/read/9782800160078/[0:300]" calcext:value-type="string">
            <text:p>https://reader.izneo.com/read/9782800160078/[0:300]</text:p>
          </table:table-cell>
        </table:table-row>
        <table:table-row table:style-name="ro1">
          <table:table-cell office:value-type="string" calcext:value-type="string">
            <text:p>9782800160108</text:p>
          </table:table-cell>
          <table:table-cell table:formula="of:=[.$B$1]&amp;[.A132]&amp;&quot;/[0:300]&quot;" office:value-type="string" office:string-value="https://reader.izneo.com/read/9782800160108/[0:300]" calcext:value-type="string">
            <text:p>https://reader.izneo.com/read/9782800160108/[0:300]</text:p>
          </table:table-cell>
        </table:table-row>
        <table:table-row table:style-name="ro1">
          <table:table-cell office:value-type="string" calcext:value-type="string">
            <text:p>9782800160115</text:p>
          </table:table-cell>
          <table:table-cell table:formula="of:=[.$B$1]&amp;[.A133]&amp;&quot;/[0:300]&quot;" office:value-type="string" office:string-value="https://reader.izneo.com/read/9782800160115/[0:300]" calcext:value-type="string">
            <text:p>https://reader.izneo.com/read/9782800160115/[0:300]</text:p>
          </table:table-cell>
        </table:table-row>
        <table:table-row table:style-name="ro1">
          <table:table-cell office:value-type="string" calcext:value-type="string">
            <text:p>9782800160290</text:p>
          </table:table-cell>
          <table:table-cell table:formula="of:=[.$B$1]&amp;[.A134]&amp;&quot;/[0:300]&quot;" office:value-type="string" office:string-value="https://reader.izneo.com/read/9782800160290/[0:300]" calcext:value-type="string">
            <text:p>https://reader.izneo.com/read/9782800160290/[0:300]</text:p>
          </table:table-cell>
        </table:table-row>
        <table:table-row table:style-name="ro1">
          <table:table-cell office:value-type="string" calcext:value-type="string">
            <text:p>9782800160399</text:p>
          </table:table-cell>
          <table:table-cell table:formula="of:=[.$B$1]&amp;[.A135]&amp;&quot;/[0:300]&quot;" office:value-type="string" office:string-value="https://reader.izneo.com/read/9782800160399/[0:300]" calcext:value-type="string">
            <text:p>https://reader.izneo.com/read/9782800160399/[0:300]</text:p>
          </table:table-cell>
        </table:table-row>
        <table:table-row table:style-name="ro1">
          <table:table-cell office:value-type="string" calcext:value-type="string">
            <text:p>9782800160726</text:p>
          </table:table-cell>
          <table:table-cell table:formula="of:=[.$B$1]&amp;[.A136]&amp;&quot;/[0:300]&quot;" office:value-type="string" office:string-value="https://reader.izneo.com/read/9782800160726/[0:300]" calcext:value-type="string">
            <text:p>https://reader.izneo.com/read/9782800160726/[0:300]</text:p>
          </table:table-cell>
        </table:table-row>
        <table:table-row table:style-name="ro1">
          <table:table-cell office:value-type="string" calcext:value-type="string">
            <text:p>9782800160801</text:p>
          </table:table-cell>
          <table:table-cell table:formula="of:=[.$B$1]&amp;[.A137]&amp;&quot;/[0:300]&quot;" office:value-type="string" office:string-value="https://reader.izneo.com/read/9782800160801/[0:300]" calcext:value-type="string">
            <text:p>https://reader.izneo.com/read/9782800160801/[0:300]</text:p>
          </table:table-cell>
        </table:table-row>
        <table:table-row table:style-name="ro1">
          <table:table-cell office:value-type="string" calcext:value-type="string">
            <text:p>9782800160825</text:p>
          </table:table-cell>
          <table:table-cell table:formula="of:=[.$B$1]&amp;[.A138]&amp;&quot;/[0:300]&quot;" office:value-type="string" office:string-value="https://reader.izneo.com/read/9782800160825/[0:300]" calcext:value-type="string">
            <text:p>https://reader.izneo.com/read/9782800160825/[0:300]</text:p>
          </table:table-cell>
        </table:table-row>
        <table:table-row table:style-name="ro1">
          <table:table-cell office:value-type="string" calcext:value-type="string">
            <text:p>9782800160856</text:p>
          </table:table-cell>
          <table:table-cell table:formula="of:=[.$B$1]&amp;[.A139]&amp;&quot;/[0:300]&quot;" office:value-type="string" office:string-value="https://reader.izneo.com/read/9782800160856/[0:300]" calcext:value-type="string">
            <text:p>https://reader.izneo.com/read/9782800160856/[0:300]</text:p>
          </table:table-cell>
        </table:table-row>
        <table:table-row table:style-name="ro1">
          <table:table-cell office:value-type="string" calcext:value-type="string">
            <text:p>9782800160894</text:p>
          </table:table-cell>
          <table:table-cell table:formula="of:=[.$B$1]&amp;[.A140]&amp;&quot;/[0:300]&quot;" office:value-type="string" office:string-value="https://reader.izneo.com/read/9782800160894/[0:300]" calcext:value-type="string">
            <text:p>https://reader.izneo.com/read/9782800160894/[0:300]</text:p>
          </table:table-cell>
        </table:table-row>
        <table:table-row table:style-name="ro1">
          <table:table-cell office:value-type="string" calcext:value-type="string">
            <text:p>9782800160917</text:p>
          </table:table-cell>
          <table:table-cell table:formula="of:=[.$B$1]&amp;[.A141]&amp;&quot;/[0:300]&quot;" office:value-type="string" office:string-value="https://reader.izneo.com/read/9782800160917/[0:300]" calcext:value-type="string">
            <text:p>https://reader.izneo.com/read/9782800160917/[0:300]</text:p>
          </table:table-cell>
        </table:table-row>
        <table:table-row table:style-name="ro1">
          <table:table-cell office:value-type="string" calcext:value-type="string">
            <text:p>9782800160948</text:p>
          </table:table-cell>
          <table:table-cell table:formula="of:=[.$B$1]&amp;[.A142]&amp;&quot;/[0:300]&quot;" office:value-type="string" office:string-value="https://reader.izneo.com/read/9782800160948/[0:300]" calcext:value-type="string">
            <text:p>https://reader.izneo.com/read/9782800160948/[0:300]</text:p>
          </table:table-cell>
        </table:table-row>
        <table:table-row table:style-name="ro1">
          <table:table-cell office:value-type="string" calcext:value-type="string">
            <text:p>9782800160955</text:p>
          </table:table-cell>
          <table:table-cell table:formula="of:=[.$B$1]&amp;[.A143]&amp;&quot;/[0:300]&quot;" office:value-type="string" office:string-value="https://reader.izneo.com/read/9782800160955/[0:300]" calcext:value-type="string">
            <text:p>https://reader.izneo.com/read/9782800160955/[0:300]</text:p>
          </table:table-cell>
        </table:table-row>
        <table:table-row table:style-name="ro1">
          <table:table-cell office:value-type="string" calcext:value-type="string">
            <text:p>9782800161006</text:p>
          </table:table-cell>
          <table:table-cell table:formula="of:=[.$B$1]&amp;[.A144]&amp;&quot;/[0:300]&quot;" office:value-type="string" office:string-value="https://reader.izneo.com/read/9782800161006/[0:300]" calcext:value-type="string">
            <text:p>https://reader.izneo.com/read/9782800161006/[0:300]</text:p>
          </table:table-cell>
        </table:table-row>
        <table:table-row table:style-name="ro1">
          <table:table-cell office:value-type="string" calcext:value-type="string">
            <text:p>9782800161037</text:p>
          </table:table-cell>
          <table:table-cell table:formula="of:=[.$B$1]&amp;[.A145]&amp;&quot;/[0:300]&quot;" office:value-type="string" office:string-value="https://reader.izneo.com/read/9782800161037/[0:300]" calcext:value-type="string">
            <text:p>https://reader.izneo.com/read/9782800161037/[0:300]</text:p>
          </table:table-cell>
        </table:table-row>
        <table:table-row table:style-name="ro1">
          <table:table-cell office:value-type="string" calcext:value-type="string">
            <text:p>9782800161051</text:p>
          </table:table-cell>
          <table:table-cell table:formula="of:=[.$B$1]&amp;[.A146]&amp;&quot;/[0:300]&quot;" office:value-type="string" office:string-value="https://reader.izneo.com/read/9782800161051/[0:300]" calcext:value-type="string">
            <text:p>https://reader.izneo.com/read/9782800161051/[0:300]</text:p>
          </table:table-cell>
        </table:table-row>
        <table:table-row table:style-name="ro1">
          <table:table-cell office:value-type="string" calcext:value-type="string">
            <text:p>9782800161099</text:p>
          </table:table-cell>
          <table:table-cell table:formula="of:=[.$B$1]&amp;[.A147]&amp;&quot;/[0:300]&quot;" office:value-type="string" office:string-value="https://reader.izneo.com/read/9782800161099/[0:300]" calcext:value-type="string">
            <text:p>https://reader.izneo.com/read/9782800161099/[0:300]</text:p>
          </table:table-cell>
        </table:table-row>
        <table:table-row table:style-name="ro1">
          <table:table-cell office:value-type="string" calcext:value-type="string">
            <text:p>9782800161143</text:p>
          </table:table-cell>
          <table:table-cell table:formula="of:=[.$B$1]&amp;[.A148]&amp;&quot;/[0:300]&quot;" office:value-type="string" office:string-value="https://reader.izneo.com/read/9782800161143/[0:300]" calcext:value-type="string">
            <text:p>https://reader.izneo.com/read/9782800161143/[0:300]</text:p>
          </table:table-cell>
        </table:table-row>
        <table:table-row table:style-name="ro1">
          <table:table-cell office:value-type="string" calcext:value-type="string">
            <text:p>9782800161181</text:p>
          </table:table-cell>
          <table:table-cell table:formula="of:=[.$B$1]&amp;[.A149]&amp;&quot;/[0:300]&quot;" office:value-type="string" office:string-value="https://reader.izneo.com/read/9782800161181/[0:300]" calcext:value-type="string">
            <text:p>https://reader.izneo.com/read/9782800161181/[0:300]</text:p>
          </table:table-cell>
        </table:table-row>
        <table:table-row table:style-name="ro1">
          <table:table-cell office:value-type="string" calcext:value-type="string">
            <text:p>9782800161242</text:p>
          </table:table-cell>
          <table:table-cell table:formula="of:=[.$B$1]&amp;[.A150]&amp;&quot;/[0:300]&quot;" office:value-type="string" office:string-value="https://reader.izneo.com/read/9782800161242/[0:300]" calcext:value-type="string">
            <text:p>https://reader.izneo.com/read/9782800161242/[0:300]</text:p>
          </table:table-cell>
        </table:table-row>
        <table:table-row table:style-name="ro1">
          <table:table-cell office:value-type="string" calcext:value-type="string">
            <text:p>9782800161716</text:p>
          </table:table-cell>
          <table:table-cell table:formula="of:=[.$B$1]&amp;[.A151]&amp;&quot;/[0:300]&quot;" office:value-type="string" office:string-value="https://reader.izneo.com/read/9782800161716/[0:300]" calcext:value-type="string">
            <text:p>https://reader.izneo.com/read/9782800161716/[0:300]</text:p>
          </table:table-cell>
        </table:table-row>
        <table:table-row table:style-name="ro1">
          <table:table-cell office:value-type="string" calcext:value-type="string">
            <text:p>9782800161792</text:p>
          </table:table-cell>
          <table:table-cell table:formula="of:=[.$B$1]&amp;[.A152]&amp;&quot;/[0:300]&quot;" office:value-type="string" office:string-value="https://reader.izneo.com/read/9782800161792/[0:300]" calcext:value-type="string">
            <text:p>https://reader.izneo.com/read/9782800161792/[0:300]</text:p>
          </table:table-cell>
        </table:table-row>
        <table:table-row table:style-name="ro1">
          <table:table-cell office:value-type="string" calcext:value-type="string">
            <text:p>9782800161860</text:p>
          </table:table-cell>
          <table:table-cell table:formula="of:=[.$B$1]&amp;[.A153]&amp;&quot;/[0:300]&quot;" office:value-type="string" office:string-value="https://reader.izneo.com/read/9782800161860/[0:300]" calcext:value-type="string">
            <text:p>https://reader.izneo.com/read/9782800161860/[0:300]</text:p>
          </table:table-cell>
        </table:table-row>
        <table:table-row table:style-name="ro1">
          <table:table-cell office:value-type="string" calcext:value-type="string">
            <text:p>9782800162003</text:p>
          </table:table-cell>
          <table:table-cell table:formula="of:=[.$B$1]&amp;[.A154]&amp;&quot;/[0:300]&quot;" office:value-type="string" office:string-value="https://reader.izneo.com/read/9782800162003/[0:300]" calcext:value-type="string">
            <text:p>https://reader.izneo.com/read/9782800162003/[0:300]</text:p>
          </table:table-cell>
        </table:table-row>
        <table:table-row table:style-name="ro1">
          <table:table-cell office:value-type="string" calcext:value-type="string">
            <text:p>9782800162423</text:p>
          </table:table-cell>
          <table:table-cell table:formula="of:=[.$B$1]&amp;[.A155]&amp;&quot;/[0:300]&quot;" office:value-type="string" office:string-value="https://reader.izneo.com/read/9782800162423/[0:300]" calcext:value-type="string">
            <text:p>https://reader.izneo.com/read/9782800162423/[0:300]</text:p>
          </table:table-cell>
        </table:table-row>
        <table:table-row table:style-name="ro1">
          <table:table-cell office:value-type="string" calcext:value-type="string">
            <text:p>9782800162522</text:p>
          </table:table-cell>
          <table:table-cell table:formula="of:=[.$B$1]&amp;[.A156]&amp;&quot;/[0:300]&quot;" office:value-type="string" office:string-value="https://reader.izneo.com/read/9782800162522/[0:300]" calcext:value-type="string">
            <text:p>https://reader.izneo.com/read/9782800162522/[0:300]</text:p>
          </table:table-cell>
        </table:table-row>
        <table:table-row table:style-name="ro1">
          <table:table-cell office:value-type="string" calcext:value-type="string">
            <text:p>9782800162850</text:p>
          </table:table-cell>
          <table:table-cell table:formula="of:=[.$B$1]&amp;[.A157]&amp;&quot;/[0:300]&quot;" office:value-type="string" office:string-value="https://reader.izneo.com/read/9782800162850/[0:300]" calcext:value-type="string">
            <text:p>https://reader.izneo.com/read/9782800162850/[0:300]</text:p>
          </table:table-cell>
        </table:table-row>
        <table:table-row table:style-name="ro1">
          <table:table-cell office:value-type="string" calcext:value-type="string">
            <text:p>9782800162898</text:p>
          </table:table-cell>
          <table:table-cell table:formula="of:=[.$B$1]&amp;[.A158]&amp;&quot;/[0:300]&quot;" office:value-type="string" office:string-value="https://reader.izneo.com/read/9782800162898/[0:300]" calcext:value-type="string">
            <text:p>https://reader.izneo.com/read/9782800162898/[0:300]</text:p>
          </table:table-cell>
        </table:table-row>
        <table:table-row table:style-name="ro1">
          <table:table-cell office:value-type="string" calcext:value-type="string">
            <text:p>9782800162904</text:p>
          </table:table-cell>
          <table:table-cell table:formula="of:=[.$B$1]&amp;[.A159]&amp;&quot;/[0:300]&quot;" office:value-type="string" office:string-value="https://reader.izneo.com/read/9782800162904/[0:300]" calcext:value-type="string">
            <text:p>https://reader.izneo.com/read/9782800162904/[0:300]</text:p>
          </table:table-cell>
        </table:table-row>
        <table:table-row table:style-name="ro1">
          <table:table-cell office:value-type="string" calcext:value-type="string">
            <text:p>9782800163055</text:p>
          </table:table-cell>
          <table:table-cell table:formula="of:=[.$B$1]&amp;[.A160]&amp;&quot;/[0:300]&quot;" office:value-type="string" office:string-value="https://reader.izneo.com/read/9782800163055/[0:300]" calcext:value-type="string">
            <text:p>https://reader.izneo.com/read/9782800163055/[0:300]</text:p>
          </table:table-cell>
        </table:table-row>
        <table:table-row table:style-name="ro1">
          <table:table-cell office:value-type="string" calcext:value-type="string">
            <text:p>9782800163062</text:p>
          </table:table-cell>
          <table:table-cell table:formula="of:=[.$B$1]&amp;[.A161]&amp;&quot;/[0:300]&quot;" office:value-type="string" office:string-value="https://reader.izneo.com/read/9782800163062/[0:300]" calcext:value-type="string">
            <text:p>https://reader.izneo.com/read/9782800163062/[0:300]</text:p>
          </table:table-cell>
        </table:table-row>
        <table:table-row table:style-name="ro1">
          <table:table-cell office:value-type="string" calcext:value-type="string">
            <text:p>9782800163079</text:p>
          </table:table-cell>
          <table:table-cell table:formula="of:=[.$B$1]&amp;[.A162]&amp;&quot;/[0:300]&quot;" office:value-type="string" office:string-value="https://reader.izneo.com/read/9782800163079/[0:300]" calcext:value-type="string">
            <text:p>https://reader.izneo.com/read/9782800163079/[0:300]</text:p>
          </table:table-cell>
        </table:table-row>
        <table:table-row table:style-name="ro1">
          <table:table-cell office:value-type="string" calcext:value-type="string">
            <text:p>9782800163208</text:p>
          </table:table-cell>
          <table:table-cell table:formula="of:=[.$B$1]&amp;[.A163]&amp;&quot;/[0:300]&quot;" office:value-type="string" office:string-value="https://reader.izneo.com/read/9782800163208/[0:300]" calcext:value-type="string">
            <text:p>https://reader.izneo.com/read/9782800163208/[0:300]</text:p>
          </table:table-cell>
        </table:table-row>
        <table:table-row table:style-name="ro1">
          <table:table-cell office:value-type="string" calcext:value-type="string">
            <text:p>9782800163222</text:p>
          </table:table-cell>
          <table:table-cell table:formula="of:=[.$B$1]&amp;[.A164]&amp;&quot;/[0:300]&quot;" office:value-type="string" office:string-value="https://reader.izneo.com/read/9782800163222/[0:300]" calcext:value-type="string">
            <text:p>https://reader.izneo.com/read/9782800163222/[0:300]</text:p>
          </table:table-cell>
        </table:table-row>
        <table:table-row table:style-name="ro1">
          <table:table-cell office:value-type="string" calcext:value-type="string">
            <text:p>9782800163246</text:p>
          </table:table-cell>
          <table:table-cell table:formula="of:=[.$B$1]&amp;[.A165]&amp;&quot;/[0:300]&quot;" office:value-type="string" office:string-value="https://reader.izneo.com/read/9782800163246/[0:300]" calcext:value-type="string">
            <text:p>https://reader.izneo.com/read/9782800163246/[0:300]</text:p>
          </table:table-cell>
        </table:table-row>
        <table:table-row table:style-name="ro1">
          <table:table-cell office:value-type="string" calcext:value-type="string">
            <text:p>9782800163284</text:p>
          </table:table-cell>
          <table:table-cell table:formula="of:=[.$B$1]&amp;[.A166]&amp;&quot;/[0:300]&quot;" office:value-type="string" office:string-value="https://reader.izneo.com/read/9782800163284/[0:300]" calcext:value-type="string">
            <text:p>https://reader.izneo.com/read/9782800163284/[0:300]</text:p>
          </table:table-cell>
        </table:table-row>
        <table:table-row table:style-name="ro1">
          <table:table-cell office:value-type="string" calcext:value-type="string">
            <text:p>9782800163345</text:p>
          </table:table-cell>
          <table:table-cell table:formula="of:=[.$B$1]&amp;[.A167]&amp;&quot;/[0:300]&quot;" office:value-type="string" office:string-value="https://reader.izneo.com/read/9782800163345/[0:300]" calcext:value-type="string">
            <text:p>https://reader.izneo.com/read/9782800163345/[0:300]</text:p>
          </table:table-cell>
        </table:table-row>
        <table:table-row table:style-name="ro1">
          <table:table-cell office:value-type="string" calcext:value-type="string">
            <text:p>9782800163413</text:p>
          </table:table-cell>
          <table:table-cell table:formula="of:=[.$B$1]&amp;[.A168]&amp;&quot;/[0:300]&quot;" office:value-type="string" office:string-value="https://reader.izneo.com/read/9782800163413/[0:300]" calcext:value-type="string">
            <text:p>https://reader.izneo.com/read/9782800163413/[0:300]</text:p>
          </table:table-cell>
        </table:table-row>
        <table:table-row table:style-name="ro1">
          <table:table-cell office:value-type="string" calcext:value-type="string">
            <text:p>9782800163451</text:p>
          </table:table-cell>
          <table:table-cell table:formula="of:=[.$B$1]&amp;[.A169]&amp;&quot;/[0:300]&quot;" office:value-type="string" office:string-value="https://reader.izneo.com/read/9782800163451/[0:300]" calcext:value-type="string">
            <text:p>https://reader.izneo.com/read/9782800163451/[0:300]</text:p>
          </table:table-cell>
        </table:table-row>
        <table:table-row table:style-name="ro1">
          <table:table-cell office:value-type="string" calcext:value-type="string">
            <text:p>9782800163482</text:p>
          </table:table-cell>
          <table:table-cell table:formula="of:=[.$B$1]&amp;[.A170]&amp;&quot;/[0:300]&quot;" office:value-type="string" office:string-value="https://reader.izneo.com/read/9782800163482/[0:300]" calcext:value-type="string">
            <text:p>https://reader.izneo.com/read/9782800163482/[0:300]</text:p>
          </table:table-cell>
        </table:table-row>
        <table:table-row table:style-name="ro1">
          <table:table-cell office:value-type="string" calcext:value-type="string">
            <text:p>9782800163536</text:p>
          </table:table-cell>
          <table:table-cell table:formula="of:=[.$B$1]&amp;[.A171]&amp;&quot;/[0:300]&quot;" office:value-type="string" office:string-value="https://reader.izneo.com/read/9782800163536/[0:300]" calcext:value-type="string">
            <text:p>https://reader.izneo.com/read/9782800163536/[0:300]</text:p>
          </table:table-cell>
        </table:table-row>
        <table:table-row table:style-name="ro1">
          <table:table-cell office:value-type="string" calcext:value-type="string">
            <text:p>9782800163543</text:p>
          </table:table-cell>
          <table:table-cell table:formula="of:=[.$B$1]&amp;[.A172]&amp;&quot;/[0:300]&quot;" office:value-type="string" office:string-value="https://reader.izneo.com/read/9782800163543/[0:300]" calcext:value-type="string">
            <text:p>https://reader.izneo.com/read/9782800163543/[0:300]</text:p>
          </table:table-cell>
        </table:table-row>
        <table:table-row table:style-name="ro1">
          <table:table-cell office:value-type="string" calcext:value-type="string">
            <text:p>9782800163574</text:p>
          </table:table-cell>
          <table:table-cell table:formula="of:=[.$B$1]&amp;[.A173]&amp;&quot;/[0:300]&quot;" office:value-type="string" office:string-value="https://reader.izneo.com/read/9782800163574/[0:300]" calcext:value-type="string">
            <text:p>https://reader.izneo.com/read/9782800163574/[0:300]</text:p>
          </table:table-cell>
        </table:table-row>
        <table:table-row table:style-name="ro1">
          <table:table-cell office:value-type="string" calcext:value-type="string">
            <text:p>9782800163598</text:p>
          </table:table-cell>
          <table:table-cell table:formula="of:=[.$B$1]&amp;[.A174]&amp;&quot;/[0:300]&quot;" office:value-type="string" office:string-value="https://reader.izneo.com/read/9782800163598/[0:300]" calcext:value-type="string">
            <text:p>https://reader.izneo.com/read/9782800163598/[0:300]</text:p>
          </table:table-cell>
        </table:table-row>
        <table:table-row table:style-name="ro1">
          <table:table-cell office:value-type="string" calcext:value-type="string">
            <text:p>9782800163604</text:p>
          </table:table-cell>
          <table:table-cell table:formula="of:=[.$B$1]&amp;[.A175]&amp;&quot;/[0:300]&quot;" office:value-type="string" office:string-value="https://reader.izneo.com/read/9782800163604/[0:300]" calcext:value-type="string">
            <text:p>https://reader.izneo.com/read/9782800163604/[0:300]</text:p>
          </table:table-cell>
        </table:table-row>
        <table:table-row table:style-name="ro1">
          <table:table-cell office:value-type="string" calcext:value-type="string">
            <text:p>9782800163628</text:p>
          </table:table-cell>
          <table:table-cell table:formula="of:=[.$B$1]&amp;[.A176]&amp;&quot;/[0:300]&quot;" office:value-type="string" office:string-value="https://reader.izneo.com/read/9782800163628/[0:300]" calcext:value-type="string">
            <text:p>https://reader.izneo.com/read/9782800163628/[0:300]</text:p>
          </table:table-cell>
        </table:table-row>
        <table:table-row table:style-name="ro1">
          <table:table-cell office:value-type="string" calcext:value-type="string">
            <text:p>9782800163659</text:p>
          </table:table-cell>
          <table:table-cell table:formula="of:=[.$B$1]&amp;[.A177]&amp;&quot;/[0:300]&quot;" office:value-type="string" office:string-value="https://reader.izneo.com/read/9782800163659/[0:300]" calcext:value-type="string">
            <text:p>https://reader.izneo.com/read/9782800163659/[0:300]</text:p>
          </table:table-cell>
        </table:table-row>
        <table:table-row table:style-name="ro1">
          <table:table-cell office:value-type="string" calcext:value-type="string">
            <text:p>9782800163673</text:p>
          </table:table-cell>
          <table:table-cell table:formula="of:=[.$B$1]&amp;[.A178]&amp;&quot;/[0:300]&quot;" office:value-type="string" office:string-value="https://reader.izneo.com/read/9782800163673/[0:300]" calcext:value-type="string">
            <text:p>https://reader.izneo.com/read/9782800163673/[0:300]</text:p>
          </table:table-cell>
        </table:table-row>
        <table:table-row table:style-name="ro1">
          <table:table-cell office:value-type="string" calcext:value-type="string">
            <text:p>9782800163680</text:p>
          </table:table-cell>
          <table:table-cell table:formula="of:=[.$B$1]&amp;[.A179]&amp;&quot;/[0:300]&quot;" office:value-type="string" office:string-value="https://reader.izneo.com/read/9782800163680/[0:300]" calcext:value-type="string">
            <text:p>https://reader.izneo.com/read/9782800163680/[0:300]</text:p>
          </table:table-cell>
        </table:table-row>
        <table:table-row table:style-name="ro1">
          <table:table-cell office:value-type="string" calcext:value-type="string">
            <text:p>9782800163697</text:p>
          </table:table-cell>
          <table:table-cell table:formula="of:=[.$B$1]&amp;[.A180]&amp;&quot;/[0:300]&quot;" office:value-type="string" office:string-value="https://reader.izneo.com/read/9782800163697/[0:300]" calcext:value-type="string">
            <text:p>https://reader.izneo.com/read/9782800163697/[0:300]</text:p>
          </table:table-cell>
        </table:table-row>
        <table:table-row table:style-name="ro1">
          <table:table-cell office:value-type="string" calcext:value-type="string">
            <text:p>9782800163710</text:p>
          </table:table-cell>
          <table:table-cell table:formula="of:=[.$B$1]&amp;[.A181]&amp;&quot;/[0:300]&quot;" office:value-type="string" office:string-value="https://reader.izneo.com/read/9782800163710/[0:300]" calcext:value-type="string">
            <text:p>https://reader.izneo.com/read/9782800163710/[0:300]</text:p>
          </table:table-cell>
        </table:table-row>
        <table:table-row table:style-name="ro1">
          <table:table-cell office:value-type="string" calcext:value-type="string">
            <text:p>9782800163734</text:p>
          </table:table-cell>
          <table:table-cell table:formula="of:=[.$B$1]&amp;[.A182]&amp;&quot;/[0:300]&quot;" office:value-type="string" office:string-value="https://reader.izneo.com/read/9782800163734/[0:300]" calcext:value-type="string">
            <text:p>https://reader.izneo.com/read/9782800163734/[0:300]</text:p>
          </table:table-cell>
        </table:table-row>
        <table:table-row table:style-name="ro1">
          <table:table-cell office:value-type="string" calcext:value-type="string">
            <text:p>9782800163741</text:p>
          </table:table-cell>
          <table:table-cell table:formula="of:=[.$B$1]&amp;[.A183]&amp;&quot;/[0:300]&quot;" office:value-type="string" office:string-value="https://reader.izneo.com/read/9782800163741/[0:300]" calcext:value-type="string">
            <text:p>https://reader.izneo.com/read/9782800163741/[0:300]</text:p>
          </table:table-cell>
        </table:table-row>
        <table:table-row table:style-name="ro1">
          <table:table-cell office:value-type="string" calcext:value-type="string">
            <text:p>9782800164182</text:p>
          </table:table-cell>
          <table:table-cell table:formula="of:=[.$B$1]&amp;[.A184]&amp;&quot;/[0:300]&quot;" office:value-type="string" office:string-value="https://reader.izneo.com/read/9782800164182/[0:300]" calcext:value-type="string">
            <text:p>https://reader.izneo.com/read/9782800164182/[0:300]</text:p>
          </table:table-cell>
        </table:table-row>
        <table:table-row table:style-name="ro1">
          <table:table-cell office:value-type="string" calcext:value-type="string">
            <text:p>9782800164199</text:p>
          </table:table-cell>
          <table:table-cell table:formula="of:=[.$B$1]&amp;[.A185]&amp;&quot;/[0:300]&quot;" office:value-type="string" office:string-value="https://reader.izneo.com/read/9782800164199/[0:300]" calcext:value-type="string">
            <text:p>https://reader.izneo.com/read/9782800164199/[0:300]</text:p>
          </table:table-cell>
        </table:table-row>
        <table:table-row table:style-name="ro1">
          <table:table-cell office:value-type="string" calcext:value-type="string">
            <text:p>9782800164205</text:p>
          </table:table-cell>
          <table:table-cell table:formula="of:=[.$B$1]&amp;[.A186]&amp;&quot;/[0:300]&quot;" office:value-type="string" office:string-value="https://reader.izneo.com/read/9782800164205/[0:300]" calcext:value-type="string">
            <text:p>https://reader.izneo.com/read/9782800164205/[0:300]</text:p>
          </table:table-cell>
        </table:table-row>
        <table:table-row table:style-name="ro1">
          <table:table-cell office:value-type="string" calcext:value-type="string">
            <text:p>9782800164212</text:p>
          </table:table-cell>
          <table:table-cell table:formula="of:=[.$B$1]&amp;[.A187]&amp;&quot;/[0:300]&quot;" office:value-type="string" office:string-value="https://reader.izneo.com/read/9782800164212/[0:300]" calcext:value-type="string">
            <text:p>https://reader.izneo.com/read/9782800164212/[0:300]</text:p>
          </table:table-cell>
        </table:table-row>
        <table:table-row table:style-name="ro1">
          <table:table-cell office:value-type="string" calcext:value-type="string">
            <text:p>9782800164267</text:p>
          </table:table-cell>
          <table:table-cell table:formula="of:=[.$B$1]&amp;[.A188]&amp;&quot;/[0:300]&quot;" office:value-type="string" office:string-value="https://reader.izneo.com/read/9782800164267/[0:300]" calcext:value-type="string">
            <text:p>https://reader.izneo.com/read/9782800164267/[0:300]</text:p>
          </table:table-cell>
        </table:table-row>
        <table:table-row table:style-name="ro1">
          <table:table-cell office:value-type="string" calcext:value-type="string">
            <text:p>9782800164458</text:p>
          </table:table-cell>
          <table:table-cell table:formula="of:=[.$B$1]&amp;[.A189]&amp;&quot;/[0:300]&quot;" office:value-type="string" office:string-value="https://reader.izneo.com/read/9782800164458/[0:300]" calcext:value-type="string">
            <text:p>https://reader.izneo.com/read/9782800164458/[0:300]</text:p>
          </table:table-cell>
        </table:table-row>
        <table:table-row table:style-name="ro1">
          <table:table-cell office:value-type="string" calcext:value-type="string">
            <text:p>9782800164519</text:p>
          </table:table-cell>
          <table:table-cell table:formula="of:=[.$B$1]&amp;[.A190]&amp;&quot;/[0:300]&quot;" office:value-type="string" office:string-value="https://reader.izneo.com/read/9782800164519/[0:300]" calcext:value-type="string">
            <text:p>https://reader.izneo.com/read/9782800164519/[0:300]</text:p>
          </table:table-cell>
        </table:table-row>
        <table:table-row table:style-name="ro1">
          <table:table-cell office:value-type="string" calcext:value-type="string">
            <text:p>9782800164687</text:p>
          </table:table-cell>
          <table:table-cell table:formula="of:=[.$B$1]&amp;[.A191]&amp;&quot;/[0:300]&quot;" office:value-type="string" office:string-value="https://reader.izneo.com/read/9782800164687/[0:300]" calcext:value-type="string">
            <text:p>https://reader.izneo.com/read/9782800164687/[0:300]</text:p>
          </table:table-cell>
        </table:table-row>
        <table:table-row table:style-name="ro1">
          <table:table-cell office:value-type="string" calcext:value-type="string">
            <text:p>9782800165004</text:p>
          </table:table-cell>
          <table:table-cell table:formula="of:=[.$B$1]&amp;[.A192]&amp;&quot;/[0:300]&quot;" office:value-type="string" office:string-value="https://reader.izneo.com/read/9782800165004/[0:300]" calcext:value-type="string">
            <text:p>https://reader.izneo.com/read/9782800165004/[0:300]</text:p>
          </table:table-cell>
        </table:table-row>
        <table:table-row table:style-name="ro1">
          <table:table-cell office:value-type="string" calcext:value-type="string">
            <text:p>9782800165288</text:p>
          </table:table-cell>
          <table:table-cell table:formula="of:=[.$B$1]&amp;[.A193]&amp;&quot;/[0:300]&quot;" office:value-type="string" office:string-value="https://reader.izneo.com/read/9782800165288/[0:300]" calcext:value-type="string">
            <text:p>https://reader.izneo.com/read/9782800165288/[0:300]</text:p>
          </table:table-cell>
        </table:table-row>
        <table:table-row table:style-name="ro1">
          <table:table-cell office:value-type="string" calcext:value-type="string">
            <text:p>9782800165301</text:p>
          </table:table-cell>
          <table:table-cell table:formula="of:=[.$B$1]&amp;[.A194]&amp;&quot;/[0:300]&quot;" office:value-type="string" office:string-value="https://reader.izneo.com/read/9782800165301/[0:300]" calcext:value-type="string">
            <text:p>https://reader.izneo.com/read/9782800165301/[0:300]</text:p>
          </table:table-cell>
        </table:table-row>
        <table:table-row table:style-name="ro1">
          <table:table-cell office:value-type="string" calcext:value-type="string">
            <text:p>9782800165325</text:p>
          </table:table-cell>
          <table:table-cell table:formula="of:=[.$B$1]&amp;[.A195]&amp;&quot;/[0:300]&quot;" office:value-type="string" office:string-value="https://reader.izneo.com/read/9782800165325/[0:300]" calcext:value-type="string">
            <text:p>https://reader.izneo.com/read/9782800165325/[0:300]</text:p>
          </table:table-cell>
        </table:table-row>
        <table:table-row table:style-name="ro1">
          <table:table-cell office:value-type="string" calcext:value-type="string">
            <text:p>9782800165516</text:p>
          </table:table-cell>
          <table:table-cell table:formula="of:=[.$B$1]&amp;[.A196]&amp;&quot;/[0:300]&quot;" office:value-type="string" office:string-value="https://reader.izneo.com/read/9782800165516/[0:300]" calcext:value-type="string">
            <text:p>https://reader.izneo.com/read/9782800165516/[0:300]</text:p>
          </table:table-cell>
        </table:table-row>
        <table:table-row table:style-name="ro1">
          <table:table-cell office:value-type="string" calcext:value-type="string">
            <text:p>9782800165646</text:p>
          </table:table-cell>
          <table:table-cell table:formula="of:=[.$B$1]&amp;[.A197]&amp;&quot;/[0:300]&quot;" office:value-type="string" office:string-value="https://reader.izneo.com/read/9782800165646/[0:300]" calcext:value-type="string">
            <text:p>https://reader.izneo.com/read/9782800165646/[0:300]</text:p>
          </table:table-cell>
        </table:table-row>
        <table:table-row table:style-name="ro1">
          <table:table-cell office:value-type="string" calcext:value-type="string">
            <text:p>9782800165837</text:p>
          </table:table-cell>
          <table:table-cell table:formula="of:=[.$B$1]&amp;[.A198]&amp;&quot;/[0:300]&quot;" office:value-type="string" office:string-value="https://reader.izneo.com/read/9782800165837/[0:300]" calcext:value-type="string">
            <text:p>https://reader.izneo.com/read/9782800165837/[0:300]</text:p>
          </table:table-cell>
        </table:table-row>
        <table:table-row table:style-name="ro1">
          <table:table-cell office:value-type="string" calcext:value-type="string">
            <text:p>9782800165844</text:p>
          </table:table-cell>
          <table:table-cell table:formula="of:=[.$B$1]&amp;[.A199]&amp;&quot;/[0:300]&quot;" office:value-type="string" office:string-value="https://reader.izneo.com/read/9782800165844/[0:300]" calcext:value-type="string">
            <text:p>https://reader.izneo.com/read/9782800165844/[0:300]</text:p>
          </table:table-cell>
        </table:table-row>
        <table:table-row table:style-name="ro1">
          <table:table-cell office:value-type="string" calcext:value-type="string">
            <text:p>9782800165851</text:p>
          </table:table-cell>
          <table:table-cell table:formula="of:=[.$B$1]&amp;[.A200]&amp;&quot;/[0:300]&quot;" office:value-type="string" office:string-value="https://reader.izneo.com/read/9782800165851/[0:300]" calcext:value-type="string">
            <text:p>https://reader.izneo.com/read/9782800165851/[0:300]</text:p>
          </table:table-cell>
        </table:table-row>
        <table:table-row table:style-name="ro1">
          <table:table-cell office:value-type="string" calcext:value-type="string">
            <text:p>9782800165950</text:p>
          </table:table-cell>
          <table:table-cell table:formula="of:=[.$B$1]&amp;[.A201]&amp;&quot;/[0:300]&quot;" office:value-type="string" office:string-value="https://reader.izneo.com/read/9782800165950/[0:300]" calcext:value-type="string">
            <text:p>https://reader.izneo.com/read/9782800165950/[0:300]</text:p>
          </table:table-cell>
        </table:table-row>
        <table:table-row table:style-name="ro1">
          <table:table-cell office:value-type="string" calcext:value-type="string">
            <text:p>9782800166995</text:p>
          </table:table-cell>
          <table:table-cell table:formula="of:=[.$B$1]&amp;[.A202]&amp;&quot;/[0:300]&quot;" office:value-type="string" office:string-value="https://reader.izneo.com/read/9782800166995/[0:300]" calcext:value-type="string">
            <text:p>https://reader.izneo.com/read/9782800166995/[0:300]</text:p>
          </table:table-cell>
        </table:table-row>
        <table:table-row table:style-name="ro1">
          <table:table-cell office:value-type="string" calcext:value-type="string">
            <text:p>9782800167008</text:p>
          </table:table-cell>
          <table:table-cell table:formula="of:=[.$B$1]&amp;[.A203]&amp;&quot;/[0:300]&quot;" office:value-type="string" office:string-value="https://reader.izneo.com/read/9782800167008/[0:300]" calcext:value-type="string">
            <text:p>https://reader.izneo.com/read/9782800167008/[0:300]</text:p>
          </table:table-cell>
        </table:table-row>
        <table:table-row table:style-name="ro1">
          <table:table-cell office:value-type="string" calcext:value-type="string">
            <text:p>9782800167121</text:p>
          </table:table-cell>
          <table:table-cell table:formula="of:=[.$B$1]&amp;[.A204]&amp;&quot;/[0:300]&quot;" office:value-type="string" office:string-value="https://reader.izneo.com/read/9782800167121/[0:300]" calcext:value-type="string">
            <text:p>https://reader.izneo.com/read/9782800167121/[0:300]</text:p>
          </table:table-cell>
        </table:table-row>
        <table:table-row table:style-name="ro1">
          <table:table-cell office:value-type="string" calcext:value-type="string">
            <text:p>9782800167145</text:p>
          </table:table-cell>
          <table:table-cell table:formula="of:=[.$B$1]&amp;[.A205]&amp;&quot;/[0:300]&quot;" office:value-type="string" office:string-value="https://reader.izneo.com/read/9782800167145/[0:300]" calcext:value-type="string">
            <text:p>https://reader.izneo.com/read/9782800167145/[0:300]</text:p>
          </table:table-cell>
        </table:table-row>
        <table:table-row table:style-name="ro1">
          <table:table-cell office:value-type="string" calcext:value-type="string">
            <text:p>9782800167169</text:p>
          </table:table-cell>
          <table:table-cell table:formula="of:=[.$B$1]&amp;[.A206]&amp;&quot;/[0:300]&quot;" office:value-type="string" office:string-value="https://reader.izneo.com/read/9782800167169/[0:300]" calcext:value-type="string">
            <text:p>https://reader.izneo.com/read/9782800167169/[0:300]</text:p>
          </table:table-cell>
        </table:table-row>
        <table:table-row table:style-name="ro1">
          <table:table-cell office:value-type="string" calcext:value-type="string">
            <text:p>9782800167190</text:p>
          </table:table-cell>
          <table:table-cell table:formula="of:=[.$B$1]&amp;[.A207]&amp;&quot;/[0:300]&quot;" office:value-type="string" office:string-value="https://reader.izneo.com/read/9782800167190/[0:300]" calcext:value-type="string">
            <text:p>https://reader.izneo.com/read/9782800167190/[0:300]</text:p>
          </table:table-cell>
        </table:table-row>
        <table:table-row table:style-name="ro1">
          <table:table-cell office:value-type="string" calcext:value-type="string">
            <text:p>9782800167336</text:p>
          </table:table-cell>
          <table:table-cell table:formula="of:=[.$B$1]&amp;[.A208]&amp;&quot;/[0:300]&quot;" office:value-type="string" office:string-value="https://reader.izneo.com/read/9782800167336/[0:300]" calcext:value-type="string">
            <text:p>https://reader.izneo.com/read/9782800167336/[0:300]</text:p>
          </table:table-cell>
        </table:table-row>
        <table:table-row table:style-name="ro1">
          <table:table-cell office:value-type="string" calcext:value-type="string">
            <text:p>9782800167619</text:p>
          </table:table-cell>
          <table:table-cell table:formula="of:=[.$B$1]&amp;[.A209]&amp;&quot;/[0:300]&quot;" office:value-type="string" office:string-value="https://reader.izneo.com/read/9782800167619/[0:300]" calcext:value-type="string">
            <text:p>https://reader.izneo.com/read/9782800167619/[0:300]</text:p>
          </table:table-cell>
        </table:table-row>
        <table:table-row table:style-name="ro1">
          <table:table-cell office:value-type="string" calcext:value-type="string">
            <text:p>9782800168395</text:p>
          </table:table-cell>
          <table:table-cell table:formula="of:=[.$B$1]&amp;[.A210]&amp;&quot;/[0:300]&quot;" office:value-type="string" office:string-value="https://reader.izneo.com/read/9782800168395/[0:300]" calcext:value-type="string">
            <text:p>https://reader.izneo.com/read/9782800168395/[0:300]</text:p>
          </table:table-cell>
        </table:table-row>
        <table:table-row table:style-name="ro1">
          <table:table-cell office:value-type="string" calcext:value-type="string">
            <text:p>9782800169316</text:p>
          </table:table-cell>
          <table:table-cell table:formula="of:=[.$B$1]&amp;[.A211]&amp;&quot;/[0:300]&quot;" office:value-type="string" office:string-value="https://reader.izneo.com/read/9782800169316/[0:300]" calcext:value-type="string">
            <text:p>https://reader.izneo.com/read/9782800169316/[0:300]</text:p>
          </table:table-cell>
        </table:table-row>
        <table:table-row table:style-name="ro1">
          <table:table-cell office:value-type="string" calcext:value-type="string">
            <text:p>9782800169743</text:p>
          </table:table-cell>
          <table:table-cell table:formula="of:=[.$B$1]&amp;[.A212]&amp;&quot;/[0:300]&quot;" office:value-type="string" office:string-value="https://reader.izneo.com/read/9782800169743/[0:300]" calcext:value-type="string">
            <text:p>https://reader.izneo.com/read/9782800169743/[0:300]</text:p>
          </table:table-cell>
        </table:table-row>
        <table:table-row table:style-name="ro1">
          <table:table-cell office:value-type="string" calcext:value-type="string">
            <text:p>9782800171173</text:p>
          </table:table-cell>
          <table:table-cell table:formula="of:=[.$B$1]&amp;[.A213]&amp;&quot;/[0:300]&quot;" office:value-type="string" office:string-value="https://reader.izneo.com/read/9782800171173/[0:300]" calcext:value-type="string">
            <text:p>https://reader.izneo.com/read/9782800171173/[0:300]</text:p>
          </table:table-cell>
        </table:table-row>
        <table:table-row table:style-name="ro1">
          <table:table-cell office:value-type="string" calcext:value-type="string">
            <text:p>9782800171180</text:p>
          </table:table-cell>
          <table:table-cell table:formula="of:=[.$B$1]&amp;[.A214]&amp;&quot;/[0:300]&quot;" office:value-type="string" office:string-value="https://reader.izneo.com/read/9782800171180/[0:300]" calcext:value-type="string">
            <text:p>https://reader.izneo.com/read/9782800171180/[0:300]</text:p>
          </table:table-cell>
        </table:table-row>
        <table:table-row table:style-name="ro1">
          <table:table-cell office:value-type="string" calcext:value-type="string">
            <text:p>9782800171197</text:p>
          </table:table-cell>
          <table:table-cell table:formula="of:=[.$B$1]&amp;[.A215]&amp;&quot;/[0:300]&quot;" office:value-type="string" office:string-value="https://reader.izneo.com/read/9782800171197/[0:300]" calcext:value-type="string">
            <text:p>https://reader.izneo.com/read/9782800171197/[0:300]</text:p>
          </table:table-cell>
        </table:table-row>
        <table:table-row table:style-name="ro1">
          <table:table-cell office:value-type="string" calcext:value-type="string">
            <text:p>9782800171203</text:p>
          </table:table-cell>
          <table:table-cell table:formula="of:=[.$B$1]&amp;[.A216]&amp;&quot;/[0:300]&quot;" office:value-type="string" office:string-value="https://reader.izneo.com/read/9782800171203/[0:300]" calcext:value-type="string">
            <text:p>https://reader.izneo.com/read/9782800171203/[0:300]</text:p>
          </table:table-cell>
        </table:table-row>
        <table:table-row table:style-name="ro1">
          <table:table-cell office:value-type="string" calcext:value-type="string">
            <text:p>9782800171210</text:p>
          </table:table-cell>
          <table:table-cell table:formula="of:=[.$B$1]&amp;[.A217]&amp;&quot;/[0:300]&quot;" office:value-type="string" office:string-value="https://reader.izneo.com/read/9782800171210/[0:300]" calcext:value-type="string">
            <text:p>https://reader.izneo.com/read/9782800171210/[0:300]</text:p>
          </table:table-cell>
        </table:table-row>
        <table:table-row table:style-name="ro1">
          <table:table-cell office:value-type="string" calcext:value-type="string">
            <text:p>9782800171227</text:p>
          </table:table-cell>
          <table:table-cell table:formula="of:=[.$B$1]&amp;[.A218]&amp;&quot;/[0:300]&quot;" office:value-type="string" office:string-value="https://reader.izneo.com/read/9782800171227/[0:300]" calcext:value-type="string">
            <text:p>https://reader.izneo.com/read/9782800171227/[0:300]</text:p>
          </table:table-cell>
        </table:table-row>
        <table:table-row table:style-name="ro1">
          <table:table-cell office:value-type="string" calcext:value-type="string">
            <text:p>9782800171234</text:p>
          </table:table-cell>
          <table:table-cell table:formula="of:=[.$B$1]&amp;[.A219]&amp;&quot;/[0:300]&quot;" office:value-type="string" office:string-value="https://reader.izneo.com/read/9782800171234/[0:300]" calcext:value-type="string">
            <text:p>https://reader.izneo.com/read/9782800171234/[0:300]</text:p>
          </table:table-cell>
        </table:table-row>
        <table:table-row table:style-name="ro1">
          <table:table-cell office:value-type="string" calcext:value-type="string">
            <text:p>9782800171241</text:p>
          </table:table-cell>
          <table:table-cell table:formula="of:=[.$B$1]&amp;[.A220]&amp;&quot;/[0:300]&quot;" office:value-type="string" office:string-value="https://reader.izneo.com/read/9782800171241/[0:300]" calcext:value-type="string">
            <text:p>https://reader.izneo.com/read/9782800171241/[0:300]</text:p>
          </table:table-cell>
        </table:table-row>
        <table:table-row table:style-name="ro1">
          <table:table-cell office:value-type="string" calcext:value-type="string">
            <text:p>9782800171258</text:p>
          </table:table-cell>
          <table:table-cell table:formula="of:=[.$B$1]&amp;[.A221]&amp;&quot;/[0:300]&quot;" office:value-type="string" office:string-value="https://reader.izneo.com/read/9782800171258/[0:300]" calcext:value-type="string">
            <text:p>https://reader.izneo.com/read/9782800171258/[0:300]</text:p>
          </table:table-cell>
        </table:table-row>
        <table:table-row table:style-name="ro1">
          <table:table-cell office:value-type="string" calcext:value-type="string">
            <text:p>9782800171265</text:p>
          </table:table-cell>
          <table:table-cell table:formula="of:=[.$B$1]&amp;[.A222]&amp;&quot;/[0:300]&quot;" office:value-type="string" office:string-value="https://reader.izneo.com/read/9782800171265/[0:300]" calcext:value-type="string">
            <text:p>https://reader.izneo.com/read/9782800171265/[0:300]</text:p>
          </table:table-cell>
        </table:table-row>
        <table:table-row table:style-name="ro1">
          <table:table-cell office:value-type="string" calcext:value-type="string">
            <text:p>9782800173207</text:p>
          </table:table-cell>
          <table:table-cell table:formula="of:=[.$B$1]&amp;[.A223]&amp;&quot;/[0:300]&quot;" office:value-type="string" office:string-value="https://reader.izneo.com/read/9782800173207/[0:300]" calcext:value-type="string">
            <text:p>https://reader.izneo.com/read/9782800173207/[0:300]</text:p>
          </table:table-cell>
        </table:table-row>
        <table:table-row table:style-name="ro1">
          <table:table-cell office:value-type="string" calcext:value-type="string">
            <text:p>9782800175027</text:p>
          </table:table-cell>
          <table:table-cell table:formula="of:=[.$B$1]&amp;[.A224]&amp;&quot;/[0:300]&quot;" office:value-type="string" office:string-value="https://reader.izneo.com/read/9782800175027/[0:300]" calcext:value-type="string">
            <text:p>https://reader.izneo.com/read/9782800175027/[0:300]</text:p>
          </table:table-cell>
        </table:table-row>
        <table:table-row table:style-name="ro1">
          <table:table-cell office:value-type="string" calcext:value-type="string">
            <text:p>9782800175041</text:p>
          </table:table-cell>
          <table:table-cell table:formula="of:=[.$B$1]&amp;[.A225]&amp;&quot;/[0:300]&quot;" office:value-type="string" office:string-value="https://reader.izneo.com/read/9782800175041/[0:300]" calcext:value-type="string">
            <text:p>https://reader.izneo.com/read/9782800175041/[0:300]</text:p>
          </table:table-cell>
        </table:table-row>
        <table:table-row table:style-name="ro1">
          <table:table-cell office:value-type="string" calcext:value-type="string">
            <text:p>9782800175058</text:p>
          </table:table-cell>
          <table:table-cell table:formula="of:=[.$B$1]&amp;[.A226]&amp;&quot;/[0:300]&quot;" office:value-type="string" office:string-value="https://reader.izneo.com/read/9782800175058/[0:300]" calcext:value-type="string">
            <text:p>https://reader.izneo.com/read/9782800175058/[0:300]</text:p>
          </table:table-cell>
        </table:table-row>
        <table:table-row table:style-name="ro1">
          <table:table-cell office:value-type="string" calcext:value-type="string">
            <text:p>9782800175096</text:p>
          </table:table-cell>
          <table:table-cell table:formula="of:=[.$B$1]&amp;[.A227]&amp;&quot;/[0:300]&quot;" office:value-type="string" office:string-value="https://reader.izneo.com/read/9782800175096/[0:300]" calcext:value-type="string">
            <text:p>https://reader.izneo.com/read/9782800175096/[0:300]</text:p>
          </table:table-cell>
        </table:table-row>
        <table:table-row table:style-name="ro1">
          <table:table-cell office:value-type="string" calcext:value-type="string">
            <text:p>9782800175119</text:p>
          </table:table-cell>
          <table:table-cell table:formula="of:=[.$B$1]&amp;[.A228]&amp;&quot;/[0:300]&quot;" office:value-type="string" office:string-value="https://reader.izneo.com/read/9782800175119/[0:300]" calcext:value-type="string">
            <text:p>https://reader.izneo.com/read/9782800175119/[0:300]</text:p>
          </table:table-cell>
        </table:table-row>
        <table:table-row table:style-name="ro1">
          <table:table-cell office:value-type="string" calcext:value-type="string">
            <text:p>9782800175249</text:p>
          </table:table-cell>
          <table:table-cell table:formula="of:=[.$B$1]&amp;[.A229]&amp;&quot;/[0:300]&quot;" office:value-type="string" office:string-value="https://reader.izneo.com/read/9782800175249/[0:300]" calcext:value-type="string">
            <text:p>https://reader.izneo.com/read/9782800175249/[0:300]</text:p>
          </table:table-cell>
        </table:table-row>
        <table:table-row table:style-name="ro1">
          <table:table-cell office:value-type="string" calcext:value-type="string">
            <text:p>9782800175577</text:p>
          </table:table-cell>
          <table:table-cell table:formula="of:=[.$B$1]&amp;[.A230]&amp;&quot;/[0:300]&quot;" office:value-type="string" office:string-value="https://reader.izneo.com/read/9782800175577/[0:300]" calcext:value-type="string">
            <text:p>https://reader.izneo.com/read/9782800175577/[0:300]</text:p>
          </table:table-cell>
        </table:table-row>
        <table:table-row table:style-name="ro1">
          <table:table-cell office:value-type="string" calcext:value-type="string">
            <text:p>9782800175591</text:p>
          </table:table-cell>
          <table:table-cell table:formula="of:=[.$B$1]&amp;[.A231]&amp;&quot;/[0:300]&quot;" office:value-type="string" office:string-value="https://reader.izneo.com/read/9782800175591/[0:300]" calcext:value-type="string">
            <text:p>https://reader.izneo.com/read/9782800175591/[0:300]</text:p>
          </table:table-cell>
        </table:table-row>
        <table:table-row table:style-name="ro1">
          <table:table-cell office:value-type="string" calcext:value-type="string">
            <text:p>9782800175614</text:p>
          </table:table-cell>
          <table:table-cell table:formula="of:=[.$B$1]&amp;[.A232]&amp;&quot;/[0:300]&quot;" office:value-type="string" office:string-value="https://reader.izneo.com/read/9782800175614/[0:300]" calcext:value-type="string">
            <text:p>https://reader.izneo.com/read/9782800175614/[0:300]</text:p>
          </table:table-cell>
        </table:table-row>
        <table:table-row table:style-name="ro1">
          <table:table-cell office:value-type="string" calcext:value-type="string">
            <text:p>9782800175638</text:p>
          </table:table-cell>
          <table:table-cell table:formula="of:=[.$B$1]&amp;[.A233]&amp;&quot;/[0:300]&quot;" office:value-type="string" office:string-value="https://reader.izneo.com/read/9782800175638/[0:300]" calcext:value-type="string">
            <text:p>https://reader.izneo.com/read/9782800175638/[0:300]</text:p>
          </table:table-cell>
        </table:table-row>
        <table:table-row table:style-name="ro1">
          <table:table-cell office:value-type="string" calcext:value-type="string">
            <text:p>9782800175652</text:p>
          </table:table-cell>
          <table:table-cell table:formula="of:=[.$B$1]&amp;[.A234]&amp;&quot;/[0:300]&quot;" office:value-type="string" office:string-value="https://reader.izneo.com/read/9782800175652/[0:300]" calcext:value-type="string">
            <text:p>https://reader.izneo.com/read/9782800175652/[0:300]</text:p>
          </table:table-cell>
        </table:table-row>
        <table:table-row table:style-name="ro1">
          <table:table-cell office:value-type="string" calcext:value-type="string">
            <text:p>9782800175676</text:p>
          </table:table-cell>
          <table:table-cell table:formula="of:=[.$B$1]&amp;[.A235]&amp;&quot;/[0:300]&quot;" office:value-type="string" office:string-value="https://reader.izneo.com/read/9782800175676/[0:300]" calcext:value-type="string">
            <text:p>https://reader.izneo.com/read/9782800175676/[0:300]</text:p>
          </table:table-cell>
        </table:table-row>
        <table:table-row table:style-name="ro1">
          <table:table-cell office:value-type="string" calcext:value-type="string">
            <text:p>9782800175690</text:p>
          </table:table-cell>
          <table:table-cell table:formula="of:=[.$B$1]&amp;[.A236]&amp;&quot;/[0:300]&quot;" office:value-type="string" office:string-value="https://reader.izneo.com/read/9782800175690/[0:300]" calcext:value-type="string">
            <text:p>https://reader.izneo.com/read/9782800175690/[0:300]</text:p>
          </table:table-cell>
        </table:table-row>
        <table:table-row table:style-name="ro1">
          <table:table-cell office:value-type="string" calcext:value-type="string">
            <text:p>9782800175713</text:p>
          </table:table-cell>
          <table:table-cell table:formula="of:=[.$B$1]&amp;[.A237]&amp;&quot;/[0:300]&quot;" office:value-type="string" office:string-value="https://reader.izneo.com/read/9782800175713/[0:300]" calcext:value-type="string">
            <text:p>https://reader.izneo.com/read/9782800175713/[0:300]</text:p>
          </table:table-cell>
        </table:table-row>
        <table:table-row table:style-name="ro1">
          <table:table-cell office:value-type="string" calcext:value-type="string">
            <text:p>9782800175737</text:p>
          </table:table-cell>
          <table:table-cell table:formula="of:=[.$B$1]&amp;[.A238]&amp;&quot;/[0:300]&quot;" office:value-type="string" office:string-value="https://reader.izneo.com/read/9782800175737/[0:300]" calcext:value-type="string">
            <text:p>https://reader.izneo.com/read/9782800175737/[0:300]</text:p>
          </table:table-cell>
        </table:table-row>
        <table:table-row table:style-name="ro1">
          <table:table-cell office:value-type="string" calcext:value-type="string">
            <text:p>9782800175751</text:p>
          </table:table-cell>
          <table:table-cell table:formula="of:=[.$B$1]&amp;[.A239]&amp;&quot;/[0:300]&quot;" office:value-type="string" office:string-value="https://reader.izneo.com/read/9782800175751/[0:300]" calcext:value-type="string">
            <text:p>https://reader.izneo.com/read/9782800175751/[0:300]</text:p>
          </table:table-cell>
        </table:table-row>
        <table:table-row table:style-name="ro1">
          <table:table-cell office:value-type="string" calcext:value-type="string">
            <text:p>9782800175775</text:p>
          </table:table-cell>
          <table:table-cell table:formula="of:=[.$B$1]&amp;[.A240]&amp;&quot;/[0:300]&quot;" office:value-type="string" office:string-value="https://reader.izneo.com/read/9782800175775/[0:300]" calcext:value-type="string">
            <text:p>https://reader.izneo.com/read/9782800175775/[0:300]</text:p>
          </table:table-cell>
        </table:table-row>
        <table:table-row table:style-name="ro1">
          <table:table-cell office:value-type="string" calcext:value-type="string">
            <text:p>9782800175799</text:p>
          </table:table-cell>
          <table:table-cell table:formula="of:=[.$B$1]&amp;[.A241]&amp;&quot;/[0:300]&quot;" office:value-type="string" office:string-value="https://reader.izneo.com/read/9782800175799/[0:300]" calcext:value-type="string">
            <text:p>https://reader.izneo.com/read/9782800175799/[0:300]</text:p>
          </table:table-cell>
        </table:table-row>
        <table:table-row table:style-name="ro1">
          <table:table-cell office:value-type="string" calcext:value-type="string">
            <text:p>9782800175812</text:p>
          </table:table-cell>
          <table:table-cell table:formula="of:=[.$B$1]&amp;[.A242]&amp;&quot;/[0:300]&quot;" office:value-type="string" office:string-value="https://reader.izneo.com/read/9782800175812/[0:300]" calcext:value-type="string">
            <text:p>https://reader.izneo.com/read/9782800175812/[0:300]</text:p>
          </table:table-cell>
        </table:table-row>
        <table:table-row table:style-name="ro1">
          <table:table-cell office:value-type="string" calcext:value-type="string">
            <text:p>9782800176055</text:p>
          </table:table-cell>
          <table:table-cell table:formula="of:=[.$B$1]&amp;[.A243]&amp;&quot;/[0:300]&quot;" office:value-type="string" office:string-value="https://reader.izneo.com/read/9782800176055/[0:300]" calcext:value-type="string">
            <text:p>https://reader.izneo.com/read/9782800176055/[0:300]</text:p>
          </table:table-cell>
        </table:table-row>
        <table:table-row table:style-name="ro1">
          <table:table-cell office:value-type="string" calcext:value-type="string">
            <text:p>9782800176109</text:p>
          </table:table-cell>
          <table:table-cell table:formula="of:=[.$B$1]&amp;[.A244]&amp;&quot;/[0:300]&quot;" office:value-type="string" office:string-value="https://reader.izneo.com/read/9782800176109/[0:300]" calcext:value-type="string">
            <text:p>https://reader.izneo.com/read/9782800176109/[0:300]</text:p>
          </table:table-cell>
        </table:table-row>
        <table:table-row table:style-name="ro1">
          <table:table-cell office:value-type="string" calcext:value-type="string">
            <text:p>9782800176130</text:p>
          </table:table-cell>
          <table:table-cell table:formula="of:=[.$B$1]&amp;[.A245]&amp;&quot;/[0:300]&quot;" office:value-type="string" office:string-value="https://reader.izneo.com/read/9782800176130/[0:300]" calcext:value-type="string">
            <text:p>https://reader.izneo.com/read/9782800176130/[0:300]</text:p>
          </table:table-cell>
        </table:table-row>
        <table:table-row table:style-name="ro1">
          <table:table-cell office:value-type="string" calcext:value-type="string">
            <text:p>9782800176147</text:p>
          </table:table-cell>
          <table:table-cell table:formula="of:=[.$B$1]&amp;[.A246]&amp;&quot;/[0:300]&quot;" office:value-type="string" office:string-value="https://reader.izneo.com/read/9782800176147/[0:300]" calcext:value-type="string">
            <text:p>https://reader.izneo.com/read/9782800176147/[0:300]</text:p>
          </table:table-cell>
        </table:table-row>
        <table:table-row table:style-name="ro1">
          <table:table-cell office:value-type="string" calcext:value-type="string">
            <text:p>9782800176161</text:p>
          </table:table-cell>
          <table:table-cell table:formula="of:=[.$B$1]&amp;[.A247]&amp;&quot;/[0:300]&quot;" office:value-type="string" office:string-value="https://reader.izneo.com/read/9782800176161/[0:300]" calcext:value-type="string">
            <text:p>https://reader.izneo.com/read/9782800176161/[0:300]</text:p>
          </table:table-cell>
        </table:table-row>
        <table:table-row table:style-name="ro1">
          <table:table-cell office:value-type="string" calcext:value-type="string">
            <text:p>9782800176178</text:p>
          </table:table-cell>
          <table:table-cell table:formula="of:=[.$B$1]&amp;[.A248]&amp;&quot;/[0:300]&quot;" office:value-type="string" office:string-value="https://reader.izneo.com/read/9782800176178/[0:300]" calcext:value-type="string">
            <text:p>https://reader.izneo.com/read/9782800176178/[0:300]</text:p>
          </table:table-cell>
        </table:table-row>
        <table:table-row table:style-name="ro1">
          <table:table-cell office:value-type="string" calcext:value-type="string">
            <text:p>9782800176185</text:p>
          </table:table-cell>
          <table:table-cell table:formula="of:=[.$B$1]&amp;[.A249]&amp;&quot;/[0:300]&quot;" office:value-type="string" office:string-value="https://reader.izneo.com/read/9782800176185/[0:300]" calcext:value-type="string">
            <text:p>https://reader.izneo.com/read/9782800176185/[0:300]</text:p>
          </table:table-cell>
        </table:table-row>
        <table:table-row table:style-name="ro1">
          <table:table-cell office:value-type="string" calcext:value-type="string">
            <text:p>9782800176192</text:p>
          </table:table-cell>
          <table:table-cell table:formula="of:=[.$B$1]&amp;[.A250]&amp;&quot;/[0:300]&quot;" office:value-type="string" office:string-value="https://reader.izneo.com/read/9782800176192/[0:300]" calcext:value-type="string">
            <text:p>https://reader.izneo.com/read/9782800176192/[0:300]</text:p>
          </table:table-cell>
        </table:table-row>
        <table:table-row table:style-name="ro1">
          <table:table-cell office:value-type="string" calcext:value-type="string">
            <text:p>9782800176208</text:p>
          </table:table-cell>
          <table:table-cell table:formula="of:=[.$B$1]&amp;[.A251]&amp;&quot;/[0:300]&quot;" office:value-type="string" office:string-value="https://reader.izneo.com/read/9782800176208/[0:300]" calcext:value-type="string">
            <text:p>https://reader.izneo.com/read/9782800176208/[0:300]</text:p>
          </table:table-cell>
        </table:table-row>
        <table:table-row table:style-name="ro1">
          <table:table-cell office:value-type="string" calcext:value-type="string">
            <text:p>9782800176222</text:p>
          </table:table-cell>
          <table:table-cell table:formula="of:=[.$B$1]&amp;[.A252]&amp;&quot;/[0:300]&quot;" office:value-type="string" office:string-value="https://reader.izneo.com/read/9782800176222/[0:300]" calcext:value-type="string">
            <text:p>https://reader.izneo.com/read/9782800176222/[0:300]</text:p>
          </table:table-cell>
        </table:table-row>
        <table:table-row table:style-name="ro1">
          <table:table-cell office:value-type="string" calcext:value-type="string">
            <text:p>9782800176246</text:p>
          </table:table-cell>
          <table:table-cell table:formula="of:=[.$B$1]&amp;[.A253]&amp;&quot;/[0:300]&quot;" office:value-type="string" office:string-value="https://reader.izneo.com/read/9782800176246/[0:300]" calcext:value-type="string">
            <text:p>https://reader.izneo.com/read/9782800176246/[0:300]</text:p>
          </table:table-cell>
        </table:table-row>
        <table:table-row table:style-name="ro1">
          <table:table-cell office:value-type="string" calcext:value-type="string">
            <text:p>9782800176253</text:p>
          </table:table-cell>
          <table:table-cell table:formula="of:=[.$B$1]&amp;[.A254]&amp;&quot;/[0:300]&quot;" office:value-type="string" office:string-value="https://reader.izneo.com/read/9782800176253/[0:300]" calcext:value-type="string">
            <text:p>https://reader.izneo.com/read/9782800176253/[0:300]</text:p>
          </table:table-cell>
        </table:table-row>
        <table:table-row table:style-name="ro1">
          <table:table-cell office:value-type="string" calcext:value-type="string">
            <text:p>9782800176260</text:p>
          </table:table-cell>
          <table:table-cell table:formula="of:=[.$B$1]&amp;[.A255]&amp;&quot;/[0:300]&quot;" office:value-type="string" office:string-value="https://reader.izneo.com/read/9782800176260/[0:300]" calcext:value-type="string">
            <text:p>https://reader.izneo.com/read/9782800176260/[0:300]</text:p>
          </table:table-cell>
        </table:table-row>
        <table:table-row table:style-name="ro1">
          <table:table-cell office:value-type="string" calcext:value-type="string">
            <text:p>9782800176277</text:p>
          </table:table-cell>
          <table:table-cell table:formula="of:=[.$B$1]&amp;[.A256]&amp;&quot;/[0:300]&quot;" office:value-type="string" office:string-value="https://reader.izneo.com/read/9782800176277/[0:300]" calcext:value-type="string">
            <text:p>https://reader.izneo.com/read/9782800176277/[0:300]</text:p>
          </table:table-cell>
        </table:table-row>
        <table:table-row table:style-name="ro1">
          <table:table-cell office:value-type="string" calcext:value-type="string">
            <text:p>9782800176345</text:p>
          </table:table-cell>
          <table:table-cell table:formula="of:=[.$B$1]&amp;[.A257]&amp;&quot;/[0:300]&quot;" office:value-type="string" office:string-value="https://reader.izneo.com/read/9782800176345/[0:300]" calcext:value-type="string">
            <text:p>https://reader.izneo.com/read/9782800176345/[0:300]</text:p>
          </table:table-cell>
        </table:table-row>
        <table:table-row table:style-name="ro1">
          <table:table-cell office:value-type="string" calcext:value-type="string">
            <text:p>9782800176352</text:p>
          </table:table-cell>
          <table:table-cell table:formula="of:=[.$B$1]&amp;[.A258]&amp;&quot;/[0:300]&quot;" office:value-type="string" office:string-value="https://reader.izneo.com/read/9782800176352/[0:300]" calcext:value-type="string">
            <text:p>https://reader.izneo.com/read/9782800176352/[0:300]</text:p>
          </table:table-cell>
        </table:table-row>
        <table:table-row table:style-name="ro1">
          <table:table-cell office:value-type="string" calcext:value-type="string">
            <text:p>9782800176369</text:p>
          </table:table-cell>
          <table:table-cell table:formula="of:=[.$B$1]&amp;[.A259]&amp;&quot;/[0:300]&quot;" office:value-type="string" office:string-value="https://reader.izneo.com/read/9782800176369/[0:300]" calcext:value-type="string">
            <text:p>https://reader.izneo.com/read/9782800176369/[0:300]</text:p>
          </table:table-cell>
        </table:table-row>
        <table:table-row table:style-name="ro1">
          <table:table-cell office:value-type="string" calcext:value-type="string">
            <text:p>9782800176376</text:p>
          </table:table-cell>
          <table:table-cell table:formula="of:=[.$B$1]&amp;[.A260]&amp;&quot;/[0:300]&quot;" office:value-type="string" office:string-value="https://reader.izneo.com/read/9782800176376/[0:300]" calcext:value-type="string">
            <text:p>https://reader.izneo.com/read/9782800176376/[0:300]</text:p>
          </table:table-cell>
        </table:table-row>
        <table:table-row table:style-name="ro1">
          <table:table-cell office:value-type="string" calcext:value-type="string">
            <text:p>9782800176390</text:p>
          </table:table-cell>
          <table:table-cell table:formula="of:=[.$B$1]&amp;[.A261]&amp;&quot;/[0:300]&quot;" office:value-type="string" office:string-value="https://reader.izneo.com/read/9782800176390/[0:300]" calcext:value-type="string">
            <text:p>https://reader.izneo.com/read/9782800176390/[0:300]</text:p>
          </table:table-cell>
        </table:table-row>
        <table:table-row table:style-name="ro1">
          <table:table-cell office:value-type="string" calcext:value-type="string">
            <text:p>9782800176406</text:p>
          </table:table-cell>
          <table:table-cell table:formula="of:=[.$B$1]&amp;[.A262]&amp;&quot;/[0:300]&quot;" office:value-type="string" office:string-value="https://reader.izneo.com/read/9782800176406/[0:300]" calcext:value-type="string">
            <text:p>https://reader.izneo.com/read/9782800176406/[0:300]</text:p>
          </table:table-cell>
        </table:table-row>
        <table:table-row table:style-name="ro1">
          <table:table-cell office:value-type="string" calcext:value-type="string">
            <text:p>9782800176413</text:p>
          </table:table-cell>
          <table:table-cell table:formula="of:=[.$B$1]&amp;[.A263]&amp;&quot;/[0:300]&quot;" office:value-type="string" office:string-value="https://reader.izneo.com/read/9782800176413/[0:300]" calcext:value-type="string">
            <text:p>https://reader.izneo.com/read/9782800176413/[0:300]</text:p>
          </table:table-cell>
        </table:table-row>
        <table:table-row table:style-name="ro1">
          <table:table-cell office:value-type="string" calcext:value-type="string">
            <text:p>9782800176505</text:p>
          </table:table-cell>
          <table:table-cell table:formula="of:=[.$B$1]&amp;[.A264]&amp;&quot;/[0:300]&quot;" office:value-type="string" office:string-value="https://reader.izneo.com/read/9782800176505/[0:300]" calcext:value-type="string">
            <text:p>https://reader.izneo.com/read/9782800176505/[0:300]</text:p>
          </table:table-cell>
        </table:table-row>
        <table:table-row table:style-name="ro1">
          <table:table-cell office:value-type="string" calcext:value-type="string">
            <text:p>9782800176536</text:p>
          </table:table-cell>
          <table:table-cell table:formula="of:=[.$B$1]&amp;[.A265]&amp;&quot;/[0:300]&quot;" office:value-type="string" office:string-value="https://reader.izneo.com/read/9782800176536/[0:300]" calcext:value-type="string">
            <text:p>https://reader.izneo.com/read/9782800176536/[0:300]</text:p>
          </table:table-cell>
        </table:table-row>
        <table:table-row table:style-name="ro1">
          <table:table-cell office:value-type="string" calcext:value-type="string">
            <text:p>9782800176543</text:p>
          </table:table-cell>
          <table:table-cell table:formula="of:=[.$B$1]&amp;[.A266]&amp;&quot;/[0:300]&quot;" office:value-type="string" office:string-value="https://reader.izneo.com/read/9782800176543/[0:300]" calcext:value-type="string">
            <text:p>https://reader.izneo.com/read/9782800176543/[0:300]</text:p>
          </table:table-cell>
        </table:table-row>
        <table:table-row table:style-name="ro1">
          <table:table-cell office:value-type="string" calcext:value-type="string">
            <text:p>9782800176574</text:p>
          </table:table-cell>
          <table:table-cell table:formula="of:=[.$B$1]&amp;[.A267]&amp;&quot;/[0:300]&quot;" office:value-type="string" office:string-value="https://reader.izneo.com/read/9782800176574/[0:300]" calcext:value-type="string">
            <text:p>https://reader.izneo.com/read/9782800176574/[0:300]</text:p>
          </table:table-cell>
        </table:table-row>
        <table:table-row table:style-name="ro1">
          <table:table-cell office:value-type="string" calcext:value-type="string">
            <text:p>9782800176581</text:p>
          </table:table-cell>
          <table:table-cell table:formula="of:=[.$B$1]&amp;[.A268]&amp;&quot;/[0:300]&quot;" office:value-type="string" office:string-value="https://reader.izneo.com/read/9782800176581/[0:300]" calcext:value-type="string">
            <text:p>https://reader.izneo.com/read/9782800176581/[0:300]</text:p>
          </table:table-cell>
        </table:table-row>
        <table:table-row table:style-name="ro1">
          <table:table-cell office:value-type="string" calcext:value-type="string">
            <text:p>9782800176697</text:p>
          </table:table-cell>
          <table:table-cell table:formula="of:=[.$B$1]&amp;[.A269]&amp;&quot;/[0:300]&quot;" office:value-type="string" office:string-value="https://reader.izneo.com/read/9782800176697/[0:300]" calcext:value-type="string">
            <text:p>https://reader.izneo.com/read/9782800176697/[0:300]</text:p>
          </table:table-cell>
        </table:table-row>
        <table:table-row table:style-name="ro1">
          <table:table-cell office:value-type="string" calcext:value-type="string">
            <text:p>9782800176703</text:p>
          </table:table-cell>
          <table:table-cell table:formula="of:=[.$B$1]&amp;[.A270]&amp;&quot;/[0:300]&quot;" office:value-type="string" office:string-value="https://reader.izneo.com/read/9782800176703/[0:300]" calcext:value-type="string">
            <text:p>https://reader.izneo.com/read/9782800176703/[0:300]</text:p>
          </table:table-cell>
        </table:table-row>
        <table:table-row table:style-name="ro1">
          <table:table-cell office:value-type="string" calcext:value-type="string">
            <text:p>9782800176710</text:p>
          </table:table-cell>
          <table:table-cell table:formula="of:=[.$B$1]&amp;[.A271]&amp;&quot;/[0:300]&quot;" office:value-type="string" office:string-value="https://reader.izneo.com/read/9782800176710/[0:300]" calcext:value-type="string">
            <text:p>https://reader.izneo.com/read/9782800176710/[0:300]</text:p>
          </table:table-cell>
        </table:table-row>
        <table:table-row table:style-name="ro1">
          <table:table-cell office:value-type="string" calcext:value-type="string">
            <text:p>9782800176727</text:p>
          </table:table-cell>
          <table:table-cell table:formula="of:=[.$B$1]&amp;[.A272]&amp;&quot;/[0:300]&quot;" office:value-type="string" office:string-value="https://reader.izneo.com/read/9782800176727/[0:300]" calcext:value-type="string">
            <text:p>https://reader.izneo.com/read/9782800176727/[0:300]</text:p>
          </table:table-cell>
        </table:table-row>
        <table:table-row table:style-name="ro1">
          <table:table-cell office:value-type="string" calcext:value-type="string">
            <text:p>9782800176802</text:p>
          </table:table-cell>
          <table:table-cell table:formula="of:=[.$B$1]&amp;[.A273]&amp;&quot;/[0:300]&quot;" office:value-type="string" office:string-value="https://reader.izneo.com/read/9782800176802/[0:300]" calcext:value-type="string">
            <text:p>https://reader.izneo.com/read/9782800176802/[0:300]</text:p>
          </table:table-cell>
        </table:table-row>
        <table:table-row table:style-name="ro1">
          <table:table-cell office:value-type="string" calcext:value-type="string">
            <text:p>9782800176819</text:p>
          </table:table-cell>
          <table:table-cell table:formula="of:=[.$B$1]&amp;[.A274]&amp;&quot;/[0:300]&quot;" office:value-type="string" office:string-value="https://reader.izneo.com/read/9782800176819/[0:300]" calcext:value-type="string">
            <text:p>https://reader.izneo.com/read/9782800176819/[0:300]</text:p>
          </table:table-cell>
        </table:table-row>
        <table:table-row table:style-name="ro1">
          <table:table-cell office:value-type="string" calcext:value-type="string">
            <text:p>9782800176833</text:p>
          </table:table-cell>
          <table:table-cell table:formula="of:=[.$B$1]&amp;[.A275]&amp;&quot;/[0:300]&quot;" office:value-type="string" office:string-value="https://reader.izneo.com/read/9782800176833/[0:300]" calcext:value-type="string">
            <text:p>https://reader.izneo.com/read/9782800176833/[0:300]</text:p>
          </table:table-cell>
        </table:table-row>
        <table:table-row table:style-name="ro1">
          <table:table-cell office:value-type="string" calcext:value-type="string">
            <text:p>9782800176864</text:p>
          </table:table-cell>
          <table:table-cell table:formula="of:=[.$B$1]&amp;[.A276]&amp;&quot;/[0:300]&quot;" office:value-type="string" office:string-value="https://reader.izneo.com/read/9782800176864/[0:300]" calcext:value-type="string">
            <text:p>https://reader.izneo.com/read/9782800176864/[0:300]</text:p>
          </table:table-cell>
        </table:table-row>
        <table:table-row table:style-name="ro1">
          <table:table-cell office:value-type="string" calcext:value-type="string">
            <text:p>9782800176871</text:p>
          </table:table-cell>
          <table:table-cell table:formula="of:=[.$B$1]&amp;[.A277]&amp;&quot;/[0:300]&quot;" office:value-type="string" office:string-value="https://reader.izneo.com/read/9782800176871/[0:300]" calcext:value-type="string">
            <text:p>https://reader.izneo.com/read/9782800176871/[0:300]</text:p>
          </table:table-cell>
        </table:table-row>
        <table:table-row table:style-name="ro1">
          <table:table-cell office:value-type="string" calcext:value-type="string">
            <text:p>9782800176888</text:p>
          </table:table-cell>
          <table:table-cell table:formula="of:=[.$B$1]&amp;[.A278]&amp;&quot;/[0:300]&quot;" office:value-type="string" office:string-value="https://reader.izneo.com/read/9782800176888/[0:300]" calcext:value-type="string">
            <text:p>https://reader.izneo.com/read/9782800176888/[0:300]</text:p>
          </table:table-cell>
        </table:table-row>
        <table:table-row table:style-name="ro1">
          <table:table-cell office:value-type="string" calcext:value-type="string">
            <text:p>9782800176895</text:p>
          </table:table-cell>
          <table:table-cell table:formula="of:=[.$B$1]&amp;[.A279]&amp;&quot;/[0:300]&quot;" office:value-type="string" office:string-value="https://reader.izneo.com/read/9782800176895/[0:300]" calcext:value-type="string">
            <text:p>https://reader.izneo.com/read/9782800176895/[0:300]</text:p>
          </table:table-cell>
        </table:table-row>
        <table:table-row table:style-name="ro1">
          <table:table-cell office:value-type="string" calcext:value-type="string">
            <text:p>9782800176901</text:p>
          </table:table-cell>
          <table:table-cell table:formula="of:=[.$B$1]&amp;[.A280]&amp;&quot;/[0:300]&quot;" office:value-type="string" office:string-value="https://reader.izneo.com/read/9782800176901/[0:300]" calcext:value-type="string">
            <text:p>https://reader.izneo.com/read/9782800176901/[0:300]</text:p>
          </table:table-cell>
        </table:table-row>
        <table:table-row table:style-name="ro1">
          <table:table-cell office:value-type="string" calcext:value-type="string">
            <text:p>9782800177014</text:p>
          </table:table-cell>
          <table:table-cell table:formula="of:=[.$B$1]&amp;[.A281]&amp;&quot;/[0:300]&quot;" office:value-type="string" office:string-value="https://reader.izneo.com/read/9782800177014/[0:300]" calcext:value-type="string">
            <text:p>https://reader.izneo.com/read/9782800177014/[0:300]</text:p>
          </table:table-cell>
        </table:table-row>
        <table:table-row table:style-name="ro1">
          <table:table-cell office:value-type="string" calcext:value-type="string">
            <text:p>9782800177038</text:p>
          </table:table-cell>
          <table:table-cell table:formula="of:=[.$B$1]&amp;[.A282]&amp;&quot;/[0:300]&quot;" office:value-type="string" office:string-value="https://reader.izneo.com/read/9782800177038/[0:300]" calcext:value-type="string">
            <text:p>https://reader.izneo.com/read/9782800177038/[0:300]</text:p>
          </table:table-cell>
        </table:table-row>
        <table:table-row table:style-name="ro1">
          <table:table-cell office:value-type="string" calcext:value-type="string">
            <text:p>9782800177052</text:p>
          </table:table-cell>
          <table:table-cell table:formula="of:=[.$B$1]&amp;[.A283]&amp;&quot;/[0:300]&quot;" office:value-type="string" office:string-value="https://reader.izneo.com/read/9782800177052/[0:300]" calcext:value-type="string">
            <text:p>https://reader.izneo.com/read/9782800177052/[0:300]</text:p>
          </table:table-cell>
        </table:table-row>
        <table:table-row table:style-name="ro1">
          <table:table-cell office:value-type="string" calcext:value-type="string">
            <text:p>9782800177076</text:p>
          </table:table-cell>
          <table:table-cell table:formula="of:=[.$B$1]&amp;[.A284]&amp;&quot;/[0:300]&quot;" office:value-type="string" office:string-value="https://reader.izneo.com/read/9782800177076/[0:300]" calcext:value-type="string">
            <text:p>https://reader.izneo.com/read/9782800177076/[0:300]</text:p>
          </table:table-cell>
        </table:table-row>
        <table:table-row table:style-name="ro1">
          <table:table-cell office:value-type="string" calcext:value-type="string">
            <text:p>9782800177090</text:p>
          </table:table-cell>
          <table:table-cell table:formula="of:=[.$B$1]&amp;[.A285]&amp;&quot;/[0:300]&quot;" office:value-type="string" office:string-value="https://reader.izneo.com/read/9782800177090/[0:300]" calcext:value-type="string">
            <text:p>https://reader.izneo.com/read/9782800177090/[0:300]</text:p>
          </table:table-cell>
        </table:table-row>
        <table:table-row table:style-name="ro1">
          <table:table-cell office:value-type="string" calcext:value-type="string">
            <text:p>9782800177113</text:p>
          </table:table-cell>
          <table:table-cell table:formula="of:=[.$B$1]&amp;[.A286]&amp;&quot;/[0:300]&quot;" office:value-type="string" office:string-value="https://reader.izneo.com/read/9782800177113/[0:300]" calcext:value-type="string">
            <text:p>https://reader.izneo.com/read/9782800177113/[0:300]</text:p>
          </table:table-cell>
        </table:table-row>
        <table:table-row table:style-name="ro1">
          <table:table-cell office:value-type="string" calcext:value-type="string">
            <text:p>9782800177137</text:p>
          </table:table-cell>
          <table:table-cell table:formula="of:=[.$B$1]&amp;[.A287]&amp;&quot;/[0:300]&quot;" office:value-type="string" office:string-value="https://reader.izneo.com/read/9782800177137/[0:300]" calcext:value-type="string">
            <text:p>https://reader.izneo.com/read/9782800177137/[0:300]</text:p>
          </table:table-cell>
        </table:table-row>
        <table:table-row table:style-name="ro1">
          <table:table-cell office:value-type="string" calcext:value-type="string">
            <text:p>9782800177151</text:p>
          </table:table-cell>
          <table:table-cell table:formula="of:=[.$B$1]&amp;[.A288]&amp;&quot;/[0:300]&quot;" office:value-type="string" office:string-value="https://reader.izneo.com/read/9782800177151/[0:300]" calcext:value-type="string">
            <text:p>https://reader.izneo.com/read/9782800177151/[0:300]</text:p>
          </table:table-cell>
        </table:table-row>
        <table:table-row table:style-name="ro1">
          <table:table-cell office:value-type="string" calcext:value-type="string">
            <text:p>9782800177175</text:p>
          </table:table-cell>
          <table:table-cell table:formula="of:=[.$B$1]&amp;[.A289]&amp;&quot;/[0:300]&quot;" office:value-type="string" office:string-value="https://reader.izneo.com/read/9782800177175/[0:300]" calcext:value-type="string">
            <text:p>https://reader.izneo.com/read/9782800177175/[0:300]</text:p>
          </table:table-cell>
        </table:table-row>
        <table:table-row table:style-name="ro1">
          <table:table-cell office:value-type="string" calcext:value-type="string">
            <text:p>9782800177199</text:p>
          </table:table-cell>
          <table:table-cell table:formula="of:=[.$B$1]&amp;[.A290]&amp;&quot;/[0:300]&quot;" office:value-type="string" office:string-value="https://reader.izneo.com/read/9782800177199/[0:300]" calcext:value-type="string">
            <text:p>https://reader.izneo.com/read/9782800177199/[0:300]</text:p>
          </table:table-cell>
        </table:table-row>
        <table:table-row table:style-name="ro1">
          <table:table-cell office:value-type="string" calcext:value-type="string">
            <text:p>9782800177212</text:p>
          </table:table-cell>
          <table:table-cell table:formula="of:=[.$B$1]&amp;[.A291]&amp;&quot;/[0:300]&quot;" office:value-type="string" office:string-value="https://reader.izneo.com/read/9782800177212/[0:300]" calcext:value-type="string">
            <text:p>https://reader.izneo.com/read/9782800177212/[0:300]</text:p>
          </table:table-cell>
        </table:table-row>
        <table:table-row table:style-name="ro1">
          <table:table-cell office:value-type="string" calcext:value-type="string">
            <text:p>9782800177236</text:p>
          </table:table-cell>
          <table:table-cell table:formula="of:=[.$B$1]&amp;[.A292]&amp;&quot;/[0:300]&quot;" office:value-type="string" office:string-value="https://reader.izneo.com/read/9782800177236/[0:300]" calcext:value-type="string">
            <text:p>https://reader.izneo.com/read/9782800177236/[0:300]</text:p>
          </table:table-cell>
        </table:table-row>
        <table:table-row table:style-name="ro1">
          <table:table-cell office:value-type="string" calcext:value-type="string">
            <text:p>9782800177250</text:p>
          </table:table-cell>
          <table:table-cell table:formula="of:=[.$B$1]&amp;[.A293]&amp;&quot;/[0:300]&quot;" office:value-type="string" office:string-value="https://reader.izneo.com/read/9782800177250/[0:300]" calcext:value-type="string">
            <text:p>https://reader.izneo.com/read/9782800177250/[0:300]</text:p>
          </table:table-cell>
        </table:table-row>
        <table:table-row table:style-name="ro1">
          <table:table-cell office:value-type="string" calcext:value-type="string">
            <text:p>9782800177274</text:p>
          </table:table-cell>
          <table:table-cell table:formula="of:=[.$B$1]&amp;[.A294]&amp;&quot;/[0:300]&quot;" office:value-type="string" office:string-value="https://reader.izneo.com/read/9782800177274/[0:300]" calcext:value-type="string">
            <text:p>https://reader.izneo.com/read/9782800177274/[0:300]</text:p>
          </table:table-cell>
        </table:table-row>
        <table:table-row table:style-name="ro1">
          <table:table-cell office:value-type="string" calcext:value-type="string">
            <text:p>9782800177465</text:p>
          </table:table-cell>
          <table:table-cell table:formula="of:=[.$B$1]&amp;[.A295]&amp;&quot;/[0:300]&quot;" office:value-type="string" office:string-value="https://reader.izneo.com/read/9782800177465/[0:300]" calcext:value-type="string">
            <text:p>https://reader.izneo.com/read/9782800177465/[0:300]</text:p>
          </table:table-cell>
        </table:table-row>
        <table:table-row table:style-name="ro1">
          <table:table-cell office:value-type="string" calcext:value-type="string">
            <text:p>9782800177472</text:p>
          </table:table-cell>
          <table:table-cell table:formula="of:=[.$B$1]&amp;[.A296]&amp;&quot;/[0:300]&quot;" office:value-type="string" office:string-value="https://reader.izneo.com/read/9782800177472/[0:300]" calcext:value-type="string">
            <text:p>https://reader.izneo.com/read/9782800177472/[0:300]</text:p>
          </table:table-cell>
        </table:table-row>
        <table:table-row table:style-name="ro1">
          <table:table-cell office:value-type="string" calcext:value-type="string">
            <text:p>9782800177489</text:p>
          </table:table-cell>
          <table:table-cell table:formula="of:=[.$B$1]&amp;[.A297]&amp;&quot;/[0:300]&quot;" office:value-type="string" office:string-value="https://reader.izneo.com/read/9782800177489/[0:300]" calcext:value-type="string">
            <text:p>https://reader.izneo.com/read/9782800177489/[0:300]</text:p>
          </table:table-cell>
        </table:table-row>
        <table:table-row table:style-name="ro1">
          <table:table-cell office:value-type="string" calcext:value-type="string">
            <text:p>9782800177519</text:p>
          </table:table-cell>
          <table:table-cell table:formula="of:=[.$B$1]&amp;[.A298]&amp;&quot;/[0:300]&quot;" office:value-type="string" office:string-value="https://reader.izneo.com/read/9782800177519/[0:300]" calcext:value-type="string">
            <text:p>https://reader.izneo.com/read/9782800177519/[0:300]</text:p>
          </table:table-cell>
        </table:table-row>
        <table:table-row table:style-name="ro1">
          <table:table-cell office:value-type="string" calcext:value-type="string">
            <text:p>9782800177557</text:p>
          </table:table-cell>
          <table:table-cell table:formula="of:=[.$B$1]&amp;[.A299]&amp;&quot;/[0:300]&quot;" office:value-type="string" office:string-value="https://reader.izneo.com/read/9782800177557/[0:300]" calcext:value-type="string">
            <text:p>https://reader.izneo.com/read/9782800177557/[0:300]</text:p>
          </table:table-cell>
        </table:table-row>
        <table:table-row table:style-name="ro1">
          <table:table-cell office:value-type="string" calcext:value-type="string">
            <text:p>9782800177571</text:p>
          </table:table-cell>
          <table:table-cell table:formula="of:=[.$B$1]&amp;[.A300]&amp;&quot;/[0:300]&quot;" office:value-type="string" office:string-value="https://reader.izneo.com/read/9782800177571/[0:300]" calcext:value-type="string">
            <text:p>https://reader.izneo.com/read/9782800177571/[0:300]</text:p>
          </table:table-cell>
        </table:table-row>
        <table:table-row table:style-name="ro1">
          <table:table-cell office:value-type="string" calcext:value-type="string">
            <text:p>9782800177632</text:p>
          </table:table-cell>
          <table:table-cell table:formula="of:=[.$B$1]&amp;[.A301]&amp;&quot;/[0:300]&quot;" office:value-type="string" office:string-value="https://reader.izneo.com/read/9782800177632/[0:300]" calcext:value-type="string">
            <text:p>https://reader.izneo.com/read/9782800177632/[0:300]</text:p>
          </table:table-cell>
        </table:table-row>
        <table:table-row table:style-name="ro1">
          <table:table-cell office:value-type="string" calcext:value-type="string">
            <text:p>9782800177656</text:p>
          </table:table-cell>
          <table:table-cell table:formula="of:=[.$B$1]&amp;[.A302]&amp;&quot;/[0:300]&quot;" office:value-type="string" office:string-value="https://reader.izneo.com/read/9782800177656/[0:300]" calcext:value-type="string">
            <text:p>https://reader.izneo.com/read/9782800177656/[0:300]</text:p>
          </table:table-cell>
        </table:table-row>
        <table:table-row table:style-name="ro1">
          <table:table-cell office:value-type="string" calcext:value-type="string">
            <text:p>9782800177663</text:p>
          </table:table-cell>
          <table:table-cell table:formula="of:=[.$B$1]&amp;[.A303]&amp;&quot;/[0:300]&quot;" office:value-type="string" office:string-value="https://reader.izneo.com/read/9782800177663/[0:300]" calcext:value-type="string">
            <text:p>https://reader.izneo.com/read/9782800177663/[0:300]</text:p>
          </table:table-cell>
        </table:table-row>
        <table:table-row table:style-name="ro1">
          <table:table-cell office:value-type="string" calcext:value-type="string">
            <text:p>9782800177670</text:p>
          </table:table-cell>
          <table:table-cell table:formula="of:=[.$B$1]&amp;[.A304]&amp;&quot;/[0:300]&quot;" office:value-type="string" office:string-value="https://reader.izneo.com/read/9782800177670/[0:300]" calcext:value-type="string">
            <text:p>https://reader.izneo.com/read/9782800177670/[0:300]</text:p>
          </table:table-cell>
        </table:table-row>
        <table:table-row table:style-name="ro1">
          <table:table-cell office:value-type="string" calcext:value-type="string">
            <text:p>9782800177694</text:p>
          </table:table-cell>
          <table:table-cell table:formula="of:=[.$B$1]&amp;[.A305]&amp;&quot;/[0:300]&quot;" office:value-type="string" office:string-value="https://reader.izneo.com/read/9782800177694/[0:300]" calcext:value-type="string">
            <text:p>https://reader.izneo.com/read/9782800177694/[0:300]</text:p>
          </table:table-cell>
        </table:table-row>
        <table:table-row table:style-name="ro1">
          <table:table-cell office:value-type="string" calcext:value-type="string">
            <text:p>9782800177717</text:p>
          </table:table-cell>
          <table:table-cell table:formula="of:=[.$B$1]&amp;[.A306]&amp;&quot;/[0:300]&quot;" office:value-type="string" office:string-value="https://reader.izneo.com/read/9782800177717/[0:300]" calcext:value-type="string">
            <text:p>https://reader.izneo.com/read/9782800177717/[0:300]</text:p>
          </table:table-cell>
        </table:table-row>
        <table:table-row table:style-name="ro1">
          <table:table-cell office:value-type="string" calcext:value-type="string">
            <text:p>9782800177724</text:p>
          </table:table-cell>
          <table:table-cell table:formula="of:=[.$B$1]&amp;[.A307]&amp;&quot;/[0:300]&quot;" office:value-type="string" office:string-value="https://reader.izneo.com/read/9782800177724/[0:300]" calcext:value-type="string">
            <text:p>https://reader.izneo.com/read/9782800177724/[0:300]</text:p>
          </table:table-cell>
        </table:table-row>
        <table:table-row table:style-name="ro1">
          <table:table-cell office:value-type="string" calcext:value-type="string">
            <text:p>9782800177755</text:p>
          </table:table-cell>
          <table:table-cell table:formula="of:=[.$B$1]&amp;[.A308]&amp;&quot;/[0:300]&quot;" office:value-type="string" office:string-value="https://reader.izneo.com/read/9782800177755/[0:300]" calcext:value-type="string">
            <text:p>https://reader.izneo.com/read/9782800177755/[0:300]</text:p>
          </table:table-cell>
        </table:table-row>
        <table:table-row table:style-name="ro1">
          <table:table-cell office:value-type="string" calcext:value-type="string">
            <text:p>9782800177779</text:p>
          </table:table-cell>
          <table:table-cell table:formula="of:=[.$B$1]&amp;[.A309]&amp;&quot;/[0:300]&quot;" office:value-type="string" office:string-value="https://reader.izneo.com/read/9782800177779/[0:300]" calcext:value-type="string">
            <text:p>https://reader.izneo.com/read/9782800177779/[0:300]</text:p>
          </table:table-cell>
        </table:table-row>
        <table:table-row table:style-name="ro1">
          <table:table-cell office:value-type="string" calcext:value-type="string">
            <text:p>9782800177793</text:p>
          </table:table-cell>
          <table:table-cell table:formula="of:=[.$B$1]&amp;[.A310]&amp;&quot;/[0:300]&quot;" office:value-type="string" office:string-value="https://reader.izneo.com/read/9782800177793/[0:300]" calcext:value-type="string">
            <text:p>https://reader.izneo.com/read/9782800177793/[0:300]</text:p>
          </table:table-cell>
        </table:table-row>
        <table:table-row table:style-name="ro1">
          <table:table-cell office:value-type="string" calcext:value-type="string">
            <text:p>9782800177816</text:p>
          </table:table-cell>
          <table:table-cell table:formula="of:=[.$B$1]&amp;[.A311]&amp;&quot;/[0:300]&quot;" office:value-type="string" office:string-value="https://reader.izneo.com/read/9782800177816/[0:300]" calcext:value-type="string">
            <text:p>https://reader.izneo.com/read/9782800177816/[0:300]</text:p>
          </table:table-cell>
        </table:table-row>
        <table:table-row table:style-name="ro1">
          <table:table-cell office:value-type="string" calcext:value-type="string">
            <text:p>9782800177830</text:p>
          </table:table-cell>
          <table:table-cell table:formula="of:=[.$B$1]&amp;[.A312]&amp;&quot;/[0:300]&quot;" office:value-type="string" office:string-value="https://reader.izneo.com/read/9782800177830/[0:300]" calcext:value-type="string">
            <text:p>https://reader.izneo.com/read/9782800177830/[0:300]</text:p>
          </table:table-cell>
        </table:table-row>
        <table:table-row table:style-name="ro1">
          <table:table-cell office:value-type="string" calcext:value-type="string">
            <text:p>9782800177854</text:p>
          </table:table-cell>
          <table:table-cell table:formula="of:=[.$B$1]&amp;[.A313]&amp;&quot;/[0:300]&quot;" office:value-type="string" office:string-value="https://reader.izneo.com/read/9782800177854/[0:300]" calcext:value-type="string">
            <text:p>https://reader.izneo.com/read/9782800177854/[0:300]</text:p>
          </table:table-cell>
        </table:table-row>
        <table:table-row table:style-name="ro1">
          <table:table-cell office:value-type="string" calcext:value-type="string">
            <text:p>9782800177878</text:p>
          </table:table-cell>
          <table:table-cell table:formula="of:=[.$B$1]&amp;[.A314]&amp;&quot;/[0:300]&quot;" office:value-type="string" office:string-value="https://reader.izneo.com/read/9782800177878/[0:300]" calcext:value-type="string">
            <text:p>https://reader.izneo.com/read/9782800177878/[0:300]</text:p>
          </table:table-cell>
        </table:table-row>
        <table:table-row table:style-name="ro1">
          <table:table-cell office:value-type="string" calcext:value-type="string">
            <text:p>9782800177892</text:p>
          </table:table-cell>
          <table:table-cell table:formula="of:=[.$B$1]&amp;[.A315]&amp;&quot;/[0:300]&quot;" office:value-type="string" office:string-value="https://reader.izneo.com/read/9782800177892/[0:300]" calcext:value-type="string">
            <text:p>https://reader.izneo.com/read/9782800177892/[0:300]</text:p>
          </table:table-cell>
        </table:table-row>
        <table:table-row table:style-name="ro1">
          <table:table-cell office:value-type="string" calcext:value-type="string">
            <text:p>9782800177915</text:p>
          </table:table-cell>
          <table:table-cell table:formula="of:=[.$B$1]&amp;[.A316]&amp;&quot;/[0:300]&quot;" office:value-type="string" office:string-value="https://reader.izneo.com/read/9782800177915/[0:300]" calcext:value-type="string">
            <text:p>https://reader.izneo.com/read/9782800177915/[0:300]</text:p>
          </table:table-cell>
        </table:table-row>
        <table:table-row table:style-name="ro1">
          <table:table-cell office:value-type="string" calcext:value-type="string">
            <text:p>9782800177939</text:p>
          </table:table-cell>
          <table:table-cell table:formula="of:=[.$B$1]&amp;[.A317]&amp;&quot;/[0:300]&quot;" office:value-type="string" office:string-value="https://reader.izneo.com/read/9782800177939/[0:300]" calcext:value-type="string">
            <text:p>https://reader.izneo.com/read/9782800177939/[0:300]</text:p>
          </table:table-cell>
        </table:table-row>
        <table:table-row table:style-name="ro1">
          <table:table-cell office:value-type="string" calcext:value-type="string">
            <text:p>9782800177953</text:p>
          </table:table-cell>
          <table:table-cell table:formula="of:=[.$B$1]&amp;[.A318]&amp;&quot;/[0:300]&quot;" office:value-type="string" office:string-value="https://reader.izneo.com/read/9782800177953/[0:300]" calcext:value-type="string">
            <text:p>https://reader.izneo.com/read/9782800177953/[0:300]</text:p>
          </table:table-cell>
        </table:table-row>
        <table:table-row table:style-name="ro1">
          <table:table-cell office:value-type="string" calcext:value-type="string">
            <text:p>9782800177977</text:p>
          </table:table-cell>
          <table:table-cell table:formula="of:=[.$B$1]&amp;[.A319]&amp;&quot;/[0:300]&quot;" office:value-type="string" office:string-value="https://reader.izneo.com/read/9782800177977/[0:300]" calcext:value-type="string">
            <text:p>https://reader.izneo.com/read/9782800177977/[0:300]</text:p>
          </table:table-cell>
        </table:table-row>
        <table:table-row table:style-name="ro1">
          <table:table-cell office:value-type="string" calcext:value-type="string">
            <text:p>9782800177991</text:p>
          </table:table-cell>
          <table:table-cell table:formula="of:=[.$B$1]&amp;[.A320]&amp;&quot;/[0:300]&quot;" office:value-type="string" office:string-value="https://reader.izneo.com/read/9782800177991/[0:300]" calcext:value-type="string">
            <text:p>https://reader.izneo.com/read/9782800177991/[0:300]</text:p>
          </table:table-cell>
        </table:table-row>
        <table:table-row table:style-name="ro1">
          <table:table-cell office:value-type="string" calcext:value-type="string">
            <text:p>9782800178035</text:p>
          </table:table-cell>
          <table:table-cell table:formula="of:=[.$B$1]&amp;[.A321]&amp;&quot;/[0:300]&quot;" office:value-type="string" office:string-value="https://reader.izneo.com/read/9782800178035/[0:300]" calcext:value-type="string">
            <text:p>https://reader.izneo.com/read/9782800178035/[0:300]</text:p>
          </table:table-cell>
        </table:table-row>
        <table:table-row table:style-name="ro1">
          <table:table-cell office:value-type="string" calcext:value-type="string">
            <text:p>9782800178066</text:p>
          </table:table-cell>
          <table:table-cell table:formula="of:=[.$B$1]&amp;[.A322]&amp;&quot;/[0:300]&quot;" office:value-type="string" office:string-value="https://reader.izneo.com/read/9782800178066/[0:300]" calcext:value-type="string">
            <text:p>https://reader.izneo.com/read/9782800178066/[0:300]</text:p>
          </table:table-cell>
        </table:table-row>
        <table:table-row table:style-name="ro1">
          <table:table-cell office:value-type="string" calcext:value-type="string">
            <text:p>9782800178080</text:p>
          </table:table-cell>
          <table:table-cell table:formula="of:=[.$B$1]&amp;[.A323]&amp;&quot;/[0:300]&quot;" office:value-type="string" office:string-value="https://reader.izneo.com/read/9782800178080/[0:300]" calcext:value-type="string">
            <text:p>https://reader.izneo.com/read/9782800178080/[0:300]</text:p>
          </table:table-cell>
        </table:table-row>
        <table:table-row table:style-name="ro1">
          <table:table-cell office:value-type="string" calcext:value-type="string">
            <text:p>9782800178103</text:p>
          </table:table-cell>
          <table:table-cell table:formula="of:=[.$B$1]&amp;[.A324]&amp;&quot;/[0:300]&quot;" office:value-type="string" office:string-value="https://reader.izneo.com/read/9782800178103/[0:300]" calcext:value-type="string">
            <text:p>https://reader.izneo.com/read/9782800178103/[0:300]</text:p>
          </table:table-cell>
        </table:table-row>
        <table:table-row table:style-name="ro1">
          <table:table-cell office:value-type="string" calcext:value-type="string">
            <text:p>9782800178127</text:p>
          </table:table-cell>
          <table:table-cell table:formula="of:=[.$B$1]&amp;[.A325]&amp;&quot;/[0:300]&quot;" office:value-type="string" office:string-value="https://reader.izneo.com/read/9782800178127/[0:300]" calcext:value-type="string">
            <text:p>https://reader.izneo.com/read/9782800178127/[0:300]</text:p>
          </table:table-cell>
        </table:table-row>
        <table:table-row table:style-name="ro1">
          <table:table-cell office:value-type="string" calcext:value-type="string">
            <text:p>9782800178141</text:p>
          </table:table-cell>
          <table:table-cell table:formula="of:=[.$B$1]&amp;[.A326]&amp;&quot;/[0:300]&quot;" office:value-type="string" office:string-value="https://reader.izneo.com/read/9782800178141/[0:300]" calcext:value-type="string">
            <text:p>https://reader.izneo.com/read/9782800178141/[0:300]</text:p>
          </table:table-cell>
        </table:table-row>
        <table:table-row table:style-name="ro1">
          <table:table-cell office:value-type="string" calcext:value-type="string">
            <text:p>9782800178165</text:p>
          </table:table-cell>
          <table:table-cell table:formula="of:=[.$B$1]&amp;[.A327]&amp;&quot;/[0:300]&quot;" office:value-type="string" office:string-value="https://reader.izneo.com/read/9782800178165/[0:300]" calcext:value-type="string">
            <text:p>https://reader.izneo.com/read/9782800178165/[0:300]</text:p>
          </table:table-cell>
        </table:table-row>
        <table:table-row table:style-name="ro1">
          <table:table-cell office:value-type="string" calcext:value-type="string">
            <text:p>9782800178189</text:p>
          </table:table-cell>
          <table:table-cell table:formula="of:=[.$B$1]&amp;[.A328]&amp;&quot;/[0:300]&quot;" office:value-type="string" office:string-value="https://reader.izneo.com/read/9782800178189/[0:300]" calcext:value-type="string">
            <text:p>https://reader.izneo.com/read/9782800178189/[0:300]</text:p>
          </table:table-cell>
        </table:table-row>
        <table:table-row table:style-name="ro1">
          <table:table-cell office:value-type="string" calcext:value-type="string">
            <text:p>9782800178202</text:p>
          </table:table-cell>
          <table:table-cell table:formula="of:=[.$B$1]&amp;[.A329]&amp;&quot;/[0:300]&quot;" office:value-type="string" office:string-value="https://reader.izneo.com/read/9782800178202/[0:300]" calcext:value-type="string">
            <text:p>https://reader.izneo.com/read/9782800178202/[0:300]</text:p>
          </table:table-cell>
        </table:table-row>
        <table:table-row table:style-name="ro1">
          <table:table-cell office:value-type="string" calcext:value-type="string">
            <text:p>9782800178226</text:p>
          </table:table-cell>
          <table:table-cell table:formula="of:=[.$B$1]&amp;[.A330]&amp;&quot;/[0:300]&quot;" office:value-type="string" office:string-value="https://reader.izneo.com/read/9782800178226/[0:300]" calcext:value-type="string">
            <text:p>https://reader.izneo.com/read/9782800178226/[0:300]</text:p>
          </table:table-cell>
        </table:table-row>
        <table:table-row table:style-name="ro1">
          <table:table-cell office:value-type="string" calcext:value-type="string">
            <text:p>9782800178240</text:p>
          </table:table-cell>
          <table:table-cell table:formula="of:=[.$B$1]&amp;[.A331]&amp;&quot;/[0:300]&quot;" office:value-type="string" office:string-value="https://reader.izneo.com/read/9782800178240/[0:300]" calcext:value-type="string">
            <text:p>https://reader.izneo.com/read/9782800178240/[0:300]</text:p>
          </table:table-cell>
        </table:table-row>
        <table:table-row table:style-name="ro1">
          <table:table-cell office:value-type="string" calcext:value-type="string">
            <text:p>9782800178264</text:p>
          </table:table-cell>
          <table:table-cell table:formula="of:=[.$B$1]&amp;[.A332]&amp;&quot;/[0:300]&quot;" office:value-type="string" office:string-value="https://reader.izneo.com/read/9782800178264/[0:300]" calcext:value-type="string">
            <text:p>https://reader.izneo.com/read/9782800178264/[0:300]</text:p>
          </table:table-cell>
        </table:table-row>
        <table:table-row table:style-name="ro1">
          <table:table-cell office:value-type="string" calcext:value-type="string">
            <text:p>9782800178288</text:p>
          </table:table-cell>
          <table:table-cell table:formula="of:=[.$B$1]&amp;[.A333]&amp;&quot;/[0:300]&quot;" office:value-type="string" office:string-value="https://reader.izneo.com/read/9782800178288/[0:300]" calcext:value-type="string">
            <text:p>https://reader.izneo.com/read/9782800178288/[0:300]</text:p>
          </table:table-cell>
        </table:table-row>
        <table:table-row table:style-name="ro1">
          <table:table-cell office:value-type="string" calcext:value-type="string">
            <text:p>9782800178301</text:p>
          </table:table-cell>
          <table:table-cell table:formula="of:=[.$B$1]&amp;[.A334]&amp;&quot;/[0:300]&quot;" office:value-type="string" office:string-value="https://reader.izneo.com/read/9782800178301/[0:300]" calcext:value-type="string">
            <text:p>https://reader.izneo.com/read/9782800178301/[0:300]</text:p>
          </table:table-cell>
        </table:table-row>
        <table:table-row table:style-name="ro1">
          <table:table-cell office:value-type="string" calcext:value-type="string">
            <text:p>9782800178325</text:p>
          </table:table-cell>
          <table:table-cell table:formula="of:=[.$B$1]&amp;[.A335]&amp;&quot;/[0:300]&quot;" office:value-type="string" office:string-value="https://reader.izneo.com/read/9782800178325/[0:300]" calcext:value-type="string">
            <text:p>https://reader.izneo.com/read/9782800178325/[0:300]</text:p>
          </table:table-cell>
        </table:table-row>
        <table:table-row table:style-name="ro1">
          <table:table-cell office:value-type="string" calcext:value-type="string">
            <text:p>9782800178349</text:p>
          </table:table-cell>
          <table:table-cell table:formula="of:=[.$B$1]&amp;[.A336]&amp;&quot;/[0:300]&quot;" office:value-type="string" office:string-value="https://reader.izneo.com/read/9782800178349/[0:300]" calcext:value-type="string">
            <text:p>https://reader.izneo.com/read/9782800178349/[0:300]</text:p>
          </table:table-cell>
        </table:table-row>
        <table:table-row table:style-name="ro1">
          <table:table-cell office:value-type="string" calcext:value-type="string">
            <text:p>9782800178363</text:p>
          </table:table-cell>
          <table:table-cell table:formula="of:=[.$B$1]&amp;[.A337]&amp;&quot;/[0:300]&quot;" office:value-type="string" office:string-value="https://reader.izneo.com/read/9782800178363/[0:300]" calcext:value-type="string">
            <text:p>https://reader.izneo.com/read/9782800178363/[0:300]</text:p>
          </table:table-cell>
        </table:table-row>
        <table:table-row table:style-name="ro1">
          <table:table-cell office:value-type="string" calcext:value-type="string">
            <text:p>9782800178387</text:p>
          </table:table-cell>
          <table:table-cell table:formula="of:=[.$B$1]&amp;[.A338]&amp;&quot;/[0:300]&quot;" office:value-type="string" office:string-value="https://reader.izneo.com/read/9782800178387/[0:300]" calcext:value-type="string">
            <text:p>https://reader.izneo.com/read/9782800178387/[0:300]</text:p>
          </table:table-cell>
        </table:table-row>
        <table:table-row table:style-name="ro1">
          <table:table-cell office:value-type="string" calcext:value-type="string">
            <text:p>9782800178400</text:p>
          </table:table-cell>
          <table:table-cell table:formula="of:=[.$B$1]&amp;[.A339]&amp;&quot;/[0:300]&quot;" office:value-type="string" office:string-value="https://reader.izneo.com/read/9782800178400/[0:300]" calcext:value-type="string">
            <text:p>https://reader.izneo.com/read/9782800178400/[0:300]</text:p>
          </table:table-cell>
        </table:table-row>
        <table:table-row table:style-name="ro1">
          <table:table-cell office:value-type="string" calcext:value-type="string">
            <text:p>9782800178424</text:p>
          </table:table-cell>
          <table:table-cell table:formula="of:=[.$B$1]&amp;[.A340]&amp;&quot;/[0:300]&quot;" office:value-type="string" office:string-value="https://reader.izneo.com/read/9782800178424/[0:300]" calcext:value-type="string">
            <text:p>https://reader.izneo.com/read/9782800178424/[0:300]</text:p>
          </table:table-cell>
        </table:table-row>
        <table:table-row table:style-name="ro1">
          <table:table-cell office:value-type="string" calcext:value-type="string">
            <text:p>9782800178448</text:p>
          </table:table-cell>
          <table:table-cell table:formula="of:=[.$B$1]&amp;[.A341]&amp;&quot;/[0:300]&quot;" office:value-type="string" office:string-value="https://reader.izneo.com/read/9782800178448/[0:300]" calcext:value-type="string">
            <text:p>https://reader.izneo.com/read/9782800178448/[0:300]</text:p>
          </table:table-cell>
        </table:table-row>
        <table:table-row table:style-name="ro1">
          <table:table-cell office:value-type="string" calcext:value-type="string">
            <text:p>9782800178462</text:p>
          </table:table-cell>
          <table:table-cell table:formula="of:=[.$B$1]&amp;[.A342]&amp;&quot;/[0:300]&quot;" office:value-type="string" office:string-value="https://reader.izneo.com/read/9782800178462/[0:300]" calcext:value-type="string">
            <text:p>https://reader.izneo.com/read/9782800178462/[0:300]</text:p>
          </table:table-cell>
        </table:table-row>
        <table:table-row table:style-name="ro1">
          <table:table-cell office:value-type="string" calcext:value-type="string">
            <text:p>9782800178608</text:p>
          </table:table-cell>
          <table:table-cell table:formula="of:=[.$B$1]&amp;[.A343]&amp;&quot;/[0:300]&quot;" office:value-type="string" office:string-value="https://reader.izneo.com/read/9782800178608/[0:300]" calcext:value-type="string">
            <text:p>https://reader.izneo.com/read/9782800178608/[0:300]</text:p>
          </table:table-cell>
        </table:table-row>
        <table:table-row table:style-name="ro1">
          <table:table-cell office:value-type="string" calcext:value-type="string">
            <text:p>9782800178622</text:p>
          </table:table-cell>
          <table:table-cell table:formula="of:=[.$B$1]&amp;[.A344]&amp;&quot;/[0:300]&quot;" office:value-type="string" office:string-value="https://reader.izneo.com/read/9782800178622/[0:300]" calcext:value-type="string">
            <text:p>https://reader.izneo.com/read/9782800178622/[0:300]</text:p>
          </table:table-cell>
        </table:table-row>
        <table:table-row table:style-name="ro1">
          <table:table-cell office:value-type="string" calcext:value-type="string">
            <text:p>9782800178813</text:p>
          </table:table-cell>
          <table:table-cell table:formula="of:=[.$B$1]&amp;[.A345]&amp;&quot;/[0:300]&quot;" office:value-type="string" office:string-value="https://reader.izneo.com/read/9782800178813/[0:300]" calcext:value-type="string">
            <text:p>https://reader.izneo.com/read/9782800178813/[0:300]</text:p>
          </table:table-cell>
        </table:table-row>
        <table:table-row table:style-name="ro1">
          <table:table-cell office:value-type="string" calcext:value-type="string">
            <text:p>9782800178820</text:p>
          </table:table-cell>
          <table:table-cell table:formula="of:=[.$B$1]&amp;[.A346]&amp;&quot;/[0:300]&quot;" office:value-type="string" office:string-value="https://reader.izneo.com/read/9782800178820/[0:300]" calcext:value-type="string">
            <text:p>https://reader.izneo.com/read/9782800178820/[0:300]</text:p>
          </table:table-cell>
        </table:table-row>
        <table:table-row table:style-name="ro1">
          <table:table-cell office:value-type="string" calcext:value-type="string">
            <text:p>9782800178837</text:p>
          </table:table-cell>
          <table:table-cell table:formula="of:=[.$B$1]&amp;[.A347]&amp;&quot;/[0:300]&quot;" office:value-type="string" office:string-value="https://reader.izneo.com/read/9782800178837/[0:300]" calcext:value-type="string">
            <text:p>https://reader.izneo.com/read/9782800178837/[0:300]</text:p>
          </table:table-cell>
        </table:table-row>
        <table:table-row table:style-name="ro1">
          <table:table-cell office:value-type="string" calcext:value-type="string">
            <text:p>9782800178851</text:p>
          </table:table-cell>
          <table:table-cell table:formula="of:=[.$B$1]&amp;[.A348]&amp;&quot;/[0:300]&quot;" office:value-type="string" office:string-value="https://reader.izneo.com/read/9782800178851/[0:300]" calcext:value-type="string">
            <text:p>https://reader.izneo.com/read/9782800178851/[0:300]</text:p>
          </table:table-cell>
        </table:table-row>
        <table:table-row table:style-name="ro1">
          <table:table-cell office:value-type="string" calcext:value-type="string">
            <text:p>9782800178868</text:p>
          </table:table-cell>
          <table:table-cell table:formula="of:=[.$B$1]&amp;[.A349]&amp;&quot;/[0:300]&quot;" office:value-type="string" office:string-value="https://reader.izneo.com/read/9782800178868/[0:300]" calcext:value-type="string">
            <text:p>https://reader.izneo.com/read/9782800178868/[0:300]</text:p>
          </table:table-cell>
        </table:table-row>
        <table:table-row table:style-name="ro1">
          <table:table-cell office:value-type="string" calcext:value-type="string">
            <text:p>9782800178875</text:p>
          </table:table-cell>
          <table:table-cell table:formula="of:=[.$B$1]&amp;[.A350]&amp;&quot;/[0:300]&quot;" office:value-type="string" office:string-value="https://reader.izneo.com/read/9782800178875/[0:300]" calcext:value-type="string">
            <text:p>https://reader.izneo.com/read/9782800178875/[0:300]</text:p>
          </table:table-cell>
        </table:table-row>
        <table:table-row table:style-name="ro1">
          <table:table-cell office:value-type="string" calcext:value-type="string">
            <text:p>9782800178882</text:p>
          </table:table-cell>
          <table:table-cell table:formula="of:=[.$B$1]&amp;[.A351]&amp;&quot;/[0:300]&quot;" office:value-type="string" office:string-value="https://reader.izneo.com/read/9782800178882/[0:300]" calcext:value-type="string">
            <text:p>https://reader.izneo.com/read/9782800178882/[0:300]</text:p>
          </table:table-cell>
        </table:table-row>
        <table:table-row table:style-name="ro1">
          <table:table-cell office:value-type="string" calcext:value-type="string">
            <text:p>9782800178905</text:p>
          </table:table-cell>
          <table:table-cell table:formula="of:=[.$B$1]&amp;[.A352]&amp;&quot;/[0:300]&quot;" office:value-type="string" office:string-value="https://reader.izneo.com/read/9782800178905/[0:300]" calcext:value-type="string">
            <text:p>https://reader.izneo.com/read/9782800178905/[0:300]</text:p>
          </table:table-cell>
        </table:table-row>
        <table:table-row table:style-name="ro1">
          <table:table-cell office:value-type="string" calcext:value-type="string">
            <text:p>9782800178950</text:p>
          </table:table-cell>
          <table:table-cell table:formula="of:=[.$B$1]&amp;[.A353]&amp;&quot;/[0:300]&quot;" office:value-type="string" office:string-value="https://reader.izneo.com/read/9782800178950/[0:300]" calcext:value-type="string">
            <text:p>https://reader.izneo.com/read/9782800178950/[0:300]</text:p>
          </table:table-cell>
        </table:table-row>
        <table:table-row table:style-name="ro1">
          <table:table-cell office:value-type="string" calcext:value-type="string">
            <text:p>9782800178981</text:p>
          </table:table-cell>
          <table:table-cell table:formula="of:=[.$B$1]&amp;[.A354]&amp;&quot;/[0:300]&quot;" office:value-type="string" office:string-value="https://reader.izneo.com/read/9782800178981/[0:300]" calcext:value-type="string">
            <text:p>https://reader.izneo.com/read/9782800178981/[0:300]</text:p>
          </table:table-cell>
        </table:table-row>
        <table:table-row table:style-name="ro1">
          <table:table-cell office:value-type="string" calcext:value-type="string">
            <text:p>9782800178998</text:p>
          </table:table-cell>
          <table:table-cell table:formula="of:=[.$B$1]&amp;[.A355]&amp;&quot;/[0:300]&quot;" office:value-type="string" office:string-value="https://reader.izneo.com/read/9782800178998/[0:300]" calcext:value-type="string">
            <text:p>https://reader.izneo.com/read/9782800178998/[0:300]</text:p>
          </table:table-cell>
        </table:table-row>
        <table:table-row table:style-name="ro1">
          <table:table-cell office:value-type="string" calcext:value-type="string">
            <text:p>9782800179001</text:p>
          </table:table-cell>
          <table:table-cell table:formula="of:=[.$B$1]&amp;[.A356]&amp;&quot;/[0:300]&quot;" office:value-type="string" office:string-value="https://reader.izneo.com/read/9782800179001/[0:300]" calcext:value-type="string">
            <text:p>https://reader.izneo.com/read/9782800179001/[0:300]</text:p>
          </table:table-cell>
        </table:table-row>
        <table:table-row table:style-name="ro1">
          <table:table-cell office:value-type="string" calcext:value-type="string">
            <text:p>9782800179018</text:p>
          </table:table-cell>
          <table:table-cell table:formula="of:=[.$B$1]&amp;[.A357]&amp;&quot;/[0:300]&quot;" office:value-type="string" office:string-value="https://reader.izneo.com/read/9782800179018/[0:300]" calcext:value-type="string">
            <text:p>https://reader.izneo.com/read/9782800179018/[0:300]</text:p>
          </table:table-cell>
        </table:table-row>
        <table:table-row table:style-name="ro1">
          <table:table-cell office:value-type="string" calcext:value-type="string">
            <text:p>9782800179049</text:p>
          </table:table-cell>
          <table:table-cell table:formula="of:=[.$B$1]&amp;[.A358]&amp;&quot;/[0:300]&quot;" office:value-type="string" office:string-value="https://reader.izneo.com/read/9782800179049/[0:300]" calcext:value-type="string">
            <text:p>https://reader.izneo.com/read/9782800179049/[0:300]</text:p>
          </table:table-cell>
        </table:table-row>
        <table:table-row table:style-name="ro1">
          <table:table-cell office:value-type="string" calcext:value-type="string">
            <text:p>9782800179278</text:p>
          </table:table-cell>
          <table:table-cell table:formula="of:=[.$B$1]&amp;[.A359]&amp;&quot;/[0:300]&quot;" office:value-type="string" office:string-value="https://reader.izneo.com/read/9782800179278/[0:300]" calcext:value-type="string">
            <text:p>https://reader.izneo.com/read/9782800179278/[0:300]</text:p>
          </table:table-cell>
        </table:table-row>
        <table:table-row table:style-name="ro1">
          <table:table-cell office:value-type="string" calcext:value-type="string">
            <text:p>9782800179285</text:p>
          </table:table-cell>
          <table:table-cell table:formula="of:=[.$B$1]&amp;[.A360]&amp;&quot;/[0:300]&quot;" office:value-type="string" office:string-value="https://reader.izneo.com/read/9782800179285/[0:300]" calcext:value-type="string">
            <text:p>https://reader.izneo.com/read/9782800179285/[0:300]</text:p>
          </table:table-cell>
        </table:table-row>
        <table:table-row table:style-name="ro1">
          <table:table-cell office:value-type="string" calcext:value-type="string">
            <text:p>9782800179315</text:p>
          </table:table-cell>
          <table:table-cell table:formula="of:=[.$B$1]&amp;[.A361]&amp;&quot;/[0:300]&quot;" office:value-type="string" office:string-value="https://reader.izneo.com/read/9782800179315/[0:300]" calcext:value-type="string">
            <text:p>https://reader.izneo.com/read/9782800179315/[0:300]</text:p>
          </table:table-cell>
        </table:table-row>
        <table:table-row table:style-name="ro1">
          <table:table-cell office:value-type="string" calcext:value-type="string">
            <text:p>9782800179322</text:p>
          </table:table-cell>
          <table:table-cell table:formula="of:=[.$B$1]&amp;[.A362]&amp;&quot;/[0:300]&quot;" office:value-type="string" office:string-value="https://reader.izneo.com/read/9782800179322/[0:300]" calcext:value-type="string">
            <text:p>https://reader.izneo.com/read/9782800179322/[0:300]</text:p>
          </table:table-cell>
        </table:table-row>
        <table:table-row table:style-name="ro1">
          <table:table-cell office:value-type="string" calcext:value-type="string">
            <text:p>9782800179339</text:p>
          </table:table-cell>
          <table:table-cell table:formula="of:=[.$B$1]&amp;[.A363]&amp;&quot;/[0:300]&quot;" office:value-type="string" office:string-value="https://reader.izneo.com/read/9782800179339/[0:300]" calcext:value-type="string">
            <text:p>https://reader.izneo.com/read/9782800179339/[0:300]</text:p>
          </table:table-cell>
        </table:table-row>
        <table:table-row table:style-name="ro1">
          <table:table-cell office:value-type="string" calcext:value-type="string">
            <text:p>9782800179346</text:p>
          </table:table-cell>
          <table:table-cell table:formula="of:=[.$B$1]&amp;[.A364]&amp;&quot;/[0:300]&quot;" office:value-type="string" office:string-value="https://reader.izneo.com/read/9782800179346/[0:300]" calcext:value-type="string">
            <text:p>https://reader.izneo.com/read/9782800179346/[0:300]</text:p>
          </table:table-cell>
        </table:table-row>
        <table:table-row table:style-name="ro1">
          <table:table-cell office:value-type="string" calcext:value-type="string">
            <text:p>9782800179353</text:p>
          </table:table-cell>
          <table:table-cell table:formula="of:=[.$B$1]&amp;[.A365]&amp;&quot;/[0:300]&quot;" office:value-type="string" office:string-value="https://reader.izneo.com/read/9782800179353/[0:300]" calcext:value-type="string">
            <text:p>https://reader.izneo.com/read/9782800179353/[0:300]</text:p>
          </table:table-cell>
        </table:table-row>
        <table:table-row table:style-name="ro1">
          <table:table-cell office:value-type="string" calcext:value-type="string">
            <text:p>9782800179360</text:p>
          </table:table-cell>
          <table:table-cell table:formula="of:=[.$B$1]&amp;[.A366]&amp;&quot;/[0:300]&quot;" office:value-type="string" office:string-value="https://reader.izneo.com/read/9782800179360/[0:300]" calcext:value-type="string">
            <text:p>https://reader.izneo.com/read/9782800179360/[0:300]</text:p>
          </table:table-cell>
        </table:table-row>
        <table:table-row table:style-name="ro1">
          <table:table-cell office:value-type="string" calcext:value-type="string">
            <text:p>9782800179377</text:p>
          </table:table-cell>
          <table:table-cell table:formula="of:=[.$B$1]&amp;[.A367]&amp;&quot;/[0:300]&quot;" office:value-type="string" office:string-value="https://reader.izneo.com/read/9782800179377/[0:300]" calcext:value-type="string">
            <text:p>https://reader.izneo.com/read/9782800179377/[0:300]</text:p>
          </table:table-cell>
        </table:table-row>
        <table:table-row table:style-name="ro1">
          <table:table-cell office:value-type="string" calcext:value-type="string">
            <text:p>9782800179384</text:p>
          </table:table-cell>
          <table:table-cell table:formula="of:=[.$B$1]&amp;[.A368]&amp;&quot;/[0:300]&quot;" office:value-type="string" office:string-value="https://reader.izneo.com/read/9782800179384/[0:300]" calcext:value-type="string">
            <text:p>https://reader.izneo.com/read/9782800179384/[0:300]</text:p>
          </table:table-cell>
        </table:table-row>
        <table:table-row table:style-name="ro1">
          <table:table-cell office:value-type="string" calcext:value-type="string">
            <text:p>9782800179391</text:p>
          </table:table-cell>
          <table:table-cell table:formula="of:=[.$B$1]&amp;[.A369]&amp;&quot;/[0:300]&quot;" office:value-type="string" office:string-value="https://reader.izneo.com/read/9782800179391/[0:300]" calcext:value-type="string">
            <text:p>https://reader.izneo.com/read/9782800179391/[0:300]</text:p>
          </table:table-cell>
        </table:table-row>
        <table:table-row table:style-name="ro1">
          <table:table-cell office:value-type="string" calcext:value-type="string">
            <text:p>9782800179421</text:p>
          </table:table-cell>
          <table:table-cell table:formula="of:=[.$B$1]&amp;[.A370]&amp;&quot;/[0:300]&quot;" office:value-type="string" office:string-value="https://reader.izneo.com/read/9782800179421/[0:300]" calcext:value-type="string">
            <text:p>https://reader.izneo.com/read/9782800179421/[0:300]</text:p>
          </table:table-cell>
        </table:table-row>
        <table:table-row table:style-name="ro1">
          <table:table-cell office:value-type="string" calcext:value-type="string">
            <text:p>9782800179438</text:p>
          </table:table-cell>
          <table:table-cell table:formula="of:=[.$B$1]&amp;[.A371]&amp;&quot;/[0:300]&quot;" office:value-type="string" office:string-value="https://reader.izneo.com/read/9782800179438/[0:300]" calcext:value-type="string">
            <text:p>https://reader.izneo.com/read/9782800179438/[0:300]</text:p>
          </table:table-cell>
        </table:table-row>
        <table:table-row table:style-name="ro1">
          <table:table-cell office:value-type="string" calcext:value-type="string">
            <text:p>9782800179445</text:p>
          </table:table-cell>
          <table:table-cell table:formula="of:=[.$B$1]&amp;[.A372]&amp;&quot;/[0:300]&quot;" office:value-type="string" office:string-value="https://reader.izneo.com/read/9782800179445/[0:300]" calcext:value-type="string">
            <text:p>https://reader.izneo.com/read/9782800179445/[0:300]</text:p>
          </table:table-cell>
        </table:table-row>
        <table:table-row table:style-name="ro1">
          <table:table-cell office:value-type="string" calcext:value-type="string">
            <text:p>9782800179452</text:p>
          </table:table-cell>
          <table:table-cell table:formula="of:=[.$B$1]&amp;[.A373]&amp;&quot;/[0:300]&quot;" office:value-type="string" office:string-value="https://reader.izneo.com/read/9782800179452/[0:300]" calcext:value-type="string">
            <text:p>https://reader.izneo.com/read/9782800179452/[0:300]</text:p>
          </table:table-cell>
        </table:table-row>
        <table:table-row table:style-name="ro1">
          <table:table-cell office:value-type="string" calcext:value-type="string">
            <text:p>9782800179476</text:p>
          </table:table-cell>
          <table:table-cell table:formula="of:=[.$B$1]&amp;[.A374]&amp;&quot;/[0:300]&quot;" office:value-type="string" office:string-value="https://reader.izneo.com/read/9782800179476/[0:300]" calcext:value-type="string">
            <text:p>https://reader.izneo.com/read/9782800179476/[0:300]</text:p>
          </table:table-cell>
        </table:table-row>
        <table:table-row table:style-name="ro1">
          <table:table-cell office:value-type="string" calcext:value-type="string">
            <text:p>9782800179490</text:p>
          </table:table-cell>
          <table:table-cell table:formula="of:=[.$B$1]&amp;[.A375]&amp;&quot;/[0:300]&quot;" office:value-type="string" office:string-value="https://reader.izneo.com/read/9782800179490/[0:300]" calcext:value-type="string">
            <text:p>https://reader.izneo.com/read/9782800179490/[0:300]</text:p>
          </table:table-cell>
        </table:table-row>
        <table:table-row table:style-name="ro1">
          <table:table-cell office:value-type="string" calcext:value-type="string">
            <text:p>9782800179520</text:p>
          </table:table-cell>
          <table:table-cell table:formula="of:=[.$B$1]&amp;[.A376]&amp;&quot;/[0:300]&quot;" office:value-type="string" office:string-value="https://reader.izneo.com/read/9782800179520/[0:300]" calcext:value-type="string">
            <text:p>https://reader.izneo.com/read/9782800179520/[0:300]</text:p>
          </table:table-cell>
        </table:table-row>
        <table:table-row table:style-name="ro1">
          <table:table-cell office:value-type="string" calcext:value-type="string">
            <text:p>9782800179537</text:p>
          </table:table-cell>
          <table:table-cell table:formula="of:=[.$B$1]&amp;[.A377]&amp;&quot;/[0:300]&quot;" office:value-type="string" office:string-value="https://reader.izneo.com/read/9782800179537/[0:300]" calcext:value-type="string">
            <text:p>https://reader.izneo.com/read/9782800179537/[0:300]</text:p>
          </table:table-cell>
        </table:table-row>
        <table:table-row table:style-name="ro1">
          <table:table-cell office:value-type="string" calcext:value-type="string">
            <text:p>9782800179544</text:p>
          </table:table-cell>
          <table:table-cell table:formula="of:=[.$B$1]&amp;[.A378]&amp;&quot;/[0:300]&quot;" office:value-type="string" office:string-value="https://reader.izneo.com/read/9782800179544/[0:300]" calcext:value-type="string">
            <text:p>https://reader.izneo.com/read/9782800179544/[0:300]</text:p>
          </table:table-cell>
        </table:table-row>
        <table:table-row table:style-name="ro1">
          <table:table-cell office:value-type="string" calcext:value-type="string">
            <text:p>9782800179698</text:p>
          </table:table-cell>
          <table:table-cell table:formula="of:=[.$B$1]&amp;[.A379]&amp;&quot;/[0:300]&quot;" office:value-type="string" office:string-value="https://reader.izneo.com/read/9782800179698/[0:300]" calcext:value-type="string">
            <text:p>https://reader.izneo.com/read/9782800179698/[0:300]</text:p>
          </table:table-cell>
        </table:table-row>
        <table:table-row table:style-name="ro1">
          <table:table-cell office:value-type="string" calcext:value-type="string">
            <text:p>9782800179704</text:p>
          </table:table-cell>
          <table:table-cell table:formula="of:=[.$B$1]&amp;[.A380]&amp;&quot;/[0:300]&quot;" office:value-type="string" office:string-value="https://reader.izneo.com/read/9782800179704/[0:300]" calcext:value-type="string">
            <text:p>https://reader.izneo.com/read/9782800179704/[0:300]</text:p>
          </table:table-cell>
        </table:table-row>
        <table:table-row table:style-name="ro1">
          <table:table-cell office:value-type="string" calcext:value-type="string">
            <text:p>9782800179728</text:p>
          </table:table-cell>
          <table:table-cell table:formula="of:=[.$B$1]&amp;[.A381]&amp;&quot;/[0:300]&quot;" office:value-type="string" office:string-value="https://reader.izneo.com/read/9782800179728/[0:300]" calcext:value-type="string">
            <text:p>https://reader.izneo.com/read/9782800179728/[0:300]</text:p>
          </table:table-cell>
        </table:table-row>
        <table:table-row table:style-name="ro1">
          <table:table-cell office:value-type="string" calcext:value-type="string">
            <text:p>9782800179735</text:p>
          </table:table-cell>
          <table:table-cell table:formula="of:=[.$B$1]&amp;[.A382]&amp;&quot;/[0:300]&quot;" office:value-type="string" office:string-value="https://reader.izneo.com/read/9782800179735/[0:300]" calcext:value-type="string">
            <text:p>https://reader.izneo.com/read/9782800179735/[0:300]</text:p>
          </table:table-cell>
        </table:table-row>
        <table:table-row table:style-name="ro1">
          <table:table-cell office:value-type="string" calcext:value-type="string">
            <text:p>9782800179766</text:p>
          </table:table-cell>
          <table:table-cell table:formula="of:=[.$B$1]&amp;[.A383]&amp;&quot;/[0:300]&quot;" office:value-type="string" office:string-value="https://reader.izneo.com/read/9782800179766/[0:300]" calcext:value-type="string">
            <text:p>https://reader.izneo.com/read/9782800179766/[0:300]</text:p>
          </table:table-cell>
        </table:table-row>
        <table:table-row table:style-name="ro1">
          <table:table-cell office:value-type="string" calcext:value-type="string">
            <text:p>9782800179841</text:p>
          </table:table-cell>
          <table:table-cell table:formula="of:=[.$B$1]&amp;[.A384]&amp;&quot;/[0:300]&quot;" office:value-type="string" office:string-value="https://reader.izneo.com/read/9782800179841/[0:300]" calcext:value-type="string">
            <text:p>https://reader.izneo.com/read/9782800179841/[0:300]</text:p>
          </table:table-cell>
        </table:table-row>
        <table:table-row table:style-name="ro1">
          <table:table-cell office:value-type="string" calcext:value-type="string">
            <text:p>9782800179858</text:p>
          </table:table-cell>
          <table:table-cell table:formula="of:=[.$B$1]&amp;[.A385]&amp;&quot;/[0:300]&quot;" office:value-type="string" office:string-value="https://reader.izneo.com/read/9782800179858/[0:300]" calcext:value-type="string">
            <text:p>https://reader.izneo.com/read/9782800179858/[0:300]</text:p>
          </table:table-cell>
        </table:table-row>
        <table:table-row table:style-name="ro1">
          <table:table-cell office:value-type="string" calcext:value-type="string">
            <text:p>9782800179865</text:p>
          </table:table-cell>
          <table:table-cell table:formula="of:=[.$B$1]&amp;[.A386]&amp;&quot;/[0:300]&quot;" office:value-type="string" office:string-value="https://reader.izneo.com/read/9782800179865/[0:300]" calcext:value-type="string">
            <text:p>https://reader.izneo.com/read/9782800179865/[0:300]</text:p>
          </table:table-cell>
        </table:table-row>
        <table:table-row table:style-name="ro1">
          <table:table-cell office:value-type="string" calcext:value-type="string">
            <text:p>9782800179872</text:p>
          </table:table-cell>
          <table:table-cell table:formula="of:=[.$B$1]&amp;[.A387]&amp;&quot;/[0:300]&quot;" office:value-type="string" office:string-value="https://reader.izneo.com/read/9782800179872/[0:300]" calcext:value-type="string">
            <text:p>https://reader.izneo.com/read/9782800179872/[0:300]</text:p>
          </table:table-cell>
        </table:table-row>
        <table:table-row table:style-name="ro1">
          <table:table-cell office:value-type="string" calcext:value-type="string">
            <text:p>9782800179889</text:p>
          </table:table-cell>
          <table:table-cell table:formula="of:=[.$B$1]&amp;[.A388]&amp;&quot;/[0:300]&quot;" office:value-type="string" office:string-value="https://reader.izneo.com/read/9782800179889/[0:300]" calcext:value-type="string">
            <text:p>https://reader.izneo.com/read/9782800179889/[0:300]</text:p>
          </table:table-cell>
        </table:table-row>
        <table:table-row table:style-name="ro1">
          <table:table-cell office:value-type="string" calcext:value-type="string">
            <text:p>9782800179896</text:p>
          </table:table-cell>
          <table:table-cell table:formula="of:=[.$B$1]&amp;[.A389]&amp;&quot;/[0:300]&quot;" office:value-type="string" office:string-value="https://reader.izneo.com/read/9782800179896/[0:300]" calcext:value-type="string">
            <text:p>https://reader.izneo.com/read/9782800179896/[0:300]</text:p>
          </table:table-cell>
        </table:table-row>
        <table:table-row table:style-name="ro1">
          <table:table-cell office:value-type="string" calcext:value-type="string">
            <text:p>9782800179902</text:p>
          </table:table-cell>
          <table:table-cell table:formula="of:=[.$B$1]&amp;[.A390]&amp;&quot;/[0:300]&quot;" office:value-type="string" office:string-value="https://reader.izneo.com/read/9782800179902/[0:300]" calcext:value-type="string">
            <text:p>https://reader.izneo.com/read/9782800179902/[0:300]</text:p>
          </table:table-cell>
        </table:table-row>
        <table:table-row table:style-name="ro1">
          <table:table-cell office:value-type="string" calcext:value-type="string">
            <text:p>9782800179919</text:p>
          </table:table-cell>
          <table:table-cell table:formula="of:=[.$B$1]&amp;[.A391]&amp;&quot;/[0:300]&quot;" office:value-type="string" office:string-value="https://reader.izneo.com/read/9782800179919/[0:300]" calcext:value-type="string">
            <text:p>https://reader.izneo.com/read/9782800179919/[0:300]</text:p>
          </table:table-cell>
        </table:table-row>
        <table:table-row table:style-name="ro1">
          <table:table-cell office:value-type="string" calcext:value-type="string">
            <text:p>9782800179940</text:p>
          </table:table-cell>
          <table:table-cell table:formula="of:=[.$B$1]&amp;[.A392]&amp;&quot;/[0:300]&quot;" office:value-type="string" office:string-value="https://reader.izneo.com/read/9782800179940/[0:300]" calcext:value-type="string">
            <text:p>https://reader.izneo.com/read/9782800179940/[0:300]</text:p>
          </table:table-cell>
        </table:table-row>
        <table:table-row table:style-name="ro1">
          <table:table-cell office:value-type="string" calcext:value-type="string">
            <text:p>9782800179957</text:p>
          </table:table-cell>
          <table:table-cell table:formula="of:=[.$B$1]&amp;[.A393]&amp;&quot;/[0:300]&quot;" office:value-type="string" office:string-value="https://reader.izneo.com/read/9782800179957/[0:300]" calcext:value-type="string">
            <text:p>https://reader.izneo.com/read/9782800179957/[0:300]</text:p>
          </table:table-cell>
        </table:table-row>
        <table:table-row table:style-name="ro1">
          <table:table-cell office:value-type="string" calcext:value-type="string">
            <text:p>9782800179964</text:p>
          </table:table-cell>
          <table:table-cell table:formula="of:=[.$B$1]&amp;[.A394]&amp;&quot;/[0:300]&quot;" office:value-type="string" office:string-value="https://reader.izneo.com/read/9782800179964/[0:300]" calcext:value-type="string">
            <text:p>https://reader.izneo.com/read/9782800179964/[0:300]</text:p>
          </table:table-cell>
        </table:table-row>
        <table:table-row table:style-name="ro1">
          <table:table-cell office:value-type="string" calcext:value-type="string">
            <text:p>9782800179971</text:p>
          </table:table-cell>
          <table:table-cell table:formula="of:=[.$B$1]&amp;[.A395]&amp;&quot;/[0:300]&quot;" office:value-type="string" office:string-value="https://reader.izneo.com/read/9782800179971/[0:300]" calcext:value-type="string">
            <text:p>https://reader.izneo.com/read/9782800179971/[0:300]</text:p>
          </table:table-cell>
        </table:table-row>
        <table:table-row table:style-name="ro1">
          <table:table-cell office:value-type="string" calcext:value-type="string">
            <text:p>9782800179988</text:p>
          </table:table-cell>
          <table:table-cell table:formula="of:=[.$B$1]&amp;[.A396]&amp;&quot;/[0:300]&quot;" office:value-type="string" office:string-value="https://reader.izneo.com/read/9782800179988/[0:300]" calcext:value-type="string">
            <text:p>https://reader.izneo.com/read/9782800179988/[0:300]</text:p>
          </table:table-cell>
        </table:table-row>
        <table:table-row table:style-name="ro1">
          <table:table-cell office:value-type="string" calcext:value-type="string">
            <text:p>9782800179995</text:p>
          </table:table-cell>
          <table:table-cell table:formula="of:=[.$B$1]&amp;[.A397]&amp;&quot;/[0:300]&quot;" office:value-type="string" office:string-value="https://reader.izneo.com/read/9782800179995/[0:300]" calcext:value-type="string">
            <text:p>https://reader.izneo.com/read/9782800179995/[0:300]</text:p>
          </table:table-cell>
        </table:table-row>
        <table:table-row table:style-name="ro1">
          <table:table-cell office:value-type="string" calcext:value-type="string">
            <text:p>9782800180007</text:p>
          </table:table-cell>
          <table:table-cell table:formula="of:=[.$B$1]&amp;[.A398]&amp;&quot;/[0:300]&quot;" office:value-type="string" office:string-value="https://reader.izneo.com/read/9782800180007/[0:300]" calcext:value-type="string">
            <text:p>https://reader.izneo.com/read/9782800180007/[0:300]</text:p>
          </table:table-cell>
        </table:table-row>
        <table:table-row table:style-name="ro1">
          <table:table-cell office:value-type="string" calcext:value-type="string">
            <text:p>9782800180014</text:p>
          </table:table-cell>
          <table:table-cell table:formula="of:=[.$B$1]&amp;[.A399]&amp;&quot;/[0:300]&quot;" office:value-type="string" office:string-value="https://reader.izneo.com/read/9782800180014/[0:300]" calcext:value-type="string">
            <text:p>https://reader.izneo.com/read/9782800180014/[0:300]</text:p>
          </table:table-cell>
        </table:table-row>
        <table:table-row table:style-name="ro1">
          <table:table-cell office:value-type="string" calcext:value-type="string">
            <text:p>9782800180052</text:p>
          </table:table-cell>
          <table:table-cell table:formula="of:=[.$B$1]&amp;[.A400]&amp;&quot;/[0:300]&quot;" office:value-type="string" office:string-value="https://reader.izneo.com/read/9782800180052/[0:300]" calcext:value-type="string">
            <text:p>https://reader.izneo.com/read/9782800180052/[0:300]</text:p>
          </table:table-cell>
        </table:table-row>
        <table:table-row table:style-name="ro1">
          <table:table-cell office:value-type="string" calcext:value-type="string">
            <text:p>9782800180069</text:p>
          </table:table-cell>
          <table:table-cell table:formula="of:=[.$B$1]&amp;[.A401]&amp;&quot;/[0:300]&quot;" office:value-type="string" office:string-value="https://reader.izneo.com/read/9782800180069/[0:300]" calcext:value-type="string">
            <text:p>https://reader.izneo.com/read/9782800180069/[0:300]</text:p>
          </table:table-cell>
        </table:table-row>
        <table:table-row table:style-name="ro1">
          <table:table-cell office:value-type="string" calcext:value-type="string">
            <text:p>9782800180076</text:p>
          </table:table-cell>
          <table:table-cell table:formula="of:=[.$B$1]&amp;[.A402]&amp;&quot;/[0:300]&quot;" office:value-type="string" office:string-value="https://reader.izneo.com/read/9782800180076/[0:300]" calcext:value-type="string">
            <text:p>https://reader.izneo.com/read/9782800180076/[0:300]</text:p>
          </table:table-cell>
        </table:table-row>
        <table:table-row table:style-name="ro1">
          <table:table-cell office:value-type="string" calcext:value-type="string">
            <text:p>9782800180083</text:p>
          </table:table-cell>
          <table:table-cell table:formula="of:=[.$B$1]&amp;[.A403]&amp;&quot;/[0:300]&quot;" office:value-type="string" office:string-value="https://reader.izneo.com/read/9782800180083/[0:300]" calcext:value-type="string">
            <text:p>https://reader.izneo.com/read/9782800180083/[0:300]</text:p>
          </table:table-cell>
        </table:table-row>
        <table:table-row table:style-name="ro1">
          <table:table-cell office:value-type="string" calcext:value-type="string">
            <text:p>9782800180137</text:p>
          </table:table-cell>
          <table:table-cell table:formula="of:=[.$B$1]&amp;[.A404]&amp;&quot;/[0:300]&quot;" office:value-type="string" office:string-value="https://reader.izneo.com/read/9782800180137/[0:300]" calcext:value-type="string">
            <text:p>https://reader.izneo.com/read/9782800180137/[0:300]</text:p>
          </table:table-cell>
        </table:table-row>
        <table:table-row table:style-name="ro1">
          <table:table-cell office:value-type="string" calcext:value-type="string">
            <text:p>9782800180144</text:p>
          </table:table-cell>
          <table:table-cell table:formula="of:=[.$B$1]&amp;[.A405]&amp;&quot;/[0:300]&quot;" office:value-type="string" office:string-value="https://reader.izneo.com/read/9782800180144/[0:300]" calcext:value-type="string">
            <text:p>https://reader.izneo.com/read/9782800180144/[0:300]</text:p>
          </table:table-cell>
        </table:table-row>
        <table:table-row table:style-name="ro1">
          <table:table-cell office:value-type="string" calcext:value-type="string">
            <text:p>9782800180151</text:p>
          </table:table-cell>
          <table:table-cell table:formula="of:=[.$B$1]&amp;[.A406]&amp;&quot;/[0:300]&quot;" office:value-type="string" office:string-value="https://reader.izneo.com/read/9782800180151/[0:300]" calcext:value-type="string">
            <text:p>https://reader.izneo.com/read/9782800180151/[0:300]</text:p>
          </table:table-cell>
        </table:table-row>
        <table:table-row table:style-name="ro1">
          <table:table-cell office:value-type="string" calcext:value-type="string">
            <text:p>9782800180182</text:p>
          </table:table-cell>
          <table:table-cell table:formula="of:=[.$B$1]&amp;[.A407]&amp;&quot;/[0:300]&quot;" office:value-type="string" office:string-value="https://reader.izneo.com/read/9782800180182/[0:300]" calcext:value-type="string">
            <text:p>https://reader.izneo.com/read/9782800180182/[0:300]</text:p>
          </table:table-cell>
        </table:table-row>
        <table:table-row table:style-name="ro1">
          <table:table-cell office:value-type="string" calcext:value-type="string">
            <text:p>9782800180199</text:p>
          </table:table-cell>
          <table:table-cell table:formula="of:=[.$B$1]&amp;[.A408]&amp;&quot;/[0:300]&quot;" office:value-type="string" office:string-value="https://reader.izneo.com/read/9782800180199/[0:300]" calcext:value-type="string">
            <text:p>https://reader.izneo.com/read/9782800180199/[0:300]</text:p>
          </table:table-cell>
        </table:table-row>
        <table:table-row table:style-name="ro1">
          <table:table-cell office:value-type="string" calcext:value-type="string">
            <text:p>9782800180205</text:p>
          </table:table-cell>
          <table:table-cell table:formula="of:=[.$B$1]&amp;[.A409]&amp;&quot;/[0:300]&quot;" office:value-type="string" office:string-value="https://reader.izneo.com/read/9782800180205/[0:300]" calcext:value-type="string">
            <text:p>https://reader.izneo.com/read/9782800180205/[0:300]</text:p>
          </table:table-cell>
        </table:table-row>
        <table:table-row table:style-name="ro1">
          <table:table-cell office:value-type="string" calcext:value-type="string">
            <text:p>9782800180229</text:p>
          </table:table-cell>
          <table:table-cell table:formula="of:=[.$B$1]&amp;[.A410]&amp;&quot;/[0:300]&quot;" office:value-type="string" office:string-value="https://reader.izneo.com/read/9782800180229/[0:300]" calcext:value-type="string">
            <text:p>https://reader.izneo.com/read/9782800180229/[0:300]</text:p>
          </table:table-cell>
        </table:table-row>
        <table:table-row table:style-name="ro1">
          <table:table-cell office:value-type="string" calcext:value-type="string">
            <text:p>9782800180236</text:p>
          </table:table-cell>
          <table:table-cell table:formula="of:=[.$B$1]&amp;[.A411]&amp;&quot;/[0:300]&quot;" office:value-type="string" office:string-value="https://reader.izneo.com/read/9782800180236/[0:300]" calcext:value-type="string">
            <text:p>https://reader.izneo.com/read/9782800180236/[0:300]</text:p>
          </table:table-cell>
        </table:table-row>
        <table:table-row table:style-name="ro1">
          <table:table-cell office:value-type="string" calcext:value-type="string">
            <text:p>9782800180243</text:p>
          </table:table-cell>
          <table:table-cell table:formula="of:=[.$B$1]&amp;[.A412]&amp;&quot;/[0:300]&quot;" office:value-type="string" office:string-value="https://reader.izneo.com/read/9782800180243/[0:300]" calcext:value-type="string">
            <text:p>https://reader.izneo.com/read/9782800180243/[0:300]</text:p>
          </table:table-cell>
        </table:table-row>
        <table:table-row table:style-name="ro1">
          <table:table-cell office:value-type="string" calcext:value-type="string">
            <text:p>9782800180250</text:p>
          </table:table-cell>
          <table:table-cell table:formula="of:=[.$B$1]&amp;[.A413]&amp;&quot;/[0:300]&quot;" office:value-type="string" office:string-value="https://reader.izneo.com/read/9782800180250/[0:300]" calcext:value-type="string">
            <text:p>https://reader.izneo.com/read/9782800180250/[0:300]</text:p>
          </table:table-cell>
        </table:table-row>
        <table:table-row table:style-name="ro1">
          <table:table-cell office:value-type="string" calcext:value-type="string">
            <text:p>9782800180281</text:p>
          </table:table-cell>
          <table:table-cell table:formula="of:=[.$B$1]&amp;[.A414]&amp;&quot;/[0:300]&quot;" office:value-type="string" office:string-value="https://reader.izneo.com/read/9782800180281/[0:300]" calcext:value-type="string">
            <text:p>https://reader.izneo.com/read/9782800180281/[0:300]</text:p>
          </table:table-cell>
        </table:table-row>
        <table:table-row table:style-name="ro1">
          <table:table-cell office:value-type="string" calcext:value-type="string">
            <text:p>9782800180298</text:p>
          </table:table-cell>
          <table:table-cell table:formula="of:=[.$B$1]&amp;[.A415]&amp;&quot;/[0:300]&quot;" office:value-type="string" office:string-value="https://reader.izneo.com/read/9782800180298/[0:300]" calcext:value-type="string">
            <text:p>https://reader.izneo.com/read/9782800180298/[0:300]</text:p>
          </table:table-cell>
        </table:table-row>
        <table:table-row table:style-name="ro1">
          <table:table-cell office:value-type="string" calcext:value-type="string">
            <text:p>9782800180311</text:p>
          </table:table-cell>
          <table:table-cell table:formula="of:=[.$B$1]&amp;[.A416]&amp;&quot;/[0:300]&quot;" office:value-type="string" office:string-value="https://reader.izneo.com/read/9782800180311/[0:300]" calcext:value-type="string">
            <text:p>https://reader.izneo.com/read/9782800180311/[0:300]</text:p>
          </table:table-cell>
        </table:table-row>
        <table:table-row table:style-name="ro1">
          <table:table-cell office:value-type="string" calcext:value-type="string">
            <text:p>9782800180328</text:p>
          </table:table-cell>
          <table:table-cell table:formula="of:=[.$B$1]&amp;[.A417]&amp;&quot;/[0:300]&quot;" office:value-type="string" office:string-value="https://reader.izneo.com/read/9782800180328/[0:300]" calcext:value-type="string">
            <text:p>https://reader.izneo.com/read/9782800180328/[0:300]</text:p>
          </table:table-cell>
        </table:table-row>
        <table:table-row table:style-name="ro1">
          <table:table-cell office:value-type="string" calcext:value-type="string">
            <text:p>9782800180427</text:p>
          </table:table-cell>
          <table:table-cell table:formula="of:=[.$B$1]&amp;[.A418]&amp;&quot;/[0:300]&quot;" office:value-type="string" office:string-value="https://reader.izneo.com/read/9782800180427/[0:300]" calcext:value-type="string">
            <text:p>https://reader.izneo.com/read/9782800180427/[0:300]</text:p>
          </table:table-cell>
        </table:table-row>
        <table:table-row table:style-name="ro1">
          <table:table-cell office:value-type="string" calcext:value-type="string">
            <text:p>9782800180434</text:p>
          </table:table-cell>
          <table:table-cell table:formula="of:=[.$B$1]&amp;[.A419]&amp;&quot;/[0:300]&quot;" office:value-type="string" office:string-value="https://reader.izneo.com/read/9782800180434/[0:300]" calcext:value-type="string">
            <text:p>https://reader.izneo.com/read/9782800180434/[0:300]</text:p>
          </table:table-cell>
        </table:table-row>
        <table:table-row table:style-name="ro1">
          <table:table-cell office:value-type="string" calcext:value-type="string">
            <text:p>9782800180441</text:p>
          </table:table-cell>
          <table:table-cell table:formula="of:=[.$B$1]&amp;[.A420]&amp;&quot;/[0:300]&quot;" office:value-type="string" office:string-value="https://reader.izneo.com/read/9782800180441/[0:300]" calcext:value-type="string">
            <text:p>https://reader.izneo.com/read/9782800180441/[0:300]</text:p>
          </table:table-cell>
        </table:table-row>
        <table:table-row table:style-name="ro1">
          <table:table-cell office:value-type="string" calcext:value-type="string">
            <text:p>9782800180458</text:p>
          </table:table-cell>
          <table:table-cell table:formula="of:=[.$B$1]&amp;[.A421]&amp;&quot;/[0:300]&quot;" office:value-type="string" office:string-value="https://reader.izneo.com/read/9782800180458/[0:300]" calcext:value-type="string">
            <text:p>https://reader.izneo.com/read/9782800180458/[0:300]</text:p>
          </table:table-cell>
        </table:table-row>
        <table:table-row table:style-name="ro1">
          <table:table-cell office:value-type="string" calcext:value-type="string">
            <text:p>9782800180465</text:p>
          </table:table-cell>
          <table:table-cell table:formula="of:=[.$B$1]&amp;[.A422]&amp;&quot;/[0:300]&quot;" office:value-type="string" office:string-value="https://reader.izneo.com/read/9782800180465/[0:300]" calcext:value-type="string">
            <text:p>https://reader.izneo.com/read/9782800180465/[0:300]</text:p>
          </table:table-cell>
        </table:table-row>
        <table:table-row table:style-name="ro1">
          <table:table-cell office:value-type="string" calcext:value-type="string">
            <text:p>9782800180472</text:p>
          </table:table-cell>
          <table:table-cell table:formula="of:=[.$B$1]&amp;[.A423]&amp;&quot;/[0:300]&quot;" office:value-type="string" office:string-value="https://reader.izneo.com/read/9782800180472/[0:300]" calcext:value-type="string">
            <text:p>https://reader.izneo.com/read/9782800180472/[0:300]</text:p>
          </table:table-cell>
        </table:table-row>
        <table:table-row table:style-name="ro1">
          <table:table-cell office:value-type="string" calcext:value-type="string">
            <text:p>9782800180489</text:p>
          </table:table-cell>
          <table:table-cell table:formula="of:=[.$B$1]&amp;[.A424]&amp;&quot;/[0:300]&quot;" office:value-type="string" office:string-value="https://reader.izneo.com/read/9782800180489/[0:300]" calcext:value-type="string">
            <text:p>https://reader.izneo.com/read/9782800180489/[0:300]</text:p>
          </table:table-cell>
        </table:table-row>
        <table:table-row table:style-name="ro1">
          <table:table-cell office:value-type="string" calcext:value-type="string">
            <text:p>9782800180496</text:p>
          </table:table-cell>
          <table:table-cell table:formula="of:=[.$B$1]&amp;[.A425]&amp;&quot;/[0:300]&quot;" office:value-type="string" office:string-value="https://reader.izneo.com/read/9782800180496/[0:300]" calcext:value-type="string">
            <text:p>https://reader.izneo.com/read/9782800180496/[0:300]</text:p>
          </table:table-cell>
        </table:table-row>
        <table:table-row table:style-name="ro1">
          <table:table-cell office:value-type="string" calcext:value-type="string">
            <text:p>9782800180502</text:p>
          </table:table-cell>
          <table:table-cell table:formula="of:=[.$B$1]&amp;[.A426]&amp;&quot;/[0:300]&quot;" office:value-type="string" office:string-value="https://reader.izneo.com/read/9782800180502/[0:300]" calcext:value-type="string">
            <text:p>https://reader.izneo.com/read/9782800180502/[0:300]</text:p>
          </table:table-cell>
        </table:table-row>
        <table:table-row table:style-name="ro1">
          <table:table-cell office:value-type="string" calcext:value-type="string">
            <text:p>9782800180519</text:p>
          </table:table-cell>
          <table:table-cell table:formula="of:=[.$B$1]&amp;[.A427]&amp;&quot;/[0:300]&quot;" office:value-type="string" office:string-value="https://reader.izneo.com/read/9782800180519/[0:300]" calcext:value-type="string">
            <text:p>https://reader.izneo.com/read/9782800180519/[0:300]</text:p>
          </table:table-cell>
        </table:table-row>
        <table:table-row table:style-name="ro1">
          <table:table-cell office:value-type="string" calcext:value-type="string">
            <text:p>9782800180526</text:p>
          </table:table-cell>
          <table:table-cell table:formula="of:=[.$B$1]&amp;[.A428]&amp;&quot;/[0:300]&quot;" office:value-type="string" office:string-value="https://reader.izneo.com/read/9782800180526/[0:300]" calcext:value-type="string">
            <text:p>https://reader.izneo.com/read/9782800180526/[0:300]</text:p>
          </table:table-cell>
        </table:table-row>
        <table:table-row table:style-name="ro1">
          <table:table-cell office:value-type="string" calcext:value-type="string">
            <text:p>9782800180533</text:p>
          </table:table-cell>
          <table:table-cell table:formula="of:=[.$B$1]&amp;[.A429]&amp;&quot;/[0:300]&quot;" office:value-type="string" office:string-value="https://reader.izneo.com/read/9782800180533/[0:300]" calcext:value-type="string">
            <text:p>https://reader.izneo.com/read/9782800180533/[0:300]</text:p>
          </table:table-cell>
        </table:table-row>
        <table:table-row table:style-name="ro1">
          <table:table-cell office:value-type="string" calcext:value-type="string">
            <text:p>9782800180540</text:p>
          </table:table-cell>
          <table:table-cell table:formula="of:=[.$B$1]&amp;[.A430]&amp;&quot;/[0:300]&quot;" office:value-type="string" office:string-value="https://reader.izneo.com/read/9782800180540/[0:300]" calcext:value-type="string">
            <text:p>https://reader.izneo.com/read/9782800180540/[0:300]</text:p>
          </table:table-cell>
        </table:table-row>
        <table:table-row table:style-name="ro1">
          <table:table-cell office:value-type="string" calcext:value-type="string">
            <text:p>9782800180557</text:p>
          </table:table-cell>
          <table:table-cell table:formula="of:=[.$B$1]&amp;[.A431]&amp;&quot;/[0:300]&quot;" office:value-type="string" office:string-value="https://reader.izneo.com/read/9782800180557/[0:300]" calcext:value-type="string">
            <text:p>https://reader.izneo.com/read/9782800180557/[0:300]</text:p>
          </table:table-cell>
        </table:table-row>
        <table:table-row table:style-name="ro1">
          <table:table-cell office:value-type="string" calcext:value-type="string">
            <text:p>9782800180564</text:p>
          </table:table-cell>
          <table:table-cell table:formula="of:=[.$B$1]&amp;[.A432]&amp;&quot;/[0:300]&quot;" office:value-type="string" office:string-value="https://reader.izneo.com/read/9782800180564/[0:300]" calcext:value-type="string">
            <text:p>https://reader.izneo.com/read/9782800180564/[0:300]</text:p>
          </table:table-cell>
        </table:table-row>
        <table:table-row table:style-name="ro1">
          <table:table-cell office:value-type="string" calcext:value-type="string">
            <text:p>9782800180571</text:p>
          </table:table-cell>
          <table:table-cell table:formula="of:=[.$B$1]&amp;[.A433]&amp;&quot;/[0:300]&quot;" office:value-type="string" office:string-value="https://reader.izneo.com/read/9782800180571/[0:300]" calcext:value-type="string">
            <text:p>https://reader.izneo.com/read/9782800180571/[0:300]</text:p>
          </table:table-cell>
        </table:table-row>
        <table:table-row table:style-name="ro1">
          <table:table-cell office:value-type="string" calcext:value-type="string">
            <text:p>9782800180588</text:p>
          </table:table-cell>
          <table:table-cell table:formula="of:=[.$B$1]&amp;[.A434]&amp;&quot;/[0:300]&quot;" office:value-type="string" office:string-value="https://reader.izneo.com/read/9782800180588/[0:300]" calcext:value-type="string">
            <text:p>https://reader.izneo.com/read/9782800180588/[0:300]</text:p>
          </table:table-cell>
        </table:table-row>
        <table:table-row table:style-name="ro1">
          <table:table-cell office:value-type="string" calcext:value-type="string">
            <text:p>9782800180595</text:p>
          </table:table-cell>
          <table:table-cell table:formula="of:=[.$B$1]&amp;[.A435]&amp;&quot;/[0:300]&quot;" office:value-type="string" office:string-value="https://reader.izneo.com/read/9782800180595/[0:300]" calcext:value-type="string">
            <text:p>https://reader.izneo.com/read/9782800180595/[0:300]</text:p>
          </table:table-cell>
        </table:table-row>
        <table:table-row table:style-name="ro1">
          <table:table-cell office:value-type="string" calcext:value-type="string">
            <text:p>9782800180601</text:p>
          </table:table-cell>
          <table:table-cell table:formula="of:=[.$B$1]&amp;[.A436]&amp;&quot;/[0:300]&quot;" office:value-type="string" office:string-value="https://reader.izneo.com/read/9782800180601/[0:300]" calcext:value-type="string">
            <text:p>https://reader.izneo.com/read/9782800180601/[0:300]</text:p>
          </table:table-cell>
        </table:table-row>
        <table:table-row table:style-name="ro1">
          <table:table-cell office:value-type="string" calcext:value-type="string">
            <text:p>9782800180625</text:p>
          </table:table-cell>
          <table:table-cell table:formula="of:=[.$B$1]&amp;[.A437]&amp;&quot;/[0:300]&quot;" office:value-type="string" office:string-value="https://reader.izneo.com/read/9782800180625/[0:300]" calcext:value-type="string">
            <text:p>https://reader.izneo.com/read/9782800180625/[0:300]</text:p>
          </table:table-cell>
        </table:table-row>
        <table:table-row table:style-name="ro1">
          <table:table-cell office:value-type="string" calcext:value-type="string">
            <text:p>9782800180632</text:p>
          </table:table-cell>
          <table:table-cell table:formula="of:=[.$B$1]&amp;[.A438]&amp;&quot;/[0:300]&quot;" office:value-type="string" office:string-value="https://reader.izneo.com/read/9782800180632/[0:300]" calcext:value-type="string">
            <text:p>https://reader.izneo.com/read/9782800180632/[0:300]</text:p>
          </table:table-cell>
        </table:table-row>
        <table:table-row table:style-name="ro1">
          <table:table-cell office:value-type="string" calcext:value-type="string">
            <text:p>9782800180649</text:p>
          </table:table-cell>
          <table:table-cell table:formula="of:=[.$B$1]&amp;[.A439]&amp;&quot;/[0:300]&quot;" office:value-type="string" office:string-value="https://reader.izneo.com/read/9782800180649/[0:300]" calcext:value-type="string">
            <text:p>https://reader.izneo.com/read/9782800180649/[0:300]</text:p>
          </table:table-cell>
        </table:table-row>
        <table:table-row table:style-name="ro1">
          <table:table-cell office:value-type="string" calcext:value-type="string">
            <text:p>9782800180663</text:p>
          </table:table-cell>
          <table:table-cell table:formula="of:=[.$B$1]&amp;[.A440]&amp;&quot;/[0:300]&quot;" office:value-type="string" office:string-value="https://reader.izneo.com/read/9782800180663/[0:300]" calcext:value-type="string">
            <text:p>https://reader.izneo.com/read/9782800180663/[0:300]</text:p>
          </table:table-cell>
        </table:table-row>
        <table:table-row table:style-name="ro1">
          <table:table-cell office:value-type="string" calcext:value-type="string">
            <text:p>9782800180670</text:p>
          </table:table-cell>
          <table:table-cell table:formula="of:=[.$B$1]&amp;[.A441]&amp;&quot;/[0:300]&quot;" office:value-type="string" office:string-value="https://reader.izneo.com/read/9782800180670/[0:300]" calcext:value-type="string">
            <text:p>https://reader.izneo.com/read/9782800180670/[0:300]</text:p>
          </table:table-cell>
        </table:table-row>
        <table:table-row table:style-name="ro1">
          <table:table-cell office:value-type="string" calcext:value-type="string">
            <text:p>9782800180687</text:p>
          </table:table-cell>
          <table:table-cell table:formula="of:=[.$B$1]&amp;[.A442]&amp;&quot;/[0:300]&quot;" office:value-type="string" office:string-value="https://reader.izneo.com/read/9782800180687/[0:300]" calcext:value-type="string">
            <text:p>https://reader.izneo.com/read/9782800180687/[0:300]</text:p>
          </table:table-cell>
        </table:table-row>
        <table:table-row table:style-name="ro1">
          <table:table-cell office:value-type="string" calcext:value-type="string">
            <text:p>9782800180700</text:p>
          </table:table-cell>
          <table:table-cell table:formula="of:=[.$B$1]&amp;[.A443]&amp;&quot;/[0:300]&quot;" office:value-type="string" office:string-value="https://reader.izneo.com/read/9782800180700/[0:300]" calcext:value-type="string">
            <text:p>https://reader.izneo.com/read/9782800180700/[0:300]</text:p>
          </table:table-cell>
        </table:table-row>
        <table:table-row table:style-name="ro1">
          <table:table-cell office:value-type="string" calcext:value-type="string">
            <text:p>9782800180717</text:p>
          </table:table-cell>
          <table:table-cell table:formula="of:=[.$B$1]&amp;[.A444]&amp;&quot;/[0:300]&quot;" office:value-type="string" office:string-value="https://reader.izneo.com/read/9782800180717/[0:300]" calcext:value-type="string">
            <text:p>https://reader.izneo.com/read/9782800180717/[0:300]</text:p>
          </table:table-cell>
        </table:table-row>
        <table:table-row table:style-name="ro1">
          <table:table-cell office:value-type="string" calcext:value-type="string">
            <text:p>9782800180724</text:p>
          </table:table-cell>
          <table:table-cell table:formula="of:=[.$B$1]&amp;[.A445]&amp;&quot;/[0:300]&quot;" office:value-type="string" office:string-value="https://reader.izneo.com/read/9782800180724/[0:300]" calcext:value-type="string">
            <text:p>https://reader.izneo.com/read/9782800180724/[0:300]</text:p>
          </table:table-cell>
        </table:table-row>
        <table:table-row table:style-name="ro1">
          <table:table-cell office:value-type="string" calcext:value-type="string">
            <text:p>9782800180755</text:p>
          </table:table-cell>
          <table:table-cell table:formula="of:=[.$B$1]&amp;[.A446]&amp;&quot;/[0:300]&quot;" office:value-type="string" office:string-value="https://reader.izneo.com/read/9782800180755/[0:300]" calcext:value-type="string">
            <text:p>https://reader.izneo.com/read/9782800180755/[0:300]</text:p>
          </table:table-cell>
        </table:table-row>
        <table:table-row table:style-name="ro1">
          <table:table-cell office:value-type="string" calcext:value-type="string">
            <text:p>9782800180823</text:p>
          </table:table-cell>
          <table:table-cell table:formula="of:=[.$B$1]&amp;[.A447]&amp;&quot;/[0:300]&quot;" office:value-type="string" office:string-value="https://reader.izneo.com/read/9782800180823/[0:300]" calcext:value-type="string">
            <text:p>https://reader.izneo.com/read/9782800180823/[0:300]</text:p>
          </table:table-cell>
        </table:table-row>
        <table:table-row table:style-name="ro1">
          <table:table-cell office:value-type="string" calcext:value-type="string">
            <text:p>9782800180830</text:p>
          </table:table-cell>
          <table:table-cell table:formula="of:=[.$B$1]&amp;[.A448]&amp;&quot;/[0:300]&quot;" office:value-type="string" office:string-value="https://reader.izneo.com/read/9782800180830/[0:300]" calcext:value-type="string">
            <text:p>https://reader.izneo.com/read/9782800180830/[0:300]</text:p>
          </table:table-cell>
        </table:table-row>
        <table:table-row table:style-name="ro1">
          <table:table-cell office:value-type="string" calcext:value-type="string">
            <text:p>9782800180847</text:p>
          </table:table-cell>
          <table:table-cell table:formula="of:=[.$B$1]&amp;[.A449]&amp;&quot;/[0:300]&quot;" office:value-type="string" office:string-value="https://reader.izneo.com/read/9782800180847/[0:300]" calcext:value-type="string">
            <text:p>https://reader.izneo.com/read/9782800180847/[0:300]</text:p>
          </table:table-cell>
        </table:table-row>
        <table:table-row table:style-name="ro1">
          <table:table-cell office:value-type="string" calcext:value-type="string">
            <text:p>9782800180854</text:p>
          </table:table-cell>
          <table:table-cell table:formula="of:=[.$B$1]&amp;[.A450]&amp;&quot;/[0:300]&quot;" office:value-type="string" office:string-value="https://reader.izneo.com/read/9782800180854/[0:300]" calcext:value-type="string">
            <text:p>https://reader.izneo.com/read/9782800180854/[0:300]</text:p>
          </table:table-cell>
        </table:table-row>
        <table:table-row table:style-name="ro1">
          <table:table-cell office:value-type="string" calcext:value-type="string">
            <text:p>9782800180885</text:p>
          </table:table-cell>
          <table:table-cell table:formula="of:=[.$B$1]&amp;[.A451]&amp;&quot;/[0:300]&quot;" office:value-type="string" office:string-value="https://reader.izneo.com/read/9782800180885/[0:300]" calcext:value-type="string">
            <text:p>https://reader.izneo.com/read/9782800180885/[0:300]</text:p>
          </table:table-cell>
        </table:table-row>
        <table:table-row table:style-name="ro1">
          <table:table-cell office:value-type="string" calcext:value-type="string">
            <text:p>9782800180892</text:p>
          </table:table-cell>
          <table:table-cell table:formula="of:=[.$B$1]&amp;[.A452]&amp;&quot;/[0:300]&quot;" office:value-type="string" office:string-value="https://reader.izneo.com/read/9782800180892/[0:300]" calcext:value-type="string">
            <text:p>https://reader.izneo.com/read/9782800180892/[0:300]</text:p>
          </table:table-cell>
        </table:table-row>
        <table:table-row table:style-name="ro1">
          <table:table-cell office:value-type="string" calcext:value-type="string">
            <text:p>9782800180908</text:p>
          </table:table-cell>
          <table:table-cell table:formula="of:=[.$B$1]&amp;[.A453]&amp;&quot;/[0:300]&quot;" office:value-type="string" office:string-value="https://reader.izneo.com/read/9782800180908/[0:300]" calcext:value-type="string">
            <text:p>https://reader.izneo.com/read/9782800180908/[0:300]</text:p>
          </table:table-cell>
        </table:table-row>
        <table:table-row table:style-name="ro1">
          <table:table-cell office:value-type="string" calcext:value-type="string">
            <text:p>9782800180915</text:p>
          </table:table-cell>
          <table:table-cell table:formula="of:=[.$B$1]&amp;[.A454]&amp;&quot;/[0:300]&quot;" office:value-type="string" office:string-value="https://reader.izneo.com/read/9782800180915/[0:300]" calcext:value-type="string">
            <text:p>https://reader.izneo.com/read/9782800180915/[0:300]</text:p>
          </table:table-cell>
        </table:table-row>
        <table:table-row table:style-name="ro1">
          <table:table-cell office:value-type="string" calcext:value-type="string">
            <text:p>9782800180922</text:p>
          </table:table-cell>
          <table:table-cell table:formula="of:=[.$B$1]&amp;[.A455]&amp;&quot;/[0:300]&quot;" office:value-type="string" office:string-value="https://reader.izneo.com/read/9782800180922/[0:300]" calcext:value-type="string">
            <text:p>https://reader.izneo.com/read/9782800180922/[0:300]</text:p>
          </table:table-cell>
        </table:table-row>
        <table:table-row table:style-name="ro1">
          <table:table-cell office:value-type="string" calcext:value-type="string">
            <text:p>9782800180939</text:p>
          </table:table-cell>
          <table:table-cell table:formula="of:=[.$B$1]&amp;[.A456]&amp;&quot;/[0:300]&quot;" office:value-type="string" office:string-value="https://reader.izneo.com/read/9782800180939/[0:300]" calcext:value-type="string">
            <text:p>https://reader.izneo.com/read/9782800180939/[0:300]</text:p>
          </table:table-cell>
        </table:table-row>
        <table:table-row table:style-name="ro1">
          <table:table-cell office:value-type="string" calcext:value-type="string">
            <text:p>9782800180946</text:p>
          </table:table-cell>
          <table:table-cell table:formula="of:=[.$B$1]&amp;[.A457]&amp;&quot;/[0:300]&quot;" office:value-type="string" office:string-value="https://reader.izneo.com/read/9782800180946/[0:300]" calcext:value-type="string">
            <text:p>https://reader.izneo.com/read/9782800180946/[0:300]</text:p>
          </table:table-cell>
        </table:table-row>
        <table:table-row table:style-name="ro1">
          <table:table-cell office:value-type="string" calcext:value-type="string">
            <text:p>9782800180960</text:p>
          </table:table-cell>
          <table:table-cell table:formula="of:=[.$B$1]&amp;[.A458]&amp;&quot;/[0:300]&quot;" office:value-type="string" office:string-value="https://reader.izneo.com/read/9782800180960/[0:300]" calcext:value-type="string">
            <text:p>https://reader.izneo.com/read/9782800180960/[0:300]</text:p>
          </table:table-cell>
        </table:table-row>
        <table:table-row table:style-name="ro1">
          <table:table-cell office:value-type="string" calcext:value-type="string">
            <text:p>9782800180977</text:p>
          </table:table-cell>
          <table:table-cell table:formula="of:=[.$B$1]&amp;[.A459]&amp;&quot;/[0:300]&quot;" office:value-type="string" office:string-value="https://reader.izneo.com/read/9782800180977/[0:300]" calcext:value-type="string">
            <text:p>https://reader.izneo.com/read/9782800180977/[0:300]</text:p>
          </table:table-cell>
        </table:table-row>
        <table:table-row table:style-name="ro1">
          <table:table-cell office:value-type="string" calcext:value-type="string">
            <text:p>9782800181004</text:p>
          </table:table-cell>
          <table:table-cell table:formula="of:=[.$B$1]&amp;[.A460]&amp;&quot;/[0:300]&quot;" office:value-type="string" office:string-value="https://reader.izneo.com/read/9782800181004/[0:300]" calcext:value-type="string">
            <text:p>https://reader.izneo.com/read/9782800181004/[0:300]</text:p>
          </table:table-cell>
        </table:table-row>
        <table:table-row table:style-name="ro1">
          <table:table-cell office:value-type="string" calcext:value-type="string">
            <text:p>9782800181011</text:p>
          </table:table-cell>
          <table:table-cell table:formula="of:=[.$B$1]&amp;[.A461]&amp;&quot;/[0:300]&quot;" office:value-type="string" office:string-value="https://reader.izneo.com/read/9782800181011/[0:300]" calcext:value-type="string">
            <text:p>https://reader.izneo.com/read/9782800181011/[0:300]</text:p>
          </table:table-cell>
        </table:table-row>
        <table:table-row table:style-name="ro1">
          <table:table-cell office:value-type="string" calcext:value-type="string">
            <text:p>9782800181738</text:p>
          </table:table-cell>
          <table:table-cell table:formula="of:=[.$B$1]&amp;[.A462]&amp;&quot;/[0:300]&quot;" office:value-type="string" office:string-value="https://reader.izneo.com/read/9782800181738/[0:300]" calcext:value-type="string">
            <text:p>https://reader.izneo.com/read/9782800181738/[0:300]</text:p>
          </table:table-cell>
        </table:table-row>
        <table:table-row table:style-name="ro1">
          <table:table-cell office:value-type="string" calcext:value-type="string">
            <text:p>9782800181820</text:p>
          </table:table-cell>
          <table:table-cell table:formula="of:=[.$B$1]&amp;[.A463]&amp;&quot;/[0:300]&quot;" office:value-type="string" office:string-value="https://reader.izneo.com/read/9782800181820/[0:300]" calcext:value-type="string">
            <text:p>https://reader.izneo.com/read/9782800181820/[0:300]</text:p>
          </table:table-cell>
        </table:table-row>
        <table:table-row table:style-name="ro1">
          <table:table-cell office:value-type="string" calcext:value-type="string">
            <text:p>9782800181837</text:p>
          </table:table-cell>
          <table:table-cell table:formula="of:=[.$B$1]&amp;[.A464]&amp;&quot;/[0:300]&quot;" office:value-type="string" office:string-value="https://reader.izneo.com/read/9782800181837/[0:300]" calcext:value-type="string">
            <text:p>https://reader.izneo.com/read/9782800181837/[0:300]</text:p>
          </table:table-cell>
        </table:table-row>
        <table:table-row table:style-name="ro1">
          <table:table-cell office:value-type="string" calcext:value-type="string">
            <text:p>9782800181844</text:p>
          </table:table-cell>
          <table:table-cell table:formula="of:=[.$B$1]&amp;[.A465]&amp;&quot;/[0:300]&quot;" office:value-type="string" office:string-value="https://reader.izneo.com/read/9782800181844/[0:300]" calcext:value-type="string">
            <text:p>https://reader.izneo.com/read/9782800181844/[0:300]</text:p>
          </table:table-cell>
        </table:table-row>
        <table:table-row table:style-name="ro1">
          <table:table-cell office:value-type="string" calcext:value-type="string">
            <text:p>9782800181875</text:p>
          </table:table-cell>
          <table:table-cell table:formula="of:=[.$B$1]&amp;[.A466]&amp;&quot;/[0:300]&quot;" office:value-type="string" office:string-value="https://reader.izneo.com/read/9782800181875/[0:300]" calcext:value-type="string">
            <text:p>https://reader.izneo.com/read/9782800181875/[0:300]</text:p>
          </table:table-cell>
        </table:table-row>
        <table:table-row table:style-name="ro1">
          <table:table-cell office:value-type="string" calcext:value-type="string">
            <text:p>9782800181882</text:p>
          </table:table-cell>
          <table:table-cell table:formula="of:=[.$B$1]&amp;[.A467]&amp;&quot;/[0:300]&quot;" office:value-type="string" office:string-value="https://reader.izneo.com/read/9782800181882/[0:300]" calcext:value-type="string">
            <text:p>https://reader.izneo.com/read/9782800181882/[0:300]</text:p>
          </table:table-cell>
        </table:table-row>
        <table:table-row table:style-name="ro1">
          <table:table-cell office:value-type="string" calcext:value-type="string">
            <text:p>9782800181899</text:p>
          </table:table-cell>
          <table:table-cell table:formula="of:=[.$B$1]&amp;[.A468]&amp;&quot;/[0:300]&quot;" office:value-type="string" office:string-value="https://reader.izneo.com/read/9782800181899/[0:300]" calcext:value-type="string">
            <text:p>https://reader.izneo.com/read/9782800181899/[0:300]</text:p>
          </table:table-cell>
        </table:table-row>
        <table:table-row table:style-name="ro1">
          <table:table-cell office:value-type="string" calcext:value-type="string">
            <text:p>9782800181905</text:p>
          </table:table-cell>
          <table:table-cell table:formula="of:=[.$B$1]&amp;[.A469]&amp;&quot;/[0:300]&quot;" office:value-type="string" office:string-value="https://reader.izneo.com/read/9782800181905/[0:300]" calcext:value-type="string">
            <text:p>https://reader.izneo.com/read/9782800181905/[0:300]</text:p>
          </table:table-cell>
        </table:table-row>
        <table:table-row table:style-name="ro1">
          <table:table-cell office:value-type="string" calcext:value-type="string">
            <text:p>9782800181912</text:p>
          </table:table-cell>
          <table:table-cell table:formula="of:=[.$B$1]&amp;[.A470]&amp;&quot;/[0:300]&quot;" office:value-type="string" office:string-value="https://reader.izneo.com/read/9782800181912/[0:300]" calcext:value-type="string">
            <text:p>https://reader.izneo.com/read/9782800181912/[0:300]</text:p>
          </table:table-cell>
        </table:table-row>
        <table:table-row table:style-name="ro1">
          <table:table-cell office:value-type="string" calcext:value-type="string">
            <text:p>9782800181936</text:p>
          </table:table-cell>
          <table:table-cell table:formula="of:=[.$B$1]&amp;[.A471]&amp;&quot;/[0:300]&quot;" office:value-type="string" office:string-value="https://reader.izneo.com/read/9782800181936/[0:300]" calcext:value-type="string">
            <text:p>https://reader.izneo.com/read/9782800181936/[0:300]</text:p>
          </table:table-cell>
        </table:table-row>
        <table:table-row table:style-name="ro1">
          <table:table-cell office:value-type="string" calcext:value-type="string">
            <text:p>9782800181967</text:p>
          </table:table-cell>
          <table:table-cell table:formula="of:=[.$B$1]&amp;[.A472]&amp;&quot;/[0:300]&quot;" office:value-type="string" office:string-value="https://reader.izneo.com/read/9782800181967/[0:300]" calcext:value-type="string">
            <text:p>https://reader.izneo.com/read/9782800181967/[0:300]</text:p>
          </table:table-cell>
        </table:table-row>
        <table:table-row table:style-name="ro1">
          <table:table-cell office:value-type="string" calcext:value-type="string">
            <text:p>9782800181974</text:p>
          </table:table-cell>
          <table:table-cell table:formula="of:=[.$B$1]&amp;[.A473]&amp;&quot;/[0:300]&quot;" office:value-type="string" office:string-value="https://reader.izneo.com/read/9782800181974/[0:300]" calcext:value-type="string">
            <text:p>https://reader.izneo.com/read/9782800181974/[0:300]</text:p>
          </table:table-cell>
        </table:table-row>
        <table:table-row table:style-name="ro1">
          <table:table-cell office:value-type="string" calcext:value-type="string">
            <text:p>9782800181981</text:p>
          </table:table-cell>
          <table:table-cell table:formula="of:=[.$B$1]&amp;[.A474]&amp;&quot;/[0:300]&quot;" office:value-type="string" office:string-value="https://reader.izneo.com/read/9782800181981/[0:300]" calcext:value-type="string">
            <text:p>https://reader.izneo.com/read/9782800181981/[0:300]</text:p>
          </table:table-cell>
        </table:table-row>
        <table:table-row table:style-name="ro1">
          <table:table-cell office:value-type="string" calcext:value-type="string">
            <text:p>9782800182001</text:p>
          </table:table-cell>
          <table:table-cell table:formula="of:=[.$B$1]&amp;[.A475]&amp;&quot;/[0:300]&quot;" office:value-type="string" office:string-value="https://reader.izneo.com/read/9782800182001/[0:300]" calcext:value-type="string">
            <text:p>https://reader.izneo.com/read/9782800182001/[0:300]</text:p>
          </table:table-cell>
        </table:table-row>
        <table:table-row table:style-name="ro1">
          <table:table-cell office:value-type="string" calcext:value-type="string">
            <text:p>9782800182018</text:p>
          </table:table-cell>
          <table:table-cell table:formula="of:=[.$B$1]&amp;[.A476]&amp;&quot;/[0:300]&quot;" office:value-type="string" office:string-value="https://reader.izneo.com/read/9782800182018/[0:300]" calcext:value-type="string">
            <text:p>https://reader.izneo.com/read/9782800182018/[0:300]</text:p>
          </table:table-cell>
        </table:table-row>
        <table:table-row table:style-name="ro1">
          <table:table-cell office:value-type="string" calcext:value-type="string">
            <text:p>9782800182025</text:p>
          </table:table-cell>
          <table:table-cell table:formula="of:=[.$B$1]&amp;[.A477]&amp;&quot;/[0:300]&quot;" office:value-type="string" office:string-value="https://reader.izneo.com/read/9782800182025/[0:300]" calcext:value-type="string">
            <text:p>https://reader.izneo.com/read/9782800182025/[0:300]</text:p>
          </table:table-cell>
        </table:table-row>
        <table:table-row table:style-name="ro1">
          <table:table-cell office:value-type="string" calcext:value-type="string">
            <text:p>9782800182056</text:p>
          </table:table-cell>
          <table:table-cell table:formula="of:=[.$B$1]&amp;[.A478]&amp;&quot;/[0:300]&quot;" office:value-type="string" office:string-value="https://reader.izneo.com/read/9782800182056/[0:300]" calcext:value-type="string">
            <text:p>https://reader.izneo.com/read/9782800182056/[0:300]</text:p>
          </table:table-cell>
        </table:table-row>
        <table:table-row table:style-name="ro1">
          <table:table-cell office:value-type="string" calcext:value-type="string">
            <text:p>9782800182186</text:p>
          </table:table-cell>
          <table:table-cell table:formula="of:=[.$B$1]&amp;[.A479]&amp;&quot;/[0:300]&quot;" office:value-type="string" office:string-value="https://reader.izneo.com/read/9782800182186/[0:300]" calcext:value-type="string">
            <text:p>https://reader.izneo.com/read/9782800182186/[0:300]</text:p>
          </table:table-cell>
        </table:table-row>
        <table:table-row table:style-name="ro1">
          <table:table-cell office:value-type="string" calcext:value-type="string">
            <text:p>9782800182209</text:p>
          </table:table-cell>
          <table:table-cell table:formula="of:=[.$B$1]&amp;[.A480]&amp;&quot;/[0:300]&quot;" office:value-type="string" office:string-value="https://reader.izneo.com/read/9782800182209/[0:300]" calcext:value-type="string">
            <text:p>https://reader.izneo.com/read/9782800182209/[0:300]</text:p>
          </table:table-cell>
        </table:table-row>
        <table:table-row table:style-name="ro1">
          <table:table-cell office:value-type="string" calcext:value-type="string">
            <text:p>9782800182230</text:p>
          </table:table-cell>
          <table:table-cell table:formula="of:=[.$B$1]&amp;[.A481]&amp;&quot;/[0:300]&quot;" office:value-type="string" office:string-value="https://reader.izneo.com/read/9782800182230/[0:300]" calcext:value-type="string">
            <text:p>https://reader.izneo.com/read/9782800182230/[0:300]</text:p>
          </table:table-cell>
        </table:table-row>
        <table:table-row table:style-name="ro1">
          <table:table-cell office:value-type="string" calcext:value-type="string">
            <text:p>9782800182247</text:p>
          </table:table-cell>
          <table:table-cell table:formula="of:=[.$B$1]&amp;[.A482]&amp;&quot;/[0:300]&quot;" office:value-type="string" office:string-value="https://reader.izneo.com/read/9782800182247/[0:300]" calcext:value-type="string">
            <text:p>https://reader.izneo.com/read/9782800182247/[0:300]</text:p>
          </table:table-cell>
        </table:table-row>
        <table:table-row table:style-name="ro1">
          <table:table-cell office:value-type="string" calcext:value-type="string">
            <text:p>9782800182285</text:p>
          </table:table-cell>
          <table:table-cell table:formula="of:=[.$B$1]&amp;[.A483]&amp;&quot;/[0:300]&quot;" office:value-type="string" office:string-value="https://reader.izneo.com/read/9782800182285/[0:300]" calcext:value-type="string">
            <text:p>https://reader.izneo.com/read/9782800182285/[0:300]</text:p>
          </table:table-cell>
        </table:table-row>
        <table:table-row table:style-name="ro1">
          <table:table-cell office:value-type="string" calcext:value-type="string">
            <text:p>9782800182292</text:p>
          </table:table-cell>
          <table:table-cell table:formula="of:=[.$B$1]&amp;[.A484]&amp;&quot;/[0:300]&quot;" office:value-type="string" office:string-value="https://reader.izneo.com/read/9782800182292/[0:300]" calcext:value-type="string">
            <text:p>https://reader.izneo.com/read/9782800182292/[0:300]</text:p>
          </table:table-cell>
        </table:table-row>
        <table:table-row table:style-name="ro1">
          <table:table-cell office:value-type="string" calcext:value-type="string">
            <text:p>9782800182308</text:p>
          </table:table-cell>
          <table:table-cell table:formula="of:=[.$B$1]&amp;[.A485]&amp;&quot;/[0:300]&quot;" office:value-type="string" office:string-value="https://reader.izneo.com/read/9782800182308/[0:300]" calcext:value-type="string">
            <text:p>https://reader.izneo.com/read/9782800182308/[0:300]</text:p>
          </table:table-cell>
        </table:table-row>
        <table:table-row table:style-name="ro1">
          <table:table-cell office:value-type="string" calcext:value-type="string">
            <text:p>9782800182384</text:p>
          </table:table-cell>
          <table:table-cell table:formula="of:=[.$B$1]&amp;[.A486]&amp;&quot;/[0:300]&quot;" office:value-type="string" office:string-value="https://reader.izneo.com/read/9782800182384/[0:300]" calcext:value-type="string">
            <text:p>https://reader.izneo.com/read/9782800182384/[0:300]</text:p>
          </table:table-cell>
        </table:table-row>
        <table:table-row table:style-name="ro1">
          <table:table-cell office:value-type="string" calcext:value-type="string">
            <text:p>9782800182391</text:p>
          </table:table-cell>
          <table:table-cell table:formula="of:=[.$B$1]&amp;[.A487]&amp;&quot;/[0:300]&quot;" office:value-type="string" office:string-value="https://reader.izneo.com/read/9782800182391/[0:300]" calcext:value-type="string">
            <text:p>https://reader.izneo.com/read/9782800182391/[0:300]</text:p>
          </table:table-cell>
        </table:table-row>
        <table:table-row table:style-name="ro1">
          <table:table-cell office:value-type="string" calcext:value-type="string">
            <text:p>9782800182407</text:p>
          </table:table-cell>
          <table:table-cell table:formula="of:=[.$B$1]&amp;[.A488]&amp;&quot;/[0:300]&quot;" office:value-type="string" office:string-value="https://reader.izneo.com/read/9782800182407/[0:300]" calcext:value-type="string">
            <text:p>https://reader.izneo.com/read/9782800182407/[0:300]</text:p>
          </table:table-cell>
        </table:table-row>
        <table:table-row table:style-name="ro1">
          <table:table-cell office:value-type="string" calcext:value-type="string">
            <text:p>9782800182414</text:p>
          </table:table-cell>
          <table:table-cell table:formula="of:=[.$B$1]&amp;[.A489]&amp;&quot;/[0:300]&quot;" office:value-type="string" office:string-value="https://reader.izneo.com/read/9782800182414/[0:300]" calcext:value-type="string">
            <text:p>https://reader.izneo.com/read/9782800182414/[0:300]</text:p>
          </table:table-cell>
        </table:table-row>
        <table:table-row table:style-name="ro1">
          <table:table-cell office:value-type="string" calcext:value-type="string">
            <text:p>9782800182421</text:p>
          </table:table-cell>
          <table:table-cell table:formula="of:=[.$B$1]&amp;[.A490]&amp;&quot;/[0:300]&quot;" office:value-type="string" office:string-value="https://reader.izneo.com/read/9782800182421/[0:300]" calcext:value-type="string">
            <text:p>https://reader.izneo.com/read/9782800182421/[0:300]</text:p>
          </table:table-cell>
        </table:table-row>
        <table:table-row table:style-name="ro1">
          <table:table-cell office:value-type="string" calcext:value-type="string">
            <text:p>9782800182469</text:p>
          </table:table-cell>
          <table:table-cell table:formula="of:=[.$B$1]&amp;[.A491]&amp;&quot;/[0:300]&quot;" office:value-type="string" office:string-value="https://reader.izneo.com/read/9782800182469/[0:300]" calcext:value-type="string">
            <text:p>https://reader.izneo.com/read/9782800182469/[0:300]</text:p>
          </table:table-cell>
        </table:table-row>
        <table:table-row table:style-name="ro1">
          <table:table-cell office:value-type="string" calcext:value-type="string">
            <text:p>9782800182957</text:p>
          </table:table-cell>
          <table:table-cell table:formula="of:=[.$B$1]&amp;[.A492]&amp;&quot;/[0:300]&quot;" office:value-type="string" office:string-value="https://reader.izneo.com/read/9782800182957/[0:300]" calcext:value-type="string">
            <text:p>https://reader.izneo.com/read/9782800182957/[0:300]</text:p>
          </table:table-cell>
        </table:table-row>
        <table:table-row table:style-name="ro1">
          <table:table-cell office:value-type="string" calcext:value-type="string">
            <text:p>9782800182988</text:p>
          </table:table-cell>
          <table:table-cell table:formula="of:=[.$B$1]&amp;[.A493]&amp;&quot;/[0:300]&quot;" office:value-type="string" office:string-value="https://reader.izneo.com/read/9782800182988/[0:300]" calcext:value-type="string">
            <text:p>https://reader.izneo.com/read/9782800182988/[0:300]</text:p>
          </table:table-cell>
        </table:table-row>
        <table:table-row table:style-name="ro1">
          <table:table-cell office:value-type="string" calcext:value-type="string">
            <text:p>9782800182995</text:p>
          </table:table-cell>
          <table:table-cell table:formula="of:=[.$B$1]&amp;[.A494]&amp;&quot;/[0:300]&quot;" office:value-type="string" office:string-value="https://reader.izneo.com/read/9782800182995/[0:300]" calcext:value-type="string">
            <text:p>https://reader.izneo.com/read/9782800182995/[0:300]</text:p>
          </table:table-cell>
        </table:table-row>
        <table:table-row table:style-name="ro1">
          <table:table-cell office:value-type="string" calcext:value-type="string">
            <text:p>9782800183008</text:p>
          </table:table-cell>
          <table:table-cell table:formula="of:=[.$B$1]&amp;[.A495]&amp;&quot;/[0:300]&quot;" office:value-type="string" office:string-value="https://reader.izneo.com/read/9782800183008/[0:300]" calcext:value-type="string">
            <text:p>https://reader.izneo.com/read/9782800183008/[0:300]</text:p>
          </table:table-cell>
        </table:table-row>
        <table:table-row table:style-name="ro1">
          <table:table-cell office:value-type="string" calcext:value-type="string">
            <text:p>9782800183015</text:p>
          </table:table-cell>
          <table:table-cell table:formula="of:=[.$B$1]&amp;[.A496]&amp;&quot;/[0:300]&quot;" office:value-type="string" office:string-value="https://reader.izneo.com/read/9782800183015/[0:300]" calcext:value-type="string">
            <text:p>https://reader.izneo.com/read/9782800183015/[0:300]</text:p>
          </table:table-cell>
        </table:table-row>
        <table:table-row table:style-name="ro1">
          <table:table-cell office:value-type="string" calcext:value-type="string">
            <text:p>9782800183022</text:p>
          </table:table-cell>
          <table:table-cell table:formula="of:=[.$B$1]&amp;[.A497]&amp;&quot;/[0:300]&quot;" office:value-type="string" office:string-value="https://reader.izneo.com/read/9782800183022/[0:300]" calcext:value-type="string">
            <text:p>https://reader.izneo.com/read/9782800183022/[0:300]</text:p>
          </table:table-cell>
        </table:table-row>
        <table:table-row table:style-name="ro1">
          <table:table-cell office:value-type="string" calcext:value-type="string">
            <text:p>9782800183039</text:p>
          </table:table-cell>
          <table:table-cell table:formula="of:=[.$B$1]&amp;[.A498]&amp;&quot;/[0:300]&quot;" office:value-type="string" office:string-value="https://reader.izneo.com/read/9782800183039/[0:300]" calcext:value-type="string">
            <text:p>https://reader.izneo.com/read/9782800183039/[0:300]</text:p>
          </table:table-cell>
        </table:table-row>
        <table:table-row table:style-name="ro1">
          <table:table-cell office:value-type="string" calcext:value-type="string">
            <text:p>9782800183046</text:p>
          </table:table-cell>
          <table:table-cell table:formula="of:=[.$B$1]&amp;[.A499]&amp;&quot;/[0:300]&quot;" office:value-type="string" office:string-value="https://reader.izneo.com/read/9782800183046/[0:300]" calcext:value-type="string">
            <text:p>https://reader.izneo.com/read/9782800183046/[0:300]</text:p>
          </table:table-cell>
        </table:table-row>
        <table:table-row table:style-name="ro1">
          <table:table-cell office:value-type="string" calcext:value-type="string">
            <text:p>9782800183053</text:p>
          </table:table-cell>
          <table:table-cell table:formula="of:=[.$B$1]&amp;[.A500]&amp;&quot;/[0:300]&quot;" office:value-type="string" office:string-value="https://reader.izneo.com/read/9782800183053/[0:300]" calcext:value-type="string">
            <text:p>https://reader.izneo.com/read/9782800183053/[0:300]</text:p>
          </table:table-cell>
        </table:table-row>
        <table:table-row table:style-name="ro1">
          <table:table-cell office:value-type="string" calcext:value-type="string">
            <text:p>9782800183060</text:p>
          </table:table-cell>
          <table:table-cell table:formula="of:=[.$B$1]&amp;[.A501]&amp;&quot;/[0:300]&quot;" office:value-type="string" office:string-value="https://reader.izneo.com/read/9782800183060/[0:300]" calcext:value-type="string">
            <text:p>https://reader.izneo.com/read/9782800183060/[0:300]</text:p>
          </table:table-cell>
        </table:table-row>
        <table:table-row table:style-name="ro1">
          <table:table-cell office:value-type="string" calcext:value-type="string">
            <text:p>9782800183077</text:p>
          </table:table-cell>
          <table:table-cell table:formula="of:=[.$B$1]&amp;[.A502]&amp;&quot;/[0:300]&quot;" office:value-type="string" office:string-value="https://reader.izneo.com/read/9782800183077/[0:300]" calcext:value-type="string">
            <text:p>https://reader.izneo.com/read/9782800183077/[0:300]</text:p>
          </table:table-cell>
        </table:table-row>
        <table:table-row table:style-name="ro1">
          <table:table-cell office:value-type="string" calcext:value-type="string">
            <text:p>9782800183671</text:p>
          </table:table-cell>
          <table:table-cell table:formula="of:=[.$B$1]&amp;[.A503]&amp;&quot;/[0:300]&quot;" office:value-type="string" office:string-value="https://reader.izneo.com/read/9782800183671/[0:300]" calcext:value-type="string">
            <text:p>https://reader.izneo.com/read/9782800183671/[0:300]</text:p>
          </table:table-cell>
        </table:table-row>
        <table:table-row table:style-name="ro1">
          <table:table-cell office:value-type="string" calcext:value-type="string">
            <text:p>9782800184937</text:p>
          </table:table-cell>
          <table:table-cell table:formula="of:=[.$B$1]&amp;[.A504]&amp;&quot;/[0:300]&quot;" office:value-type="string" office:string-value="https://reader.izneo.com/read/9782800184937/[0:300]" calcext:value-type="string">
            <text:p>https://reader.izneo.com/read/9782800184937/[0:300]</text:p>
          </table:table-cell>
        </table:table-row>
        <table:table-row table:style-name="ro1">
          <table:table-cell office:value-type="string" calcext:value-type="string">
            <text:p>9782800184999</text:p>
          </table:table-cell>
          <table:table-cell table:formula="of:=[.$B$1]&amp;[.A505]&amp;&quot;/[0:300]&quot;" office:value-type="string" office:string-value="https://reader.izneo.com/read/9782800184999/[0:300]" calcext:value-type="string">
            <text:p>https://reader.izneo.com/read/9782800184999/[0:300]</text:p>
          </table:table-cell>
        </table:table-row>
        <table:table-row table:style-name="ro1">
          <table:table-cell office:value-type="string" calcext:value-type="string">
            <text:p>9782800185002</text:p>
          </table:table-cell>
          <table:table-cell table:formula="of:=[.$B$1]&amp;[.A506]&amp;&quot;/[0:300]&quot;" office:value-type="string" office:string-value="https://reader.izneo.com/read/9782800185002/[0:300]" calcext:value-type="string">
            <text:p>https://reader.izneo.com/read/9782800185002/[0:300]</text:p>
          </table:table-cell>
        </table:table-row>
        <table:table-row table:style-name="ro1">
          <table:table-cell office:value-type="string" calcext:value-type="string">
            <text:p>9782800185019</text:p>
          </table:table-cell>
          <table:table-cell table:formula="of:=[.$B$1]&amp;[.A507]&amp;&quot;/[0:300]&quot;" office:value-type="string" office:string-value="https://reader.izneo.com/read/9782800185019/[0:300]" calcext:value-type="string">
            <text:p>https://reader.izneo.com/read/9782800185019/[0:300]</text:p>
          </table:table-cell>
        </table:table-row>
        <table:table-row table:style-name="ro1">
          <table:table-cell office:value-type="string" calcext:value-type="string">
            <text:p>9782800185033</text:p>
          </table:table-cell>
          <table:table-cell table:formula="of:=[.$B$1]&amp;[.A508]&amp;&quot;/[0:300]&quot;" office:value-type="string" office:string-value="https://reader.izneo.com/read/9782800185033/[0:300]" calcext:value-type="string">
            <text:p>https://reader.izneo.com/read/9782800185033/[0:300]</text:p>
          </table:table-cell>
        </table:table-row>
        <table:table-row table:style-name="ro1">
          <table:table-cell office:value-type="string" calcext:value-type="string">
            <text:p>9782800185057</text:p>
          </table:table-cell>
          <table:table-cell table:formula="of:=[.$B$1]&amp;[.A509]&amp;&quot;/[0:300]&quot;" office:value-type="string" office:string-value="https://reader.izneo.com/read/9782800185057/[0:300]" calcext:value-type="string">
            <text:p>https://reader.izneo.com/read/9782800185057/[0:300]</text:p>
          </table:table-cell>
        </table:table-row>
        <table:table-row table:style-name="ro1">
          <table:table-cell office:value-type="string" calcext:value-type="string">
            <text:p>9782800185088</text:p>
          </table:table-cell>
          <table:table-cell table:formula="of:=[.$B$1]&amp;[.A510]&amp;&quot;/[0:300]&quot;" office:value-type="string" office:string-value="https://reader.izneo.com/read/9782800185088/[0:300]" calcext:value-type="string">
            <text:p>https://reader.izneo.com/read/9782800185088/[0:300]</text:p>
          </table:table-cell>
        </table:table-row>
        <table:table-row table:style-name="ro1">
          <table:table-cell office:value-type="string" calcext:value-type="string">
            <text:p>9782800185095</text:p>
          </table:table-cell>
          <table:table-cell table:formula="of:=[.$B$1]&amp;[.A511]&amp;&quot;/[0:300]&quot;" office:value-type="string" office:string-value="https://reader.izneo.com/read/9782800185095/[0:300]" calcext:value-type="string">
            <text:p>https://reader.izneo.com/read/9782800185095/[0:300]</text:p>
          </table:table-cell>
        </table:table-row>
        <table:table-row table:style-name="ro1">
          <table:table-cell office:value-type="string" calcext:value-type="string">
            <text:p>9782800185101</text:p>
          </table:table-cell>
          <table:table-cell table:formula="of:=[.$B$1]&amp;[.A512]&amp;&quot;/[0:300]&quot;" office:value-type="string" office:string-value="https://reader.izneo.com/read/9782800185101/[0:300]" calcext:value-type="string">
            <text:p>https://reader.izneo.com/read/9782800185101/[0:300]</text:p>
          </table:table-cell>
        </table:table-row>
        <table:table-row table:style-name="ro1">
          <table:table-cell office:value-type="string" calcext:value-type="string">
            <text:p>9782800185125</text:p>
          </table:table-cell>
          <table:table-cell table:formula="of:=[.$B$1]&amp;[.A513]&amp;&quot;/[0:300]&quot;" office:value-type="string" office:string-value="https://reader.izneo.com/read/9782800185125/[0:300]" calcext:value-type="string">
            <text:p>https://reader.izneo.com/read/9782800185125/[0:300]</text:p>
          </table:table-cell>
        </table:table-row>
        <table:table-row table:style-name="ro1">
          <table:table-cell office:value-type="string" calcext:value-type="string">
            <text:p>9782800185132</text:p>
          </table:table-cell>
          <table:table-cell table:formula="of:=[.$B$1]&amp;[.A514]&amp;&quot;/[0:300]&quot;" office:value-type="string" office:string-value="https://reader.izneo.com/read/9782800185132/[0:300]" calcext:value-type="string">
            <text:p>https://reader.izneo.com/read/9782800185132/[0:300]</text:p>
          </table:table-cell>
        </table:table-row>
        <table:table-row table:style-name="ro1">
          <table:table-cell office:value-type="string" calcext:value-type="string">
            <text:p>9782800185170</text:p>
          </table:table-cell>
          <table:table-cell table:formula="of:=[.$B$1]&amp;[.A515]&amp;&quot;/[0:300]&quot;" office:value-type="string" office:string-value="https://reader.izneo.com/read/9782800185170/[0:300]" calcext:value-type="string">
            <text:p>https://reader.izneo.com/read/9782800185170/[0:300]</text:p>
          </table:table-cell>
        </table:table-row>
        <table:table-row table:style-name="ro1">
          <table:table-cell office:value-type="string" calcext:value-type="string">
            <text:p>9782800185187</text:p>
          </table:table-cell>
          <table:table-cell table:formula="of:=[.$B$1]&amp;[.A516]&amp;&quot;/[0:300]&quot;" office:value-type="string" office:string-value="https://reader.izneo.com/read/9782800185187/[0:300]" calcext:value-type="string">
            <text:p>https://reader.izneo.com/read/9782800185187/[0:300]</text:p>
          </table:table-cell>
        </table:table-row>
        <table:table-row table:style-name="ro1">
          <table:table-cell office:value-type="string" calcext:value-type="string">
            <text:p>9782800185194</text:p>
          </table:table-cell>
          <table:table-cell table:formula="of:=[.$B$1]&amp;[.A517]&amp;&quot;/[0:300]&quot;" office:value-type="string" office:string-value="https://reader.izneo.com/read/9782800185194/[0:300]" calcext:value-type="string">
            <text:p>https://reader.izneo.com/read/9782800185194/[0:300]</text:p>
          </table:table-cell>
        </table:table-row>
        <table:table-row table:style-name="ro1">
          <table:table-cell office:value-type="string" calcext:value-type="string">
            <text:p>9782800185217</text:p>
          </table:table-cell>
          <table:table-cell table:formula="of:=[.$B$1]&amp;[.A518]&amp;&quot;/[0:300]&quot;" office:value-type="string" office:string-value="https://reader.izneo.com/read/9782800185217/[0:300]" calcext:value-type="string">
            <text:p>https://reader.izneo.com/read/9782800185217/[0:300]</text:p>
          </table:table-cell>
        </table:table-row>
        <table:table-row table:style-name="ro1">
          <table:table-cell office:value-type="string" calcext:value-type="string">
            <text:p>9782800185224</text:p>
          </table:table-cell>
          <table:table-cell table:formula="of:=[.$B$1]&amp;[.A519]&amp;&quot;/[0:300]&quot;" office:value-type="string" office:string-value="https://reader.izneo.com/read/9782800185224/[0:300]" calcext:value-type="string">
            <text:p>https://reader.izneo.com/read/9782800185224/[0:300]</text:p>
          </table:table-cell>
        </table:table-row>
        <table:table-row table:style-name="ro1">
          <table:table-cell office:value-type="string" calcext:value-type="string">
            <text:p>9782800185248</text:p>
          </table:table-cell>
          <table:table-cell table:formula="of:=[.$B$1]&amp;[.A520]&amp;&quot;/[0:300]&quot;" office:value-type="string" office:string-value="https://reader.izneo.com/read/9782800185248/[0:300]" calcext:value-type="string">
            <text:p>https://reader.izneo.com/read/9782800185248/[0:300]</text:p>
          </table:table-cell>
        </table:table-row>
        <table:table-row table:style-name="ro1">
          <table:table-cell office:value-type="string" calcext:value-type="string">
            <text:p>9782800185255</text:p>
          </table:table-cell>
          <table:table-cell table:formula="of:=[.$B$1]&amp;[.A521]&amp;&quot;/[0:300]&quot;" office:value-type="string" office:string-value="https://reader.izneo.com/read/9782800185255/[0:300]" calcext:value-type="string">
            <text:p>https://reader.izneo.com/read/9782800185255/[0:300]</text:p>
          </table:table-cell>
        </table:table-row>
        <table:table-row table:style-name="ro1">
          <table:table-cell office:value-type="string" calcext:value-type="string">
            <text:p>9782800185262</text:p>
          </table:table-cell>
          <table:table-cell table:formula="of:=[.$B$1]&amp;[.A522]&amp;&quot;/[0:300]&quot;" office:value-type="string" office:string-value="https://reader.izneo.com/read/9782800185262/[0:300]" calcext:value-type="string">
            <text:p>https://reader.izneo.com/read/9782800185262/[0:300]</text:p>
          </table:table-cell>
        </table:table-row>
        <table:table-row table:style-name="ro1">
          <table:table-cell office:value-type="string" calcext:value-type="string">
            <text:p>9782800185309</text:p>
          </table:table-cell>
          <table:table-cell table:formula="of:=[.$B$1]&amp;[.A523]&amp;&quot;/[0:300]&quot;" office:value-type="string" office:string-value="https://reader.izneo.com/read/9782800185309/[0:300]" calcext:value-type="string">
            <text:p>https://reader.izneo.com/read/9782800185309/[0:300]</text:p>
          </table:table-cell>
        </table:table-row>
        <table:table-row table:style-name="ro1">
          <table:table-cell office:value-type="string" calcext:value-type="string">
            <text:p>9782800185316</text:p>
          </table:table-cell>
          <table:table-cell table:formula="of:=[.$B$1]&amp;[.A524]&amp;&quot;/[0:300]&quot;" office:value-type="string" office:string-value="https://reader.izneo.com/read/9782800185316/[0:300]" calcext:value-type="string">
            <text:p>https://reader.izneo.com/read/9782800185316/[0:300]</text:p>
          </table:table-cell>
        </table:table-row>
        <table:table-row table:style-name="ro1">
          <table:table-cell office:value-type="string" calcext:value-type="string">
            <text:p>9782800185323</text:p>
          </table:table-cell>
          <table:table-cell table:formula="of:=[.$B$1]&amp;[.A525]&amp;&quot;/[0:300]&quot;" office:value-type="string" office:string-value="https://reader.izneo.com/read/9782800185323/[0:300]" calcext:value-type="string">
            <text:p>https://reader.izneo.com/read/9782800185323/[0:300]</text:p>
          </table:table-cell>
        </table:table-row>
        <table:table-row table:style-name="ro1">
          <table:table-cell office:value-type="string" calcext:value-type="string">
            <text:p>9782800185330</text:p>
          </table:table-cell>
          <table:table-cell table:formula="of:=[.$B$1]&amp;[.A526]&amp;&quot;/[0:300]&quot;" office:value-type="string" office:string-value="https://reader.izneo.com/read/9782800185330/[0:300]" calcext:value-type="string">
            <text:p>https://reader.izneo.com/read/9782800185330/[0:300]</text:p>
          </table:table-cell>
        </table:table-row>
        <table:table-row table:style-name="ro1">
          <table:table-cell office:value-type="string" calcext:value-type="string">
            <text:p>9782800185354</text:p>
          </table:table-cell>
          <table:table-cell table:formula="of:=[.$B$1]&amp;[.A527]&amp;&quot;/[0:300]&quot;" office:value-type="string" office:string-value="https://reader.izneo.com/read/9782800185354/[0:300]" calcext:value-type="string">
            <text:p>https://reader.izneo.com/read/9782800185354/[0:300]</text:p>
          </table:table-cell>
        </table:table-row>
        <table:table-row table:style-name="ro1">
          <table:table-cell office:value-type="string" calcext:value-type="string">
            <text:p>9782800185385</text:p>
          </table:table-cell>
          <table:table-cell table:formula="of:=[.$B$1]&amp;[.A528]&amp;&quot;/[0:300]&quot;" office:value-type="string" office:string-value="https://reader.izneo.com/read/9782800185385/[0:300]" calcext:value-type="string">
            <text:p>https://reader.izneo.com/read/9782800185385/[0:300]</text:p>
          </table:table-cell>
        </table:table-row>
        <table:table-row table:style-name="ro1">
          <table:table-cell office:value-type="string" calcext:value-type="string">
            <text:p>9782800185408</text:p>
          </table:table-cell>
          <table:table-cell table:formula="of:=[.$B$1]&amp;[.A529]&amp;&quot;/[0:300]&quot;" office:value-type="string" office:string-value="https://reader.izneo.com/read/9782800185408/[0:300]" calcext:value-type="string">
            <text:p>https://reader.izneo.com/read/9782800185408/[0:300]</text:p>
          </table:table-cell>
        </table:table-row>
        <table:table-row table:style-name="ro1">
          <table:table-cell office:value-type="string" calcext:value-type="string">
            <text:p>9782800185422</text:p>
          </table:table-cell>
          <table:table-cell table:formula="of:=[.$B$1]&amp;[.A530]&amp;&quot;/[0:300]&quot;" office:value-type="string" office:string-value="https://reader.izneo.com/read/9782800185422/[0:300]" calcext:value-type="string">
            <text:p>https://reader.izneo.com/read/9782800185422/[0:300]</text:p>
          </table:table-cell>
        </table:table-row>
        <table:table-row table:style-name="ro1">
          <table:table-cell office:value-type="string" calcext:value-type="string">
            <text:p>9782800185446</text:p>
          </table:table-cell>
          <table:table-cell table:formula="of:=[.$B$1]&amp;[.A531]&amp;&quot;/[0:300]&quot;" office:value-type="string" office:string-value="https://reader.izneo.com/read/9782800185446/[0:300]" calcext:value-type="string">
            <text:p>https://reader.izneo.com/read/9782800185446/[0:300]</text:p>
          </table:table-cell>
        </table:table-row>
        <table:table-row table:style-name="ro1">
          <table:table-cell office:value-type="string" calcext:value-type="string">
            <text:p>9782800185460</text:p>
          </table:table-cell>
          <table:table-cell table:formula="of:=[.$B$1]&amp;[.A532]&amp;&quot;/[0:300]&quot;" office:value-type="string" office:string-value="https://reader.izneo.com/read/9782800185460/[0:300]" calcext:value-type="string">
            <text:p>https://reader.izneo.com/read/9782800185460/[0:300]</text:p>
          </table:table-cell>
        </table:table-row>
        <table:table-row table:style-name="ro1">
          <table:table-cell office:value-type="string" calcext:value-type="string">
            <text:p>9782800185477</text:p>
          </table:table-cell>
          <table:table-cell table:formula="of:=[.$B$1]&amp;[.A533]&amp;&quot;/[0:300]&quot;" office:value-type="string" office:string-value="https://reader.izneo.com/read/9782800185477/[0:300]" calcext:value-type="string">
            <text:p>https://reader.izneo.com/read/9782800185477/[0:300]</text:p>
          </table:table-cell>
        </table:table-row>
        <table:table-row table:style-name="ro1">
          <table:table-cell office:value-type="string" calcext:value-type="string">
            <text:p>9782800185484</text:p>
          </table:table-cell>
          <table:table-cell table:formula="of:=[.$B$1]&amp;[.A534]&amp;&quot;/[0:300]&quot;" office:value-type="string" office:string-value="https://reader.izneo.com/read/9782800185484/[0:300]" calcext:value-type="string">
            <text:p>https://reader.izneo.com/read/9782800185484/[0:300]</text:p>
          </table:table-cell>
        </table:table-row>
        <table:table-row table:style-name="ro1">
          <table:table-cell office:value-type="string" calcext:value-type="string">
            <text:p>9782800185507</text:p>
          </table:table-cell>
          <table:table-cell table:formula="of:=[.$B$1]&amp;[.A535]&amp;&quot;/[0:300]&quot;" office:value-type="string" office:string-value="https://reader.izneo.com/read/9782800185507/[0:300]" calcext:value-type="string">
            <text:p>https://reader.izneo.com/read/9782800185507/[0:300]</text:p>
          </table:table-cell>
        </table:table-row>
        <table:table-row table:style-name="ro1">
          <table:table-cell office:value-type="string" calcext:value-type="string">
            <text:p>9782800185538</text:p>
          </table:table-cell>
          <table:table-cell table:formula="of:=[.$B$1]&amp;[.A536]&amp;&quot;/[0:300]&quot;" office:value-type="string" office:string-value="https://reader.izneo.com/read/9782800185538/[0:300]" calcext:value-type="string">
            <text:p>https://reader.izneo.com/read/9782800185538/[0:300]</text:p>
          </table:table-cell>
        </table:table-row>
        <table:table-row table:style-name="ro1">
          <table:table-cell office:value-type="string" calcext:value-type="string">
            <text:p>9782800185545</text:p>
          </table:table-cell>
          <table:table-cell table:formula="of:=[.$B$1]&amp;[.A537]&amp;&quot;/[0:300]&quot;" office:value-type="string" office:string-value="https://reader.izneo.com/read/9782800185545/[0:300]" calcext:value-type="string">
            <text:p>https://reader.izneo.com/read/9782800185545/[0:300]</text:p>
          </table:table-cell>
        </table:table-row>
        <table:table-row table:style-name="ro1">
          <table:table-cell office:value-type="string" calcext:value-type="string">
            <text:p>9782800185576</text:p>
          </table:table-cell>
          <table:table-cell table:formula="of:=[.$B$1]&amp;[.A538]&amp;&quot;/[0:300]&quot;" office:value-type="string" office:string-value="https://reader.izneo.com/read/9782800185576/[0:300]" calcext:value-type="string">
            <text:p>https://reader.izneo.com/read/9782800185576/[0:300]</text:p>
          </table:table-cell>
        </table:table-row>
        <table:table-row table:style-name="ro1">
          <table:table-cell office:value-type="string" calcext:value-type="string">
            <text:p>9782800185620</text:p>
          </table:table-cell>
          <table:table-cell table:formula="of:=[.$B$1]&amp;[.A539]&amp;&quot;/[0:300]&quot;" office:value-type="string" office:string-value="https://reader.izneo.com/read/9782800185620/[0:300]" calcext:value-type="string">
            <text:p>https://reader.izneo.com/read/9782800185620/[0:300]</text:p>
          </table:table-cell>
        </table:table-row>
        <table:table-row table:style-name="ro1">
          <table:table-cell office:value-type="string" calcext:value-type="string">
            <text:p>9782800185637</text:p>
          </table:table-cell>
          <table:table-cell table:formula="of:=[.$B$1]&amp;[.A540]&amp;&quot;/[0:300]&quot;" office:value-type="string" office:string-value="https://reader.izneo.com/read/9782800185637/[0:300]" calcext:value-type="string">
            <text:p>https://reader.izneo.com/read/9782800185637/[0:300]</text:p>
          </table:table-cell>
        </table:table-row>
        <table:table-row table:style-name="ro1">
          <table:table-cell office:value-type="string" calcext:value-type="string">
            <text:p>9782800185644</text:p>
          </table:table-cell>
          <table:table-cell table:formula="of:=[.$B$1]&amp;[.A541]&amp;&quot;/[0:300]&quot;" office:value-type="string" office:string-value="https://reader.izneo.com/read/9782800185644/[0:300]" calcext:value-type="string">
            <text:p>https://reader.izneo.com/read/9782800185644/[0:300]</text:p>
          </table:table-cell>
        </table:table-row>
        <table:table-row table:style-name="ro1">
          <table:table-cell office:value-type="string" calcext:value-type="string">
            <text:p>9782800185651</text:p>
          </table:table-cell>
          <table:table-cell table:formula="of:=[.$B$1]&amp;[.A542]&amp;&quot;/[0:300]&quot;" office:value-type="string" office:string-value="https://reader.izneo.com/read/9782800185651/[0:300]" calcext:value-type="string">
            <text:p>https://reader.izneo.com/read/9782800185651/[0:300]</text:p>
          </table:table-cell>
        </table:table-row>
        <table:table-row table:style-name="ro1">
          <table:table-cell office:value-type="string" calcext:value-type="string">
            <text:p>9782800185675</text:p>
          </table:table-cell>
          <table:table-cell table:formula="of:=[.$B$1]&amp;[.A543]&amp;&quot;/[0:300]&quot;" office:value-type="string" office:string-value="https://reader.izneo.com/read/9782800185675/[0:300]" calcext:value-type="string">
            <text:p>https://reader.izneo.com/read/9782800185675/[0:300]</text:p>
          </table:table-cell>
        </table:table-row>
        <table:table-row table:style-name="ro1">
          <table:table-cell office:value-type="string" calcext:value-type="string">
            <text:p>9782800185705</text:p>
          </table:table-cell>
          <table:table-cell table:formula="of:=[.$B$1]&amp;[.A544]&amp;&quot;/[0:300]&quot;" office:value-type="string" office:string-value="https://reader.izneo.com/read/9782800185705/[0:300]" calcext:value-type="string">
            <text:p>https://reader.izneo.com/read/9782800185705/[0:300]</text:p>
          </table:table-cell>
        </table:table-row>
        <table:table-row table:style-name="ro1">
          <table:table-cell office:value-type="string" calcext:value-type="string">
            <text:p>9782800185712</text:p>
          </table:table-cell>
          <table:table-cell table:formula="of:=[.$B$1]&amp;[.A545]&amp;&quot;/[0:300]&quot;" office:value-type="string" office:string-value="https://reader.izneo.com/read/9782800185712/[0:300]" calcext:value-type="string">
            <text:p>https://reader.izneo.com/read/9782800185712/[0:300]</text:p>
          </table:table-cell>
        </table:table-row>
        <table:table-row table:style-name="ro1">
          <table:table-cell office:value-type="string" calcext:value-type="string">
            <text:p>9782800185729</text:p>
          </table:table-cell>
          <table:table-cell table:formula="of:=[.$B$1]&amp;[.A546]&amp;&quot;/[0:300]&quot;" office:value-type="string" office:string-value="https://reader.izneo.com/read/9782800185729/[0:300]" calcext:value-type="string">
            <text:p>https://reader.izneo.com/read/9782800185729/[0:300]</text:p>
          </table:table-cell>
        </table:table-row>
        <table:table-row table:style-name="ro1">
          <table:table-cell office:value-type="string" calcext:value-type="string">
            <text:p>9782800185736</text:p>
          </table:table-cell>
          <table:table-cell table:formula="of:=[.$B$1]&amp;[.A547]&amp;&quot;/[0:300]&quot;" office:value-type="string" office:string-value="https://reader.izneo.com/read/9782800185736/[0:300]" calcext:value-type="string">
            <text:p>https://reader.izneo.com/read/9782800185736/[0:300]</text:p>
          </table:table-cell>
        </table:table-row>
        <table:table-row table:style-name="ro1">
          <table:table-cell office:value-type="string" calcext:value-type="string">
            <text:p>9782800185743</text:p>
          </table:table-cell>
          <table:table-cell table:formula="of:=[.$B$1]&amp;[.A548]&amp;&quot;/[0:300]&quot;" office:value-type="string" office:string-value="https://reader.izneo.com/read/9782800185743/[0:300]" calcext:value-type="string">
            <text:p>https://reader.izneo.com/read/9782800185743/[0:300]</text:p>
          </table:table-cell>
        </table:table-row>
        <table:table-row table:style-name="ro1">
          <table:table-cell office:value-type="string" calcext:value-type="string">
            <text:p>9782800185774</text:p>
          </table:table-cell>
          <table:table-cell table:formula="of:=[.$B$1]&amp;[.A549]&amp;&quot;/[0:300]&quot;" office:value-type="string" office:string-value="https://reader.izneo.com/read/9782800185774/[0:300]" calcext:value-type="string">
            <text:p>https://reader.izneo.com/read/9782800185774/[0:300]</text:p>
          </table:table-cell>
        </table:table-row>
        <table:table-row table:style-name="ro1">
          <table:table-cell office:value-type="string" calcext:value-type="string">
            <text:p>9782800185781</text:p>
          </table:table-cell>
          <table:table-cell table:formula="of:=[.$B$1]&amp;[.A550]&amp;&quot;/[0:300]&quot;" office:value-type="string" office:string-value="https://reader.izneo.com/read/9782800185781/[0:300]" calcext:value-type="string">
            <text:p>https://reader.izneo.com/read/9782800185781/[0:300]</text:p>
          </table:table-cell>
        </table:table-row>
        <table:table-row table:style-name="ro1">
          <table:table-cell office:value-type="string" calcext:value-type="string">
            <text:p>9782800185804</text:p>
          </table:table-cell>
          <table:table-cell table:formula="of:=[.$B$1]&amp;[.A551]&amp;&quot;/[0:300]&quot;" office:value-type="string" office:string-value="https://reader.izneo.com/read/9782800185804/[0:300]" calcext:value-type="string">
            <text:p>https://reader.izneo.com/read/9782800185804/[0:300]</text:p>
          </table:table-cell>
        </table:table-row>
        <table:table-row table:style-name="ro1">
          <table:table-cell office:value-type="string" calcext:value-type="string">
            <text:p>9782800185811</text:p>
          </table:table-cell>
          <table:table-cell table:formula="of:=[.$B$1]&amp;[.A552]&amp;&quot;/[0:300]&quot;" office:value-type="string" office:string-value="https://reader.izneo.com/read/9782800185811/[0:300]" calcext:value-type="string">
            <text:p>https://reader.izneo.com/read/9782800185811/[0:300]</text:p>
          </table:table-cell>
        </table:table-row>
        <table:table-row table:style-name="ro1">
          <table:table-cell office:value-type="string" calcext:value-type="string">
            <text:p>9782800185828</text:p>
          </table:table-cell>
          <table:table-cell table:formula="of:=[.$B$1]&amp;[.A553]&amp;&quot;/[0:300]&quot;" office:value-type="string" office:string-value="https://reader.izneo.com/read/9782800185828/[0:300]" calcext:value-type="string">
            <text:p>https://reader.izneo.com/read/9782800185828/[0:300]</text:p>
          </table:table-cell>
        </table:table-row>
        <table:table-row table:style-name="ro1">
          <table:table-cell office:value-type="string" calcext:value-type="string">
            <text:p>9782800185842</text:p>
          </table:table-cell>
          <table:table-cell table:formula="of:=[.$B$1]&amp;[.A554]&amp;&quot;/[0:300]&quot;" office:value-type="string" office:string-value="https://reader.izneo.com/read/9782800185842/[0:300]" calcext:value-type="string">
            <text:p>https://reader.izneo.com/read/9782800185842/[0:300]</text:p>
          </table:table-cell>
        </table:table-row>
        <table:table-row table:style-name="ro1">
          <table:table-cell office:value-type="string" calcext:value-type="string">
            <text:p>9782800185866</text:p>
          </table:table-cell>
          <table:table-cell table:formula="of:=[.$B$1]&amp;[.A555]&amp;&quot;/[0:300]&quot;" office:value-type="string" office:string-value="https://reader.izneo.com/read/9782800185866/[0:300]" calcext:value-type="string">
            <text:p>https://reader.izneo.com/read/9782800185866/[0:300]</text:p>
          </table:table-cell>
        </table:table-row>
        <table:table-row table:style-name="ro1">
          <table:table-cell office:value-type="string" calcext:value-type="string">
            <text:p>9782800185880</text:p>
          </table:table-cell>
          <table:table-cell table:formula="of:=[.$B$1]&amp;[.A556]&amp;&quot;/[0:300]&quot;" office:value-type="string" office:string-value="https://reader.izneo.com/read/9782800185880/[0:300]" calcext:value-type="string">
            <text:p>https://reader.izneo.com/read/9782800185880/[0:300]</text:p>
          </table:table-cell>
        </table:table-row>
        <table:table-row table:style-name="ro1">
          <table:table-cell office:value-type="string" calcext:value-type="string">
            <text:p>9782800185903</text:p>
          </table:table-cell>
          <table:table-cell table:formula="of:=[.$B$1]&amp;[.A557]&amp;&quot;/[0:300]&quot;" office:value-type="string" office:string-value="https://reader.izneo.com/read/9782800185903/[0:300]" calcext:value-type="string">
            <text:p>https://reader.izneo.com/read/9782800185903/[0:300]</text:p>
          </table:table-cell>
        </table:table-row>
        <table:table-row table:style-name="ro1">
          <table:table-cell office:value-type="string" calcext:value-type="string">
            <text:p>9782800185910</text:p>
          </table:table-cell>
          <table:table-cell table:formula="of:=[.$B$1]&amp;[.A558]&amp;&quot;/[0:300]&quot;" office:value-type="string" office:string-value="https://reader.izneo.com/read/9782800185910/[0:300]" calcext:value-type="string">
            <text:p>https://reader.izneo.com/read/9782800185910/[0:300]</text:p>
          </table:table-cell>
        </table:table-row>
        <table:table-row table:style-name="ro1">
          <table:table-cell office:value-type="string" calcext:value-type="string">
            <text:p>9782800185941</text:p>
          </table:table-cell>
          <table:table-cell table:formula="of:=[.$B$1]&amp;[.A559]&amp;&quot;/[0:300]&quot;" office:value-type="string" office:string-value="https://reader.izneo.com/read/9782800185941/[0:300]" calcext:value-type="string">
            <text:p>https://reader.izneo.com/read/9782800185941/[0:300]</text:p>
          </table:table-cell>
        </table:table-row>
        <table:table-row table:style-name="ro1">
          <table:table-cell office:value-type="string" calcext:value-type="string">
            <text:p>9782800185958</text:p>
          </table:table-cell>
          <table:table-cell table:formula="of:=[.$B$1]&amp;[.A560]&amp;&quot;/[0:300]&quot;" office:value-type="string" office:string-value="https://reader.izneo.com/read/9782800185958/[0:300]" calcext:value-type="string">
            <text:p>https://reader.izneo.com/read/9782800185958/[0:300]</text:p>
          </table:table-cell>
        </table:table-row>
        <table:table-row table:style-name="ro1">
          <table:table-cell office:value-type="string" calcext:value-type="string">
            <text:p>9782800185965</text:p>
          </table:table-cell>
          <table:table-cell table:formula="of:=[.$B$1]&amp;[.A561]&amp;&quot;/[0:300]&quot;" office:value-type="string" office:string-value="https://reader.izneo.com/read/9782800185965/[0:300]" calcext:value-type="string">
            <text:p>https://reader.izneo.com/read/9782800185965/[0:300]</text:p>
          </table:table-cell>
        </table:table-row>
        <table:table-row table:style-name="ro1">
          <table:table-cell office:value-type="string" calcext:value-type="string">
            <text:p>9782800185989</text:p>
          </table:table-cell>
          <table:table-cell table:formula="of:=[.$B$1]&amp;[.A562]&amp;&quot;/[0:300]&quot;" office:value-type="string" office:string-value="https://reader.izneo.com/read/9782800185989/[0:300]" calcext:value-type="string">
            <text:p>https://reader.izneo.com/read/9782800185989/[0:300]</text:p>
          </table:table-cell>
        </table:table-row>
        <table:table-row table:style-name="ro1">
          <table:table-cell office:value-type="string" calcext:value-type="string">
            <text:p>9782800185996</text:p>
          </table:table-cell>
          <table:table-cell table:formula="of:=[.$B$1]&amp;[.A563]&amp;&quot;/[0:300]&quot;" office:value-type="string" office:string-value="https://reader.izneo.com/read/9782800185996/[0:300]" calcext:value-type="string">
            <text:p>https://reader.izneo.com/read/9782800185996/[0:300]</text:p>
          </table:table-cell>
        </table:table-row>
        <table:table-row table:style-name="ro1">
          <table:table-cell office:value-type="string" calcext:value-type="string">
            <text:p>9782800186009</text:p>
          </table:table-cell>
          <table:table-cell table:formula="of:=[.$B$1]&amp;[.A564]&amp;&quot;/[0:300]&quot;" office:value-type="string" office:string-value="https://reader.izneo.com/read/9782800186009/[0:300]" calcext:value-type="string">
            <text:p>https://reader.izneo.com/read/9782800186009/[0:300]</text:p>
          </table:table-cell>
        </table:table-row>
        <table:table-row table:style-name="ro1">
          <table:table-cell office:value-type="string" calcext:value-type="string">
            <text:p>9782800186016</text:p>
          </table:table-cell>
          <table:table-cell table:formula="of:=[.$B$1]&amp;[.A565]&amp;&quot;/[0:300]&quot;" office:value-type="string" office:string-value="https://reader.izneo.com/read/9782800186016/[0:300]" calcext:value-type="string">
            <text:p>https://reader.izneo.com/read/9782800186016/[0:300]</text:p>
          </table:table-cell>
        </table:table-row>
        <table:table-row table:style-name="ro1">
          <table:table-cell office:value-type="string" calcext:value-type="string">
            <text:p>9782800186023</text:p>
          </table:table-cell>
          <table:table-cell table:formula="of:=[.$B$1]&amp;[.A566]&amp;&quot;/[0:300]&quot;" office:value-type="string" office:string-value="https://reader.izneo.com/read/9782800186023/[0:300]" calcext:value-type="string">
            <text:p>https://reader.izneo.com/read/9782800186023/[0:300]</text:p>
          </table:table-cell>
        </table:table-row>
        <table:table-row table:style-name="ro1">
          <table:table-cell office:value-type="string" calcext:value-type="string">
            <text:p>9782800186047</text:p>
          </table:table-cell>
          <table:table-cell table:formula="of:=[.$B$1]&amp;[.A567]&amp;&quot;/[0:300]&quot;" office:value-type="string" office:string-value="https://reader.izneo.com/read/9782800186047/[0:300]" calcext:value-type="string">
            <text:p>https://reader.izneo.com/read/9782800186047/[0:300]</text:p>
          </table:table-cell>
        </table:table-row>
        <table:table-row table:style-name="ro1">
          <table:table-cell office:value-type="string" calcext:value-type="string">
            <text:p>9782800186085</text:p>
          </table:table-cell>
          <table:table-cell table:formula="of:=[.$B$1]&amp;[.A568]&amp;&quot;/[0:300]&quot;" office:value-type="string" office:string-value="https://reader.izneo.com/read/9782800186085/[0:300]" calcext:value-type="string">
            <text:p>https://reader.izneo.com/read/9782800186085/[0:300]</text:p>
          </table:table-cell>
        </table:table-row>
        <table:table-row table:style-name="ro1">
          <table:table-cell office:value-type="string" calcext:value-type="string">
            <text:p>9782800186108</text:p>
          </table:table-cell>
          <table:table-cell table:formula="of:=[.$B$1]&amp;[.A569]&amp;&quot;/[0:300]&quot;" office:value-type="string" office:string-value="https://reader.izneo.com/read/9782800186108/[0:300]" calcext:value-type="string">
            <text:p>https://reader.izneo.com/read/9782800186108/[0:300]</text:p>
          </table:table-cell>
        </table:table-row>
        <table:table-row table:style-name="ro1">
          <table:table-cell office:value-type="string" calcext:value-type="string">
            <text:p>9782800186115</text:p>
          </table:table-cell>
          <table:table-cell table:formula="of:=[.$B$1]&amp;[.A570]&amp;&quot;/[0:300]&quot;" office:value-type="string" office:string-value="https://reader.izneo.com/read/9782800186115/[0:300]" calcext:value-type="string">
            <text:p>https://reader.izneo.com/read/9782800186115/[0:300]</text:p>
          </table:table-cell>
        </table:table-row>
        <table:table-row table:style-name="ro1">
          <table:table-cell office:value-type="string" calcext:value-type="string">
            <text:p>9782800186139</text:p>
          </table:table-cell>
          <table:table-cell table:formula="of:=[.$B$1]&amp;[.A571]&amp;&quot;/[0:300]&quot;" office:value-type="string" office:string-value="https://reader.izneo.com/read/9782800186139/[0:300]" calcext:value-type="string">
            <text:p>https://reader.izneo.com/read/9782800186139/[0:300]</text:p>
          </table:table-cell>
        </table:table-row>
        <table:table-row table:style-name="ro1">
          <table:table-cell office:value-type="string" calcext:value-type="string">
            <text:p>9782800186146</text:p>
          </table:table-cell>
          <table:table-cell table:formula="of:=[.$B$1]&amp;[.A572]&amp;&quot;/[0:300]&quot;" office:value-type="string" office:string-value="https://reader.izneo.com/read/9782800186146/[0:300]" calcext:value-type="string">
            <text:p>https://reader.izneo.com/read/9782800186146/[0:300]</text:p>
          </table:table-cell>
        </table:table-row>
        <table:table-row table:style-name="ro1">
          <table:table-cell office:value-type="string" calcext:value-type="string">
            <text:p>9782800186160</text:p>
          </table:table-cell>
          <table:table-cell table:formula="of:=[.$B$1]&amp;[.A573]&amp;&quot;/[0:300]&quot;" office:value-type="string" office:string-value="https://reader.izneo.com/read/9782800186160/[0:300]" calcext:value-type="string">
            <text:p>https://reader.izneo.com/read/9782800186160/[0:300]</text:p>
          </table:table-cell>
        </table:table-row>
        <table:table-row table:style-name="ro1">
          <table:table-cell office:value-type="string" calcext:value-type="string">
            <text:p>9782800186191</text:p>
          </table:table-cell>
          <table:table-cell table:formula="of:=[.$B$1]&amp;[.A574]&amp;&quot;/[0:300]&quot;" office:value-type="string" office:string-value="https://reader.izneo.com/read/9782800186191/[0:300]" calcext:value-type="string">
            <text:p>https://reader.izneo.com/read/9782800186191/[0:300]</text:p>
          </table:table-cell>
        </table:table-row>
        <table:table-row table:style-name="ro1">
          <table:table-cell office:value-type="string" calcext:value-type="string">
            <text:p>9782800186207</text:p>
          </table:table-cell>
          <table:table-cell table:formula="of:=[.$B$1]&amp;[.A575]&amp;&quot;/[0:300]&quot;" office:value-type="string" office:string-value="https://reader.izneo.com/read/9782800186207/[0:300]" calcext:value-type="string">
            <text:p>https://reader.izneo.com/read/9782800186207/[0:300]</text:p>
          </table:table-cell>
        </table:table-row>
        <table:table-row table:style-name="ro1">
          <table:table-cell office:value-type="string" calcext:value-type="string">
            <text:p>9782800186214</text:p>
          </table:table-cell>
          <table:table-cell table:formula="of:=[.$B$1]&amp;[.A576]&amp;&quot;/[0:300]&quot;" office:value-type="string" office:string-value="https://reader.izneo.com/read/9782800186214/[0:300]" calcext:value-type="string">
            <text:p>https://reader.izneo.com/read/9782800186214/[0:300]</text:p>
          </table:table-cell>
        </table:table-row>
        <table:table-row table:style-name="ro1">
          <table:table-cell office:value-type="string" calcext:value-type="string">
            <text:p>9782800186238</text:p>
          </table:table-cell>
          <table:table-cell table:formula="of:=[.$B$1]&amp;[.A577]&amp;&quot;/[0:300]&quot;" office:value-type="string" office:string-value="https://reader.izneo.com/read/9782800186238/[0:300]" calcext:value-type="string">
            <text:p>https://reader.izneo.com/read/9782800186238/[0:300]</text:p>
          </table:table-cell>
        </table:table-row>
        <table:table-row table:style-name="ro1">
          <table:table-cell office:value-type="string" calcext:value-type="string">
            <text:p>9782800186245</text:p>
          </table:table-cell>
          <table:table-cell table:formula="of:=[.$B$1]&amp;[.A578]&amp;&quot;/[0:300]&quot;" office:value-type="string" office:string-value="https://reader.izneo.com/read/9782800186245/[0:300]" calcext:value-type="string">
            <text:p>https://reader.izneo.com/read/9782800186245/[0:300]</text:p>
          </table:table-cell>
        </table:table-row>
        <table:table-row table:style-name="ro1">
          <table:table-cell office:value-type="string" calcext:value-type="string">
            <text:p>9782800186283</text:p>
          </table:table-cell>
          <table:table-cell table:formula="of:=[.$B$1]&amp;[.A579]&amp;&quot;/[0:300]&quot;" office:value-type="string" office:string-value="https://reader.izneo.com/read/9782800186283/[0:300]" calcext:value-type="string">
            <text:p>https://reader.izneo.com/read/9782800186283/[0:300]</text:p>
          </table:table-cell>
        </table:table-row>
        <table:table-row table:style-name="ro1">
          <table:table-cell office:value-type="string" calcext:value-type="string">
            <text:p>9782800186306</text:p>
          </table:table-cell>
          <table:table-cell table:formula="of:=[.$B$1]&amp;[.A580]&amp;&quot;/[0:300]&quot;" office:value-type="string" office:string-value="https://reader.izneo.com/read/9782800186306/[0:300]" calcext:value-type="string">
            <text:p>https://reader.izneo.com/read/9782800186306/[0:300]</text:p>
          </table:table-cell>
        </table:table-row>
        <table:table-row table:style-name="ro1">
          <table:table-cell office:value-type="string" calcext:value-type="string">
            <text:p>9782800186313</text:p>
          </table:table-cell>
          <table:table-cell table:formula="of:=[.$B$1]&amp;[.A581]&amp;&quot;/[0:300]&quot;" office:value-type="string" office:string-value="https://reader.izneo.com/read/9782800186313/[0:300]" calcext:value-type="string">
            <text:p>https://reader.izneo.com/read/9782800186313/[0:300]</text:p>
          </table:table-cell>
        </table:table-row>
        <table:table-row table:style-name="ro1">
          <table:table-cell office:value-type="string" calcext:value-type="string">
            <text:p>9782800186337</text:p>
          </table:table-cell>
          <table:table-cell table:formula="of:=[.$B$1]&amp;[.A582]&amp;&quot;/[0:300]&quot;" office:value-type="string" office:string-value="https://reader.izneo.com/read/9782800186337/[0:300]" calcext:value-type="string">
            <text:p>https://reader.izneo.com/read/9782800186337/[0:300]</text:p>
          </table:table-cell>
        </table:table-row>
        <table:table-row table:style-name="ro1">
          <table:table-cell office:value-type="string" calcext:value-type="string">
            <text:p>9782800186344</text:p>
          </table:table-cell>
          <table:table-cell table:formula="of:=[.$B$1]&amp;[.A583]&amp;&quot;/[0:300]&quot;" office:value-type="string" office:string-value="https://reader.izneo.com/read/9782800186344/[0:300]" calcext:value-type="string">
            <text:p>https://reader.izneo.com/read/9782800186344/[0:300]</text:p>
          </table:table-cell>
        </table:table-row>
        <table:table-row table:style-name="ro1">
          <table:table-cell office:value-type="string" calcext:value-type="string">
            <text:p>9782800186368</text:p>
          </table:table-cell>
          <table:table-cell table:formula="of:=[.$B$1]&amp;[.A584]&amp;&quot;/[0:300]&quot;" office:value-type="string" office:string-value="https://reader.izneo.com/read/9782800186368/[0:300]" calcext:value-type="string">
            <text:p>https://reader.izneo.com/read/9782800186368/[0:300]</text:p>
          </table:table-cell>
        </table:table-row>
        <table:table-row table:style-name="ro1">
          <table:table-cell office:value-type="string" calcext:value-type="string">
            <text:p>9782800186399</text:p>
          </table:table-cell>
          <table:table-cell table:formula="of:=[.$B$1]&amp;[.A585]&amp;&quot;/[0:300]&quot;" office:value-type="string" office:string-value="https://reader.izneo.com/read/9782800186399/[0:300]" calcext:value-type="string">
            <text:p>https://reader.izneo.com/read/9782800186399/[0:300]</text:p>
          </table:table-cell>
        </table:table-row>
        <table:table-row table:style-name="ro1">
          <table:table-cell office:value-type="string" calcext:value-type="string">
            <text:p>9782800186405</text:p>
          </table:table-cell>
          <table:table-cell table:formula="of:=[.$B$1]&amp;[.A586]&amp;&quot;/[0:300]&quot;" office:value-type="string" office:string-value="https://reader.izneo.com/read/9782800186405/[0:300]" calcext:value-type="string">
            <text:p>https://reader.izneo.com/read/9782800186405/[0:300]</text:p>
          </table:table-cell>
        </table:table-row>
        <table:table-row table:style-name="ro1">
          <table:table-cell office:value-type="string" calcext:value-type="string">
            <text:p>9782800186429</text:p>
          </table:table-cell>
          <table:table-cell table:formula="of:=[.$B$1]&amp;[.A587]&amp;&quot;/[0:300]&quot;" office:value-type="string" office:string-value="https://reader.izneo.com/read/9782800186429/[0:300]" calcext:value-type="string">
            <text:p>https://reader.izneo.com/read/9782800186429/[0:300]</text:p>
          </table:table-cell>
        </table:table-row>
        <table:table-row table:style-name="ro1">
          <table:table-cell office:value-type="string" calcext:value-type="string">
            <text:p>9782800186436</text:p>
          </table:table-cell>
          <table:table-cell table:formula="of:=[.$B$1]&amp;[.A588]&amp;&quot;/[0:300]&quot;" office:value-type="string" office:string-value="https://reader.izneo.com/read/9782800186436/[0:300]" calcext:value-type="string">
            <text:p>https://reader.izneo.com/read/9782800186436/[0:300]</text:p>
          </table:table-cell>
        </table:table-row>
        <table:table-row table:style-name="ro1">
          <table:table-cell office:value-type="string" calcext:value-type="string">
            <text:p>9782800186443</text:p>
          </table:table-cell>
          <table:table-cell table:formula="of:=[.$B$1]&amp;[.A589]&amp;&quot;/[0:300]&quot;" office:value-type="string" office:string-value="https://reader.izneo.com/read/9782800186443/[0:300]" calcext:value-type="string">
            <text:p>https://reader.izneo.com/read/9782800186443/[0:300]</text:p>
          </table:table-cell>
        </table:table-row>
        <table:table-row table:style-name="ro1">
          <table:table-cell office:value-type="string" calcext:value-type="string">
            <text:p>9782800186450</text:p>
          </table:table-cell>
          <table:table-cell table:formula="of:=[.$B$1]&amp;[.A590]&amp;&quot;/[0:300]&quot;" office:value-type="string" office:string-value="https://reader.izneo.com/read/9782800186450/[0:300]" calcext:value-type="string">
            <text:p>https://reader.izneo.com/read/9782800186450/[0:300]</text:p>
          </table:table-cell>
        </table:table-row>
        <table:table-row table:style-name="ro1">
          <table:table-cell office:value-type="string" calcext:value-type="string">
            <text:p>9782800186467</text:p>
          </table:table-cell>
          <table:table-cell table:formula="of:=[.$B$1]&amp;[.A591]&amp;&quot;/[0:300]&quot;" office:value-type="string" office:string-value="https://reader.izneo.com/read/9782800186467/[0:300]" calcext:value-type="string">
            <text:p>https://reader.izneo.com/read/9782800186467/[0:300]</text:p>
          </table:table-cell>
        </table:table-row>
        <table:table-row table:style-name="ro1">
          <table:table-cell office:value-type="string" calcext:value-type="string">
            <text:p>9782800186511</text:p>
          </table:table-cell>
          <table:table-cell table:formula="of:=[.$B$1]&amp;[.A592]&amp;&quot;/[0:300]&quot;" office:value-type="string" office:string-value="https://reader.izneo.com/read/9782800186511/[0:300]" calcext:value-type="string">
            <text:p>https://reader.izneo.com/read/9782800186511/[0:300]</text:p>
          </table:table-cell>
        </table:table-row>
        <table:table-row table:style-name="ro1">
          <table:table-cell office:value-type="string" calcext:value-type="string">
            <text:p>9782800186566</text:p>
          </table:table-cell>
          <table:table-cell table:formula="of:=[.$B$1]&amp;[.A593]&amp;&quot;/[0:300]&quot;" office:value-type="string" office:string-value="https://reader.izneo.com/read/9782800186566/[0:300]" calcext:value-type="string">
            <text:p>https://reader.izneo.com/read/9782800186566/[0:300]</text:p>
          </table:table-cell>
        </table:table-row>
        <table:table-row table:style-name="ro1">
          <table:table-cell office:value-type="string" calcext:value-type="string">
            <text:p>9782800186580</text:p>
          </table:table-cell>
          <table:table-cell table:formula="of:=[.$B$1]&amp;[.A594]&amp;&quot;/[0:300]&quot;" office:value-type="string" office:string-value="https://reader.izneo.com/read/9782800186580/[0:300]" calcext:value-type="string">
            <text:p>https://reader.izneo.com/read/9782800186580/[0:300]</text:p>
          </table:table-cell>
        </table:table-row>
        <table:table-row table:style-name="ro1">
          <table:table-cell office:value-type="string" calcext:value-type="string">
            <text:p>9782800186597</text:p>
          </table:table-cell>
          <table:table-cell table:formula="of:=[.$B$1]&amp;[.A595]&amp;&quot;/[0:300]&quot;" office:value-type="string" office:string-value="https://reader.izneo.com/read/9782800186597/[0:300]" calcext:value-type="string">
            <text:p>https://reader.izneo.com/read/9782800186597/[0:300]</text:p>
          </table:table-cell>
        </table:table-row>
        <table:table-row table:style-name="ro1">
          <table:table-cell office:value-type="string" calcext:value-type="string">
            <text:p>9782800186627</text:p>
          </table:table-cell>
          <table:table-cell table:formula="of:=[.$B$1]&amp;[.A596]&amp;&quot;/[0:300]&quot;" office:value-type="string" office:string-value="https://reader.izneo.com/read/9782800186627/[0:300]" calcext:value-type="string">
            <text:p>https://reader.izneo.com/read/9782800186627/[0:300]</text:p>
          </table:table-cell>
        </table:table-row>
        <table:table-row table:style-name="ro1">
          <table:table-cell office:value-type="string" calcext:value-type="string">
            <text:p>9782800186634</text:p>
          </table:table-cell>
          <table:table-cell table:formula="of:=[.$B$1]&amp;[.A597]&amp;&quot;/[0:300]&quot;" office:value-type="string" office:string-value="https://reader.izneo.com/read/9782800186634/[0:300]" calcext:value-type="string">
            <text:p>https://reader.izneo.com/read/9782800186634/[0:300]</text:p>
          </table:table-cell>
        </table:table-row>
        <table:table-row table:style-name="ro1">
          <table:table-cell office:value-type="string" calcext:value-type="string">
            <text:p>9782800186658</text:p>
          </table:table-cell>
          <table:table-cell table:formula="of:=[.$B$1]&amp;[.A598]&amp;&quot;/[0:300]&quot;" office:value-type="string" office:string-value="https://reader.izneo.com/read/9782800186658/[0:300]" calcext:value-type="string">
            <text:p>https://reader.izneo.com/read/9782800186658/[0:300]</text:p>
          </table:table-cell>
        </table:table-row>
        <table:table-row table:style-name="ro1">
          <table:table-cell office:value-type="string" calcext:value-type="string">
            <text:p>9782800186665</text:p>
          </table:table-cell>
          <table:table-cell table:formula="of:=[.$B$1]&amp;[.A599]&amp;&quot;/[0:300]&quot;" office:value-type="string" office:string-value="https://reader.izneo.com/read/9782800186665/[0:300]" calcext:value-type="string">
            <text:p>https://reader.izneo.com/read/9782800186665/[0:300]</text:p>
          </table:table-cell>
        </table:table-row>
        <table:table-row table:style-name="ro1">
          <table:table-cell office:value-type="string" calcext:value-type="string">
            <text:p>9782800186672</text:p>
          </table:table-cell>
          <table:table-cell table:formula="of:=[.$B$1]&amp;[.A600]&amp;&quot;/[0:300]&quot;" office:value-type="string" office:string-value="https://reader.izneo.com/read/9782800186672/[0:300]" calcext:value-type="string">
            <text:p>https://reader.izneo.com/read/9782800186672/[0:300]</text:p>
          </table:table-cell>
        </table:table-row>
        <table:table-row table:style-name="ro1">
          <table:table-cell office:value-type="string" calcext:value-type="string">
            <text:p>9782800186696</text:p>
          </table:table-cell>
          <table:table-cell table:formula="of:=[.$B$1]&amp;[.A601]&amp;&quot;/[0:300]&quot;" office:value-type="string" office:string-value="https://reader.izneo.com/read/9782800186696/[0:300]" calcext:value-type="string">
            <text:p>https://reader.izneo.com/read/9782800186696/[0:300]</text:p>
          </table:table-cell>
        </table:table-row>
        <table:table-row table:style-name="ro1">
          <table:table-cell office:value-type="string" calcext:value-type="string">
            <text:p>9782800186702</text:p>
          </table:table-cell>
          <table:table-cell table:formula="of:=[.$B$1]&amp;[.A602]&amp;&quot;/[0:300]&quot;" office:value-type="string" office:string-value="https://reader.izneo.com/read/9782800186702/[0:300]" calcext:value-type="string">
            <text:p>https://reader.izneo.com/read/9782800186702/[0:300]</text:p>
          </table:table-cell>
        </table:table-row>
        <table:table-row table:style-name="ro1">
          <table:table-cell office:value-type="string" calcext:value-type="string">
            <text:p>9782800186719</text:p>
          </table:table-cell>
          <table:table-cell table:formula="of:=[.$B$1]&amp;[.A603]&amp;&quot;/[0:300]&quot;" office:value-type="string" office:string-value="https://reader.izneo.com/read/9782800186719/[0:300]" calcext:value-type="string">
            <text:p>https://reader.izneo.com/read/9782800186719/[0:300]</text:p>
          </table:table-cell>
        </table:table-row>
        <table:table-row table:style-name="ro1">
          <table:table-cell office:value-type="string" calcext:value-type="string">
            <text:p>9782800186740</text:p>
          </table:table-cell>
          <table:table-cell table:formula="of:=[.$B$1]&amp;[.A604]&amp;&quot;/[0:300]&quot;" office:value-type="string" office:string-value="https://reader.izneo.com/read/9782800186740/[0:300]" calcext:value-type="string">
            <text:p>https://reader.izneo.com/read/9782800186740/[0:300]</text:p>
          </table:table-cell>
        </table:table-row>
        <table:table-row table:style-name="ro1">
          <table:table-cell office:value-type="string" calcext:value-type="string">
            <text:p>9782800186788</text:p>
          </table:table-cell>
          <table:table-cell table:formula="of:=[.$B$1]&amp;[.A605]&amp;&quot;/[0:300]&quot;" office:value-type="string" office:string-value="https://reader.izneo.com/read/9782800186788/[0:300]" calcext:value-type="string">
            <text:p>https://reader.izneo.com/read/9782800186788/[0:300]</text:p>
          </table:table-cell>
        </table:table-row>
        <table:table-row table:style-name="ro1">
          <table:table-cell office:value-type="string" calcext:value-type="string">
            <text:p>9782800186795</text:p>
          </table:table-cell>
          <table:table-cell table:formula="of:=[.$B$1]&amp;[.A606]&amp;&quot;/[0:300]&quot;" office:value-type="string" office:string-value="https://reader.izneo.com/read/9782800186795/[0:300]" calcext:value-type="string">
            <text:p>https://reader.izneo.com/read/9782800186795/[0:300]</text:p>
          </table:table-cell>
        </table:table-row>
        <table:table-row table:style-name="ro1">
          <table:table-cell office:value-type="string" calcext:value-type="string">
            <text:p>9782800186818</text:p>
          </table:table-cell>
          <table:table-cell table:formula="of:=[.$B$1]&amp;[.A607]&amp;&quot;/[0:300]&quot;" office:value-type="string" office:string-value="https://reader.izneo.com/read/9782800186818/[0:300]" calcext:value-type="string">
            <text:p>https://reader.izneo.com/read/9782800186818/[0:300]</text:p>
          </table:table-cell>
        </table:table-row>
        <table:table-row table:style-name="ro1">
          <table:table-cell office:value-type="string" calcext:value-type="string">
            <text:p>9782800186825</text:p>
          </table:table-cell>
          <table:table-cell table:formula="of:=[.$B$1]&amp;[.A608]&amp;&quot;/[0:300]&quot;" office:value-type="string" office:string-value="https://reader.izneo.com/read/9782800186825/[0:300]" calcext:value-type="string">
            <text:p>https://reader.izneo.com/read/9782800186825/[0:300]</text:p>
          </table:table-cell>
        </table:table-row>
        <table:table-row table:style-name="ro1">
          <table:table-cell office:value-type="string" calcext:value-type="string">
            <text:p>9782800186832</text:p>
          </table:table-cell>
          <table:table-cell table:formula="of:=[.$B$1]&amp;[.A609]&amp;&quot;/[0:300]&quot;" office:value-type="string" office:string-value="https://reader.izneo.com/read/9782800186832/[0:300]" calcext:value-type="string">
            <text:p>https://reader.izneo.com/read/9782800186832/[0:300]</text:p>
          </table:table-cell>
        </table:table-row>
        <table:table-row table:style-name="ro1">
          <table:table-cell office:value-type="string" calcext:value-type="string">
            <text:p>9782800186856</text:p>
          </table:table-cell>
          <table:table-cell table:formula="of:=[.$B$1]&amp;[.A610]&amp;&quot;/[0:300]&quot;" office:value-type="string" office:string-value="https://reader.izneo.com/read/9782800186856/[0:300]" calcext:value-type="string">
            <text:p>https://reader.izneo.com/read/9782800186856/[0:300]</text:p>
          </table:table-cell>
        </table:table-row>
        <table:table-row table:style-name="ro1">
          <table:table-cell office:value-type="string" calcext:value-type="string">
            <text:p>9782800186863</text:p>
          </table:table-cell>
          <table:table-cell table:formula="of:=[.$B$1]&amp;[.A611]&amp;&quot;/[0:300]&quot;" office:value-type="string" office:string-value="https://reader.izneo.com/read/9782800186863/[0:300]" calcext:value-type="string">
            <text:p>https://reader.izneo.com/read/9782800186863/[0:300]</text:p>
          </table:table-cell>
        </table:table-row>
        <table:table-row table:style-name="ro1">
          <table:table-cell office:value-type="string" calcext:value-type="string">
            <text:p>9782800186870</text:p>
          </table:table-cell>
          <table:table-cell table:formula="of:=[.$B$1]&amp;[.A612]&amp;&quot;/[0:300]&quot;" office:value-type="string" office:string-value="https://reader.izneo.com/read/9782800186870/[0:300]" calcext:value-type="string">
            <text:p>https://reader.izneo.com/read/9782800186870/[0:300]</text:p>
          </table:table-cell>
        </table:table-row>
        <table:table-row table:style-name="ro1">
          <table:table-cell office:value-type="string" calcext:value-type="string">
            <text:p>9782800186924</text:p>
          </table:table-cell>
          <table:table-cell table:formula="of:=[.$B$1]&amp;[.A613]&amp;&quot;/[0:300]&quot;" office:value-type="string" office:string-value="https://reader.izneo.com/read/9782800186924/[0:300]" calcext:value-type="string">
            <text:p>https://reader.izneo.com/read/9782800186924/[0:300]</text:p>
          </table:table-cell>
        </table:table-row>
        <table:table-row table:style-name="ro1">
          <table:table-cell office:value-type="string" calcext:value-type="string">
            <text:p>9782800186948</text:p>
          </table:table-cell>
          <table:table-cell table:formula="of:=[.$B$1]&amp;[.A614]&amp;&quot;/[0:300]&quot;" office:value-type="string" office:string-value="https://reader.izneo.com/read/9782800186948/[0:300]" calcext:value-type="string">
            <text:p>https://reader.izneo.com/read/9782800186948/[0:300]</text:p>
          </table:table-cell>
        </table:table-row>
        <table:table-row table:style-name="ro1">
          <table:table-cell office:value-type="string" calcext:value-type="string">
            <text:p>9782800186955</text:p>
          </table:table-cell>
          <table:table-cell table:formula="of:=[.$B$1]&amp;[.A615]&amp;&quot;/[0:300]&quot;" office:value-type="string" office:string-value="https://reader.izneo.com/read/9782800186955/[0:300]" calcext:value-type="string">
            <text:p>https://reader.izneo.com/read/9782800186955/[0:300]</text:p>
          </table:table-cell>
        </table:table-row>
        <table:table-row table:style-name="ro1">
          <table:table-cell office:value-type="string" calcext:value-type="string">
            <text:p>9782800186962</text:p>
          </table:table-cell>
          <table:table-cell table:formula="of:=[.$B$1]&amp;[.A616]&amp;&quot;/[0:300]&quot;" office:value-type="string" office:string-value="https://reader.izneo.com/read/9782800186962/[0:300]" calcext:value-type="string">
            <text:p>https://reader.izneo.com/read/9782800186962/[0:300]</text:p>
          </table:table-cell>
        </table:table-row>
        <table:table-row table:style-name="ro1">
          <table:table-cell office:value-type="string" calcext:value-type="string">
            <text:p>9782800186993</text:p>
          </table:table-cell>
          <table:table-cell table:formula="of:=[.$B$1]&amp;[.A617]&amp;&quot;/[0:300]&quot;" office:value-type="string" office:string-value="https://reader.izneo.com/read/9782800186993/[0:300]" calcext:value-type="string">
            <text:p>https://reader.izneo.com/read/9782800186993/[0:300]</text:p>
          </table:table-cell>
        </table:table-row>
        <table:table-row table:style-name="ro1">
          <table:table-cell office:value-type="string" calcext:value-type="string">
            <text:p>9782800187013</text:p>
          </table:table-cell>
          <table:table-cell table:formula="of:=[.$B$1]&amp;[.A618]&amp;&quot;/[0:300]&quot;" office:value-type="string" office:string-value="https://reader.izneo.com/read/9782800187013/[0:300]" calcext:value-type="string">
            <text:p>https://reader.izneo.com/read/9782800187013/[0:300]</text:p>
          </table:table-cell>
        </table:table-row>
        <table:table-row table:style-name="ro1">
          <table:table-cell office:value-type="string" calcext:value-type="string">
            <text:p>9782800187044</text:p>
          </table:table-cell>
          <table:table-cell table:formula="of:=[.$B$1]&amp;[.A619]&amp;&quot;/[0:300]&quot;" office:value-type="string" office:string-value="https://reader.izneo.com/read/9782800187044/[0:300]" calcext:value-type="string">
            <text:p>https://reader.izneo.com/read/9782800187044/[0:300]</text:p>
          </table:table-cell>
        </table:table-row>
        <table:table-row table:style-name="ro1">
          <table:table-cell office:value-type="string" calcext:value-type="string">
            <text:p>9782800187051</text:p>
          </table:table-cell>
          <table:table-cell table:formula="of:=[.$B$1]&amp;[.A620]&amp;&quot;/[0:300]&quot;" office:value-type="string" office:string-value="https://reader.izneo.com/read/9782800187051/[0:300]" calcext:value-type="string">
            <text:p>https://reader.izneo.com/read/9782800187051/[0:300]</text:p>
          </table:table-cell>
        </table:table-row>
        <table:table-row table:style-name="ro1">
          <table:table-cell office:value-type="string" calcext:value-type="string">
            <text:p>9782800187068</text:p>
          </table:table-cell>
          <table:table-cell table:formula="of:=[.$B$1]&amp;[.A621]&amp;&quot;/[0:300]&quot;" office:value-type="string" office:string-value="https://reader.izneo.com/read/9782800187068/[0:300]" calcext:value-type="string">
            <text:p>https://reader.izneo.com/read/9782800187068/[0:300]</text:p>
          </table:table-cell>
        </table:table-row>
        <table:table-row table:style-name="ro1">
          <table:table-cell office:value-type="string" calcext:value-type="string">
            <text:p>9782800187075</text:p>
          </table:table-cell>
          <table:table-cell table:formula="of:=[.$B$1]&amp;[.A622]&amp;&quot;/[0:300]&quot;" office:value-type="string" office:string-value="https://reader.izneo.com/read/9782800187075/[0:300]" calcext:value-type="string">
            <text:p>https://reader.izneo.com/read/9782800187075/[0:300]</text:p>
          </table:table-cell>
        </table:table-row>
        <table:table-row table:style-name="ro1">
          <table:table-cell office:value-type="string" calcext:value-type="string">
            <text:p>9782800187082</text:p>
          </table:table-cell>
          <table:table-cell table:formula="of:=[.$B$1]&amp;[.A623]&amp;&quot;/[0:300]&quot;" office:value-type="string" office:string-value="https://reader.izneo.com/read/9782800187082/[0:300]" calcext:value-type="string">
            <text:p>https://reader.izneo.com/read/9782800187082/[0:300]</text:p>
          </table:table-cell>
        </table:table-row>
        <table:table-row table:style-name="ro1">
          <table:table-cell office:value-type="string" calcext:value-type="string">
            <text:p>9782800187099</text:p>
          </table:table-cell>
          <table:table-cell table:formula="of:=[.$B$1]&amp;[.A624]&amp;&quot;/[0:300]&quot;" office:value-type="string" office:string-value="https://reader.izneo.com/read/9782800187099/[0:300]" calcext:value-type="string">
            <text:p>https://reader.izneo.com/read/9782800187099/[0:300]</text:p>
          </table:table-cell>
        </table:table-row>
        <table:table-row table:style-name="ro1">
          <table:table-cell office:value-type="string" calcext:value-type="string">
            <text:p>9782800187136</text:p>
          </table:table-cell>
          <table:table-cell table:formula="of:=[.$B$1]&amp;[.A625]&amp;&quot;/[0:300]&quot;" office:value-type="string" office:string-value="https://reader.izneo.com/read/9782800187136/[0:300]" calcext:value-type="string">
            <text:p>https://reader.izneo.com/read/9782800187136/[0:300]</text:p>
          </table:table-cell>
        </table:table-row>
        <table:table-row table:style-name="ro1">
          <table:table-cell office:value-type="string" calcext:value-type="string">
            <text:p>9782800187174</text:p>
          </table:table-cell>
          <table:table-cell table:formula="of:=[.$B$1]&amp;[.A626]&amp;&quot;/[0:300]&quot;" office:value-type="string" office:string-value="https://reader.izneo.com/read/9782800187174/[0:300]" calcext:value-type="string">
            <text:p>https://reader.izneo.com/read/9782800187174/[0:300]</text:p>
          </table:table-cell>
        </table:table-row>
        <table:table-row table:style-name="ro1">
          <table:table-cell office:value-type="string" calcext:value-type="string">
            <text:p>9782800187198</text:p>
          </table:table-cell>
          <table:table-cell table:formula="of:=[.$B$1]&amp;[.A627]&amp;&quot;/[0:300]&quot;" office:value-type="string" office:string-value="https://reader.izneo.com/read/9782800187198/[0:300]" calcext:value-type="string">
            <text:p>https://reader.izneo.com/read/9782800187198/[0:300]</text:p>
          </table:table-cell>
        </table:table-row>
        <table:table-row table:style-name="ro1">
          <table:table-cell office:value-type="string" calcext:value-type="string">
            <text:p>9782800187204</text:p>
          </table:table-cell>
          <table:table-cell table:formula="of:=[.$B$1]&amp;[.A628]&amp;&quot;/[0:300]&quot;" office:value-type="string" office:string-value="https://reader.izneo.com/read/9782800187204/[0:300]" calcext:value-type="string">
            <text:p>https://reader.izneo.com/read/9782800187204/[0:300]</text:p>
          </table:table-cell>
        </table:table-row>
        <table:table-row table:style-name="ro1">
          <table:table-cell office:value-type="string" calcext:value-type="string">
            <text:p>9782800187211</text:p>
          </table:table-cell>
          <table:table-cell table:formula="of:=[.$B$1]&amp;[.A629]&amp;&quot;/[0:300]&quot;" office:value-type="string" office:string-value="https://reader.izneo.com/read/9782800187211/[0:300]" calcext:value-type="string">
            <text:p>https://reader.izneo.com/read/9782800187211/[0:300]</text:p>
          </table:table-cell>
        </table:table-row>
        <table:table-row table:style-name="ro1">
          <table:table-cell office:value-type="string" calcext:value-type="string">
            <text:p>9782800187228</text:p>
          </table:table-cell>
          <table:table-cell table:formula="of:=[.$B$1]&amp;[.A630]&amp;&quot;/[0:300]&quot;" office:value-type="string" office:string-value="https://reader.izneo.com/read/9782800187228/[0:300]" calcext:value-type="string">
            <text:p>https://reader.izneo.com/read/9782800187228/[0:300]</text:p>
          </table:table-cell>
        </table:table-row>
        <table:table-row table:style-name="ro1">
          <table:table-cell office:value-type="string" calcext:value-type="string">
            <text:p>9782800187259</text:p>
          </table:table-cell>
          <table:table-cell table:formula="of:=[.$B$1]&amp;[.A631]&amp;&quot;/[0:300]&quot;" office:value-type="string" office:string-value="https://reader.izneo.com/read/9782800187259/[0:300]" calcext:value-type="string">
            <text:p>https://reader.izneo.com/read/9782800187259/[0:300]</text:p>
          </table:table-cell>
        </table:table-row>
        <table:table-row table:style-name="ro1">
          <table:table-cell office:value-type="string" calcext:value-type="string">
            <text:p>9782800187266</text:p>
          </table:table-cell>
          <table:table-cell table:formula="of:=[.$B$1]&amp;[.A632]&amp;&quot;/[0:300]&quot;" office:value-type="string" office:string-value="https://reader.izneo.com/read/9782800187266/[0:300]" calcext:value-type="string">
            <text:p>https://reader.izneo.com/read/9782800187266/[0:300]</text:p>
          </table:table-cell>
        </table:table-row>
        <table:table-row table:style-name="ro1">
          <table:table-cell office:value-type="string" calcext:value-type="string">
            <text:p>9782800187303</text:p>
          </table:table-cell>
          <table:table-cell table:formula="of:=[.$B$1]&amp;[.A633]&amp;&quot;/[0:300]&quot;" office:value-type="string" office:string-value="https://reader.izneo.com/read/9782800187303/[0:300]" calcext:value-type="string">
            <text:p>https://reader.izneo.com/read/9782800187303/[0:300]</text:p>
          </table:table-cell>
        </table:table-row>
        <table:table-row table:style-name="ro1">
          <table:table-cell office:value-type="string" calcext:value-type="string">
            <text:p>9782800187310</text:p>
          </table:table-cell>
          <table:table-cell table:formula="of:=[.$B$1]&amp;[.A634]&amp;&quot;/[0:300]&quot;" office:value-type="string" office:string-value="https://reader.izneo.com/read/9782800187310/[0:300]" calcext:value-type="string">
            <text:p>https://reader.izneo.com/read/9782800187310/[0:300]</text:p>
          </table:table-cell>
        </table:table-row>
        <table:table-row table:style-name="ro1">
          <table:table-cell office:value-type="string" calcext:value-type="string">
            <text:p>9782800187327</text:p>
          </table:table-cell>
          <table:table-cell table:formula="of:=[.$B$1]&amp;[.A635]&amp;&quot;/[0:300]&quot;" office:value-type="string" office:string-value="https://reader.izneo.com/read/9782800187327/[0:300]" calcext:value-type="string">
            <text:p>https://reader.izneo.com/read/9782800187327/[0:300]</text:p>
          </table:table-cell>
        </table:table-row>
        <table:table-row table:style-name="ro1">
          <table:table-cell office:value-type="string" calcext:value-type="string">
            <text:p>9782800187334</text:p>
          </table:table-cell>
          <table:table-cell table:formula="of:=[.$B$1]&amp;[.A636]&amp;&quot;/[0:300]&quot;" office:value-type="string" office:string-value="https://reader.izneo.com/read/9782800187334/[0:300]" calcext:value-type="string">
            <text:p>https://reader.izneo.com/read/9782800187334/[0:300]</text:p>
          </table:table-cell>
        </table:table-row>
        <table:table-row table:style-name="ro1">
          <table:table-cell office:value-type="string" calcext:value-type="string">
            <text:p>9782800187341</text:p>
          </table:table-cell>
          <table:table-cell table:formula="of:=[.$B$1]&amp;[.A637]&amp;&quot;/[0:300]&quot;" office:value-type="string" office:string-value="https://reader.izneo.com/read/9782800187341/[0:300]" calcext:value-type="string">
            <text:p>https://reader.izneo.com/read/9782800187341/[0:300]</text:p>
          </table:table-cell>
        </table:table-row>
        <table:table-row table:style-name="ro1">
          <table:table-cell office:value-type="string" calcext:value-type="string">
            <text:p>9782800187358</text:p>
          </table:table-cell>
          <table:table-cell table:formula="of:=[.$B$1]&amp;[.A638]&amp;&quot;/[0:300]&quot;" office:value-type="string" office:string-value="https://reader.izneo.com/read/9782800187358/[0:300]" calcext:value-type="string">
            <text:p>https://reader.izneo.com/read/9782800187358/[0:300]</text:p>
          </table:table-cell>
        </table:table-row>
        <table:table-row table:style-name="ro1">
          <table:table-cell office:value-type="string" calcext:value-type="string">
            <text:p>9782800187365</text:p>
          </table:table-cell>
          <table:table-cell table:formula="of:=[.$B$1]&amp;[.A639]&amp;&quot;/[0:300]&quot;" office:value-type="string" office:string-value="https://reader.izneo.com/read/9782800187365/[0:300]" calcext:value-type="string">
            <text:p>https://reader.izneo.com/read/9782800187365/[0:300]</text:p>
          </table:table-cell>
        </table:table-row>
        <table:table-row table:style-name="ro1">
          <table:table-cell office:value-type="string" calcext:value-type="string">
            <text:p>9782800187372</text:p>
          </table:table-cell>
          <table:table-cell table:formula="of:=[.$B$1]&amp;[.A640]&amp;&quot;/[0:300]&quot;" office:value-type="string" office:string-value="https://reader.izneo.com/read/9782800187372/[0:300]" calcext:value-type="string">
            <text:p>https://reader.izneo.com/read/9782800187372/[0:300]</text:p>
          </table:table-cell>
        </table:table-row>
        <table:table-row table:style-name="ro1">
          <table:table-cell office:value-type="string" calcext:value-type="string">
            <text:p>9782800187389</text:p>
          </table:table-cell>
          <table:table-cell table:formula="of:=[.$B$1]&amp;[.A641]&amp;&quot;/[0:300]&quot;" office:value-type="string" office:string-value="https://reader.izneo.com/read/9782800187389/[0:300]" calcext:value-type="string">
            <text:p>https://reader.izneo.com/read/9782800187389/[0:300]</text:p>
          </table:table-cell>
        </table:table-row>
        <table:table-row table:style-name="ro1">
          <table:table-cell office:value-type="string" calcext:value-type="string">
            <text:p>9782800187396</text:p>
          </table:table-cell>
          <table:table-cell table:formula="of:=[.$B$1]&amp;[.A642]&amp;&quot;/[0:300]&quot;" office:value-type="string" office:string-value="https://reader.izneo.com/read/9782800187396/[0:300]" calcext:value-type="string">
            <text:p>https://reader.izneo.com/read/9782800187396/[0:300]</text:p>
          </table:table-cell>
        </table:table-row>
        <table:table-row table:style-name="ro1">
          <table:table-cell office:value-type="string" calcext:value-type="string">
            <text:p>9782800187402</text:p>
          </table:table-cell>
          <table:table-cell table:formula="of:=[.$B$1]&amp;[.A643]&amp;&quot;/[0:300]&quot;" office:value-type="string" office:string-value="https://reader.izneo.com/read/9782800187402/[0:300]" calcext:value-type="string">
            <text:p>https://reader.izneo.com/read/9782800187402/[0:300]</text:p>
          </table:table-cell>
        </table:table-row>
        <table:table-row table:style-name="ro1">
          <table:table-cell office:value-type="string" calcext:value-type="string">
            <text:p>9782800187419</text:p>
          </table:table-cell>
          <table:table-cell table:formula="of:=[.$B$1]&amp;[.A644]&amp;&quot;/[0:300]&quot;" office:value-type="string" office:string-value="https://reader.izneo.com/read/9782800187419/[0:300]" calcext:value-type="string">
            <text:p>https://reader.izneo.com/read/9782800187419/[0:300]</text:p>
          </table:table-cell>
        </table:table-row>
        <table:table-row table:style-name="ro1">
          <table:table-cell office:value-type="string" calcext:value-type="string">
            <text:p>9782800187426</text:p>
          </table:table-cell>
          <table:table-cell table:formula="of:=[.$B$1]&amp;[.A645]&amp;&quot;/[0:300]&quot;" office:value-type="string" office:string-value="https://reader.izneo.com/read/9782800187426/[0:300]" calcext:value-type="string">
            <text:p>https://reader.izneo.com/read/9782800187426/[0:300]</text:p>
          </table:table-cell>
        </table:table-row>
        <table:table-row table:style-name="ro1">
          <table:table-cell office:value-type="string" calcext:value-type="string">
            <text:p>9782800187433</text:p>
          </table:table-cell>
          <table:table-cell table:formula="of:=[.$B$1]&amp;[.A646]&amp;&quot;/[0:300]&quot;" office:value-type="string" office:string-value="https://reader.izneo.com/read/9782800187433/[0:300]" calcext:value-type="string">
            <text:p>https://reader.izneo.com/read/9782800187433/[0:300]</text:p>
          </table:table-cell>
        </table:table-row>
        <table:table-row table:style-name="ro1">
          <table:table-cell office:value-type="string" calcext:value-type="string">
            <text:p>9782800187440</text:p>
          </table:table-cell>
          <table:table-cell table:formula="of:=[.$B$1]&amp;[.A647]&amp;&quot;/[0:300]&quot;" office:value-type="string" office:string-value="https://reader.izneo.com/read/9782800187440/[0:300]" calcext:value-type="string">
            <text:p>https://reader.izneo.com/read/9782800187440/[0:300]</text:p>
          </table:table-cell>
        </table:table-row>
        <table:table-row table:style-name="ro1">
          <table:table-cell office:value-type="string" calcext:value-type="string">
            <text:p>9782800187457</text:p>
          </table:table-cell>
          <table:table-cell table:formula="of:=[.$B$1]&amp;[.A648]&amp;&quot;/[0:300]&quot;" office:value-type="string" office:string-value="https://reader.izneo.com/read/9782800187457/[0:300]" calcext:value-type="string">
            <text:p>https://reader.izneo.com/read/9782800187457/[0:300]</text:p>
          </table:table-cell>
        </table:table-row>
        <table:table-row table:style-name="ro1">
          <table:table-cell office:value-type="string" calcext:value-type="string">
            <text:p>9782800187464</text:p>
          </table:table-cell>
          <table:table-cell table:formula="of:=[.$B$1]&amp;[.A649]&amp;&quot;/[0:300]&quot;" office:value-type="string" office:string-value="https://reader.izneo.com/read/9782800187464/[0:300]" calcext:value-type="string">
            <text:p>https://reader.izneo.com/read/9782800187464/[0:300]</text:p>
          </table:table-cell>
        </table:table-row>
        <table:table-row table:style-name="ro1">
          <table:table-cell office:value-type="string" calcext:value-type="string">
            <text:p>9782800187471</text:p>
          </table:table-cell>
          <table:table-cell table:formula="of:=[.$B$1]&amp;[.A650]&amp;&quot;/[0:300]&quot;" office:value-type="string" office:string-value="https://reader.izneo.com/read/9782800187471/[0:300]" calcext:value-type="string">
            <text:p>https://reader.izneo.com/read/9782800187471/[0:300]</text:p>
          </table:table-cell>
        </table:table-row>
        <table:table-row table:style-name="ro1">
          <table:table-cell office:value-type="string" calcext:value-type="string">
            <text:p>9782800187488</text:p>
          </table:table-cell>
          <table:table-cell table:formula="of:=[.$B$1]&amp;[.A651]&amp;&quot;/[0:300]&quot;" office:value-type="string" office:string-value="https://reader.izneo.com/read/9782800187488/[0:300]" calcext:value-type="string">
            <text:p>https://reader.izneo.com/read/9782800187488/[0:300]</text:p>
          </table:table-cell>
        </table:table-row>
        <table:table-row table:style-name="ro1">
          <table:table-cell office:value-type="string" calcext:value-type="string">
            <text:p>9782800187495</text:p>
          </table:table-cell>
          <table:table-cell table:formula="of:=[.$B$1]&amp;[.A652]&amp;&quot;/[0:300]&quot;" office:value-type="string" office:string-value="https://reader.izneo.com/read/9782800187495/[0:300]" calcext:value-type="string">
            <text:p>https://reader.izneo.com/read/9782800187495/[0:300]</text:p>
          </table:table-cell>
        </table:table-row>
        <table:table-row table:style-name="ro1">
          <table:table-cell office:value-type="string" calcext:value-type="string">
            <text:p>9782800187501</text:p>
          </table:table-cell>
          <table:table-cell table:formula="of:=[.$B$1]&amp;[.A653]&amp;&quot;/[0:300]&quot;" office:value-type="string" office:string-value="https://reader.izneo.com/read/9782800187501/[0:300]" calcext:value-type="string">
            <text:p>https://reader.izneo.com/read/9782800187501/[0:300]</text:p>
          </table:table-cell>
        </table:table-row>
        <table:table-row table:style-name="ro1">
          <table:table-cell office:value-type="string" calcext:value-type="string">
            <text:p>9782800187518</text:p>
          </table:table-cell>
          <table:table-cell table:formula="of:=[.$B$1]&amp;[.A654]&amp;&quot;/[0:300]&quot;" office:value-type="string" office:string-value="https://reader.izneo.com/read/9782800187518/[0:300]" calcext:value-type="string">
            <text:p>https://reader.izneo.com/read/9782800187518/[0:300]</text:p>
          </table:table-cell>
        </table:table-row>
        <table:table-row table:style-name="ro1">
          <table:table-cell office:value-type="string" calcext:value-type="string">
            <text:p>9782800187525</text:p>
          </table:table-cell>
          <table:table-cell table:formula="of:=[.$B$1]&amp;[.A655]&amp;&quot;/[0:300]&quot;" office:value-type="string" office:string-value="https://reader.izneo.com/read/9782800187525/[0:300]" calcext:value-type="string">
            <text:p>https://reader.izneo.com/read/9782800187525/[0:300]</text:p>
          </table:table-cell>
        </table:table-row>
        <table:table-row table:style-name="ro1">
          <table:table-cell office:value-type="string" calcext:value-type="string">
            <text:p>9782800187532</text:p>
          </table:table-cell>
          <table:table-cell table:formula="of:=[.$B$1]&amp;[.A656]&amp;&quot;/[0:300]&quot;" office:value-type="string" office:string-value="https://reader.izneo.com/read/9782800187532/[0:300]" calcext:value-type="string">
            <text:p>https://reader.izneo.com/read/9782800187532/[0:300]</text:p>
          </table:table-cell>
        </table:table-row>
        <table:table-row table:style-name="ro1">
          <table:table-cell office:value-type="string" calcext:value-type="string">
            <text:p>9782800187549</text:p>
          </table:table-cell>
          <table:table-cell table:formula="of:=[.$B$1]&amp;[.A657]&amp;&quot;/[0:300]&quot;" office:value-type="string" office:string-value="https://reader.izneo.com/read/9782800187549/[0:300]" calcext:value-type="string">
            <text:p>https://reader.izneo.com/read/9782800187549/[0:300]</text:p>
          </table:table-cell>
        </table:table-row>
        <table:table-row table:style-name="ro1">
          <table:table-cell office:value-type="string" calcext:value-type="string">
            <text:p>9782800187556</text:p>
          </table:table-cell>
          <table:table-cell table:formula="of:=[.$B$1]&amp;[.A658]&amp;&quot;/[0:300]&quot;" office:value-type="string" office:string-value="https://reader.izneo.com/read/9782800187556/[0:300]" calcext:value-type="string">
            <text:p>https://reader.izneo.com/read/9782800187556/[0:300]</text:p>
          </table:table-cell>
        </table:table-row>
        <table:table-row table:style-name="ro1">
          <table:table-cell office:value-type="string" calcext:value-type="string">
            <text:p>9782800187563</text:p>
          </table:table-cell>
          <table:table-cell table:formula="of:=[.$B$1]&amp;[.A659]&amp;&quot;/[0:300]&quot;" office:value-type="string" office:string-value="https://reader.izneo.com/read/9782800187563/[0:300]" calcext:value-type="string">
            <text:p>https://reader.izneo.com/read/9782800187563/[0:300]</text:p>
          </table:table-cell>
        </table:table-row>
        <table:table-row table:style-name="ro1">
          <table:table-cell office:value-type="string" calcext:value-type="string">
            <text:p>9782800187570</text:p>
          </table:table-cell>
          <table:table-cell table:formula="of:=[.$B$1]&amp;[.A660]&amp;&quot;/[0:300]&quot;" office:value-type="string" office:string-value="https://reader.izneo.com/read/9782800187570/[0:300]" calcext:value-type="string">
            <text:p>https://reader.izneo.com/read/9782800187570/[0:300]</text:p>
          </table:table-cell>
        </table:table-row>
        <table:table-row table:style-name="ro1">
          <table:table-cell office:value-type="string" calcext:value-type="string">
            <text:p>9782800187587</text:p>
          </table:table-cell>
          <table:table-cell table:formula="of:=[.$B$1]&amp;[.A661]&amp;&quot;/[0:300]&quot;" office:value-type="string" office:string-value="https://reader.izneo.com/read/9782800187587/[0:300]" calcext:value-type="string">
            <text:p>https://reader.izneo.com/read/9782800187587/[0:300]</text:p>
          </table:table-cell>
        </table:table-row>
        <table:table-row table:style-name="ro1">
          <table:table-cell office:value-type="string" calcext:value-type="string">
            <text:p>9782800187594</text:p>
          </table:table-cell>
          <table:table-cell table:formula="of:=[.$B$1]&amp;[.A662]&amp;&quot;/[0:300]&quot;" office:value-type="string" office:string-value="https://reader.izneo.com/read/9782800187594/[0:300]" calcext:value-type="string">
            <text:p>https://reader.izneo.com/read/9782800187594/[0:300]</text:p>
          </table:table-cell>
        </table:table-row>
        <table:table-row table:style-name="ro1">
          <table:table-cell office:value-type="string" calcext:value-type="string">
            <text:p>9782800187600</text:p>
          </table:table-cell>
          <table:table-cell table:formula="of:=[.$B$1]&amp;[.A663]&amp;&quot;/[0:300]&quot;" office:value-type="string" office:string-value="https://reader.izneo.com/read/9782800187600/[0:300]" calcext:value-type="string">
            <text:p>https://reader.izneo.com/read/9782800187600/[0:300]</text:p>
          </table:table-cell>
        </table:table-row>
        <table:table-row table:style-name="ro1">
          <table:table-cell office:value-type="string" calcext:value-type="string">
            <text:p>9782800187617</text:p>
          </table:table-cell>
          <table:table-cell table:formula="of:=[.$B$1]&amp;[.A664]&amp;&quot;/[0:300]&quot;" office:value-type="string" office:string-value="https://reader.izneo.com/read/9782800187617/[0:300]" calcext:value-type="string">
            <text:p>https://reader.izneo.com/read/9782800187617/[0:300]</text:p>
          </table:table-cell>
        </table:table-row>
        <table:table-row table:style-name="ro1">
          <table:table-cell office:value-type="string" calcext:value-type="string">
            <text:p>9782800187624</text:p>
          </table:table-cell>
          <table:table-cell table:formula="of:=[.$B$1]&amp;[.A665]&amp;&quot;/[0:300]&quot;" office:value-type="string" office:string-value="https://reader.izneo.com/read/9782800187624/[0:300]" calcext:value-type="string">
            <text:p>https://reader.izneo.com/read/9782800187624/[0:300]</text:p>
          </table:table-cell>
        </table:table-row>
        <table:table-row table:style-name="ro1">
          <table:table-cell office:value-type="string" calcext:value-type="string">
            <text:p>9782800187631</text:p>
          </table:table-cell>
          <table:table-cell table:formula="of:=[.$B$1]&amp;[.A666]&amp;&quot;/[0:300]&quot;" office:value-type="string" office:string-value="https://reader.izneo.com/read/9782800187631/[0:300]" calcext:value-type="string">
            <text:p>https://reader.izneo.com/read/9782800187631/[0:300]</text:p>
          </table:table-cell>
        </table:table-row>
        <table:table-row table:style-name="ro1">
          <table:table-cell office:value-type="string" calcext:value-type="string">
            <text:p>9782800187648</text:p>
          </table:table-cell>
          <table:table-cell table:formula="of:=[.$B$1]&amp;[.A667]&amp;&quot;/[0:300]&quot;" office:value-type="string" office:string-value="https://reader.izneo.com/read/9782800187648/[0:300]" calcext:value-type="string">
            <text:p>https://reader.izneo.com/read/9782800187648/[0:300]</text:p>
          </table:table-cell>
        </table:table-row>
        <table:table-row table:style-name="ro1">
          <table:table-cell office:value-type="string" calcext:value-type="string">
            <text:p>9782800187655</text:p>
          </table:table-cell>
          <table:table-cell table:formula="of:=[.$B$1]&amp;[.A668]&amp;&quot;/[0:300]&quot;" office:value-type="string" office:string-value="https://reader.izneo.com/read/9782800187655/[0:300]" calcext:value-type="string">
            <text:p>https://reader.izneo.com/read/9782800187655/[0:300]</text:p>
          </table:table-cell>
        </table:table-row>
        <table:table-row table:style-name="ro1">
          <table:table-cell office:value-type="string" calcext:value-type="string">
            <text:p>9782800187662</text:p>
          </table:table-cell>
          <table:table-cell table:formula="of:=[.$B$1]&amp;[.A669]&amp;&quot;/[0:300]&quot;" office:value-type="string" office:string-value="https://reader.izneo.com/read/9782800187662/[0:300]" calcext:value-type="string">
            <text:p>https://reader.izneo.com/read/9782800187662/[0:300]</text:p>
          </table:table-cell>
        </table:table-row>
        <table:table-row table:style-name="ro1">
          <table:table-cell office:value-type="string" calcext:value-type="string">
            <text:p>9782800187679</text:p>
          </table:table-cell>
          <table:table-cell table:formula="of:=[.$B$1]&amp;[.A670]&amp;&quot;/[0:300]&quot;" office:value-type="string" office:string-value="https://reader.izneo.com/read/9782800187679/[0:300]" calcext:value-type="string">
            <text:p>https://reader.izneo.com/read/9782800187679/[0:300]</text:p>
          </table:table-cell>
        </table:table-row>
        <table:table-row table:style-name="ro1">
          <table:table-cell office:value-type="string" calcext:value-type="string">
            <text:p>9782800187686</text:p>
          </table:table-cell>
          <table:table-cell table:formula="of:=[.$B$1]&amp;[.A671]&amp;&quot;/[0:300]&quot;" office:value-type="string" office:string-value="https://reader.izneo.com/read/9782800187686/[0:300]" calcext:value-type="string">
            <text:p>https://reader.izneo.com/read/9782800187686/[0:300]</text:p>
          </table:table-cell>
        </table:table-row>
        <table:table-row table:style-name="ro1">
          <table:table-cell office:value-type="string" calcext:value-type="string">
            <text:p>9782800187693</text:p>
          </table:table-cell>
          <table:table-cell table:formula="of:=[.$B$1]&amp;[.A672]&amp;&quot;/[0:300]&quot;" office:value-type="string" office:string-value="https://reader.izneo.com/read/9782800187693/[0:300]" calcext:value-type="string">
            <text:p>https://reader.izneo.com/read/9782800187693/[0:300]</text:p>
          </table:table-cell>
        </table:table-row>
        <table:table-row table:style-name="ro1">
          <table:table-cell office:value-type="string" calcext:value-type="string">
            <text:p>9782800187709</text:p>
          </table:table-cell>
          <table:table-cell table:formula="of:=[.$B$1]&amp;[.A673]&amp;&quot;/[0:300]&quot;" office:value-type="string" office:string-value="https://reader.izneo.com/read/9782800187709/[0:300]" calcext:value-type="string">
            <text:p>https://reader.izneo.com/read/9782800187709/[0:300]</text:p>
          </table:table-cell>
        </table:table-row>
        <table:table-row table:style-name="ro1">
          <table:table-cell office:value-type="string" calcext:value-type="string">
            <text:p>9782800187716</text:p>
          </table:table-cell>
          <table:table-cell table:formula="of:=[.$B$1]&amp;[.A674]&amp;&quot;/[0:300]&quot;" office:value-type="string" office:string-value="https://reader.izneo.com/read/9782800187716/[0:300]" calcext:value-type="string">
            <text:p>https://reader.izneo.com/read/9782800187716/[0:300]</text:p>
          </table:table-cell>
        </table:table-row>
        <table:table-row table:style-name="ro1">
          <table:table-cell office:value-type="string" calcext:value-type="string">
            <text:p>9782800187723</text:p>
          </table:table-cell>
          <table:table-cell table:formula="of:=[.$B$1]&amp;[.A675]&amp;&quot;/[0:300]&quot;" office:value-type="string" office:string-value="https://reader.izneo.com/read/9782800187723/[0:300]" calcext:value-type="string">
            <text:p>https://reader.izneo.com/read/9782800187723/[0:300]</text:p>
          </table:table-cell>
        </table:table-row>
        <table:table-row table:style-name="ro1">
          <table:table-cell office:value-type="string" calcext:value-type="string">
            <text:p>9782800187730</text:p>
          </table:table-cell>
          <table:table-cell table:formula="of:=[.$B$1]&amp;[.A676]&amp;&quot;/[0:300]&quot;" office:value-type="string" office:string-value="https://reader.izneo.com/read/9782800187730/[0:300]" calcext:value-type="string">
            <text:p>https://reader.izneo.com/read/9782800187730/[0:300]</text:p>
          </table:table-cell>
        </table:table-row>
        <table:table-row table:style-name="ro1">
          <table:table-cell office:value-type="string" calcext:value-type="string">
            <text:p>9782800187747</text:p>
          </table:table-cell>
          <table:table-cell table:formula="of:=[.$B$1]&amp;[.A677]&amp;&quot;/[0:300]&quot;" office:value-type="string" office:string-value="https://reader.izneo.com/read/9782800187747/[0:300]" calcext:value-type="string">
            <text:p>https://reader.izneo.com/read/9782800187747/[0:300]</text:p>
          </table:table-cell>
        </table:table-row>
        <table:table-row table:style-name="ro1">
          <table:table-cell office:value-type="string" calcext:value-type="string">
            <text:p>9782800187754</text:p>
          </table:table-cell>
          <table:table-cell table:formula="of:=[.$B$1]&amp;[.A678]&amp;&quot;/[0:300]&quot;" office:value-type="string" office:string-value="https://reader.izneo.com/read/9782800187754/[0:300]" calcext:value-type="string">
            <text:p>https://reader.izneo.com/read/9782800187754/[0:300]</text:p>
          </table:table-cell>
        </table:table-row>
        <table:table-row table:style-name="ro1">
          <table:table-cell office:value-type="string" calcext:value-type="string">
            <text:p>9782800187761</text:p>
          </table:table-cell>
          <table:table-cell table:formula="of:=[.$B$1]&amp;[.A679]&amp;&quot;/[0:300]&quot;" office:value-type="string" office:string-value="https://reader.izneo.com/read/9782800187761/[0:300]" calcext:value-type="string">
            <text:p>https://reader.izneo.com/read/9782800187761/[0:300]</text:p>
          </table:table-cell>
        </table:table-row>
        <table:table-row table:style-name="ro1">
          <table:table-cell office:value-type="string" calcext:value-type="string">
            <text:p>9782800187778</text:p>
          </table:table-cell>
          <table:table-cell table:formula="of:=[.$B$1]&amp;[.A680]&amp;&quot;/[0:300]&quot;" office:value-type="string" office:string-value="https://reader.izneo.com/read/9782800187778/[0:300]" calcext:value-type="string">
            <text:p>https://reader.izneo.com/read/9782800187778/[0:300]</text:p>
          </table:table-cell>
        </table:table-row>
        <table:table-row table:style-name="ro1">
          <table:table-cell office:value-type="string" calcext:value-type="string">
            <text:p>9782800187785</text:p>
          </table:table-cell>
          <table:table-cell table:formula="of:=[.$B$1]&amp;[.A681]&amp;&quot;/[0:300]&quot;" office:value-type="string" office:string-value="https://reader.izneo.com/read/9782800187785/[0:300]" calcext:value-type="string">
            <text:p>https://reader.izneo.com/read/9782800187785/[0:300]</text:p>
          </table:table-cell>
        </table:table-row>
        <table:table-row table:style-name="ro1">
          <table:table-cell office:value-type="string" calcext:value-type="string">
            <text:p>9782800187792</text:p>
          </table:table-cell>
          <table:table-cell table:formula="of:=[.$B$1]&amp;[.A682]&amp;&quot;/[0:300]&quot;" office:value-type="string" office:string-value="https://reader.izneo.com/read/9782800187792/[0:300]" calcext:value-type="string">
            <text:p>https://reader.izneo.com/read/9782800187792/[0:300]</text:p>
          </table:table-cell>
        </table:table-row>
        <table:table-row table:style-name="ro1">
          <table:table-cell office:value-type="string" calcext:value-type="string">
            <text:p>9782800187808</text:p>
          </table:table-cell>
          <table:table-cell table:formula="of:=[.$B$1]&amp;[.A683]&amp;&quot;/[0:300]&quot;" office:value-type="string" office:string-value="https://reader.izneo.com/read/9782800187808/[0:300]" calcext:value-type="string">
            <text:p>https://reader.izneo.com/read/9782800187808/[0:300]</text:p>
          </table:table-cell>
        </table:table-row>
        <table:table-row table:style-name="ro1">
          <table:table-cell office:value-type="string" calcext:value-type="string">
            <text:p>9782800187815</text:p>
          </table:table-cell>
          <table:table-cell table:formula="of:=[.$B$1]&amp;[.A684]&amp;&quot;/[0:300]&quot;" office:value-type="string" office:string-value="https://reader.izneo.com/read/9782800187815/[0:300]" calcext:value-type="string">
            <text:p>https://reader.izneo.com/read/9782800187815/[0:300]</text:p>
          </table:table-cell>
        </table:table-row>
        <table:table-row table:style-name="ro1">
          <table:table-cell office:value-type="string" calcext:value-type="string">
            <text:p>9782800187822</text:p>
          </table:table-cell>
          <table:table-cell table:formula="of:=[.$B$1]&amp;[.A685]&amp;&quot;/[0:300]&quot;" office:value-type="string" office:string-value="https://reader.izneo.com/read/9782800187822/[0:300]" calcext:value-type="string">
            <text:p>https://reader.izneo.com/read/9782800187822/[0:300]</text:p>
          </table:table-cell>
        </table:table-row>
        <table:table-row table:style-name="ro1">
          <table:table-cell office:value-type="string" calcext:value-type="string">
            <text:p>9782800187839</text:p>
          </table:table-cell>
          <table:table-cell table:formula="of:=[.$B$1]&amp;[.A686]&amp;&quot;/[0:300]&quot;" office:value-type="string" office:string-value="https://reader.izneo.com/read/9782800187839/[0:300]" calcext:value-type="string">
            <text:p>https://reader.izneo.com/read/9782800187839/[0:300]</text:p>
          </table:table-cell>
        </table:table-row>
        <table:table-row table:style-name="ro1">
          <table:table-cell office:value-type="string" calcext:value-type="string">
            <text:p>9782800187846</text:p>
          </table:table-cell>
          <table:table-cell table:formula="of:=[.$B$1]&amp;[.A687]&amp;&quot;/[0:300]&quot;" office:value-type="string" office:string-value="https://reader.izneo.com/read/9782800187846/[0:300]" calcext:value-type="string">
            <text:p>https://reader.izneo.com/read/9782800187846/[0:300]</text:p>
          </table:table-cell>
        </table:table-row>
        <table:table-row table:style-name="ro1">
          <table:table-cell office:value-type="string" calcext:value-type="string">
            <text:p>9782800187853</text:p>
          </table:table-cell>
          <table:table-cell table:formula="of:=[.$B$1]&amp;[.A688]&amp;&quot;/[0:300]&quot;" office:value-type="string" office:string-value="https://reader.izneo.com/read/9782800187853/[0:300]" calcext:value-type="string">
            <text:p>https://reader.izneo.com/read/9782800187853/[0:300]</text:p>
          </table:table-cell>
        </table:table-row>
        <table:table-row table:style-name="ro1">
          <table:table-cell office:value-type="string" calcext:value-type="string">
            <text:p>9782800187860</text:p>
          </table:table-cell>
          <table:table-cell table:formula="of:=[.$B$1]&amp;[.A689]&amp;&quot;/[0:300]&quot;" office:value-type="string" office:string-value="https://reader.izneo.com/read/9782800187860/[0:300]" calcext:value-type="string">
            <text:p>https://reader.izneo.com/read/9782800187860/[0:300]</text:p>
          </table:table-cell>
        </table:table-row>
        <table:table-row table:style-name="ro1">
          <table:table-cell office:value-type="string" calcext:value-type="string">
            <text:p>9782800187877</text:p>
          </table:table-cell>
          <table:table-cell table:formula="of:=[.$B$1]&amp;[.A690]&amp;&quot;/[0:300]&quot;" office:value-type="string" office:string-value="https://reader.izneo.com/read/9782800187877/[0:300]" calcext:value-type="string">
            <text:p>https://reader.izneo.com/read/9782800187877/[0:300]</text:p>
          </table:table-cell>
        </table:table-row>
        <table:table-row table:style-name="ro1">
          <table:table-cell office:value-type="string" calcext:value-type="string">
            <text:p>9782800187884</text:p>
          </table:table-cell>
          <table:table-cell table:formula="of:=[.$B$1]&amp;[.A691]&amp;&quot;/[0:300]&quot;" office:value-type="string" office:string-value="https://reader.izneo.com/read/9782800187884/[0:300]" calcext:value-type="string">
            <text:p>https://reader.izneo.com/read/9782800187884/[0:300]</text:p>
          </table:table-cell>
        </table:table-row>
        <table:table-row table:style-name="ro1">
          <table:table-cell office:value-type="string" calcext:value-type="string">
            <text:p>9782800187891</text:p>
          </table:table-cell>
          <table:table-cell table:formula="of:=[.$B$1]&amp;[.A692]&amp;&quot;/[0:300]&quot;" office:value-type="string" office:string-value="https://reader.izneo.com/read/9782800187891/[0:300]" calcext:value-type="string">
            <text:p>https://reader.izneo.com/read/9782800187891/[0:300]</text:p>
          </table:table-cell>
        </table:table-row>
        <table:table-row table:style-name="ro1">
          <table:table-cell office:value-type="string" calcext:value-type="string">
            <text:p>9782800187907</text:p>
          </table:table-cell>
          <table:table-cell table:formula="of:=[.$B$1]&amp;[.A693]&amp;&quot;/[0:300]&quot;" office:value-type="string" office:string-value="https://reader.izneo.com/read/9782800187907/[0:300]" calcext:value-type="string">
            <text:p>https://reader.izneo.com/read/9782800187907/[0:300]</text:p>
          </table:table-cell>
        </table:table-row>
        <table:table-row table:style-name="ro1">
          <table:table-cell office:value-type="string" calcext:value-type="string">
            <text:p>9782800187914</text:p>
          </table:table-cell>
          <table:table-cell table:formula="of:=[.$B$1]&amp;[.A694]&amp;&quot;/[0:300]&quot;" office:value-type="string" office:string-value="https://reader.izneo.com/read/9782800187914/[0:300]" calcext:value-type="string">
            <text:p>https://reader.izneo.com/read/9782800187914/[0:300]</text:p>
          </table:table-cell>
        </table:table-row>
        <table:table-row table:style-name="ro1">
          <table:table-cell office:value-type="string" calcext:value-type="string">
            <text:p>9782800187921</text:p>
          </table:table-cell>
          <table:table-cell table:formula="of:=[.$B$1]&amp;[.A695]&amp;&quot;/[0:300]&quot;" office:value-type="string" office:string-value="https://reader.izneo.com/read/9782800187921/[0:300]" calcext:value-type="string">
            <text:p>https://reader.izneo.com/read/9782800187921/[0:300]</text:p>
          </table:table-cell>
        </table:table-row>
        <table:table-row table:style-name="ro1">
          <table:table-cell office:value-type="string" calcext:value-type="string">
            <text:p>9782800187938</text:p>
          </table:table-cell>
          <table:table-cell table:formula="of:=[.$B$1]&amp;[.A696]&amp;&quot;/[0:300]&quot;" office:value-type="string" office:string-value="https://reader.izneo.com/read/9782800187938/[0:300]" calcext:value-type="string">
            <text:p>https://reader.izneo.com/read/9782800187938/[0:300]</text:p>
          </table:table-cell>
        </table:table-row>
        <table:table-row table:style-name="ro1">
          <table:table-cell office:value-type="string" calcext:value-type="string">
            <text:p>9782800187945</text:p>
          </table:table-cell>
          <table:table-cell table:formula="of:=[.$B$1]&amp;[.A697]&amp;&quot;/[0:300]&quot;" office:value-type="string" office:string-value="https://reader.izneo.com/read/9782800187945/[0:300]" calcext:value-type="string">
            <text:p>https://reader.izneo.com/read/9782800187945/[0:300]</text:p>
          </table:table-cell>
        </table:table-row>
        <table:table-row table:style-name="ro1">
          <table:table-cell office:value-type="string" calcext:value-type="string">
            <text:p>9782800187952</text:p>
          </table:table-cell>
          <table:table-cell table:formula="of:=[.$B$1]&amp;[.A698]&amp;&quot;/[0:300]&quot;" office:value-type="string" office:string-value="https://reader.izneo.com/read/9782800187952/[0:300]" calcext:value-type="string">
            <text:p>https://reader.izneo.com/read/9782800187952/[0:300]</text:p>
          </table:table-cell>
        </table:table-row>
        <table:table-row table:style-name="ro1">
          <table:table-cell office:value-type="string" calcext:value-type="string">
            <text:p>9782800187969</text:p>
          </table:table-cell>
          <table:table-cell table:formula="of:=[.$B$1]&amp;[.A699]&amp;&quot;/[0:300]&quot;" office:value-type="string" office:string-value="https://reader.izneo.com/read/9782800187969/[0:300]" calcext:value-type="string">
            <text:p>https://reader.izneo.com/read/9782800187969/[0:300]</text:p>
          </table:table-cell>
        </table:table-row>
        <table:table-row table:style-name="ro1">
          <table:table-cell office:value-type="string" calcext:value-type="string">
            <text:p>9782800187976</text:p>
          </table:table-cell>
          <table:table-cell table:formula="of:=[.$B$1]&amp;[.A700]&amp;&quot;/[0:300]&quot;" office:value-type="string" office:string-value="https://reader.izneo.com/read/9782800187976/[0:300]" calcext:value-type="string">
            <text:p>https://reader.izneo.com/read/9782800187976/[0:300]</text:p>
          </table:table-cell>
        </table:table-row>
        <table:table-row table:style-name="ro1">
          <table:table-cell office:value-type="string" calcext:value-type="string">
            <text:p>9782800187983</text:p>
          </table:table-cell>
          <table:table-cell table:formula="of:=[.$B$1]&amp;[.A701]&amp;&quot;/[0:300]&quot;" office:value-type="string" office:string-value="https://reader.izneo.com/read/9782800187983/[0:300]" calcext:value-type="string">
            <text:p>https://reader.izneo.com/read/9782800187983/[0:300]</text:p>
          </table:table-cell>
        </table:table-row>
        <table:table-row table:style-name="ro1">
          <table:table-cell office:value-type="string" calcext:value-type="string">
            <text:p>9782800187990</text:p>
          </table:table-cell>
          <table:table-cell table:formula="of:=[.$B$1]&amp;[.A702]&amp;&quot;/[0:300]&quot;" office:value-type="string" office:string-value="https://reader.izneo.com/read/9782800187990/[0:300]" calcext:value-type="string">
            <text:p>https://reader.izneo.com/read/9782800187990/[0:300]</text:p>
          </table:table-cell>
        </table:table-row>
        <table:table-row table:style-name="ro1">
          <table:table-cell office:value-type="string" calcext:value-type="string">
            <text:p>9782800188003</text:p>
          </table:table-cell>
          <table:table-cell table:formula="of:=[.$B$1]&amp;[.A703]&amp;&quot;/[0:300]&quot;" office:value-type="string" office:string-value="https://reader.izneo.com/read/9782800188003/[0:300]" calcext:value-type="string">
            <text:p>https://reader.izneo.com/read/9782800188003/[0:300]</text:p>
          </table:table-cell>
        </table:table-row>
        <table:table-row table:style-name="ro1">
          <table:table-cell office:value-type="string" calcext:value-type="string">
            <text:p>9782800188010</text:p>
          </table:table-cell>
          <table:table-cell table:formula="of:=[.$B$1]&amp;[.A704]&amp;&quot;/[0:300]&quot;" office:value-type="string" office:string-value="https://reader.izneo.com/read/9782800188010/[0:300]" calcext:value-type="string">
            <text:p>https://reader.izneo.com/read/9782800188010/[0:300]</text:p>
          </table:table-cell>
        </table:table-row>
        <table:table-row table:style-name="ro1">
          <table:table-cell office:value-type="string" calcext:value-type="string">
            <text:p>9782800188027</text:p>
          </table:table-cell>
          <table:table-cell table:formula="of:=[.$B$1]&amp;[.A705]&amp;&quot;/[0:300]&quot;" office:value-type="string" office:string-value="https://reader.izneo.com/read/9782800188027/[0:300]" calcext:value-type="string">
            <text:p>https://reader.izneo.com/read/9782800188027/[0:300]</text:p>
          </table:table-cell>
        </table:table-row>
        <table:table-row table:style-name="ro1">
          <table:table-cell office:value-type="string" calcext:value-type="string">
            <text:p>9782800188034</text:p>
          </table:table-cell>
          <table:table-cell table:formula="of:=[.$B$1]&amp;[.A706]&amp;&quot;/[0:300]&quot;" office:value-type="string" office:string-value="https://reader.izneo.com/read/9782800188034/[0:300]" calcext:value-type="string">
            <text:p>https://reader.izneo.com/read/9782800188034/[0:300]</text:p>
          </table:table-cell>
        </table:table-row>
        <table:table-row table:style-name="ro1">
          <table:table-cell office:value-type="string" calcext:value-type="string">
            <text:p>9782800188041</text:p>
          </table:table-cell>
          <table:table-cell table:formula="of:=[.$B$1]&amp;[.A707]&amp;&quot;/[0:300]&quot;" office:value-type="string" office:string-value="https://reader.izneo.com/read/9782800188041/[0:300]" calcext:value-type="string">
            <text:p>https://reader.izneo.com/read/9782800188041/[0:300]</text:p>
          </table:table-cell>
        </table:table-row>
        <table:table-row table:style-name="ro1">
          <table:table-cell office:value-type="string" calcext:value-type="string">
            <text:p>9782800188058</text:p>
          </table:table-cell>
          <table:table-cell table:formula="of:=[.$B$1]&amp;[.A708]&amp;&quot;/[0:300]&quot;" office:value-type="string" office:string-value="https://reader.izneo.com/read/9782800188058/[0:300]" calcext:value-type="string">
            <text:p>https://reader.izneo.com/read/9782800188058/[0:300]</text:p>
          </table:table-cell>
        </table:table-row>
        <table:table-row table:style-name="ro1">
          <table:table-cell office:value-type="string" calcext:value-type="string">
            <text:p>9782800188065</text:p>
          </table:table-cell>
          <table:table-cell table:formula="of:=[.$B$1]&amp;[.A709]&amp;&quot;/[0:300]&quot;" office:value-type="string" office:string-value="https://reader.izneo.com/read/9782800188065/[0:300]" calcext:value-type="string">
            <text:p>https://reader.izneo.com/read/9782800188065/[0:300]</text:p>
          </table:table-cell>
        </table:table-row>
        <table:table-row table:style-name="ro1">
          <table:table-cell office:value-type="string" calcext:value-type="string">
            <text:p>9782800188072</text:p>
          </table:table-cell>
          <table:table-cell table:formula="of:=[.$B$1]&amp;[.A710]&amp;&quot;/[0:300]&quot;" office:value-type="string" office:string-value="https://reader.izneo.com/read/9782800188072/[0:300]" calcext:value-type="string">
            <text:p>https://reader.izneo.com/read/9782800188072/[0:300]</text:p>
          </table:table-cell>
        </table:table-row>
        <table:table-row table:style-name="ro1">
          <table:table-cell office:value-type="string" calcext:value-type="string">
            <text:p>9782800188089</text:p>
          </table:table-cell>
          <table:table-cell table:formula="of:=[.$B$1]&amp;[.A711]&amp;&quot;/[0:300]&quot;" office:value-type="string" office:string-value="https://reader.izneo.com/read/9782800188089/[0:300]" calcext:value-type="string">
            <text:p>https://reader.izneo.com/read/9782800188089/[0:300]</text:p>
          </table:table-cell>
        </table:table-row>
        <table:table-row table:style-name="ro1">
          <table:table-cell office:value-type="string" calcext:value-type="string">
            <text:p>9782800188096</text:p>
          </table:table-cell>
          <table:table-cell table:formula="of:=[.$B$1]&amp;[.A712]&amp;&quot;/[0:300]&quot;" office:value-type="string" office:string-value="https://reader.izneo.com/read/9782800188096/[0:300]" calcext:value-type="string">
            <text:p>https://reader.izneo.com/read/9782800188096/[0:300]</text:p>
          </table:table-cell>
        </table:table-row>
        <table:table-row table:style-name="ro1">
          <table:table-cell office:value-type="string" calcext:value-type="string">
            <text:p>9782800188102</text:p>
          </table:table-cell>
          <table:table-cell table:formula="of:=[.$B$1]&amp;[.A713]&amp;&quot;/[0:300]&quot;" office:value-type="string" office:string-value="https://reader.izneo.com/read/9782800188102/[0:300]" calcext:value-type="string">
            <text:p>https://reader.izneo.com/read/9782800188102/[0:300]</text:p>
          </table:table-cell>
        </table:table-row>
        <table:table-row table:style-name="ro1">
          <table:table-cell office:value-type="string" calcext:value-type="string">
            <text:p>9782800188119</text:p>
          </table:table-cell>
          <table:table-cell table:formula="of:=[.$B$1]&amp;[.A714]&amp;&quot;/[0:300]&quot;" office:value-type="string" office:string-value="https://reader.izneo.com/read/9782800188119/[0:300]" calcext:value-type="string">
            <text:p>https://reader.izneo.com/read/9782800188119/[0:300]</text:p>
          </table:table-cell>
        </table:table-row>
        <table:table-row table:style-name="ro1">
          <table:table-cell office:value-type="string" calcext:value-type="string">
            <text:p>9782800188126</text:p>
          </table:table-cell>
          <table:table-cell table:formula="of:=[.$B$1]&amp;[.A715]&amp;&quot;/[0:300]&quot;" office:value-type="string" office:string-value="https://reader.izneo.com/read/9782800188126/[0:300]" calcext:value-type="string">
            <text:p>https://reader.izneo.com/read/9782800188126/[0:300]</text:p>
          </table:table-cell>
        </table:table-row>
        <table:table-row table:style-name="ro1">
          <table:table-cell office:value-type="string" calcext:value-type="string">
            <text:p>9782800188133</text:p>
          </table:table-cell>
          <table:table-cell table:formula="of:=[.$B$1]&amp;[.A716]&amp;&quot;/[0:300]&quot;" office:value-type="string" office:string-value="https://reader.izneo.com/read/9782800188133/[0:300]" calcext:value-type="string">
            <text:p>https://reader.izneo.com/read/9782800188133/[0:300]</text:p>
          </table:table-cell>
        </table:table-row>
        <table:table-row table:style-name="ro1">
          <table:table-cell office:value-type="string" calcext:value-type="string">
            <text:p>9782800188140</text:p>
          </table:table-cell>
          <table:table-cell table:formula="of:=[.$B$1]&amp;[.A717]&amp;&quot;/[0:300]&quot;" office:value-type="string" office:string-value="https://reader.izneo.com/read/9782800188140/[0:300]" calcext:value-type="string">
            <text:p>https://reader.izneo.com/read/9782800188140/[0:300]</text:p>
          </table:table-cell>
        </table:table-row>
        <table:table-row table:style-name="ro1">
          <table:table-cell office:value-type="string" calcext:value-type="string">
            <text:p>9782800188157</text:p>
          </table:table-cell>
          <table:table-cell table:formula="of:=[.$B$1]&amp;[.A718]&amp;&quot;/[0:300]&quot;" office:value-type="string" office:string-value="https://reader.izneo.com/read/9782800188157/[0:300]" calcext:value-type="string">
            <text:p>https://reader.izneo.com/read/9782800188157/[0:300]</text:p>
          </table:table-cell>
        </table:table-row>
        <table:table-row table:style-name="ro1">
          <table:table-cell office:value-type="string" calcext:value-type="string">
            <text:p>9782800188164</text:p>
          </table:table-cell>
          <table:table-cell table:formula="of:=[.$B$1]&amp;[.A719]&amp;&quot;/[0:300]&quot;" office:value-type="string" office:string-value="https://reader.izneo.com/read/9782800188164/[0:300]" calcext:value-type="string">
            <text:p>https://reader.izneo.com/read/9782800188164/[0:300]</text:p>
          </table:table-cell>
        </table:table-row>
        <table:table-row table:style-name="ro1">
          <table:table-cell office:value-type="string" calcext:value-type="string">
            <text:p>9782800188171</text:p>
          </table:table-cell>
          <table:table-cell table:formula="of:=[.$B$1]&amp;[.A720]&amp;&quot;/[0:300]&quot;" office:value-type="string" office:string-value="https://reader.izneo.com/read/9782800188171/[0:300]" calcext:value-type="string">
            <text:p>https://reader.izneo.com/read/9782800188171/[0:300]</text:p>
          </table:table-cell>
        </table:table-row>
        <table:table-row table:style-name="ro1">
          <table:table-cell office:value-type="string" calcext:value-type="string">
            <text:p>9782800188188</text:p>
          </table:table-cell>
          <table:table-cell table:formula="of:=[.$B$1]&amp;[.A721]&amp;&quot;/[0:300]&quot;" office:value-type="string" office:string-value="https://reader.izneo.com/read/9782800188188/[0:300]" calcext:value-type="string">
            <text:p>https://reader.izneo.com/read/9782800188188/[0:300]</text:p>
          </table:table-cell>
        </table:table-row>
        <table:table-row table:style-name="ro1">
          <table:table-cell office:value-type="string" calcext:value-type="string">
            <text:p>9782800188195</text:p>
          </table:table-cell>
          <table:table-cell table:formula="of:=[.$B$1]&amp;[.A722]&amp;&quot;/[0:300]&quot;" office:value-type="string" office:string-value="https://reader.izneo.com/read/9782800188195/[0:300]" calcext:value-type="string">
            <text:p>https://reader.izneo.com/read/9782800188195/[0:300]</text:p>
          </table:table-cell>
        </table:table-row>
        <table:table-row table:style-name="ro1">
          <table:table-cell office:value-type="string" calcext:value-type="string">
            <text:p>9782800188201</text:p>
          </table:table-cell>
          <table:table-cell table:formula="of:=[.$B$1]&amp;[.A723]&amp;&quot;/[0:300]&quot;" office:value-type="string" office:string-value="https://reader.izneo.com/read/9782800188201/[0:300]" calcext:value-type="string">
            <text:p>https://reader.izneo.com/read/9782800188201/[0:300]</text:p>
          </table:table-cell>
        </table:table-row>
        <table:table-row table:style-name="ro1">
          <table:table-cell office:value-type="string" calcext:value-type="string">
            <text:p>9782800188218</text:p>
          </table:table-cell>
          <table:table-cell table:formula="of:=[.$B$1]&amp;[.A724]&amp;&quot;/[0:300]&quot;" office:value-type="string" office:string-value="https://reader.izneo.com/read/9782800188218/[0:300]" calcext:value-type="string">
            <text:p>https://reader.izneo.com/read/9782800188218/[0:300]</text:p>
          </table:table-cell>
        </table:table-row>
        <table:table-row table:style-name="ro1">
          <table:table-cell office:value-type="string" calcext:value-type="string">
            <text:p>9782800188225</text:p>
          </table:table-cell>
          <table:table-cell table:formula="of:=[.$B$1]&amp;[.A725]&amp;&quot;/[0:300]&quot;" office:value-type="string" office:string-value="https://reader.izneo.com/read/9782800188225/[0:300]" calcext:value-type="string">
            <text:p>https://reader.izneo.com/read/9782800188225/[0:300]</text:p>
          </table:table-cell>
        </table:table-row>
        <table:table-row table:style-name="ro1">
          <table:table-cell office:value-type="string" calcext:value-type="string">
            <text:p>9782800188232</text:p>
          </table:table-cell>
          <table:table-cell table:formula="of:=[.$B$1]&amp;[.A726]&amp;&quot;/[0:300]&quot;" office:value-type="string" office:string-value="https://reader.izneo.com/read/9782800188232/[0:300]" calcext:value-type="string">
            <text:p>https://reader.izneo.com/read/9782800188232/[0:300]</text:p>
          </table:table-cell>
        </table:table-row>
        <table:table-row table:style-name="ro1">
          <table:table-cell office:value-type="string" calcext:value-type="string">
            <text:p>9782800188249</text:p>
          </table:table-cell>
          <table:table-cell table:formula="of:=[.$B$1]&amp;[.A727]&amp;&quot;/[0:300]&quot;" office:value-type="string" office:string-value="https://reader.izneo.com/read/9782800188249/[0:300]" calcext:value-type="string">
            <text:p>https://reader.izneo.com/read/9782800188249/[0:300]</text:p>
          </table:table-cell>
        </table:table-row>
        <table:table-row table:style-name="ro1">
          <table:table-cell office:value-type="string" calcext:value-type="string">
            <text:p>9782800188256</text:p>
          </table:table-cell>
          <table:table-cell table:formula="of:=[.$B$1]&amp;[.A728]&amp;&quot;/[0:300]&quot;" office:value-type="string" office:string-value="https://reader.izneo.com/read/9782800188256/[0:300]" calcext:value-type="string">
            <text:p>https://reader.izneo.com/read/9782800188256/[0:300]</text:p>
          </table:table-cell>
        </table:table-row>
        <table:table-row table:style-name="ro1">
          <table:table-cell office:value-type="string" calcext:value-type="string">
            <text:p>9782800188263</text:p>
          </table:table-cell>
          <table:table-cell table:formula="of:=[.$B$1]&amp;[.A729]&amp;&quot;/[0:300]&quot;" office:value-type="string" office:string-value="https://reader.izneo.com/read/9782800188263/[0:300]" calcext:value-type="string">
            <text:p>https://reader.izneo.com/read/9782800188263/[0:300]</text:p>
          </table:table-cell>
        </table:table-row>
        <table:table-row table:style-name="ro1">
          <table:table-cell office:value-type="string" calcext:value-type="string">
            <text:p>9782800188270</text:p>
          </table:table-cell>
          <table:table-cell table:formula="of:=[.$B$1]&amp;[.A730]&amp;&quot;/[0:300]&quot;" office:value-type="string" office:string-value="https://reader.izneo.com/read/9782800188270/[0:300]" calcext:value-type="string">
            <text:p>https://reader.izneo.com/read/9782800188270/[0:300]</text:p>
          </table:table-cell>
        </table:table-row>
        <table:table-row table:style-name="ro1">
          <table:table-cell office:value-type="string" calcext:value-type="string">
            <text:p>9782800188287</text:p>
          </table:table-cell>
          <table:table-cell table:formula="of:=[.$B$1]&amp;[.A731]&amp;&quot;/[0:300]&quot;" office:value-type="string" office:string-value="https://reader.izneo.com/read/9782800188287/[0:300]" calcext:value-type="string">
            <text:p>https://reader.izneo.com/read/9782800188287/[0:300]</text:p>
          </table:table-cell>
        </table:table-row>
        <table:table-row table:style-name="ro1">
          <table:table-cell office:value-type="string" calcext:value-type="string">
            <text:p>9782800188294</text:p>
          </table:table-cell>
          <table:table-cell table:formula="of:=[.$B$1]&amp;[.A732]&amp;&quot;/[0:300]&quot;" office:value-type="string" office:string-value="https://reader.izneo.com/read/9782800188294/[0:300]" calcext:value-type="string">
            <text:p>https://reader.izneo.com/read/9782800188294/[0:300]</text:p>
          </table:table-cell>
        </table:table-row>
        <table:table-row table:style-name="ro1">
          <table:table-cell office:value-type="string" calcext:value-type="string">
            <text:p>9782800188300</text:p>
          </table:table-cell>
          <table:table-cell table:formula="of:=[.$B$1]&amp;[.A733]&amp;&quot;/[0:300]&quot;" office:value-type="string" office:string-value="https://reader.izneo.com/read/9782800188300/[0:300]" calcext:value-type="string">
            <text:p>https://reader.izneo.com/read/9782800188300/[0:300]</text:p>
          </table:table-cell>
        </table:table-row>
        <table:table-row table:style-name="ro1">
          <table:table-cell office:value-type="string" calcext:value-type="string">
            <text:p>9782800188317</text:p>
          </table:table-cell>
          <table:table-cell table:formula="of:=[.$B$1]&amp;[.A734]&amp;&quot;/[0:300]&quot;" office:value-type="string" office:string-value="https://reader.izneo.com/read/9782800188317/[0:300]" calcext:value-type="string">
            <text:p>https://reader.izneo.com/read/9782800188317/[0:300]</text:p>
          </table:table-cell>
        </table:table-row>
        <table:table-row table:style-name="ro1">
          <table:table-cell office:value-type="string" calcext:value-type="string">
            <text:p>9782800188324</text:p>
          </table:table-cell>
          <table:table-cell table:formula="of:=[.$B$1]&amp;[.A735]&amp;&quot;/[0:300]&quot;" office:value-type="string" office:string-value="https://reader.izneo.com/read/9782800188324/[0:300]" calcext:value-type="string">
            <text:p>https://reader.izneo.com/read/9782800188324/[0:300]</text:p>
          </table:table-cell>
        </table:table-row>
        <table:table-row table:style-name="ro1">
          <table:table-cell office:value-type="string" calcext:value-type="string">
            <text:p>9782800188331</text:p>
          </table:table-cell>
          <table:table-cell table:formula="of:=[.$B$1]&amp;[.A736]&amp;&quot;/[0:300]&quot;" office:value-type="string" office:string-value="https://reader.izneo.com/read/9782800188331/[0:300]" calcext:value-type="string">
            <text:p>https://reader.izneo.com/read/9782800188331/[0:300]</text:p>
          </table:table-cell>
        </table:table-row>
        <table:table-row table:style-name="ro1">
          <table:table-cell office:value-type="string" calcext:value-type="string">
            <text:p>9782800188348</text:p>
          </table:table-cell>
          <table:table-cell table:formula="of:=[.$B$1]&amp;[.A737]&amp;&quot;/[0:300]&quot;" office:value-type="string" office:string-value="https://reader.izneo.com/read/9782800188348/[0:300]" calcext:value-type="string">
            <text:p>https://reader.izneo.com/read/9782800188348/[0:300]</text:p>
          </table:table-cell>
        </table:table-row>
        <table:table-row table:style-name="ro1">
          <table:table-cell office:value-type="string" calcext:value-type="string">
            <text:p>9782800188355</text:p>
          </table:table-cell>
          <table:table-cell table:formula="of:=[.$B$1]&amp;[.A738]&amp;&quot;/[0:300]&quot;" office:value-type="string" office:string-value="https://reader.izneo.com/read/9782800188355/[0:300]" calcext:value-type="string">
            <text:p>https://reader.izneo.com/read/9782800188355/[0:300]</text:p>
          </table:table-cell>
        </table:table-row>
        <table:table-row table:style-name="ro1">
          <table:table-cell office:value-type="string" calcext:value-type="string">
            <text:p>9782800188362</text:p>
          </table:table-cell>
          <table:table-cell table:formula="of:=[.$B$1]&amp;[.A739]&amp;&quot;/[0:300]&quot;" office:value-type="string" office:string-value="https://reader.izneo.com/read/9782800188362/[0:300]" calcext:value-type="string">
            <text:p>https://reader.izneo.com/read/9782800188362/[0:300]</text:p>
          </table:table-cell>
        </table:table-row>
        <table:table-row table:style-name="ro1">
          <table:table-cell office:value-type="string" calcext:value-type="string">
            <text:p>9782800188379</text:p>
          </table:table-cell>
          <table:table-cell table:formula="of:=[.$B$1]&amp;[.A740]&amp;&quot;/[0:300]&quot;" office:value-type="string" office:string-value="https://reader.izneo.com/read/9782800188379/[0:300]" calcext:value-type="string">
            <text:p>https://reader.izneo.com/read/9782800188379/[0:300]</text:p>
          </table:table-cell>
        </table:table-row>
        <table:table-row table:style-name="ro1">
          <table:table-cell office:value-type="string" calcext:value-type="string">
            <text:p>9782800188386</text:p>
          </table:table-cell>
          <table:table-cell table:formula="of:=[.$B$1]&amp;[.A741]&amp;&quot;/[0:300]&quot;" office:value-type="string" office:string-value="https://reader.izneo.com/read/9782800188386/[0:300]" calcext:value-type="string">
            <text:p>https://reader.izneo.com/read/9782800188386/[0:300]</text:p>
          </table:table-cell>
        </table:table-row>
        <table:table-row table:style-name="ro1">
          <table:table-cell office:value-type="string" calcext:value-type="string">
            <text:p>9782800188393</text:p>
          </table:table-cell>
          <table:table-cell table:formula="of:=[.$B$1]&amp;[.A742]&amp;&quot;/[0:300]&quot;" office:value-type="string" office:string-value="https://reader.izneo.com/read/9782800188393/[0:300]" calcext:value-type="string">
            <text:p>https://reader.izneo.com/read/9782800188393/[0:300]</text:p>
          </table:table-cell>
        </table:table-row>
        <table:table-row table:style-name="ro1">
          <table:table-cell office:value-type="string" calcext:value-type="string">
            <text:p>9782800188409</text:p>
          </table:table-cell>
          <table:table-cell table:formula="of:=[.$B$1]&amp;[.A743]&amp;&quot;/[0:300]&quot;" office:value-type="string" office:string-value="https://reader.izneo.com/read/9782800188409/[0:300]" calcext:value-type="string">
            <text:p>https://reader.izneo.com/read/9782800188409/[0:300]</text:p>
          </table:table-cell>
        </table:table-row>
        <table:table-row table:style-name="ro1">
          <table:table-cell office:value-type="string" calcext:value-type="string">
            <text:p>9782800188416</text:p>
          </table:table-cell>
          <table:table-cell table:formula="of:=[.$B$1]&amp;[.A744]&amp;&quot;/[0:300]&quot;" office:value-type="string" office:string-value="https://reader.izneo.com/read/9782800188416/[0:300]" calcext:value-type="string">
            <text:p>https://reader.izneo.com/read/9782800188416/[0:300]</text:p>
          </table:table-cell>
        </table:table-row>
        <table:table-row table:style-name="ro1">
          <table:table-cell office:value-type="string" calcext:value-type="string">
            <text:p>9782800188423</text:p>
          </table:table-cell>
          <table:table-cell table:formula="of:=[.$B$1]&amp;[.A745]&amp;&quot;/[0:300]&quot;" office:value-type="string" office:string-value="https://reader.izneo.com/read/9782800188423/[0:300]" calcext:value-type="string">
            <text:p>https://reader.izneo.com/read/9782800188423/[0:300]</text:p>
          </table:table-cell>
        </table:table-row>
        <table:table-row table:style-name="ro1">
          <table:table-cell office:value-type="string" calcext:value-type="string">
            <text:p>9782800188430</text:p>
          </table:table-cell>
          <table:table-cell table:formula="of:=[.$B$1]&amp;[.A746]&amp;&quot;/[0:300]&quot;" office:value-type="string" office:string-value="https://reader.izneo.com/read/9782800188430/[0:300]" calcext:value-type="string">
            <text:p>https://reader.izneo.com/read/9782800188430/[0:300]</text:p>
          </table:table-cell>
        </table:table-row>
        <table:table-row table:style-name="ro1">
          <table:table-cell office:value-type="string" calcext:value-type="string">
            <text:p>9782800188447</text:p>
          </table:table-cell>
          <table:table-cell table:formula="of:=[.$B$1]&amp;[.A747]&amp;&quot;/[0:300]&quot;" office:value-type="string" office:string-value="https://reader.izneo.com/read/9782800188447/[0:300]" calcext:value-type="string">
            <text:p>https://reader.izneo.com/read/9782800188447/[0:300]</text:p>
          </table:table-cell>
        </table:table-row>
        <table:table-row table:style-name="ro1">
          <table:table-cell office:value-type="string" calcext:value-type="string">
            <text:p>9782800188454</text:p>
          </table:table-cell>
          <table:table-cell table:formula="of:=[.$B$1]&amp;[.A748]&amp;&quot;/[0:300]&quot;" office:value-type="string" office:string-value="https://reader.izneo.com/read/9782800188454/[0:300]" calcext:value-type="string">
            <text:p>https://reader.izneo.com/read/9782800188454/[0:300]</text:p>
          </table:table-cell>
        </table:table-row>
        <table:table-row table:style-name="ro1">
          <table:table-cell office:value-type="string" calcext:value-type="string">
            <text:p>9782800188461</text:p>
          </table:table-cell>
          <table:table-cell table:formula="of:=[.$B$1]&amp;[.A749]&amp;&quot;/[0:300]&quot;" office:value-type="string" office:string-value="https://reader.izneo.com/read/9782800188461/[0:300]" calcext:value-type="string">
            <text:p>https://reader.izneo.com/read/9782800188461/[0:300]</text:p>
          </table:table-cell>
        </table:table-row>
        <table:table-row table:style-name="ro1">
          <table:table-cell office:value-type="string" calcext:value-type="string">
            <text:p>9782800188478</text:p>
          </table:table-cell>
          <table:table-cell table:formula="of:=[.$B$1]&amp;[.A750]&amp;&quot;/[0:300]&quot;" office:value-type="string" office:string-value="https://reader.izneo.com/read/9782800188478/[0:300]" calcext:value-type="string">
            <text:p>https://reader.izneo.com/read/9782800188478/[0:300]</text:p>
          </table:table-cell>
        </table:table-row>
        <table:table-row table:style-name="ro1">
          <table:table-cell office:value-type="string" calcext:value-type="string">
            <text:p>9782800188485</text:p>
          </table:table-cell>
          <table:table-cell table:formula="of:=[.$B$1]&amp;[.A751]&amp;&quot;/[0:300]&quot;" office:value-type="string" office:string-value="https://reader.izneo.com/read/9782800188485/[0:300]" calcext:value-type="string">
            <text:p>https://reader.izneo.com/read/9782800188485/[0:300]</text:p>
          </table:table-cell>
        </table:table-row>
        <table:table-row table:style-name="ro1">
          <table:table-cell office:value-type="string" calcext:value-type="string">
            <text:p>9782800188492</text:p>
          </table:table-cell>
          <table:table-cell table:formula="of:=[.$B$1]&amp;[.A752]&amp;&quot;/[0:300]&quot;" office:value-type="string" office:string-value="https://reader.izneo.com/read/9782800188492/[0:300]" calcext:value-type="string">
            <text:p>https://reader.izneo.com/read/9782800188492/[0:300]</text:p>
          </table:table-cell>
        </table:table-row>
        <table:table-row table:style-name="ro1">
          <table:table-cell office:value-type="string" calcext:value-type="string">
            <text:p>9782800188508</text:p>
          </table:table-cell>
          <table:table-cell table:formula="of:=[.$B$1]&amp;[.A753]&amp;&quot;/[0:300]&quot;" office:value-type="string" office:string-value="https://reader.izneo.com/read/9782800188508/[0:300]" calcext:value-type="string">
            <text:p>https://reader.izneo.com/read/9782800188508/[0:300]</text:p>
          </table:table-cell>
        </table:table-row>
        <table:table-row table:style-name="ro1">
          <table:table-cell office:value-type="string" calcext:value-type="string">
            <text:p>9782800188515</text:p>
          </table:table-cell>
          <table:table-cell table:formula="of:=[.$B$1]&amp;[.A754]&amp;&quot;/[0:300]&quot;" office:value-type="string" office:string-value="https://reader.izneo.com/read/9782800188515/[0:300]" calcext:value-type="string">
            <text:p>https://reader.izneo.com/read/9782800188515/[0:300]</text:p>
          </table:table-cell>
        </table:table-row>
        <table:table-row table:style-name="ro1">
          <table:table-cell office:value-type="string" calcext:value-type="string">
            <text:p>9782800188522</text:p>
          </table:table-cell>
          <table:table-cell table:formula="of:=[.$B$1]&amp;[.A755]&amp;&quot;/[0:300]&quot;" office:value-type="string" office:string-value="https://reader.izneo.com/read/9782800188522/[0:300]" calcext:value-type="string">
            <text:p>https://reader.izneo.com/read/9782800188522/[0:300]</text:p>
          </table:table-cell>
        </table:table-row>
        <table:table-row table:style-name="ro1">
          <table:table-cell office:value-type="string" calcext:value-type="string">
            <text:p>9782800188539</text:p>
          </table:table-cell>
          <table:table-cell table:formula="of:=[.$B$1]&amp;[.A756]&amp;&quot;/[0:300]&quot;" office:value-type="string" office:string-value="https://reader.izneo.com/read/9782800188539/[0:300]" calcext:value-type="string">
            <text:p>https://reader.izneo.com/read/9782800188539/[0:300]</text:p>
          </table:table-cell>
        </table:table-row>
        <table:table-row table:style-name="ro1">
          <table:table-cell office:value-type="string" calcext:value-type="string">
            <text:p>9782800188546</text:p>
          </table:table-cell>
          <table:table-cell table:formula="of:=[.$B$1]&amp;[.A757]&amp;&quot;/[0:300]&quot;" office:value-type="string" office:string-value="https://reader.izneo.com/read/9782800188546/[0:300]" calcext:value-type="string">
            <text:p>https://reader.izneo.com/read/9782800188546/[0:300]</text:p>
          </table:table-cell>
        </table:table-row>
        <table:table-row table:style-name="ro1">
          <table:table-cell office:value-type="string" calcext:value-type="string">
            <text:p>9782800188553</text:p>
          </table:table-cell>
          <table:table-cell table:formula="of:=[.$B$1]&amp;[.A758]&amp;&quot;/[0:300]&quot;" office:value-type="string" office:string-value="https://reader.izneo.com/read/9782800188553/[0:300]" calcext:value-type="string">
            <text:p>https://reader.izneo.com/read/9782800188553/[0:300]</text:p>
          </table:table-cell>
        </table:table-row>
        <table:table-row table:style-name="ro1">
          <table:table-cell office:value-type="string" calcext:value-type="string">
            <text:p>9782800188560</text:p>
          </table:table-cell>
          <table:table-cell table:formula="of:=[.$B$1]&amp;[.A759]&amp;&quot;/[0:300]&quot;" office:value-type="string" office:string-value="https://reader.izneo.com/read/9782800188560/[0:300]" calcext:value-type="string">
            <text:p>https://reader.izneo.com/read/9782800188560/[0:300]</text:p>
          </table:table-cell>
        </table:table-row>
        <table:table-row table:style-name="ro1">
          <table:table-cell office:value-type="string" calcext:value-type="string">
            <text:p>9782800188577</text:p>
          </table:table-cell>
          <table:table-cell table:formula="of:=[.$B$1]&amp;[.A760]&amp;&quot;/[0:300]&quot;" office:value-type="string" office:string-value="https://reader.izneo.com/read/9782800188577/[0:300]" calcext:value-type="string">
            <text:p>https://reader.izneo.com/read/9782800188577/[0:300]</text:p>
          </table:table-cell>
        </table:table-row>
        <table:table-row table:style-name="ro1">
          <table:table-cell office:value-type="string" calcext:value-type="string">
            <text:p>9782800188584</text:p>
          </table:table-cell>
          <table:table-cell table:formula="of:=[.$B$1]&amp;[.A761]&amp;&quot;/[0:300]&quot;" office:value-type="string" office:string-value="https://reader.izneo.com/read/9782800188584/[0:300]" calcext:value-type="string">
            <text:p>https://reader.izneo.com/read/9782800188584/[0:300]</text:p>
          </table:table-cell>
        </table:table-row>
        <table:table-row table:style-name="ro1">
          <table:table-cell office:value-type="string" calcext:value-type="string">
            <text:p>9782800188591</text:p>
          </table:table-cell>
          <table:table-cell table:formula="of:=[.$B$1]&amp;[.A762]&amp;&quot;/[0:300]&quot;" office:value-type="string" office:string-value="https://reader.izneo.com/read/9782800188591/[0:300]" calcext:value-type="string">
            <text:p>https://reader.izneo.com/read/9782800188591/[0:300]</text:p>
          </table:table-cell>
        </table:table-row>
        <table:table-row table:style-name="ro1">
          <table:table-cell office:value-type="string" calcext:value-type="string">
            <text:p>9782800188607</text:p>
          </table:table-cell>
          <table:table-cell table:formula="of:=[.$B$1]&amp;[.A763]&amp;&quot;/[0:300]&quot;" office:value-type="string" office:string-value="https://reader.izneo.com/read/9782800188607/[0:300]" calcext:value-type="string">
            <text:p>https://reader.izneo.com/read/9782800188607/[0:300]</text:p>
          </table:table-cell>
        </table:table-row>
        <table:table-row table:style-name="ro1">
          <table:table-cell office:value-type="string" calcext:value-type="string">
            <text:p>9782800188614</text:p>
          </table:table-cell>
          <table:table-cell table:formula="of:=[.$B$1]&amp;[.A764]&amp;&quot;/[0:300]&quot;" office:value-type="string" office:string-value="https://reader.izneo.com/read/9782800188614/[0:300]" calcext:value-type="string">
            <text:p>https://reader.izneo.com/read/9782800188614/[0:300]</text:p>
          </table:table-cell>
        </table:table-row>
        <table:table-row table:style-name="ro1">
          <table:table-cell office:value-type="string" calcext:value-type="string">
            <text:p>9782800188621</text:p>
          </table:table-cell>
          <table:table-cell table:formula="of:=[.$B$1]&amp;[.A765]&amp;&quot;/[0:300]&quot;" office:value-type="string" office:string-value="https://reader.izneo.com/read/9782800188621/[0:300]" calcext:value-type="string">
            <text:p>https://reader.izneo.com/read/9782800188621/[0:300]</text:p>
          </table:table-cell>
        </table:table-row>
        <table:table-row table:style-name="ro1">
          <table:table-cell office:value-type="string" calcext:value-type="string">
            <text:p>9782800188638</text:p>
          </table:table-cell>
          <table:table-cell table:formula="of:=[.$B$1]&amp;[.A766]&amp;&quot;/[0:300]&quot;" office:value-type="string" office:string-value="https://reader.izneo.com/read/9782800188638/[0:300]" calcext:value-type="string">
            <text:p>https://reader.izneo.com/read/9782800188638/[0:300]</text:p>
          </table:table-cell>
        </table:table-row>
        <table:table-row table:style-name="ro1">
          <table:table-cell office:value-type="string" calcext:value-type="string">
            <text:p>9782800188645</text:p>
          </table:table-cell>
          <table:table-cell table:formula="of:=[.$B$1]&amp;[.A767]&amp;&quot;/[0:300]&quot;" office:value-type="string" office:string-value="https://reader.izneo.com/read/9782800188645/[0:300]" calcext:value-type="string">
            <text:p>https://reader.izneo.com/read/9782800188645/[0:300]</text:p>
          </table:table-cell>
        </table:table-row>
        <table:table-row table:style-name="ro1">
          <table:table-cell office:value-type="string" calcext:value-type="string">
            <text:p>9782800188652</text:p>
          </table:table-cell>
          <table:table-cell table:formula="of:=[.$B$1]&amp;[.A768]&amp;&quot;/[0:300]&quot;" office:value-type="string" office:string-value="https://reader.izneo.com/read/9782800188652/[0:300]" calcext:value-type="string">
            <text:p>https://reader.izneo.com/read/9782800188652/[0:300]</text:p>
          </table:table-cell>
        </table:table-row>
        <table:table-row table:style-name="ro1">
          <table:table-cell office:value-type="string" calcext:value-type="string">
            <text:p>9782800188669</text:p>
          </table:table-cell>
          <table:table-cell table:formula="of:=[.$B$1]&amp;[.A769]&amp;&quot;/[0:300]&quot;" office:value-type="string" office:string-value="https://reader.izneo.com/read/9782800188669/[0:300]" calcext:value-type="string">
            <text:p>https://reader.izneo.com/read/9782800188669/[0:300]</text:p>
          </table:table-cell>
        </table:table-row>
        <table:table-row table:style-name="ro1">
          <table:table-cell office:value-type="string" calcext:value-type="string">
            <text:p>9782800188676</text:p>
          </table:table-cell>
          <table:table-cell table:formula="of:=[.$B$1]&amp;[.A770]&amp;&quot;/[0:300]&quot;" office:value-type="string" office:string-value="https://reader.izneo.com/read/9782800188676/[0:300]" calcext:value-type="string">
            <text:p>https://reader.izneo.com/read/9782800188676/[0:300]</text:p>
          </table:table-cell>
        </table:table-row>
        <table:table-row table:style-name="ro1">
          <table:table-cell office:value-type="string" calcext:value-type="string">
            <text:p>9782800188706</text:p>
          </table:table-cell>
          <table:table-cell table:formula="of:=[.$B$1]&amp;[.A771]&amp;&quot;/[0:300]&quot;" office:value-type="string" office:string-value="https://reader.izneo.com/read/9782800188706/[0:300]" calcext:value-type="string">
            <text:p>https://reader.izneo.com/read/9782800188706/[0:300]</text:p>
          </table:table-cell>
        </table:table-row>
        <table:table-row table:style-name="ro1">
          <table:table-cell office:value-type="string" calcext:value-type="string">
            <text:p>9782800188713</text:p>
          </table:table-cell>
          <table:table-cell table:formula="of:=[.$B$1]&amp;[.A772]&amp;&quot;/[0:300]&quot;" office:value-type="string" office:string-value="https://reader.izneo.com/read/9782800188713/[0:300]" calcext:value-type="string">
            <text:p>https://reader.izneo.com/read/9782800188713/[0:300]</text:p>
          </table:table-cell>
        </table:table-row>
        <table:table-row table:style-name="ro1">
          <table:table-cell office:value-type="string" calcext:value-type="string">
            <text:p>9782800188720</text:p>
          </table:table-cell>
          <table:table-cell table:formula="of:=[.$B$1]&amp;[.A773]&amp;&quot;/[0:300]&quot;" office:value-type="string" office:string-value="https://reader.izneo.com/read/9782800188720/[0:300]" calcext:value-type="string">
            <text:p>https://reader.izneo.com/read/9782800188720/[0:300]</text:p>
          </table:table-cell>
        </table:table-row>
        <table:table-row table:style-name="ro1">
          <table:table-cell office:value-type="string" calcext:value-type="string">
            <text:p>9782800188737</text:p>
          </table:table-cell>
          <table:table-cell table:formula="of:=[.$B$1]&amp;[.A774]&amp;&quot;/[0:300]&quot;" office:value-type="string" office:string-value="https://reader.izneo.com/read/9782800188737/[0:300]" calcext:value-type="string">
            <text:p>https://reader.izneo.com/read/9782800188737/[0:300]</text:p>
          </table:table-cell>
        </table:table-row>
        <table:table-row table:style-name="ro1">
          <table:table-cell office:value-type="string" calcext:value-type="string">
            <text:p>9782800188744</text:p>
          </table:table-cell>
          <table:table-cell table:formula="of:=[.$B$1]&amp;[.A775]&amp;&quot;/[0:300]&quot;" office:value-type="string" office:string-value="https://reader.izneo.com/read/9782800188744/[0:300]" calcext:value-type="string">
            <text:p>https://reader.izneo.com/read/9782800188744/[0:300]</text:p>
          </table:table-cell>
        </table:table-row>
        <table:table-row table:style-name="ro1">
          <table:table-cell office:value-type="string" calcext:value-type="string">
            <text:p>9782800188751</text:p>
          </table:table-cell>
          <table:table-cell table:formula="of:=[.$B$1]&amp;[.A776]&amp;&quot;/[0:300]&quot;" office:value-type="string" office:string-value="https://reader.izneo.com/read/9782800188751/[0:300]" calcext:value-type="string">
            <text:p>https://reader.izneo.com/read/9782800188751/[0:300]</text:p>
          </table:table-cell>
        </table:table-row>
        <table:table-row table:style-name="ro1">
          <table:table-cell office:value-type="string" calcext:value-type="string">
            <text:p>9782800188768</text:p>
          </table:table-cell>
          <table:table-cell table:formula="of:=[.$B$1]&amp;[.A777]&amp;&quot;/[0:300]&quot;" office:value-type="string" office:string-value="https://reader.izneo.com/read/9782800188768/[0:300]" calcext:value-type="string">
            <text:p>https://reader.izneo.com/read/9782800188768/[0:300]</text:p>
          </table:table-cell>
        </table:table-row>
        <table:table-row table:style-name="ro1">
          <table:table-cell office:value-type="string" calcext:value-type="string">
            <text:p>9782800188775</text:p>
          </table:table-cell>
          <table:table-cell table:formula="of:=[.$B$1]&amp;[.A778]&amp;&quot;/[0:300]&quot;" office:value-type="string" office:string-value="https://reader.izneo.com/read/9782800188775/[0:300]" calcext:value-type="string">
            <text:p>https://reader.izneo.com/read/9782800188775/[0:300]</text:p>
          </table:table-cell>
        </table:table-row>
        <table:table-row table:style-name="ro1">
          <table:table-cell office:value-type="string" calcext:value-type="string">
            <text:p>9782800188782</text:p>
          </table:table-cell>
          <table:table-cell table:formula="of:=[.$B$1]&amp;[.A779]&amp;&quot;/[0:300]&quot;" office:value-type="string" office:string-value="https://reader.izneo.com/read/9782800188782/[0:300]" calcext:value-type="string">
            <text:p>https://reader.izneo.com/read/9782800188782/[0:300]</text:p>
          </table:table-cell>
        </table:table-row>
        <table:table-row table:style-name="ro1">
          <table:table-cell office:value-type="string" calcext:value-type="string">
            <text:p>9782800188799</text:p>
          </table:table-cell>
          <table:table-cell table:formula="of:=[.$B$1]&amp;[.A780]&amp;&quot;/[0:300]&quot;" office:value-type="string" office:string-value="https://reader.izneo.com/read/9782800188799/[0:300]" calcext:value-type="string">
            <text:p>https://reader.izneo.com/read/9782800188799/[0:300]</text:p>
          </table:table-cell>
        </table:table-row>
        <table:table-row table:style-name="ro1">
          <table:table-cell office:value-type="string" calcext:value-type="string">
            <text:p>9782800188850</text:p>
          </table:table-cell>
          <table:table-cell table:formula="of:=[.$B$1]&amp;[.A781]&amp;&quot;/[0:300]&quot;" office:value-type="string" office:string-value="https://reader.izneo.com/read/9782800188850/[0:300]" calcext:value-type="string">
            <text:p>https://reader.izneo.com/read/9782800188850/[0:300]</text:p>
          </table:table-cell>
        </table:table-row>
        <table:table-row table:style-name="ro1">
          <table:table-cell office:value-type="string" calcext:value-type="string">
            <text:p>9782800188867</text:p>
          </table:table-cell>
          <table:table-cell table:formula="of:=[.$B$1]&amp;[.A782]&amp;&quot;/[0:300]&quot;" office:value-type="string" office:string-value="https://reader.izneo.com/read/9782800188867/[0:300]" calcext:value-type="string">
            <text:p>https://reader.izneo.com/read/9782800188867/[0:300]</text:p>
          </table:table-cell>
        </table:table-row>
        <table:table-row table:style-name="ro1">
          <table:table-cell office:value-type="string" calcext:value-type="string">
            <text:p>9782800188874</text:p>
          </table:table-cell>
          <table:table-cell table:formula="of:=[.$B$1]&amp;[.A783]&amp;&quot;/[0:300]&quot;" office:value-type="string" office:string-value="https://reader.izneo.com/read/9782800188874/[0:300]" calcext:value-type="string">
            <text:p>https://reader.izneo.com/read/9782800188874/[0:300]</text:p>
          </table:table-cell>
        </table:table-row>
        <table:table-row table:style-name="ro1">
          <table:table-cell office:value-type="string" calcext:value-type="string">
            <text:p>9782800188928</text:p>
          </table:table-cell>
          <table:table-cell table:formula="of:=[.$B$1]&amp;[.A784]&amp;&quot;/[0:300]&quot;" office:value-type="string" office:string-value="https://reader.izneo.com/read/9782800188928/[0:300]" calcext:value-type="string">
            <text:p>https://reader.izneo.com/read/9782800188928/[0:300]</text:p>
          </table:table-cell>
        </table:table-row>
        <table:table-row table:style-name="ro1">
          <table:table-cell office:value-type="string" calcext:value-type="string">
            <text:p>9782800188935</text:p>
          </table:table-cell>
          <table:table-cell table:formula="of:=[.$B$1]&amp;[.A785]&amp;&quot;/[0:300]&quot;" office:value-type="string" office:string-value="https://reader.izneo.com/read/9782800188935/[0:300]" calcext:value-type="string">
            <text:p>https://reader.izneo.com/read/9782800188935/[0:300]</text:p>
          </table:table-cell>
        </table:table-row>
        <table:table-row table:style-name="ro1">
          <table:table-cell office:value-type="string" calcext:value-type="string">
            <text:p>9782800188942</text:p>
          </table:table-cell>
          <table:table-cell table:formula="of:=[.$B$1]&amp;[.A786]&amp;&quot;/[0:300]&quot;" office:value-type="string" office:string-value="https://reader.izneo.com/read/9782800188942/[0:300]" calcext:value-type="string">
            <text:p>https://reader.izneo.com/read/9782800188942/[0:300]</text:p>
          </table:table-cell>
        </table:table-row>
        <table:table-row table:style-name="ro1">
          <table:table-cell office:value-type="string" calcext:value-type="string">
            <text:p>9782800188959</text:p>
          </table:table-cell>
          <table:table-cell table:formula="of:=[.$B$1]&amp;[.A787]&amp;&quot;/[0:300]&quot;" office:value-type="string" office:string-value="https://reader.izneo.com/read/9782800188959/[0:300]" calcext:value-type="string">
            <text:p>https://reader.izneo.com/read/9782800188959/[0:300]</text:p>
          </table:table-cell>
        </table:table-row>
        <table:table-row table:style-name="ro1">
          <table:table-cell office:value-type="string" calcext:value-type="string">
            <text:p>9782800188966</text:p>
          </table:table-cell>
          <table:table-cell table:formula="of:=[.$B$1]&amp;[.A788]&amp;&quot;/[0:300]&quot;" office:value-type="string" office:string-value="https://reader.izneo.com/read/9782800188966/[0:300]" calcext:value-type="string">
            <text:p>https://reader.izneo.com/read/9782800188966/[0:300]</text:p>
          </table:table-cell>
        </table:table-row>
        <table:table-row table:style-name="ro1">
          <table:table-cell office:value-type="string" calcext:value-type="string">
            <text:p>9782800188973</text:p>
          </table:table-cell>
          <table:table-cell table:formula="of:=[.$B$1]&amp;[.A789]&amp;&quot;/[0:300]&quot;" office:value-type="string" office:string-value="https://reader.izneo.com/read/9782800188973/[0:300]" calcext:value-type="string">
            <text:p>https://reader.izneo.com/read/9782800188973/[0:300]</text:p>
          </table:table-cell>
        </table:table-row>
        <table:table-row table:style-name="ro1">
          <table:table-cell office:value-type="string" calcext:value-type="string">
            <text:p>9782800188980</text:p>
          </table:table-cell>
          <table:table-cell table:formula="of:=[.$B$1]&amp;[.A790]&amp;&quot;/[0:300]&quot;" office:value-type="string" office:string-value="https://reader.izneo.com/read/9782800188980/[0:300]" calcext:value-type="string">
            <text:p>https://reader.izneo.com/read/9782800188980/[0:300]</text:p>
          </table:table-cell>
        </table:table-row>
        <table:table-row table:style-name="ro1">
          <table:table-cell office:value-type="string" calcext:value-type="string">
            <text:p>9782800188997</text:p>
          </table:table-cell>
          <table:table-cell table:formula="of:=[.$B$1]&amp;[.A791]&amp;&quot;/[0:300]&quot;" office:value-type="string" office:string-value="https://reader.izneo.com/read/9782800188997/[0:300]" calcext:value-type="string">
            <text:p>https://reader.izneo.com/read/9782800188997/[0:300]</text:p>
          </table:table-cell>
        </table:table-row>
        <table:table-row table:style-name="ro1">
          <table:table-cell office:value-type="string" calcext:value-type="string">
            <text:p>9782800189000</text:p>
          </table:table-cell>
          <table:table-cell table:formula="of:=[.$B$1]&amp;[.A792]&amp;&quot;/[0:300]&quot;" office:value-type="string" office:string-value="https://reader.izneo.com/read/9782800189000/[0:300]" calcext:value-type="string">
            <text:p>https://reader.izneo.com/read/9782800189000/[0:300]</text:p>
          </table:table-cell>
        </table:table-row>
        <table:table-row table:style-name="ro1">
          <table:table-cell office:value-type="string" calcext:value-type="string">
            <text:p>9782800189017</text:p>
          </table:table-cell>
          <table:table-cell table:formula="of:=[.$B$1]&amp;[.A793]&amp;&quot;/[0:300]&quot;" office:value-type="string" office:string-value="https://reader.izneo.com/read/9782800189017/[0:300]" calcext:value-type="string">
            <text:p>https://reader.izneo.com/read/9782800189017/[0:300]</text:p>
          </table:table-cell>
        </table:table-row>
        <table:table-row table:style-name="ro1">
          <table:table-cell office:value-type="string" calcext:value-type="string">
            <text:p>9782800189024</text:p>
          </table:table-cell>
          <table:table-cell table:formula="of:=[.$B$1]&amp;[.A794]&amp;&quot;/[0:300]&quot;" office:value-type="string" office:string-value="https://reader.izneo.com/read/9782800189024/[0:300]" calcext:value-type="string">
            <text:p>https://reader.izneo.com/read/9782800189024/[0:300]</text:p>
          </table:table-cell>
        </table:table-row>
        <table:table-row table:style-name="ro1">
          <table:table-cell office:value-type="string" calcext:value-type="string">
            <text:p>9782800189031</text:p>
          </table:table-cell>
          <table:table-cell table:formula="of:=[.$B$1]&amp;[.A795]&amp;&quot;/[0:300]&quot;" office:value-type="string" office:string-value="https://reader.izneo.com/read/9782800189031/[0:300]" calcext:value-type="string">
            <text:p>https://reader.izneo.com/read/9782800189031/[0:300]</text:p>
          </table:table-cell>
        </table:table-row>
        <table:table-row table:style-name="ro1">
          <table:table-cell office:value-type="string" calcext:value-type="string">
            <text:p>9782800189048</text:p>
          </table:table-cell>
          <table:table-cell table:formula="of:=[.$B$1]&amp;[.A796]&amp;&quot;/[0:300]&quot;" office:value-type="string" office:string-value="https://reader.izneo.com/read/9782800189048/[0:300]" calcext:value-type="string">
            <text:p>https://reader.izneo.com/read/9782800189048/[0:300]</text:p>
          </table:table-cell>
        </table:table-row>
        <table:table-row table:style-name="ro1">
          <table:table-cell office:value-type="string" calcext:value-type="string">
            <text:p>9782800189055</text:p>
          </table:table-cell>
          <table:table-cell table:formula="of:=[.$B$1]&amp;[.A797]&amp;&quot;/[0:300]&quot;" office:value-type="string" office:string-value="https://reader.izneo.com/read/9782800189055/[0:300]" calcext:value-type="string">
            <text:p>https://reader.izneo.com/read/9782800189055/[0:300]</text:p>
          </table:table-cell>
        </table:table-row>
        <table:table-row table:style-name="ro1">
          <table:table-cell office:value-type="string" calcext:value-type="string">
            <text:p>9782800189062</text:p>
          </table:table-cell>
          <table:table-cell table:formula="of:=[.$B$1]&amp;[.A798]&amp;&quot;/[0:300]&quot;" office:value-type="string" office:string-value="https://reader.izneo.com/read/9782800189062/[0:300]" calcext:value-type="string">
            <text:p>https://reader.izneo.com/read/9782800189062/[0:300]</text:p>
          </table:table-cell>
        </table:table-row>
        <table:table-row table:style-name="ro1">
          <table:table-cell office:value-type="string" calcext:value-type="string">
            <text:p>9782800189079</text:p>
          </table:table-cell>
          <table:table-cell table:formula="of:=[.$B$1]&amp;[.A799]&amp;&quot;/[0:300]&quot;" office:value-type="string" office:string-value="https://reader.izneo.com/read/9782800189079/[0:300]" calcext:value-type="string">
            <text:p>https://reader.izneo.com/read/9782800189079/[0:300]</text:p>
          </table:table-cell>
        </table:table-row>
        <table:table-row table:style-name="ro1">
          <table:table-cell office:value-type="string" calcext:value-type="string">
            <text:p>9782800189086</text:p>
          </table:table-cell>
          <table:table-cell table:formula="of:=[.$B$1]&amp;[.A800]&amp;&quot;/[0:300]&quot;" office:value-type="string" office:string-value="https://reader.izneo.com/read/9782800189086/[0:300]" calcext:value-type="string">
            <text:p>https://reader.izneo.com/read/9782800189086/[0:300]</text:p>
          </table:table-cell>
        </table:table-row>
        <table:table-row table:style-name="ro1">
          <table:table-cell office:value-type="string" calcext:value-type="string">
            <text:p>9782800189093</text:p>
          </table:table-cell>
          <table:table-cell table:formula="of:=[.$B$1]&amp;[.A801]&amp;&quot;/[0:300]&quot;" office:value-type="string" office:string-value="https://reader.izneo.com/read/9782800189093/[0:300]" calcext:value-type="string">
            <text:p>https://reader.izneo.com/read/9782800189093/[0:300]</text:p>
          </table:table-cell>
        </table:table-row>
        <table:table-row table:style-name="ro1">
          <table:table-cell office:value-type="string" calcext:value-type="string">
            <text:p>9782800189109</text:p>
          </table:table-cell>
          <table:table-cell table:formula="of:=[.$B$1]&amp;[.A802]&amp;&quot;/[0:300]&quot;" office:value-type="string" office:string-value="https://reader.izneo.com/read/9782800189109/[0:300]" calcext:value-type="string">
            <text:p>https://reader.izneo.com/read/9782800189109/[0:300]</text:p>
          </table:table-cell>
        </table:table-row>
        <table:table-row table:style-name="ro1">
          <table:table-cell office:value-type="string" calcext:value-type="string">
            <text:p>9782800189116</text:p>
          </table:table-cell>
          <table:table-cell table:formula="of:=[.$B$1]&amp;[.A803]&amp;&quot;/[0:300]&quot;" office:value-type="string" office:string-value="https://reader.izneo.com/read/9782800189116/[0:300]" calcext:value-type="string">
            <text:p>https://reader.izneo.com/read/9782800189116/[0:300]</text:p>
          </table:table-cell>
        </table:table-row>
        <table:table-row table:style-name="ro1">
          <table:table-cell office:value-type="string" calcext:value-type="string">
            <text:p>9782800189123</text:p>
          </table:table-cell>
          <table:table-cell table:formula="of:=[.$B$1]&amp;[.A804]&amp;&quot;/[0:300]&quot;" office:value-type="string" office:string-value="https://reader.izneo.com/read/9782800189123/[0:300]" calcext:value-type="string">
            <text:p>https://reader.izneo.com/read/9782800189123/[0:300]</text:p>
          </table:table-cell>
        </table:table-row>
        <table:table-row table:style-name="ro1">
          <table:table-cell office:value-type="string" calcext:value-type="string">
            <text:p>9782800189130</text:p>
          </table:table-cell>
          <table:table-cell table:formula="of:=[.$B$1]&amp;[.A805]&amp;&quot;/[0:300]&quot;" office:value-type="string" office:string-value="https://reader.izneo.com/read/9782800189130/[0:300]" calcext:value-type="string">
            <text:p>https://reader.izneo.com/read/9782800189130/[0:300]</text:p>
          </table:table-cell>
        </table:table-row>
        <table:table-row table:style-name="ro1">
          <table:table-cell office:value-type="string" calcext:value-type="string">
            <text:p>9782800189147</text:p>
          </table:table-cell>
          <table:table-cell table:formula="of:=[.$B$1]&amp;[.A806]&amp;&quot;/[0:300]&quot;" office:value-type="string" office:string-value="https://reader.izneo.com/read/9782800189147/[0:300]" calcext:value-type="string">
            <text:p>https://reader.izneo.com/read/9782800189147/[0:300]</text:p>
          </table:table-cell>
        </table:table-row>
        <table:table-row table:style-name="ro1">
          <table:table-cell office:value-type="string" calcext:value-type="string">
            <text:p>9782800189154</text:p>
          </table:table-cell>
          <table:table-cell table:formula="of:=[.$B$1]&amp;[.A807]&amp;&quot;/[0:300]&quot;" office:value-type="string" office:string-value="https://reader.izneo.com/read/9782800189154/[0:300]" calcext:value-type="string">
            <text:p>https://reader.izneo.com/read/9782800189154/[0:300]</text:p>
          </table:table-cell>
        </table:table-row>
        <table:table-row table:style-name="ro1">
          <table:table-cell office:value-type="string" calcext:value-type="string">
            <text:p>9782800189161</text:p>
          </table:table-cell>
          <table:table-cell table:formula="of:=[.$B$1]&amp;[.A808]&amp;&quot;/[0:300]&quot;" office:value-type="string" office:string-value="https://reader.izneo.com/read/9782800189161/[0:300]" calcext:value-type="string">
            <text:p>https://reader.izneo.com/read/9782800189161/[0:300]</text:p>
          </table:table-cell>
        </table:table-row>
        <table:table-row table:style-name="ro1">
          <table:table-cell office:value-type="string" calcext:value-type="string">
            <text:p>9782800189178</text:p>
          </table:table-cell>
          <table:table-cell table:formula="of:=[.$B$1]&amp;[.A809]&amp;&quot;/[0:300]&quot;" office:value-type="string" office:string-value="https://reader.izneo.com/read/9782800189178/[0:300]" calcext:value-type="string">
            <text:p>https://reader.izneo.com/read/9782800189178/[0:300]</text:p>
          </table:table-cell>
        </table:table-row>
        <table:table-row table:style-name="ro1">
          <table:table-cell office:value-type="string" calcext:value-type="string">
            <text:p>9782800189185</text:p>
          </table:table-cell>
          <table:table-cell table:formula="of:=[.$B$1]&amp;[.A810]&amp;&quot;/[0:300]&quot;" office:value-type="string" office:string-value="https://reader.izneo.com/read/9782800189185/[0:300]" calcext:value-type="string">
            <text:p>https://reader.izneo.com/read/9782800189185/[0:300]</text:p>
          </table:table-cell>
        </table:table-row>
        <table:table-row table:style-name="ro1">
          <table:table-cell office:value-type="string" calcext:value-type="string">
            <text:p>9782800189192</text:p>
          </table:table-cell>
          <table:table-cell table:formula="of:=[.$B$1]&amp;[.A811]&amp;&quot;/[0:300]&quot;" office:value-type="string" office:string-value="https://reader.izneo.com/read/9782800189192/[0:300]" calcext:value-type="string">
            <text:p>https://reader.izneo.com/read/9782800189192/[0:300]</text:p>
          </table:table-cell>
        </table:table-row>
        <table:table-row table:style-name="ro1">
          <table:table-cell office:value-type="string" calcext:value-type="string">
            <text:p>9782800189208</text:p>
          </table:table-cell>
          <table:table-cell table:formula="of:=[.$B$1]&amp;[.A812]&amp;&quot;/[0:300]&quot;" office:value-type="string" office:string-value="https://reader.izneo.com/read/9782800189208/[0:300]" calcext:value-type="string">
            <text:p>https://reader.izneo.com/read/9782800189208/[0:300]</text:p>
          </table:table-cell>
        </table:table-row>
        <table:table-row table:style-name="ro1">
          <table:table-cell office:value-type="string" calcext:value-type="string">
            <text:p>9782800189215</text:p>
          </table:table-cell>
          <table:table-cell table:formula="of:=[.$B$1]&amp;[.A813]&amp;&quot;/[0:300]&quot;" office:value-type="string" office:string-value="https://reader.izneo.com/read/9782800189215/[0:300]" calcext:value-type="string">
            <text:p>https://reader.izneo.com/read/9782800189215/[0:300]</text:p>
          </table:table-cell>
        </table:table-row>
        <table:table-row table:style-name="ro1">
          <table:table-cell office:value-type="string" calcext:value-type="string">
            <text:p>9782800189222</text:p>
          </table:table-cell>
          <table:table-cell table:formula="of:=[.$B$1]&amp;[.A814]&amp;&quot;/[0:300]&quot;" office:value-type="string" office:string-value="https://reader.izneo.com/read/9782800189222/[0:300]" calcext:value-type="string">
            <text:p>https://reader.izneo.com/read/9782800189222/[0:300]</text:p>
          </table:table-cell>
        </table:table-row>
        <table:table-row table:style-name="ro1">
          <table:table-cell office:value-type="string" calcext:value-type="string">
            <text:p>9782800189239</text:p>
          </table:table-cell>
          <table:table-cell table:formula="of:=[.$B$1]&amp;[.A815]&amp;&quot;/[0:300]&quot;" office:value-type="string" office:string-value="https://reader.izneo.com/read/9782800189239/[0:300]" calcext:value-type="string">
            <text:p>https://reader.izneo.com/read/9782800189239/[0:300]</text:p>
          </table:table-cell>
        </table:table-row>
        <table:table-row table:style-name="ro1">
          <table:table-cell office:value-type="string" calcext:value-type="string">
            <text:p>9782800189246</text:p>
          </table:table-cell>
          <table:table-cell table:formula="of:=[.$B$1]&amp;[.A816]&amp;&quot;/[0:300]&quot;" office:value-type="string" office:string-value="https://reader.izneo.com/read/9782800189246/[0:300]" calcext:value-type="string">
            <text:p>https://reader.izneo.com/read/9782800189246/[0:300]</text:p>
          </table:table-cell>
        </table:table-row>
        <table:table-row table:style-name="ro1">
          <table:table-cell office:value-type="string" calcext:value-type="string">
            <text:p>9782800189253</text:p>
          </table:table-cell>
          <table:table-cell table:formula="of:=[.$B$1]&amp;[.A817]&amp;&quot;/[0:300]&quot;" office:value-type="string" office:string-value="https://reader.izneo.com/read/9782800189253/[0:300]" calcext:value-type="string">
            <text:p>https://reader.izneo.com/read/9782800189253/[0:300]</text:p>
          </table:table-cell>
        </table:table-row>
        <table:table-row table:style-name="ro1">
          <table:table-cell office:value-type="string" calcext:value-type="string">
            <text:p>9782800189260</text:p>
          </table:table-cell>
          <table:table-cell table:formula="of:=[.$B$1]&amp;[.A818]&amp;&quot;/[0:300]&quot;" office:value-type="string" office:string-value="https://reader.izneo.com/read/9782800189260/[0:300]" calcext:value-type="string">
            <text:p>https://reader.izneo.com/read/9782800189260/[0:300]</text:p>
          </table:table-cell>
        </table:table-row>
        <table:table-row table:style-name="ro1">
          <table:table-cell office:value-type="string" calcext:value-type="string">
            <text:p>9782800189277</text:p>
          </table:table-cell>
          <table:table-cell table:formula="of:=[.$B$1]&amp;[.A819]&amp;&quot;/[0:300]&quot;" office:value-type="string" office:string-value="https://reader.izneo.com/read/9782800189277/[0:300]" calcext:value-type="string">
            <text:p>https://reader.izneo.com/read/9782800189277/[0:300]</text:p>
          </table:table-cell>
        </table:table-row>
        <table:table-row table:style-name="ro1">
          <table:table-cell office:value-type="string" calcext:value-type="string">
            <text:p>9782800189284</text:p>
          </table:table-cell>
          <table:table-cell table:formula="of:=[.$B$1]&amp;[.A820]&amp;&quot;/[0:300]&quot;" office:value-type="string" office:string-value="https://reader.izneo.com/read/9782800189284/[0:300]" calcext:value-type="string">
            <text:p>https://reader.izneo.com/read/9782800189284/[0:300]</text:p>
          </table:table-cell>
        </table:table-row>
        <table:table-row table:style-name="ro1">
          <table:table-cell office:value-type="string" calcext:value-type="string">
            <text:p>9782800189291</text:p>
          </table:table-cell>
          <table:table-cell table:formula="of:=[.$B$1]&amp;[.A821]&amp;&quot;/[0:300]&quot;" office:value-type="string" office:string-value="https://reader.izneo.com/read/9782800189291/[0:300]" calcext:value-type="string">
            <text:p>https://reader.izneo.com/read/9782800189291/[0:300]</text:p>
          </table:table-cell>
        </table:table-row>
        <table:table-row table:style-name="ro1">
          <table:table-cell office:value-type="string" calcext:value-type="string">
            <text:p>9782800189307</text:p>
          </table:table-cell>
          <table:table-cell table:formula="of:=[.$B$1]&amp;[.A822]&amp;&quot;/[0:300]&quot;" office:value-type="string" office:string-value="https://reader.izneo.com/read/9782800189307/[0:300]" calcext:value-type="string">
            <text:p>https://reader.izneo.com/read/9782800189307/[0:300]</text:p>
          </table:table-cell>
        </table:table-row>
        <table:table-row table:style-name="ro1">
          <table:table-cell office:value-type="string" calcext:value-type="string">
            <text:p>9782800189314</text:p>
          </table:table-cell>
          <table:table-cell table:formula="of:=[.$B$1]&amp;[.A823]&amp;&quot;/[0:300]&quot;" office:value-type="string" office:string-value="https://reader.izneo.com/read/9782800189314/[0:300]" calcext:value-type="string">
            <text:p>https://reader.izneo.com/read/9782800189314/[0:300]</text:p>
          </table:table-cell>
        </table:table-row>
        <table:table-row table:style-name="ro1">
          <table:table-cell office:value-type="string" calcext:value-type="string">
            <text:p>9782800189321</text:p>
          </table:table-cell>
          <table:table-cell table:formula="of:=[.$B$1]&amp;[.A824]&amp;&quot;/[0:300]&quot;" office:value-type="string" office:string-value="https://reader.izneo.com/read/9782800189321/[0:300]" calcext:value-type="string">
            <text:p>https://reader.izneo.com/read/9782800189321/[0:300]</text:p>
          </table:table-cell>
        </table:table-row>
        <table:table-row table:style-name="ro1">
          <table:table-cell office:value-type="string" calcext:value-type="string">
            <text:p>9782800189338</text:p>
          </table:table-cell>
          <table:table-cell table:formula="of:=[.$B$1]&amp;[.A825]&amp;&quot;/[0:300]&quot;" office:value-type="string" office:string-value="https://reader.izneo.com/read/9782800189338/[0:300]" calcext:value-type="string">
            <text:p>https://reader.izneo.com/read/9782800189338/[0:300]</text:p>
          </table:table-cell>
        </table:table-row>
        <table:table-row table:style-name="ro1">
          <table:table-cell office:value-type="string" calcext:value-type="string">
            <text:p>9782800189345</text:p>
          </table:table-cell>
          <table:table-cell table:formula="of:=[.$B$1]&amp;[.A826]&amp;&quot;/[0:300]&quot;" office:value-type="string" office:string-value="https://reader.izneo.com/read/9782800189345/[0:300]" calcext:value-type="string">
            <text:p>https://reader.izneo.com/read/9782800189345/[0:300]</text:p>
          </table:table-cell>
        </table:table-row>
        <table:table-row table:style-name="ro1">
          <table:table-cell office:value-type="string" calcext:value-type="string">
            <text:p>9782800189352</text:p>
          </table:table-cell>
          <table:table-cell table:formula="of:=[.$B$1]&amp;[.A827]&amp;&quot;/[0:300]&quot;" office:value-type="string" office:string-value="https://reader.izneo.com/read/9782800189352/[0:300]" calcext:value-type="string">
            <text:p>https://reader.izneo.com/read/9782800189352/[0:300]</text:p>
          </table:table-cell>
        </table:table-row>
        <table:table-row table:style-name="ro1">
          <table:table-cell office:value-type="string" calcext:value-type="string">
            <text:p>9782800189369</text:p>
          </table:table-cell>
          <table:table-cell table:formula="of:=[.$B$1]&amp;[.A828]&amp;&quot;/[0:300]&quot;" office:value-type="string" office:string-value="https://reader.izneo.com/read/9782800189369/[0:300]" calcext:value-type="string">
            <text:p>https://reader.izneo.com/read/9782800189369/[0:300]</text:p>
          </table:table-cell>
        </table:table-row>
        <table:table-row table:style-name="ro1">
          <table:table-cell office:value-type="string" calcext:value-type="string">
            <text:p>9782800189376</text:p>
          </table:table-cell>
          <table:table-cell table:formula="of:=[.$B$1]&amp;[.A829]&amp;&quot;/[0:300]&quot;" office:value-type="string" office:string-value="https://reader.izneo.com/read/9782800189376/[0:300]" calcext:value-type="string">
            <text:p>https://reader.izneo.com/read/9782800189376/[0:300]</text:p>
          </table:table-cell>
        </table:table-row>
        <table:table-row table:style-name="ro1">
          <table:table-cell office:value-type="string" calcext:value-type="string">
            <text:p>9782800189383</text:p>
          </table:table-cell>
          <table:table-cell table:formula="of:=[.$B$1]&amp;[.A830]&amp;&quot;/[0:300]&quot;" office:value-type="string" office:string-value="https://reader.izneo.com/read/9782800189383/[0:300]" calcext:value-type="string">
            <text:p>https://reader.izneo.com/read/9782800189383/[0:300]</text:p>
          </table:table-cell>
        </table:table-row>
        <table:table-row table:style-name="ro1">
          <table:table-cell office:value-type="string" calcext:value-type="string">
            <text:p>9782800189390</text:p>
          </table:table-cell>
          <table:table-cell table:formula="of:=[.$B$1]&amp;[.A831]&amp;&quot;/[0:300]&quot;" office:value-type="string" office:string-value="https://reader.izneo.com/read/9782800189390/[0:300]" calcext:value-type="string">
            <text:p>https://reader.izneo.com/read/9782800189390/[0:300]</text:p>
          </table:table-cell>
        </table:table-row>
        <table:table-row table:style-name="ro1">
          <table:table-cell office:value-type="string" calcext:value-type="string">
            <text:p>9782800189406</text:p>
          </table:table-cell>
          <table:table-cell table:formula="of:=[.$B$1]&amp;[.A832]&amp;&quot;/[0:300]&quot;" office:value-type="string" office:string-value="https://reader.izneo.com/read/9782800189406/[0:300]" calcext:value-type="string">
            <text:p>https://reader.izneo.com/read/9782800189406/[0:300]</text:p>
          </table:table-cell>
        </table:table-row>
        <table:table-row table:style-name="ro1">
          <table:table-cell office:value-type="string" calcext:value-type="string">
            <text:p>9782800189413</text:p>
          </table:table-cell>
          <table:table-cell table:formula="of:=[.$B$1]&amp;[.A833]&amp;&quot;/[0:300]&quot;" office:value-type="string" office:string-value="https://reader.izneo.com/read/9782800189413/[0:300]" calcext:value-type="string">
            <text:p>https://reader.izneo.com/read/9782800189413/[0:300]</text:p>
          </table:table-cell>
        </table:table-row>
        <table:table-row table:style-name="ro1">
          <table:table-cell office:value-type="string" calcext:value-type="string">
            <text:p>9782800189420</text:p>
          </table:table-cell>
          <table:table-cell table:formula="of:=[.$B$1]&amp;[.A834]&amp;&quot;/[0:300]&quot;" office:value-type="string" office:string-value="https://reader.izneo.com/read/9782800189420/[0:300]" calcext:value-type="string">
            <text:p>https://reader.izneo.com/read/9782800189420/[0:300]</text:p>
          </table:table-cell>
        </table:table-row>
        <table:table-row table:style-name="ro1">
          <table:table-cell office:value-type="string" calcext:value-type="string">
            <text:p>9782800189437</text:p>
          </table:table-cell>
          <table:table-cell table:formula="of:=[.$B$1]&amp;[.A835]&amp;&quot;/[0:300]&quot;" office:value-type="string" office:string-value="https://reader.izneo.com/read/9782800189437/[0:300]" calcext:value-type="string">
            <text:p>https://reader.izneo.com/read/9782800189437/[0:300]</text:p>
          </table:table-cell>
        </table:table-row>
        <table:table-row table:style-name="ro1">
          <table:table-cell office:value-type="string" calcext:value-type="string">
            <text:p>9782800189444</text:p>
          </table:table-cell>
          <table:table-cell table:formula="of:=[.$B$1]&amp;[.A836]&amp;&quot;/[0:300]&quot;" office:value-type="string" office:string-value="https://reader.izneo.com/read/9782800189444/[0:300]" calcext:value-type="string">
            <text:p>https://reader.izneo.com/read/9782800189444/[0:300]</text:p>
          </table:table-cell>
        </table:table-row>
        <table:table-row table:style-name="ro1">
          <table:table-cell office:value-type="string" calcext:value-type="string">
            <text:p>9782800189451</text:p>
          </table:table-cell>
          <table:table-cell table:formula="of:=[.$B$1]&amp;[.A837]&amp;&quot;/[0:300]&quot;" office:value-type="string" office:string-value="https://reader.izneo.com/read/9782800189451/[0:300]" calcext:value-type="string">
            <text:p>https://reader.izneo.com/read/9782800189451/[0:300]</text:p>
          </table:table-cell>
        </table:table-row>
        <table:table-row table:style-name="ro1">
          <table:table-cell office:value-type="string" calcext:value-type="string">
            <text:p>9782800189468</text:p>
          </table:table-cell>
          <table:table-cell table:formula="of:=[.$B$1]&amp;[.A838]&amp;&quot;/[0:300]&quot;" office:value-type="string" office:string-value="https://reader.izneo.com/read/9782800189468/[0:300]" calcext:value-type="string">
            <text:p>https://reader.izneo.com/read/9782800189468/[0:300]</text:p>
          </table:table-cell>
        </table:table-row>
        <table:table-row table:style-name="ro1">
          <table:table-cell office:value-type="string" calcext:value-type="string">
            <text:p>9782800189475</text:p>
          </table:table-cell>
          <table:table-cell table:formula="of:=[.$B$1]&amp;[.A839]&amp;&quot;/[0:300]&quot;" office:value-type="string" office:string-value="https://reader.izneo.com/read/9782800189475/[0:300]" calcext:value-type="string">
            <text:p>https://reader.izneo.com/read/9782800189475/[0:300]</text:p>
          </table:table-cell>
        </table:table-row>
        <table:table-row table:style-name="ro1">
          <table:table-cell office:value-type="string" calcext:value-type="string">
            <text:p>9782800189482</text:p>
          </table:table-cell>
          <table:table-cell table:formula="of:=[.$B$1]&amp;[.A840]&amp;&quot;/[0:300]&quot;" office:value-type="string" office:string-value="https://reader.izneo.com/read/9782800189482/[0:300]" calcext:value-type="string">
            <text:p>https://reader.izneo.com/read/9782800189482/[0:300]</text:p>
          </table:table-cell>
        </table:table-row>
        <table:table-row table:style-name="ro1">
          <table:table-cell office:value-type="string" calcext:value-type="string">
            <text:p>9782800189499</text:p>
          </table:table-cell>
          <table:table-cell table:formula="of:=[.$B$1]&amp;[.A841]&amp;&quot;/[0:300]&quot;" office:value-type="string" office:string-value="https://reader.izneo.com/read/9782800189499/[0:300]" calcext:value-type="string">
            <text:p>https://reader.izneo.com/read/9782800189499/[0:300]</text:p>
          </table:table-cell>
        </table:table-row>
        <table:table-row table:style-name="ro1">
          <table:table-cell office:value-type="string" calcext:value-type="string">
            <text:p>9782800189505</text:p>
          </table:table-cell>
          <table:table-cell table:formula="of:=[.$B$1]&amp;[.A842]&amp;&quot;/[0:300]&quot;" office:value-type="string" office:string-value="https://reader.izneo.com/read/9782800189505/[0:300]" calcext:value-type="string">
            <text:p>https://reader.izneo.com/read/9782800189505/[0:300]</text:p>
          </table:table-cell>
        </table:table-row>
        <table:table-row table:style-name="ro1">
          <table:table-cell office:value-type="string" calcext:value-type="string">
            <text:p>9782800189512</text:p>
          </table:table-cell>
          <table:table-cell table:formula="of:=[.$B$1]&amp;[.A843]&amp;&quot;/[0:300]&quot;" office:value-type="string" office:string-value="https://reader.izneo.com/read/9782800189512/[0:300]" calcext:value-type="string">
            <text:p>https://reader.izneo.com/read/9782800189512/[0:300]</text:p>
          </table:table-cell>
        </table:table-row>
        <table:table-row table:style-name="ro1">
          <table:table-cell office:value-type="string" calcext:value-type="string">
            <text:p>9782800189529</text:p>
          </table:table-cell>
          <table:table-cell table:formula="of:=[.$B$1]&amp;[.A844]&amp;&quot;/[0:300]&quot;" office:value-type="string" office:string-value="https://reader.izneo.com/read/9782800189529/[0:300]" calcext:value-type="string">
            <text:p>https://reader.izneo.com/read/9782800189529/[0:300]</text:p>
          </table:table-cell>
        </table:table-row>
        <table:table-row table:style-name="ro1">
          <table:table-cell office:value-type="string" calcext:value-type="string">
            <text:p>9782800189543</text:p>
          </table:table-cell>
          <table:table-cell table:formula="of:=[.$B$1]&amp;[.A845]&amp;&quot;/[0:300]&quot;" office:value-type="string" office:string-value="https://reader.izneo.com/read/9782800189543/[0:300]" calcext:value-type="string">
            <text:p>https://reader.izneo.com/read/9782800189543/[0:300]</text:p>
          </table:table-cell>
        </table:table-row>
        <table:table-row table:style-name="ro1">
          <table:table-cell office:value-type="string" calcext:value-type="string">
            <text:p>9782800189574</text:p>
          </table:table-cell>
          <table:table-cell table:formula="of:=[.$B$1]&amp;[.A846]&amp;&quot;/[0:300]&quot;" office:value-type="string" office:string-value="https://reader.izneo.com/read/9782800189574/[0:300]" calcext:value-type="string">
            <text:p>https://reader.izneo.com/read/9782800189574/[0:300]</text:p>
          </table:table-cell>
        </table:table-row>
        <table:table-row table:style-name="ro1">
          <table:table-cell office:value-type="string" calcext:value-type="string">
            <text:p>9782800189604</text:p>
          </table:table-cell>
          <table:table-cell table:formula="of:=[.$B$1]&amp;[.A847]&amp;&quot;/[0:300]&quot;" office:value-type="string" office:string-value="https://reader.izneo.com/read/9782800189604/[0:300]" calcext:value-type="string">
            <text:p>https://reader.izneo.com/read/9782800189604/[0:300]</text:p>
          </table:table-cell>
        </table:table-row>
        <table:table-row table:style-name="ro1">
          <table:table-cell office:value-type="string" calcext:value-type="string">
            <text:p>9782800189611</text:p>
          </table:table-cell>
          <table:table-cell table:formula="of:=[.$B$1]&amp;[.A848]&amp;&quot;/[0:300]&quot;" office:value-type="string" office:string-value="https://reader.izneo.com/read/9782800189611/[0:300]" calcext:value-type="string">
            <text:p>https://reader.izneo.com/read/9782800189611/[0:300]</text:p>
          </table:table-cell>
        </table:table-row>
        <table:table-row table:style-name="ro1">
          <table:table-cell office:value-type="string" calcext:value-type="string">
            <text:p>9782800189642</text:p>
          </table:table-cell>
          <table:table-cell table:formula="of:=[.$B$1]&amp;[.A849]&amp;&quot;/[0:300]&quot;" office:value-type="string" office:string-value="https://reader.izneo.com/read/9782800189642/[0:300]" calcext:value-type="string">
            <text:p>https://reader.izneo.com/read/9782800189642/[0:300]</text:p>
          </table:table-cell>
        </table:table-row>
        <table:table-row table:style-name="ro1">
          <table:table-cell office:value-type="string" calcext:value-type="string">
            <text:p>9782800189659</text:p>
          </table:table-cell>
          <table:table-cell table:formula="of:=[.$B$1]&amp;[.A850]&amp;&quot;/[0:300]&quot;" office:value-type="string" office:string-value="https://reader.izneo.com/read/9782800189659/[0:300]" calcext:value-type="string">
            <text:p>https://reader.izneo.com/read/9782800189659/[0:300]</text:p>
          </table:table-cell>
        </table:table-row>
        <table:table-row table:style-name="ro1">
          <table:table-cell office:value-type="string" calcext:value-type="string">
            <text:p>9782800189666</text:p>
          </table:table-cell>
          <table:table-cell table:formula="of:=[.$B$1]&amp;[.A851]&amp;&quot;/[0:300]&quot;" office:value-type="string" office:string-value="https://reader.izneo.com/read/9782800189666/[0:300]" calcext:value-type="string">
            <text:p>https://reader.izneo.com/read/9782800189666/[0:300]</text:p>
          </table:table-cell>
        </table:table-row>
        <table:table-row table:style-name="ro1">
          <table:table-cell office:value-type="string" calcext:value-type="string">
            <text:p>9782800189673</text:p>
          </table:table-cell>
          <table:table-cell table:formula="of:=[.$B$1]&amp;[.A852]&amp;&quot;/[0:300]&quot;" office:value-type="string" office:string-value="https://reader.izneo.com/read/9782800189673/[0:300]" calcext:value-type="string">
            <text:p>https://reader.izneo.com/read/9782800189673/[0:300]</text:p>
          </table:table-cell>
        </table:table-row>
        <table:table-row table:style-name="ro1">
          <table:table-cell office:value-type="string" calcext:value-type="string">
            <text:p>9782800189680</text:p>
          </table:table-cell>
          <table:table-cell table:formula="of:=[.$B$1]&amp;[.A853]&amp;&quot;/[0:300]&quot;" office:value-type="string" office:string-value="https://reader.izneo.com/read/9782800189680/[0:300]" calcext:value-type="string">
            <text:p>https://reader.izneo.com/read/9782800189680/[0:300]</text:p>
          </table:table-cell>
        </table:table-row>
        <table:table-row table:style-name="ro1">
          <table:table-cell office:value-type="string" calcext:value-type="string">
            <text:p>9782800189697</text:p>
          </table:table-cell>
          <table:table-cell table:formula="of:=[.$B$1]&amp;[.A854]&amp;&quot;/[0:300]&quot;" office:value-type="string" office:string-value="https://reader.izneo.com/read/9782800189697/[0:300]" calcext:value-type="string">
            <text:p>https://reader.izneo.com/read/9782800189697/[0:300]</text:p>
          </table:table-cell>
        </table:table-row>
        <table:table-row table:style-name="ro1">
          <table:table-cell office:value-type="string" calcext:value-type="string">
            <text:p>9782800189703</text:p>
          </table:table-cell>
          <table:table-cell table:formula="of:=[.$B$1]&amp;[.A855]&amp;&quot;/[0:300]&quot;" office:value-type="string" office:string-value="https://reader.izneo.com/read/9782800189703/[0:300]" calcext:value-type="string">
            <text:p>https://reader.izneo.com/read/9782800189703/[0:300]</text:p>
          </table:table-cell>
        </table:table-row>
        <table:table-row table:style-name="ro1">
          <table:table-cell office:value-type="string" calcext:value-type="string">
            <text:p>9782800189734</text:p>
          </table:table-cell>
          <table:table-cell table:formula="of:=[.$B$1]&amp;[.A856]&amp;&quot;/[0:300]&quot;" office:value-type="string" office:string-value="https://reader.izneo.com/read/9782800189734/[0:300]" calcext:value-type="string">
            <text:p>https://reader.izneo.com/read/9782800189734/[0:300]</text:p>
          </table:table-cell>
        </table:table-row>
        <table:table-row table:style-name="ro1">
          <table:table-cell office:value-type="string" calcext:value-type="string">
            <text:p>9782800189741</text:p>
          </table:table-cell>
          <table:table-cell table:formula="of:=[.$B$1]&amp;[.A857]&amp;&quot;/[0:300]&quot;" office:value-type="string" office:string-value="https://reader.izneo.com/read/9782800189741/[0:300]" calcext:value-type="string">
            <text:p>https://reader.izneo.com/read/9782800189741/[0:300]</text:p>
          </table:table-cell>
        </table:table-row>
        <table:table-row table:style-name="ro1">
          <table:table-cell office:value-type="string" calcext:value-type="string">
            <text:p>9782800189758</text:p>
          </table:table-cell>
          <table:table-cell table:formula="of:=[.$B$1]&amp;[.A858]&amp;&quot;/[0:300]&quot;" office:value-type="string" office:string-value="https://reader.izneo.com/read/9782800189758/[0:300]" calcext:value-type="string">
            <text:p>https://reader.izneo.com/read/9782800189758/[0:300]</text:p>
          </table:table-cell>
        </table:table-row>
        <table:table-row table:style-name="ro1">
          <table:table-cell office:value-type="string" calcext:value-type="string">
            <text:p>9782800189765</text:p>
          </table:table-cell>
          <table:table-cell table:formula="of:=[.$B$1]&amp;[.A859]&amp;&quot;/[0:300]&quot;" office:value-type="string" office:string-value="https://reader.izneo.com/read/9782800189765/[0:300]" calcext:value-type="string">
            <text:p>https://reader.izneo.com/read/9782800189765/[0:300]</text:p>
          </table:table-cell>
        </table:table-row>
        <table:table-row table:style-name="ro1">
          <table:table-cell office:value-type="string" calcext:value-type="string">
            <text:p>9782800189789</text:p>
          </table:table-cell>
          <table:table-cell table:formula="of:=[.$B$1]&amp;[.A860]&amp;&quot;/[0:300]&quot;" office:value-type="string" office:string-value="https://reader.izneo.com/read/9782800189789/[0:300]" calcext:value-type="string">
            <text:p>https://reader.izneo.com/read/9782800189789/[0:300]</text:p>
          </table:table-cell>
        </table:table-row>
        <table:table-row table:style-name="ro1">
          <table:table-cell office:value-type="string" calcext:value-type="string">
            <text:p>9782800189796</text:p>
          </table:table-cell>
          <table:table-cell table:formula="of:=[.$B$1]&amp;[.A861]&amp;&quot;/[0:300]&quot;" office:value-type="string" office:string-value="https://reader.izneo.com/read/9782800189796/[0:300]" calcext:value-type="string">
            <text:p>https://reader.izneo.com/read/9782800189796/[0:300]</text:p>
          </table:table-cell>
        </table:table-row>
        <table:table-row table:style-name="ro1">
          <table:table-cell office:value-type="string" calcext:value-type="string">
            <text:p>9782800189802</text:p>
          </table:table-cell>
          <table:table-cell table:formula="of:=[.$B$1]&amp;[.A862]&amp;&quot;/[0:300]&quot;" office:value-type="string" office:string-value="https://reader.izneo.com/read/9782800189802/[0:300]" calcext:value-type="string">
            <text:p>https://reader.izneo.com/read/9782800189802/[0:300]</text:p>
          </table:table-cell>
        </table:table-row>
        <table:table-row table:style-name="ro1">
          <table:table-cell office:value-type="string" calcext:value-type="string">
            <text:p>9782800189826</text:p>
          </table:table-cell>
          <table:table-cell table:formula="of:=[.$B$1]&amp;[.A863]&amp;&quot;/[0:300]&quot;" office:value-type="string" office:string-value="https://reader.izneo.com/read/9782800189826/[0:300]" calcext:value-type="string">
            <text:p>https://reader.izneo.com/read/9782800189826/[0:300]</text:p>
          </table:table-cell>
        </table:table-row>
        <table:table-row table:style-name="ro1">
          <table:table-cell office:value-type="string" calcext:value-type="string">
            <text:p>9782800189833</text:p>
          </table:table-cell>
          <table:table-cell table:formula="of:=[.$B$1]&amp;[.A864]&amp;&quot;/[0:300]&quot;" office:value-type="string" office:string-value="https://reader.izneo.com/read/9782800189833/[0:300]" calcext:value-type="string">
            <text:p>https://reader.izneo.com/read/9782800189833/[0:300]</text:p>
          </table:table-cell>
        </table:table-row>
        <table:table-row table:style-name="ro1">
          <table:table-cell office:value-type="string" calcext:value-type="string">
            <text:p>9782800189840</text:p>
          </table:table-cell>
          <table:table-cell table:formula="of:=[.$B$1]&amp;[.A865]&amp;&quot;/[0:300]&quot;" office:value-type="string" office:string-value="https://reader.izneo.com/read/9782800189840/[0:300]" calcext:value-type="string">
            <text:p>https://reader.izneo.com/read/9782800189840/[0:300]</text:p>
          </table:table-cell>
        </table:table-row>
        <table:table-row table:style-name="ro1">
          <table:table-cell office:value-type="string" calcext:value-type="string">
            <text:p>9782800189857</text:p>
          </table:table-cell>
          <table:table-cell table:formula="of:=[.$B$1]&amp;[.A866]&amp;&quot;/[0:300]&quot;" office:value-type="string" office:string-value="https://reader.izneo.com/read/9782800189857/[0:300]" calcext:value-type="string">
            <text:p>https://reader.izneo.com/read/9782800189857/[0:300]</text:p>
          </table:table-cell>
        </table:table-row>
        <table:table-row table:style-name="ro1">
          <table:table-cell office:value-type="string" calcext:value-type="string">
            <text:p>9782800189864</text:p>
          </table:table-cell>
          <table:table-cell table:formula="of:=[.$B$1]&amp;[.A867]&amp;&quot;/[0:300]&quot;" office:value-type="string" office:string-value="https://reader.izneo.com/read/9782800189864/[0:300]" calcext:value-type="string">
            <text:p>https://reader.izneo.com/read/9782800189864/[0:300]</text:p>
          </table:table-cell>
        </table:table-row>
        <table:table-row table:style-name="ro1">
          <table:table-cell office:value-type="string" calcext:value-type="string">
            <text:p>9782800189871</text:p>
          </table:table-cell>
          <table:table-cell table:formula="of:=[.$B$1]&amp;[.A868]&amp;&quot;/[0:300]&quot;" office:value-type="string" office:string-value="https://reader.izneo.com/read/9782800189871/[0:300]" calcext:value-type="string">
            <text:p>https://reader.izneo.com/read/9782800189871/[0:300]</text:p>
          </table:table-cell>
        </table:table-row>
        <table:table-row table:style-name="ro1">
          <table:table-cell office:value-type="string" calcext:value-type="string">
            <text:p>9782800189895</text:p>
          </table:table-cell>
          <table:table-cell table:formula="of:=[.$B$1]&amp;[.A869]&amp;&quot;/[0:300]&quot;" office:value-type="string" office:string-value="https://reader.izneo.com/read/9782800189895/[0:300]" calcext:value-type="string">
            <text:p>https://reader.izneo.com/read/9782800189895/[0:300]</text:p>
          </table:table-cell>
        </table:table-row>
        <table:table-row table:style-name="ro1">
          <table:table-cell office:value-type="string" calcext:value-type="string">
            <text:p>9782800189901</text:p>
          </table:table-cell>
          <table:table-cell table:formula="of:=[.$B$1]&amp;[.A870]&amp;&quot;/[0:300]&quot;" office:value-type="string" office:string-value="https://reader.izneo.com/read/9782800189901/[0:300]" calcext:value-type="string">
            <text:p>https://reader.izneo.com/read/9782800189901/[0:300]</text:p>
          </table:table-cell>
        </table:table-row>
        <table:table-row table:style-name="ro1">
          <table:table-cell office:value-type="string" calcext:value-type="string">
            <text:p>9782800189918</text:p>
          </table:table-cell>
          <table:table-cell table:formula="of:=[.$B$1]&amp;[.A871]&amp;&quot;/[0:300]&quot;" office:value-type="string" office:string-value="https://reader.izneo.com/read/9782800189918/[0:300]" calcext:value-type="string">
            <text:p>https://reader.izneo.com/read/9782800189918/[0:300]</text:p>
          </table:table-cell>
        </table:table-row>
        <table:table-row table:style-name="ro1">
          <table:table-cell office:value-type="string" calcext:value-type="string">
            <text:p>9782800189925</text:p>
          </table:table-cell>
          <table:table-cell table:formula="of:=[.$B$1]&amp;[.A872]&amp;&quot;/[0:300]&quot;" office:value-type="string" office:string-value="https://reader.izneo.com/read/9782800189925/[0:300]" calcext:value-type="string">
            <text:p>https://reader.izneo.com/read/9782800189925/[0:300]</text:p>
          </table:table-cell>
        </table:table-row>
        <table:table-row table:style-name="ro1">
          <table:table-cell office:value-type="string" calcext:value-type="string">
            <text:p>9782800190037</text:p>
          </table:table-cell>
          <table:table-cell table:formula="of:=[.$B$1]&amp;[.A873]&amp;&quot;/[0:300]&quot;" office:value-type="string" office:string-value="https://reader.izneo.com/read/9782800190037/[0:300]" calcext:value-type="string">
            <text:p>https://reader.izneo.com/read/9782800190037/[0:300]</text:p>
          </table:table-cell>
        </table:table-row>
        <table:table-row table:style-name="ro1">
          <table:table-cell office:value-type="string" calcext:value-type="string">
            <text:p>9782800190044</text:p>
          </table:table-cell>
          <table:table-cell table:formula="of:=[.$B$1]&amp;[.A874]&amp;&quot;/[0:300]&quot;" office:value-type="string" office:string-value="https://reader.izneo.com/read/9782800190044/[0:300]" calcext:value-type="string">
            <text:p>https://reader.izneo.com/read/9782800190044/[0:300]</text:p>
          </table:table-cell>
        </table:table-row>
        <table:table-row table:style-name="ro1">
          <table:table-cell office:value-type="string" calcext:value-type="string">
            <text:p>9782800190051</text:p>
          </table:table-cell>
          <table:table-cell table:formula="of:=[.$B$1]&amp;[.A875]&amp;&quot;/[0:300]&quot;" office:value-type="string" office:string-value="https://reader.izneo.com/read/9782800190051/[0:300]" calcext:value-type="string">
            <text:p>https://reader.izneo.com/read/9782800190051/[0:300]</text:p>
          </table:table-cell>
        </table:table-row>
        <table:table-row table:style-name="ro1">
          <table:table-cell office:value-type="string" calcext:value-type="string">
            <text:p>9782800190068</text:p>
          </table:table-cell>
          <table:table-cell table:formula="of:=[.$B$1]&amp;[.A876]&amp;&quot;/[0:300]&quot;" office:value-type="string" office:string-value="https://reader.izneo.com/read/9782800190068/[0:300]" calcext:value-type="string">
            <text:p>https://reader.izneo.com/read/9782800190068/[0:300]</text:p>
          </table:table-cell>
        </table:table-row>
        <table:table-row table:style-name="ro1">
          <table:table-cell office:value-type="string" calcext:value-type="string">
            <text:p>9782800190075</text:p>
          </table:table-cell>
          <table:table-cell table:formula="of:=[.$B$1]&amp;[.A877]&amp;&quot;/[0:300]&quot;" office:value-type="string" office:string-value="https://reader.izneo.com/read/9782800190075/[0:300]" calcext:value-type="string">
            <text:p>https://reader.izneo.com/read/9782800190075/[0:300]</text:p>
          </table:table-cell>
        </table:table-row>
        <table:table-row table:style-name="ro1">
          <table:table-cell office:value-type="string" calcext:value-type="string">
            <text:p>9782800190082</text:p>
          </table:table-cell>
          <table:table-cell table:formula="of:=[.$B$1]&amp;[.A878]&amp;&quot;/[0:300]&quot;" office:value-type="string" office:string-value="https://reader.izneo.com/read/9782800190082/[0:300]" calcext:value-type="string">
            <text:p>https://reader.izneo.com/read/9782800190082/[0:300]</text:p>
          </table:table-cell>
        </table:table-row>
        <table:table-row table:style-name="ro1">
          <table:table-cell office:value-type="string" calcext:value-type="string">
            <text:p>9782800190099</text:p>
          </table:table-cell>
          <table:table-cell table:formula="of:=[.$B$1]&amp;[.A879]&amp;&quot;/[0:300]&quot;" office:value-type="string" office:string-value="https://reader.izneo.com/read/9782800190099/[0:300]" calcext:value-type="string">
            <text:p>https://reader.izneo.com/read/9782800190099/[0:300]</text:p>
          </table:table-cell>
        </table:table-row>
        <table:table-row table:style-name="ro1">
          <table:table-cell office:value-type="string" calcext:value-type="string">
            <text:p>9782800190105</text:p>
          </table:table-cell>
          <table:table-cell table:formula="of:=[.$B$1]&amp;[.A880]&amp;&quot;/[0:300]&quot;" office:value-type="string" office:string-value="https://reader.izneo.com/read/9782800190105/[0:300]" calcext:value-type="string">
            <text:p>https://reader.izneo.com/read/9782800190105/[0:300]</text:p>
          </table:table-cell>
        </table:table-row>
        <table:table-row table:style-name="ro1">
          <table:table-cell office:value-type="string" calcext:value-type="string">
            <text:p>9782800190143</text:p>
          </table:table-cell>
          <table:table-cell table:formula="of:=[.$B$1]&amp;[.A881]&amp;&quot;/[0:300]&quot;" office:value-type="string" office:string-value="https://reader.izneo.com/read/9782800190143/[0:300]" calcext:value-type="string">
            <text:p>https://reader.izneo.com/read/9782800190143/[0:300]</text:p>
          </table:table-cell>
        </table:table-row>
        <table:table-row table:style-name="ro1">
          <table:table-cell office:value-type="string" calcext:value-type="string">
            <text:p>9782800190150</text:p>
          </table:table-cell>
          <table:table-cell table:formula="of:=[.$B$1]&amp;[.A882]&amp;&quot;/[0:300]&quot;" office:value-type="string" office:string-value="https://reader.izneo.com/read/9782800190150/[0:300]" calcext:value-type="string">
            <text:p>https://reader.izneo.com/read/9782800190150/[0:300]</text:p>
          </table:table-cell>
        </table:table-row>
        <table:table-row table:style-name="ro1">
          <table:table-cell office:value-type="string" calcext:value-type="string">
            <text:p>9782800190167</text:p>
          </table:table-cell>
          <table:table-cell table:formula="of:=[.$B$1]&amp;[.A883]&amp;&quot;/[0:300]&quot;" office:value-type="string" office:string-value="https://reader.izneo.com/read/9782800190167/[0:300]" calcext:value-type="string">
            <text:p>https://reader.izneo.com/read/9782800190167/[0:300]</text:p>
          </table:table-cell>
        </table:table-row>
        <table:table-row table:style-name="ro1">
          <table:table-cell office:value-type="string" calcext:value-type="string">
            <text:p>9782800190174</text:p>
          </table:table-cell>
          <table:table-cell table:formula="of:=[.$B$1]&amp;[.A884]&amp;&quot;/[0:300]&quot;" office:value-type="string" office:string-value="https://reader.izneo.com/read/9782800190174/[0:300]" calcext:value-type="string">
            <text:p>https://reader.izneo.com/read/9782800190174/[0:300]</text:p>
          </table:table-cell>
        </table:table-row>
        <table:table-row table:style-name="ro1">
          <table:table-cell office:value-type="string" calcext:value-type="string">
            <text:p>9782800190181</text:p>
          </table:table-cell>
          <table:table-cell table:formula="of:=[.$B$1]&amp;[.A885]&amp;&quot;/[0:300]&quot;" office:value-type="string" office:string-value="https://reader.izneo.com/read/9782800190181/[0:300]" calcext:value-type="string">
            <text:p>https://reader.izneo.com/read/9782800190181/[0:300]</text:p>
          </table:table-cell>
        </table:table-row>
        <table:table-row table:style-name="ro1">
          <table:table-cell office:value-type="string" calcext:value-type="string">
            <text:p>9782800190198</text:p>
          </table:table-cell>
          <table:table-cell table:formula="of:=[.$B$1]&amp;[.A886]&amp;&quot;/[0:300]&quot;" office:value-type="string" office:string-value="https://reader.izneo.com/read/9782800190198/[0:300]" calcext:value-type="string">
            <text:p>https://reader.izneo.com/read/9782800190198/[0:300]</text:p>
          </table:table-cell>
        </table:table-row>
        <table:table-row table:style-name="ro1">
          <table:table-cell office:value-type="string" calcext:value-type="string">
            <text:p>9782800190204</text:p>
          </table:table-cell>
          <table:table-cell table:formula="of:=[.$B$1]&amp;[.A887]&amp;&quot;/[0:300]&quot;" office:value-type="string" office:string-value="https://reader.izneo.com/read/9782800190204/[0:300]" calcext:value-type="string">
            <text:p>https://reader.izneo.com/read/9782800190204/[0:300]</text:p>
          </table:table-cell>
        </table:table-row>
        <table:table-row table:style-name="ro1">
          <table:table-cell office:value-type="string" calcext:value-type="string">
            <text:p>9782800190211</text:p>
          </table:table-cell>
          <table:table-cell table:formula="of:=[.$B$1]&amp;[.A888]&amp;&quot;/[0:300]&quot;" office:value-type="string" office:string-value="https://reader.izneo.com/read/9782800190211/[0:300]" calcext:value-type="string">
            <text:p>https://reader.izneo.com/read/9782800190211/[0:300]</text:p>
          </table:table-cell>
        </table:table-row>
        <table:table-row table:style-name="ro1">
          <table:table-cell office:value-type="string" calcext:value-type="string">
            <text:p>9782800190228</text:p>
          </table:table-cell>
          <table:table-cell table:formula="of:=[.$B$1]&amp;[.A889]&amp;&quot;/[0:300]&quot;" office:value-type="string" office:string-value="https://reader.izneo.com/read/9782800190228/[0:300]" calcext:value-type="string">
            <text:p>https://reader.izneo.com/read/9782800190228/[0:300]</text:p>
          </table:table-cell>
        </table:table-row>
        <table:table-row table:style-name="ro1">
          <table:table-cell office:value-type="string" calcext:value-type="string">
            <text:p>9782800190235</text:p>
          </table:table-cell>
          <table:table-cell table:formula="of:=[.$B$1]&amp;[.A890]&amp;&quot;/[0:300]&quot;" office:value-type="string" office:string-value="https://reader.izneo.com/read/9782800190235/[0:300]" calcext:value-type="string">
            <text:p>https://reader.izneo.com/read/9782800190235/[0:300]</text:p>
          </table:table-cell>
        </table:table-row>
        <table:table-row table:style-name="ro1">
          <table:table-cell office:value-type="string" calcext:value-type="string">
            <text:p>9782800190242</text:p>
          </table:table-cell>
          <table:table-cell table:formula="of:=[.$B$1]&amp;[.A891]&amp;&quot;/[0:300]&quot;" office:value-type="string" office:string-value="https://reader.izneo.com/read/9782800190242/[0:300]" calcext:value-type="string">
            <text:p>https://reader.izneo.com/read/9782800190242/[0:300]</text:p>
          </table:table-cell>
        </table:table-row>
        <table:table-row table:style-name="ro1">
          <table:table-cell office:value-type="string" calcext:value-type="string">
            <text:p>9782800190259</text:p>
          </table:table-cell>
          <table:table-cell table:formula="of:=[.$B$1]&amp;[.A892]&amp;&quot;/[0:300]&quot;" office:value-type="string" office:string-value="https://reader.izneo.com/read/9782800190259/[0:300]" calcext:value-type="string">
            <text:p>https://reader.izneo.com/read/9782800190259/[0:300]</text:p>
          </table:table-cell>
        </table:table-row>
        <table:table-row table:style-name="ro1">
          <table:table-cell office:value-type="string" calcext:value-type="string">
            <text:p>9782800190266</text:p>
          </table:table-cell>
          <table:table-cell table:formula="of:=[.$B$1]&amp;[.A893]&amp;&quot;/[0:300]&quot;" office:value-type="string" office:string-value="https://reader.izneo.com/read/9782800190266/[0:300]" calcext:value-type="string">
            <text:p>https://reader.izneo.com/read/9782800190266/[0:300]</text:p>
          </table:table-cell>
        </table:table-row>
        <table:table-row table:style-name="ro1">
          <table:table-cell office:value-type="string" calcext:value-type="string">
            <text:p>9782800190273</text:p>
          </table:table-cell>
          <table:table-cell table:formula="of:=[.$B$1]&amp;[.A894]&amp;&quot;/[0:300]&quot;" office:value-type="string" office:string-value="https://reader.izneo.com/read/9782800190273/[0:300]" calcext:value-type="string">
            <text:p>https://reader.izneo.com/read/9782800190273/[0:300]</text:p>
          </table:table-cell>
        </table:table-row>
        <table:table-row table:style-name="ro1">
          <table:table-cell office:value-type="string" calcext:value-type="string">
            <text:p>9782800190280</text:p>
          </table:table-cell>
          <table:table-cell table:formula="of:=[.$B$1]&amp;[.A895]&amp;&quot;/[0:300]&quot;" office:value-type="string" office:string-value="https://reader.izneo.com/read/9782800190280/[0:300]" calcext:value-type="string">
            <text:p>https://reader.izneo.com/read/9782800190280/[0:300]</text:p>
          </table:table-cell>
        </table:table-row>
        <table:table-row table:style-name="ro1">
          <table:table-cell office:value-type="string" calcext:value-type="string">
            <text:p>9782800190297</text:p>
          </table:table-cell>
          <table:table-cell table:formula="of:=[.$B$1]&amp;[.A896]&amp;&quot;/[0:300]&quot;" office:value-type="string" office:string-value="https://reader.izneo.com/read/9782800190297/[0:300]" calcext:value-type="string">
            <text:p>https://reader.izneo.com/read/9782800190297/[0:300]</text:p>
          </table:table-cell>
        </table:table-row>
        <table:table-row table:style-name="ro1">
          <table:table-cell office:value-type="string" calcext:value-type="string">
            <text:p>9782800190303</text:p>
          </table:table-cell>
          <table:table-cell table:formula="of:=[.$B$1]&amp;[.A897]&amp;&quot;/[0:300]&quot;" office:value-type="string" office:string-value="https://reader.izneo.com/read/9782800190303/[0:300]" calcext:value-type="string">
            <text:p>https://reader.izneo.com/read/9782800190303/[0:300]</text:p>
          </table:table-cell>
        </table:table-row>
        <table:table-row table:style-name="ro1">
          <table:table-cell office:value-type="string" calcext:value-type="string">
            <text:p>9782800190310</text:p>
          </table:table-cell>
          <table:table-cell table:formula="of:=[.$B$1]&amp;[.A898]&amp;&quot;/[0:300]&quot;" office:value-type="string" office:string-value="https://reader.izneo.com/read/9782800190310/[0:300]" calcext:value-type="string">
            <text:p>https://reader.izneo.com/read/9782800190310/[0:300]</text:p>
          </table:table-cell>
        </table:table-row>
        <table:table-row table:style-name="ro1">
          <table:table-cell office:value-type="string" calcext:value-type="string">
            <text:p>9782800190341</text:p>
          </table:table-cell>
          <table:table-cell table:formula="of:=[.$B$1]&amp;[.A899]&amp;&quot;/[0:300]&quot;" office:value-type="string" office:string-value="https://reader.izneo.com/read/9782800190341/[0:300]" calcext:value-type="string">
            <text:p>https://reader.izneo.com/read/9782800190341/[0:300]</text:p>
          </table:table-cell>
        </table:table-row>
        <table:table-row table:style-name="ro1">
          <table:table-cell office:value-type="string" calcext:value-type="string">
            <text:p>9782800191294</text:p>
          </table:table-cell>
          <table:table-cell table:formula="of:=[.$B$1]&amp;[.A900]&amp;&quot;/[0:300]&quot;" office:value-type="string" office:string-value="https://reader.izneo.com/read/9782800191294/[0:300]" calcext:value-type="string">
            <text:p>https://reader.izneo.com/read/9782800191294/[0:300]</text:p>
          </table:table-cell>
        </table:table-row>
        <table:table-row table:style-name="ro1">
          <table:table-cell office:value-type="string" calcext:value-type="string">
            <text:p>9782800191324</text:p>
          </table:table-cell>
          <table:table-cell table:formula="of:=[.$B$1]&amp;[.A901]&amp;&quot;/[0:300]&quot;" office:value-type="string" office:string-value="https://reader.izneo.com/read/9782800191324/[0:300]" calcext:value-type="string">
            <text:p>https://reader.izneo.com/read/9782800191324/[0:300]</text:p>
          </table:table-cell>
        </table:table-row>
        <table:table-row table:style-name="ro1">
          <table:table-cell office:value-type="string" calcext:value-type="string">
            <text:p>9782800191348</text:p>
          </table:table-cell>
          <table:table-cell table:formula="of:=[.$B$1]&amp;[.A902]&amp;&quot;/[0:300]&quot;" office:value-type="string" office:string-value="https://reader.izneo.com/read/9782800191348/[0:300]" calcext:value-type="string">
            <text:p>https://reader.izneo.com/read/9782800191348/[0:300]</text:p>
          </table:table-cell>
        </table:table-row>
        <table:table-row table:style-name="ro1">
          <table:table-cell office:value-type="string" calcext:value-type="string">
            <text:p>9782800191379</text:p>
          </table:table-cell>
          <table:table-cell table:formula="of:=[.$B$1]&amp;[.A903]&amp;&quot;/[0:300]&quot;" office:value-type="string" office:string-value="https://reader.izneo.com/read/9782800191379/[0:300]" calcext:value-type="string">
            <text:p>https://reader.izneo.com/read/9782800191379/[0:300]</text:p>
          </table:table-cell>
        </table:table-row>
        <table:table-row table:style-name="ro1">
          <table:table-cell office:value-type="string" calcext:value-type="string">
            <text:p>9782800191416</text:p>
          </table:table-cell>
          <table:table-cell table:formula="of:=[.$B$1]&amp;[.A904]&amp;&quot;/[0:300]&quot;" office:value-type="string" office:string-value="https://reader.izneo.com/read/9782800191416/[0:300]" calcext:value-type="string">
            <text:p>https://reader.izneo.com/read/9782800191416/[0:300]</text:p>
          </table:table-cell>
        </table:table-row>
        <table:table-row table:style-name="ro1">
          <table:table-cell office:value-type="string" calcext:value-type="string">
            <text:p>9782800191430</text:p>
          </table:table-cell>
          <table:table-cell table:formula="of:=[.$B$1]&amp;[.A905]&amp;&quot;/[0:300]&quot;" office:value-type="string" office:string-value="https://reader.izneo.com/read/9782800191430/[0:300]" calcext:value-type="string">
            <text:p>https://reader.izneo.com/read/9782800191430/[0:300]</text:p>
          </table:table-cell>
        </table:table-row>
        <table:table-row table:style-name="ro1">
          <table:table-cell office:value-type="string" calcext:value-type="string">
            <text:p>9782800191454</text:p>
          </table:table-cell>
          <table:table-cell table:formula="of:=[.$B$1]&amp;[.A906]&amp;&quot;/[0:300]&quot;" office:value-type="string" office:string-value="https://reader.izneo.com/read/9782800191454/[0:300]" calcext:value-type="string">
            <text:p>https://reader.izneo.com/read/9782800191454/[0:300]</text:p>
          </table:table-cell>
        </table:table-row>
        <table:table-row table:style-name="ro1">
          <table:table-cell office:value-type="string" calcext:value-type="string">
            <text:p>9782800191461</text:p>
          </table:table-cell>
          <table:table-cell table:formula="of:=[.$B$1]&amp;[.A907]&amp;&quot;/[0:300]&quot;" office:value-type="string" office:string-value="https://reader.izneo.com/read/9782800191461/[0:300]" calcext:value-type="string">
            <text:p>https://reader.izneo.com/read/9782800191461/[0:300]</text:p>
          </table:table-cell>
        </table:table-row>
        <table:table-row table:style-name="ro1">
          <table:table-cell office:value-type="string" calcext:value-type="string">
            <text:p>9782800191522</text:p>
          </table:table-cell>
          <table:table-cell table:formula="of:=[.$B$1]&amp;[.A908]&amp;&quot;/[0:300]&quot;" office:value-type="string" office:string-value="https://reader.izneo.com/read/9782800191522/[0:300]" calcext:value-type="string">
            <text:p>https://reader.izneo.com/read/9782800191522/[0:300]</text:p>
          </table:table-cell>
        </table:table-row>
        <table:table-row table:style-name="ro1">
          <table:table-cell office:value-type="string" calcext:value-type="string">
            <text:p>9782800191539</text:p>
          </table:table-cell>
          <table:table-cell table:formula="of:=[.$B$1]&amp;[.A909]&amp;&quot;/[0:300]&quot;" office:value-type="string" office:string-value="https://reader.izneo.com/read/9782800191539/[0:300]" calcext:value-type="string">
            <text:p>https://reader.izneo.com/read/9782800191539/[0:300]</text:p>
          </table:table-cell>
        </table:table-row>
        <table:table-row table:style-name="ro1">
          <table:table-cell office:value-type="string" calcext:value-type="string">
            <text:p>9782800191614</text:p>
          </table:table-cell>
          <table:table-cell table:formula="of:=[.$B$1]&amp;[.A910]&amp;&quot;/[0:300]&quot;" office:value-type="string" office:string-value="https://reader.izneo.com/read/9782800191614/[0:300]" calcext:value-type="string">
            <text:p>https://reader.izneo.com/read/9782800191614/[0:300]</text:p>
          </table:table-cell>
        </table:table-row>
        <table:table-row table:style-name="ro1">
          <table:table-cell office:value-type="string" calcext:value-type="string">
            <text:p>9782800191645</text:p>
          </table:table-cell>
          <table:table-cell table:formula="of:=[.$B$1]&amp;[.A911]&amp;&quot;/[0:300]&quot;" office:value-type="string" office:string-value="https://reader.izneo.com/read/9782800191645/[0:300]" calcext:value-type="string">
            <text:p>https://reader.izneo.com/read/9782800191645/[0:300]</text:p>
          </table:table-cell>
        </table:table-row>
        <table:table-row table:style-name="ro1">
          <table:table-cell office:value-type="string" calcext:value-type="string">
            <text:p>9782800191676</text:p>
          </table:table-cell>
          <table:table-cell table:formula="of:=[.$B$1]&amp;[.A912]&amp;&quot;/[0:300]&quot;" office:value-type="string" office:string-value="https://reader.izneo.com/read/9782800191676/[0:300]" calcext:value-type="string">
            <text:p>https://reader.izneo.com/read/9782800191676/[0:300]</text:p>
          </table:table-cell>
        </table:table-row>
        <table:table-row table:style-name="ro1">
          <table:table-cell office:value-type="string" calcext:value-type="string">
            <text:p>9782800191683</text:p>
          </table:table-cell>
          <table:table-cell table:formula="of:=[.$B$1]&amp;[.A913]&amp;&quot;/[0:300]&quot;" office:value-type="string" office:string-value="https://reader.izneo.com/read/9782800191683/[0:300]" calcext:value-type="string">
            <text:p>https://reader.izneo.com/read/9782800191683/[0:300]</text:p>
          </table:table-cell>
        </table:table-row>
        <table:table-row table:style-name="ro1">
          <table:table-cell office:value-type="string" calcext:value-type="string">
            <text:p>9782800191768</text:p>
          </table:table-cell>
          <table:table-cell table:formula="of:=[.$B$1]&amp;[.A914]&amp;&quot;/[0:300]&quot;" office:value-type="string" office:string-value="https://reader.izneo.com/read/9782800191768/[0:300]" calcext:value-type="string">
            <text:p>https://reader.izneo.com/read/9782800191768/[0:300]</text:p>
          </table:table-cell>
        </table:table-row>
        <table:table-row table:style-name="ro1">
          <table:table-cell office:value-type="string" calcext:value-type="string">
            <text:p>9782800191782</text:p>
          </table:table-cell>
          <table:table-cell table:formula="of:=[.$B$1]&amp;[.A915]&amp;&quot;/[0:300]&quot;" office:value-type="string" office:string-value="https://reader.izneo.com/read/9782800191782/[0:300]" calcext:value-type="string">
            <text:p>https://reader.izneo.com/read/9782800191782/[0:300]</text:p>
          </table:table-cell>
        </table:table-row>
        <table:table-row table:style-name="ro1">
          <table:table-cell office:value-type="string" calcext:value-type="string">
            <text:p>9782800191799</text:p>
          </table:table-cell>
          <table:table-cell table:formula="of:=[.$B$1]&amp;[.A916]&amp;&quot;/[0:300]&quot;" office:value-type="string" office:string-value="https://reader.izneo.com/read/9782800191799/[0:300]" calcext:value-type="string">
            <text:p>https://reader.izneo.com/read/9782800191799/[0:300]</text:p>
          </table:table-cell>
        </table:table-row>
        <table:table-row table:style-name="ro1">
          <table:table-cell office:value-type="string" calcext:value-type="string">
            <text:p>9782800191812</text:p>
          </table:table-cell>
          <table:table-cell table:formula="of:=[.$B$1]&amp;[.A917]&amp;&quot;/[0:300]&quot;" office:value-type="string" office:string-value="https://reader.izneo.com/read/9782800191812/[0:300]" calcext:value-type="string">
            <text:p>https://reader.izneo.com/read/9782800191812/[0:300]</text:p>
          </table:table-cell>
        </table:table-row>
        <table:table-row table:style-name="ro1">
          <table:table-cell office:value-type="string" calcext:value-type="string">
            <text:p>9782800191836</text:p>
          </table:table-cell>
          <table:table-cell table:formula="of:=[.$B$1]&amp;[.A918]&amp;&quot;/[0:300]&quot;" office:value-type="string" office:string-value="https://reader.izneo.com/read/9782800191836/[0:300]" calcext:value-type="string">
            <text:p>https://reader.izneo.com/read/9782800191836/[0:300]</text:p>
          </table:table-cell>
        </table:table-row>
        <table:table-row table:style-name="ro1">
          <table:table-cell office:value-type="string" calcext:value-type="string">
            <text:p>9782800191843</text:p>
          </table:table-cell>
          <table:table-cell table:formula="of:=[.$B$1]&amp;[.A919]&amp;&quot;/[0:300]&quot;" office:value-type="string" office:string-value="https://reader.izneo.com/read/9782800191843/[0:300]" calcext:value-type="string">
            <text:p>https://reader.izneo.com/read/9782800191843/[0:300]</text:p>
          </table:table-cell>
        </table:table-row>
        <table:table-row table:style-name="ro1">
          <table:table-cell office:value-type="string" calcext:value-type="string">
            <text:p>9782800191881</text:p>
          </table:table-cell>
          <table:table-cell table:formula="of:=[.$B$1]&amp;[.A920]&amp;&quot;/[0:300]&quot;" office:value-type="string" office:string-value="https://reader.izneo.com/read/9782800191881/[0:300]" calcext:value-type="string">
            <text:p>https://reader.izneo.com/read/9782800191881/[0:300]</text:p>
          </table:table-cell>
        </table:table-row>
        <table:table-row table:style-name="ro1">
          <table:table-cell office:value-type="string" calcext:value-type="string">
            <text:p>9782800191898</text:p>
          </table:table-cell>
          <table:table-cell table:formula="of:=[.$B$1]&amp;[.A921]&amp;&quot;/[0:300]&quot;" office:value-type="string" office:string-value="https://reader.izneo.com/read/9782800191898/[0:300]" calcext:value-type="string">
            <text:p>https://reader.izneo.com/read/9782800191898/[0:300]</text:p>
          </table:table-cell>
        </table:table-row>
        <table:table-row table:style-name="ro1">
          <table:table-cell office:value-type="string" calcext:value-type="string">
            <text:p>9782800191911</text:p>
          </table:table-cell>
          <table:table-cell table:formula="of:=[.$B$1]&amp;[.A922]&amp;&quot;/[0:300]&quot;" office:value-type="string" office:string-value="https://reader.izneo.com/read/9782800191911/[0:300]" calcext:value-type="string">
            <text:p>https://reader.izneo.com/read/9782800191911/[0:300]</text:p>
          </table:table-cell>
        </table:table-row>
        <table:table-row table:style-name="ro1">
          <table:table-cell office:value-type="string" calcext:value-type="string">
            <text:p>9782800191942</text:p>
          </table:table-cell>
          <table:table-cell table:formula="of:=[.$B$1]&amp;[.A923]&amp;&quot;/[0:300]&quot;" office:value-type="string" office:string-value="https://reader.izneo.com/read/9782800191942/[0:300]" calcext:value-type="string">
            <text:p>https://reader.izneo.com/read/9782800191942/[0:300]</text:p>
          </table:table-cell>
        </table:table-row>
        <table:table-row table:style-name="ro1">
          <table:table-cell office:value-type="string" calcext:value-type="string">
            <text:p>9782800191997</text:p>
          </table:table-cell>
          <table:table-cell table:formula="of:=[.$B$1]&amp;[.A924]&amp;&quot;/[0:300]&quot;" office:value-type="string" office:string-value="https://reader.izneo.com/read/9782800191997/[0:300]" calcext:value-type="string">
            <text:p>https://reader.izneo.com/read/9782800191997/[0:300]</text:p>
          </table:table-cell>
        </table:table-row>
        <table:table-row table:style-name="ro1">
          <table:table-cell office:value-type="string" calcext:value-type="string">
            <text:p>9782800192000</text:p>
          </table:table-cell>
          <table:table-cell table:formula="of:=[.$B$1]&amp;[.A925]&amp;&quot;/[0:300]&quot;" office:value-type="string" office:string-value="https://reader.izneo.com/read/9782800192000/[0:300]" calcext:value-type="string">
            <text:p>https://reader.izneo.com/read/9782800192000/[0:300]</text:p>
          </table:table-cell>
        </table:table-row>
        <table:table-row table:style-name="ro1">
          <table:table-cell office:value-type="string" calcext:value-type="string">
            <text:p>9782800192017</text:p>
          </table:table-cell>
          <table:table-cell table:formula="of:=[.$B$1]&amp;[.A926]&amp;&quot;/[0:300]&quot;" office:value-type="string" office:string-value="https://reader.izneo.com/read/9782800192017/[0:300]" calcext:value-type="string">
            <text:p>https://reader.izneo.com/read/9782800192017/[0:300]</text:p>
          </table:table-cell>
        </table:table-row>
        <table:table-row table:style-name="ro1">
          <table:table-cell office:value-type="string" calcext:value-type="string">
            <text:p>9782800192024</text:p>
          </table:table-cell>
          <table:table-cell table:formula="of:=[.$B$1]&amp;[.A927]&amp;&quot;/[0:300]&quot;" office:value-type="string" office:string-value="https://reader.izneo.com/read/9782800192024/[0:300]" calcext:value-type="string">
            <text:p>https://reader.izneo.com/read/9782800192024/[0:300]</text:p>
          </table:table-cell>
        </table:table-row>
        <table:table-row table:style-name="ro1">
          <table:table-cell office:value-type="string" calcext:value-type="string">
            <text:p>9782800192048</text:p>
          </table:table-cell>
          <table:table-cell table:formula="of:=[.$B$1]&amp;[.A928]&amp;&quot;/[0:300]&quot;" office:value-type="string" office:string-value="https://reader.izneo.com/read/9782800192048/[0:300]" calcext:value-type="string">
            <text:p>https://reader.izneo.com/read/9782800192048/[0:300]</text:p>
          </table:table-cell>
        </table:table-row>
        <table:table-row table:style-name="ro1">
          <table:table-cell office:value-type="string" calcext:value-type="string">
            <text:p>9782800192093</text:p>
          </table:table-cell>
          <table:table-cell table:formula="of:=[.$B$1]&amp;[.A929]&amp;&quot;/[0:300]&quot;" office:value-type="string" office:string-value="https://reader.izneo.com/read/9782800192093/[0:300]" calcext:value-type="string">
            <text:p>https://reader.izneo.com/read/9782800192093/[0:300]</text:p>
          </table:table-cell>
        </table:table-row>
        <table:table-row table:style-name="ro1">
          <table:table-cell office:value-type="string" calcext:value-type="string">
            <text:p>9782800192307</text:p>
          </table:table-cell>
          <table:table-cell table:formula="of:=[.$B$1]&amp;[.A930]&amp;&quot;/[0:300]&quot;" office:value-type="string" office:string-value="https://reader.izneo.com/read/9782800192307/[0:300]" calcext:value-type="string">
            <text:p>https://reader.izneo.com/read/9782800192307/[0:300]</text:p>
          </table:table-cell>
        </table:table-row>
        <table:table-row table:style-name="ro1">
          <table:table-cell office:value-type="string" calcext:value-type="string">
            <text:p>9782800192376</text:p>
          </table:table-cell>
          <table:table-cell table:formula="of:=[.$B$1]&amp;[.A931]&amp;&quot;/[0:300]&quot;" office:value-type="string" office:string-value="https://reader.izneo.com/read/9782800192376/[0:300]" calcext:value-type="string">
            <text:p>https://reader.izneo.com/read/9782800192376/[0:300]</text:p>
          </table:table-cell>
        </table:table-row>
        <table:table-row table:style-name="ro1">
          <table:table-cell office:value-type="string" calcext:value-type="string">
            <text:p>9782800192512</text:p>
          </table:table-cell>
          <table:table-cell table:formula="of:=[.$B$1]&amp;[.A932]&amp;&quot;/[0:300]&quot;" office:value-type="string" office:string-value="https://reader.izneo.com/read/9782800192512/[0:300]" calcext:value-type="string">
            <text:p>https://reader.izneo.com/read/9782800192512/[0:300]</text:p>
          </table:table-cell>
        </table:table-row>
        <table:table-row table:style-name="ro1">
          <table:table-cell office:value-type="string" calcext:value-type="string">
            <text:p>9782800192529</text:p>
          </table:table-cell>
          <table:table-cell table:formula="of:=[.$B$1]&amp;[.A933]&amp;&quot;/[0:300]&quot;" office:value-type="string" office:string-value="https://reader.izneo.com/read/9782800192529/[0:300]" calcext:value-type="string">
            <text:p>https://reader.izneo.com/read/9782800192529/[0:300]</text:p>
          </table:table-cell>
        </table:table-row>
        <table:table-row table:style-name="ro1">
          <table:table-cell office:value-type="string" calcext:value-type="string">
            <text:p>9782800192536</text:p>
          </table:table-cell>
          <table:table-cell table:formula="of:=[.$B$1]&amp;[.A934]&amp;&quot;/[0:300]&quot;" office:value-type="string" office:string-value="https://reader.izneo.com/read/9782800192536/[0:300]" calcext:value-type="string">
            <text:p>https://reader.izneo.com/read/9782800192536/[0:300]</text:p>
          </table:table-cell>
        </table:table-row>
        <table:table-row table:style-name="ro1">
          <table:table-cell office:value-type="string" calcext:value-type="string">
            <text:p>9782800192543</text:p>
          </table:table-cell>
          <table:table-cell table:formula="of:=[.$B$1]&amp;[.A935]&amp;&quot;/[0:300]&quot;" office:value-type="string" office:string-value="https://reader.izneo.com/read/9782800192543/[0:300]" calcext:value-type="string">
            <text:p>https://reader.izneo.com/read/9782800192543/[0:300]</text:p>
          </table:table-cell>
        </table:table-row>
        <table:table-row table:style-name="ro1">
          <table:table-cell office:value-type="string" calcext:value-type="string">
            <text:p>9782800192550</text:p>
          </table:table-cell>
          <table:table-cell table:formula="of:=[.$B$1]&amp;[.A936]&amp;&quot;/[0:300]&quot;" office:value-type="string" office:string-value="https://reader.izneo.com/read/9782800192550/[0:300]" calcext:value-type="string">
            <text:p>https://reader.izneo.com/read/9782800192550/[0:300]</text:p>
          </table:table-cell>
        </table:table-row>
        <table:table-row table:style-name="ro1">
          <table:table-cell office:value-type="string" calcext:value-type="string">
            <text:p>9782800192567</text:p>
          </table:table-cell>
          <table:table-cell table:formula="of:=[.$B$1]&amp;[.A937]&amp;&quot;/[0:300]&quot;" office:value-type="string" office:string-value="https://reader.izneo.com/read/9782800192567/[0:300]" calcext:value-type="string">
            <text:p>https://reader.izneo.com/read/9782800192567/[0:300]</text:p>
          </table:table-cell>
        </table:table-row>
        <table:table-row table:style-name="ro1">
          <table:table-cell office:value-type="string" calcext:value-type="string">
            <text:p>9782800192574</text:p>
          </table:table-cell>
          <table:table-cell table:formula="of:=[.$B$1]&amp;[.A938]&amp;&quot;/[0:300]&quot;" office:value-type="string" office:string-value="https://reader.izneo.com/read/9782800192574/[0:300]" calcext:value-type="string">
            <text:p>https://reader.izneo.com/read/9782800192574/[0:300]</text:p>
          </table:table-cell>
        </table:table-row>
        <table:table-row table:style-name="ro1">
          <table:table-cell office:value-type="string" calcext:value-type="string">
            <text:p>9782800192703</text:p>
          </table:table-cell>
          <table:table-cell table:formula="of:=[.$B$1]&amp;[.A939]&amp;&quot;/[0:300]&quot;" office:value-type="string" office:string-value="https://reader.izneo.com/read/9782800192703/[0:300]" calcext:value-type="string">
            <text:p>https://reader.izneo.com/read/9782800192703/[0:300]</text:p>
          </table:table-cell>
        </table:table-row>
        <table:table-row table:style-name="ro1">
          <table:table-cell office:value-type="string" calcext:value-type="string">
            <text:p>9782800192734</text:p>
          </table:table-cell>
          <table:table-cell table:formula="of:=[.$B$1]&amp;[.A940]&amp;&quot;/[0:300]&quot;" office:value-type="string" office:string-value="https://reader.izneo.com/read/9782800192734/[0:300]" calcext:value-type="string">
            <text:p>https://reader.izneo.com/read/9782800192734/[0:300]</text:p>
          </table:table-cell>
        </table:table-row>
        <table:table-row table:style-name="ro1">
          <table:table-cell office:value-type="string" calcext:value-type="string">
            <text:p>9782800192741</text:p>
          </table:table-cell>
          <table:table-cell table:formula="of:=[.$B$1]&amp;[.A941]&amp;&quot;/[0:300]&quot;" office:value-type="string" office:string-value="https://reader.izneo.com/read/9782800192741/[0:300]" calcext:value-type="string">
            <text:p>https://reader.izneo.com/read/9782800192741/[0:300]</text:p>
          </table:table-cell>
        </table:table-row>
        <table:table-row table:style-name="ro1">
          <table:table-cell office:value-type="string" calcext:value-type="string">
            <text:p>9782800192758</text:p>
          </table:table-cell>
          <table:table-cell table:formula="of:=[.$B$1]&amp;[.A942]&amp;&quot;/[0:300]&quot;" office:value-type="string" office:string-value="https://reader.izneo.com/read/9782800192758/[0:300]" calcext:value-type="string">
            <text:p>https://reader.izneo.com/read/9782800192758/[0:300]</text:p>
          </table:table-cell>
        </table:table-row>
        <table:table-row table:style-name="ro1">
          <table:table-cell office:value-type="string" calcext:value-type="string">
            <text:p>9782800192765</text:p>
          </table:table-cell>
          <table:table-cell table:formula="of:=[.$B$1]&amp;[.A943]&amp;&quot;/[0:300]&quot;" office:value-type="string" office:string-value="https://reader.izneo.com/read/9782800192765/[0:300]" calcext:value-type="string">
            <text:p>https://reader.izneo.com/read/9782800192765/[0:300]</text:p>
          </table:table-cell>
        </table:table-row>
        <table:table-row table:style-name="ro1">
          <table:table-cell office:value-type="string" calcext:value-type="string">
            <text:p>9782800192772</text:p>
          </table:table-cell>
          <table:table-cell table:formula="of:=[.$B$1]&amp;[.A944]&amp;&quot;/[0:300]&quot;" office:value-type="string" office:string-value="https://reader.izneo.com/read/9782800192772/[0:300]" calcext:value-type="string">
            <text:p>https://reader.izneo.com/read/9782800192772/[0:300]</text:p>
          </table:table-cell>
        </table:table-row>
        <table:table-row table:style-name="ro1">
          <table:table-cell office:value-type="string" calcext:value-type="string">
            <text:p>9782800192789</text:p>
          </table:table-cell>
          <table:table-cell table:formula="of:=[.$B$1]&amp;[.A945]&amp;&quot;/[0:300]&quot;" office:value-type="string" office:string-value="https://reader.izneo.com/read/9782800192789/[0:300]" calcext:value-type="string">
            <text:p>https://reader.izneo.com/read/9782800192789/[0:300]</text:p>
          </table:table-cell>
        </table:table-row>
        <table:table-row table:style-name="ro1">
          <table:table-cell office:value-type="string" calcext:value-type="string">
            <text:p>9782800192796</text:p>
          </table:table-cell>
          <table:table-cell table:formula="of:=[.$B$1]&amp;[.A946]&amp;&quot;/[0:300]&quot;" office:value-type="string" office:string-value="https://reader.izneo.com/read/9782800192796/[0:300]" calcext:value-type="string">
            <text:p>https://reader.izneo.com/read/9782800192796/[0:300]</text:p>
          </table:table-cell>
        </table:table-row>
        <table:table-row table:style-name="ro1">
          <table:table-cell office:value-type="string" calcext:value-type="string">
            <text:p>9782800192802</text:p>
          </table:table-cell>
          <table:table-cell table:formula="of:=[.$B$1]&amp;[.A947]&amp;&quot;/[0:300]&quot;" office:value-type="string" office:string-value="https://reader.izneo.com/read/9782800192802/[0:300]" calcext:value-type="string">
            <text:p>https://reader.izneo.com/read/9782800192802/[0:300]</text:p>
          </table:table-cell>
        </table:table-row>
        <table:table-row table:style-name="ro1">
          <table:table-cell office:value-type="string" calcext:value-type="string">
            <text:p>9782800192819</text:p>
          </table:table-cell>
          <table:table-cell table:formula="of:=[.$B$1]&amp;[.A948]&amp;&quot;/[0:300]&quot;" office:value-type="string" office:string-value="https://reader.izneo.com/read/9782800192819/[0:300]" calcext:value-type="string">
            <text:p>https://reader.izneo.com/read/9782800192819/[0:300]</text:p>
          </table:table-cell>
        </table:table-row>
        <table:table-row table:style-name="ro1">
          <table:table-cell office:value-type="string" calcext:value-type="string">
            <text:p>9782800192840</text:p>
          </table:table-cell>
          <table:table-cell table:formula="of:=[.$B$1]&amp;[.A949]&amp;&quot;/[0:300]&quot;" office:value-type="string" office:string-value="https://reader.izneo.com/read/9782800192840/[0:300]" calcext:value-type="string">
            <text:p>https://reader.izneo.com/read/9782800192840/[0:300]</text:p>
          </table:table-cell>
        </table:table-row>
        <table:table-row table:style-name="ro1">
          <table:table-cell office:value-type="string" calcext:value-type="string">
            <text:p>9782800192857</text:p>
          </table:table-cell>
          <table:table-cell table:formula="of:=[.$B$1]&amp;[.A950]&amp;&quot;/[0:300]&quot;" office:value-type="string" office:string-value="https://reader.izneo.com/read/9782800192857/[0:300]" calcext:value-type="string">
            <text:p>https://reader.izneo.com/read/9782800192857/[0:300]</text:p>
          </table:table-cell>
        </table:table-row>
        <table:table-row table:style-name="ro1">
          <table:table-cell office:value-type="string" calcext:value-type="string">
            <text:p>9782800192864</text:p>
          </table:table-cell>
          <table:table-cell table:formula="of:=[.$B$1]&amp;[.A951]&amp;&quot;/[0:300]&quot;" office:value-type="string" office:string-value="https://reader.izneo.com/read/9782800192864/[0:300]" calcext:value-type="string">
            <text:p>https://reader.izneo.com/read/9782800192864/[0:300]</text:p>
          </table:table-cell>
        </table:table-row>
        <table:table-row table:style-name="ro1">
          <table:table-cell office:value-type="string" calcext:value-type="string">
            <text:p>9782800192888</text:p>
          </table:table-cell>
          <table:table-cell table:formula="of:=[.$B$1]&amp;[.A952]&amp;&quot;/[0:300]&quot;" office:value-type="string" office:string-value="https://reader.izneo.com/read/9782800192888/[0:300]" calcext:value-type="string">
            <text:p>https://reader.izneo.com/read/9782800192888/[0:300]</text:p>
          </table:table-cell>
        </table:table-row>
        <table:table-row table:style-name="ro1">
          <table:table-cell office:value-type="string" calcext:value-type="string">
            <text:p>9782800193021</text:p>
          </table:table-cell>
          <table:table-cell table:formula="of:=[.$B$1]&amp;[.A953]&amp;&quot;/[0:300]&quot;" office:value-type="string" office:string-value="https://reader.izneo.com/read/9782800193021/[0:300]" calcext:value-type="string">
            <text:p>https://reader.izneo.com/read/9782800193021/[0:300]</text:p>
          </table:table-cell>
        </table:table-row>
        <table:table-row table:style-name="ro1">
          <table:table-cell office:value-type="string" calcext:value-type="string">
            <text:p>9782800193069</text:p>
          </table:table-cell>
          <table:table-cell table:formula="of:=[.$B$1]&amp;[.A954]&amp;&quot;/[0:300]&quot;" office:value-type="string" office:string-value="https://reader.izneo.com/read/9782800193069/[0:300]" calcext:value-type="string">
            <text:p>https://reader.izneo.com/read/9782800193069/[0:300]</text:p>
          </table:table-cell>
        </table:table-row>
        <table:table-row table:style-name="ro1">
          <table:table-cell office:value-type="string" calcext:value-type="string">
            <text:p>9782800193076</text:p>
          </table:table-cell>
          <table:table-cell table:formula="of:=[.$B$1]&amp;[.A955]&amp;&quot;/[0:300]&quot;" office:value-type="string" office:string-value="https://reader.izneo.com/read/9782800193076/[0:300]" calcext:value-type="string">
            <text:p>https://reader.izneo.com/read/9782800193076/[0:300]</text:p>
          </table:table-cell>
        </table:table-row>
        <table:table-row table:style-name="ro1">
          <table:table-cell office:value-type="string" calcext:value-type="string">
            <text:p>9782800193113</text:p>
          </table:table-cell>
          <table:table-cell table:formula="of:=[.$B$1]&amp;[.A956]&amp;&quot;/[0:300]&quot;" office:value-type="string" office:string-value="https://reader.izneo.com/read/9782800193113/[0:300]" calcext:value-type="string">
            <text:p>https://reader.izneo.com/read/9782800193113/[0:300]</text:p>
          </table:table-cell>
        </table:table-row>
        <table:table-row table:style-name="ro1">
          <table:table-cell office:value-type="string" calcext:value-type="string">
            <text:p>9782800193168</text:p>
          </table:table-cell>
          <table:table-cell table:formula="of:=[.$B$1]&amp;[.A957]&amp;&quot;/[0:300]&quot;" office:value-type="string" office:string-value="https://reader.izneo.com/read/9782800193168/[0:300]" calcext:value-type="string">
            <text:p>https://reader.izneo.com/read/9782800193168/[0:300]</text:p>
          </table:table-cell>
        </table:table-row>
        <table:table-row table:style-name="ro1">
          <table:table-cell office:value-type="string" calcext:value-type="string">
            <text:p>9782800193175</text:p>
          </table:table-cell>
          <table:table-cell table:formula="of:=[.$B$1]&amp;[.A958]&amp;&quot;/[0:300]&quot;" office:value-type="string" office:string-value="https://reader.izneo.com/read/9782800193175/[0:300]" calcext:value-type="string">
            <text:p>https://reader.izneo.com/read/9782800193175/[0:300]</text:p>
          </table:table-cell>
        </table:table-row>
        <table:table-row table:style-name="ro1">
          <table:table-cell office:value-type="string" calcext:value-type="string">
            <text:p>9782800193236</text:p>
          </table:table-cell>
          <table:table-cell table:formula="of:=[.$B$1]&amp;[.A959]&amp;&quot;/[0:300]&quot;" office:value-type="string" office:string-value="https://reader.izneo.com/read/9782800193236/[0:300]" calcext:value-type="string">
            <text:p>https://reader.izneo.com/read/9782800193236/[0:300]</text:p>
          </table:table-cell>
        </table:table-row>
        <table:table-row table:style-name="ro1">
          <table:table-cell office:value-type="string" calcext:value-type="string">
            <text:p>9782800193328</text:p>
          </table:table-cell>
          <table:table-cell table:formula="of:=[.$B$1]&amp;[.A960]&amp;&quot;/[0:300]&quot;" office:value-type="string" office:string-value="https://reader.izneo.com/read/9782800193328/[0:300]" calcext:value-type="string">
            <text:p>https://reader.izneo.com/read/9782800193328/[0:300]</text:p>
          </table:table-cell>
        </table:table-row>
        <table:table-row table:style-name="ro1">
          <table:table-cell office:value-type="string" calcext:value-type="string">
            <text:p>9782800193342</text:p>
          </table:table-cell>
          <table:table-cell table:formula="of:=[.$B$1]&amp;[.A961]&amp;&quot;/[0:300]&quot;" office:value-type="string" office:string-value="https://reader.izneo.com/read/9782800193342/[0:300]" calcext:value-type="string">
            <text:p>https://reader.izneo.com/read/9782800193342/[0:300]</text:p>
          </table:table-cell>
        </table:table-row>
        <table:table-row table:style-name="ro1">
          <table:table-cell office:value-type="string" calcext:value-type="string">
            <text:p>9782800193632</text:p>
          </table:table-cell>
          <table:table-cell table:formula="of:=[.$B$1]&amp;[.A962]&amp;&quot;/[0:300]&quot;" office:value-type="string" office:string-value="https://reader.izneo.com/read/9782800193632/[0:300]" calcext:value-type="string">
            <text:p>https://reader.izneo.com/read/9782800193632/[0:300]</text:p>
          </table:table-cell>
        </table:table-row>
        <table:table-row table:style-name="ro1">
          <table:table-cell office:value-type="string" calcext:value-type="string">
            <text:p>9782800193700</text:p>
          </table:table-cell>
          <table:table-cell table:formula="of:=[.$B$1]&amp;[.A963]&amp;&quot;/[0:300]&quot;" office:value-type="string" office:string-value="https://reader.izneo.com/read/9782800193700/[0:300]" calcext:value-type="string">
            <text:p>https://reader.izneo.com/read/9782800193700/[0:300]</text:p>
          </table:table-cell>
        </table:table-row>
        <table:table-row table:style-name="ro1">
          <table:table-cell office:value-type="string" calcext:value-type="string">
            <text:p>9782800193878</text:p>
          </table:table-cell>
          <table:table-cell table:formula="of:=[.$B$1]&amp;[.A964]&amp;&quot;/[0:300]&quot;" office:value-type="string" office:string-value="https://reader.izneo.com/read/9782800193878/[0:300]" calcext:value-type="string">
            <text:p>https://reader.izneo.com/read/9782800193878/[0:300]</text:p>
          </table:table-cell>
        </table:table-row>
        <table:table-row table:style-name="ro1">
          <table:table-cell office:value-type="string" calcext:value-type="string">
            <text:p>9782800193892</text:p>
          </table:table-cell>
          <table:table-cell table:formula="of:=[.$B$1]&amp;[.A965]&amp;&quot;/[0:300]&quot;" office:value-type="string" office:string-value="https://reader.izneo.com/read/9782800193892/[0:300]" calcext:value-type="string">
            <text:p>https://reader.izneo.com/read/9782800193892/[0:300]</text:p>
          </table:table-cell>
        </table:table-row>
        <table:table-row table:style-name="ro1">
          <table:table-cell office:value-type="string" calcext:value-type="string">
            <text:p>9782800193908</text:p>
          </table:table-cell>
          <table:table-cell table:formula="of:=[.$B$1]&amp;[.A966]&amp;&quot;/[0:300]&quot;" office:value-type="string" office:string-value="https://reader.izneo.com/read/9782800193908/[0:300]" calcext:value-type="string">
            <text:p>https://reader.izneo.com/read/9782800193908/[0:300]</text:p>
          </table:table-cell>
        </table:table-row>
        <table:table-row table:style-name="ro1">
          <table:table-cell office:value-type="string" calcext:value-type="string">
            <text:p>9782800193915</text:p>
          </table:table-cell>
          <table:table-cell table:formula="of:=[.$B$1]&amp;[.A967]&amp;&quot;/[0:300]&quot;" office:value-type="string" office:string-value="https://reader.izneo.com/read/9782800193915/[0:300]" calcext:value-type="string">
            <text:p>https://reader.izneo.com/read/9782800193915/[0:300]</text:p>
          </table:table-cell>
        </table:table-row>
        <table:table-row table:style-name="ro1">
          <table:table-cell office:value-type="string" calcext:value-type="string">
            <text:p>9782800193922</text:p>
          </table:table-cell>
          <table:table-cell table:formula="of:=[.$B$1]&amp;[.A968]&amp;&quot;/[0:300]&quot;" office:value-type="string" office:string-value="https://reader.izneo.com/read/9782800193922/[0:300]" calcext:value-type="string">
            <text:p>https://reader.izneo.com/read/9782800193922/[0:300]</text:p>
          </table:table-cell>
        </table:table-row>
        <table:table-row table:style-name="ro1">
          <table:table-cell office:value-type="string" calcext:value-type="string">
            <text:p>9782800193946</text:p>
          </table:table-cell>
          <table:table-cell table:formula="of:=[.$B$1]&amp;[.A969]&amp;&quot;/[0:300]&quot;" office:value-type="string" office:string-value="https://reader.izneo.com/read/9782800193946/[0:300]" calcext:value-type="string">
            <text:p>https://reader.izneo.com/read/9782800193946/[0:300]</text:p>
          </table:table-cell>
        </table:table-row>
        <table:table-row table:style-name="ro1">
          <table:table-cell office:value-type="string" calcext:value-type="string">
            <text:p>9782800193953</text:p>
          </table:table-cell>
          <table:table-cell table:formula="of:=[.$B$1]&amp;[.A970]&amp;&quot;/[0:300]&quot;" office:value-type="string" office:string-value="https://reader.izneo.com/read/9782800193953/[0:300]" calcext:value-type="string">
            <text:p>https://reader.izneo.com/read/9782800193953/[0:300]</text:p>
          </table:table-cell>
        </table:table-row>
        <table:table-row table:style-name="ro1">
          <table:table-cell office:value-type="string" calcext:value-type="string">
            <text:p>9782800193960</text:p>
          </table:table-cell>
          <table:table-cell table:formula="of:=[.$B$1]&amp;[.A971]&amp;&quot;/[0:300]&quot;" office:value-type="string" office:string-value="https://reader.izneo.com/read/9782800193960/[0:300]" calcext:value-type="string">
            <text:p>https://reader.izneo.com/read/9782800193960/[0:300]</text:p>
          </table:table-cell>
        </table:table-row>
        <table:table-row table:style-name="ro1">
          <table:table-cell office:value-type="string" calcext:value-type="string">
            <text:p>9782800193977</text:p>
          </table:table-cell>
          <table:table-cell table:formula="of:=[.$B$1]&amp;[.A972]&amp;&quot;/[0:300]&quot;" office:value-type="string" office:string-value="https://reader.izneo.com/read/9782800193977/[0:300]" calcext:value-type="string">
            <text:p>https://reader.izneo.com/read/9782800193977/[0:300]</text:p>
          </table:table-cell>
        </table:table-row>
        <table:table-row table:style-name="ro1">
          <table:table-cell office:value-type="string" calcext:value-type="string">
            <text:p>9782800193991</text:p>
          </table:table-cell>
          <table:table-cell table:formula="of:=[.$B$1]&amp;[.A973]&amp;&quot;/[0:300]&quot;" office:value-type="string" office:string-value="https://reader.izneo.com/read/9782800193991/[0:300]" calcext:value-type="string">
            <text:p>https://reader.izneo.com/read/9782800193991/[0:300]</text:p>
          </table:table-cell>
        </table:table-row>
        <table:table-row table:style-name="ro1">
          <table:table-cell office:value-type="string" calcext:value-type="string">
            <text:p>9782800194004</text:p>
          </table:table-cell>
          <table:table-cell table:formula="of:=[.$B$1]&amp;[.A974]&amp;&quot;/[0:300]&quot;" office:value-type="string" office:string-value="https://reader.izneo.com/read/9782800194004/[0:300]" calcext:value-type="string">
            <text:p>https://reader.izneo.com/read/9782800194004/[0:300]</text:p>
          </table:table-cell>
        </table:table-row>
        <table:table-row table:style-name="ro1">
          <table:table-cell office:value-type="string" calcext:value-type="string">
            <text:p>9782800195148</text:p>
          </table:table-cell>
          <table:table-cell table:formula="of:=[.$B$1]&amp;[.A975]&amp;&quot;/[0:300]&quot;" office:value-type="string" office:string-value="https://reader.izneo.com/read/9782800195148/[0:300]" calcext:value-type="string">
            <text:p>https://reader.izneo.com/read/9782800195148/[0:300]</text:p>
          </table:table-cell>
        </table:table-row>
        <table:table-row table:style-name="ro1">
          <table:table-cell office:value-type="string" calcext:value-type="string">
            <text:p>9782800195193</text:p>
          </table:table-cell>
          <table:table-cell table:formula="of:=[.$B$1]&amp;[.A976]&amp;&quot;/[0:300]&quot;" office:value-type="string" office:string-value="https://reader.izneo.com/read/9782800195193/[0:300]" calcext:value-type="string">
            <text:p>https://reader.izneo.com/read/9782800195193/[0:300]</text:p>
          </table:table-cell>
        </table:table-row>
        <table:table-row table:style-name="ro1">
          <table:table-cell office:value-type="string" calcext:value-type="string">
            <text:p>9782800195209</text:p>
          </table:table-cell>
          <table:table-cell table:formula="of:=[.$B$1]&amp;[.A977]&amp;&quot;/[0:300]&quot;" office:value-type="string" office:string-value="https://reader.izneo.com/read/9782800195209/[0:300]" calcext:value-type="string">
            <text:p>https://reader.izneo.com/read/9782800195209/[0:300]</text:p>
          </table:table-cell>
        </table:table-row>
        <table:table-row table:style-name="ro1">
          <table:table-cell office:value-type="string" calcext:value-type="string">
            <text:p>9782800195230</text:p>
          </table:table-cell>
          <table:table-cell table:formula="of:=[.$B$1]&amp;[.A978]&amp;&quot;/[0:300]&quot;" office:value-type="string" office:string-value="https://reader.izneo.com/read/9782800195230/[0:300]" calcext:value-type="string">
            <text:p>https://reader.izneo.com/read/9782800195230/[0:300]</text:p>
          </table:table-cell>
        </table:table-row>
        <table:table-row table:style-name="ro1">
          <table:table-cell office:value-type="string" calcext:value-type="string">
            <text:p>9782800195308</text:p>
          </table:table-cell>
          <table:table-cell table:formula="of:=[.$B$1]&amp;[.A979]&amp;&quot;/[0:300]&quot;" office:value-type="string" office:string-value="https://reader.izneo.com/read/9782800195308/[0:300]" calcext:value-type="string">
            <text:p>https://reader.izneo.com/read/9782800195308/[0:300]</text:p>
          </table:table-cell>
        </table:table-row>
        <table:table-row table:style-name="ro1">
          <table:table-cell office:value-type="string" calcext:value-type="string">
            <text:p>9782800195322</text:p>
          </table:table-cell>
          <table:table-cell table:formula="of:=[.$B$1]&amp;[.A980]&amp;&quot;/[0:300]&quot;" office:value-type="string" office:string-value="https://reader.izneo.com/read/9782800195322/[0:300]" calcext:value-type="string">
            <text:p>https://reader.izneo.com/read/9782800195322/[0:300]</text:p>
          </table:table-cell>
        </table:table-row>
        <table:table-row table:style-name="ro1">
          <table:table-cell office:value-type="string" calcext:value-type="string">
            <text:p>9782800195339</text:p>
          </table:table-cell>
          <table:table-cell table:formula="of:=[.$B$1]&amp;[.A981]&amp;&quot;/[0:300]&quot;" office:value-type="string" office:string-value="https://reader.izneo.com/read/9782800195339/[0:300]" calcext:value-type="string">
            <text:p>https://reader.izneo.com/read/9782800195339/[0:300]</text:p>
          </table:table-cell>
        </table:table-row>
        <table:table-row table:style-name="ro1">
          <table:table-cell office:value-type="string" calcext:value-type="string">
            <text:p>9782800195353</text:p>
          </table:table-cell>
          <table:table-cell table:formula="of:=[.$B$1]&amp;[.A982]&amp;&quot;/[0:300]&quot;" office:value-type="string" office:string-value="https://reader.izneo.com/read/9782800195353/[0:300]" calcext:value-type="string">
            <text:p>https://reader.izneo.com/read/9782800195353/[0:300]</text:p>
          </table:table-cell>
        </table:table-row>
        <table:table-row table:style-name="ro1">
          <table:table-cell office:value-type="string" calcext:value-type="string">
            <text:p>9782800195414</text:p>
          </table:table-cell>
          <table:table-cell table:formula="of:=[.$B$1]&amp;[.A983]&amp;&quot;/[0:300]&quot;" office:value-type="string" office:string-value="https://reader.izneo.com/read/9782800195414/[0:300]" calcext:value-type="string">
            <text:p>https://reader.izneo.com/read/9782800195414/[0:300]</text:p>
          </table:table-cell>
        </table:table-row>
        <table:table-row table:style-name="ro1">
          <table:table-cell office:value-type="string" calcext:value-type="string">
            <text:p>9782800195810</text:p>
          </table:table-cell>
          <table:table-cell table:formula="of:=[.$B$1]&amp;[.A984]&amp;&quot;/[0:300]&quot;" office:value-type="string" office:string-value="https://reader.izneo.com/read/9782800195810/[0:300]" calcext:value-type="string">
            <text:p>https://reader.izneo.com/read/9782800195810/[0:300]</text:p>
          </table:table-cell>
        </table:table-row>
        <table:table-row table:style-name="ro1">
          <table:table-cell office:value-type="string" calcext:value-type="string">
            <text:p>9782800196008</text:p>
          </table:table-cell>
          <table:table-cell table:formula="of:=[.$B$1]&amp;[.A985]&amp;&quot;/[0:300]&quot;" office:value-type="string" office:string-value="https://reader.izneo.com/read/9782800196008/[0:300]" calcext:value-type="string">
            <text:p>https://reader.izneo.com/read/9782800196008/[0:300]</text:p>
          </table:table-cell>
        </table:table-row>
        <table:table-row table:style-name="ro1">
          <table:table-cell office:value-type="string" calcext:value-type="string">
            <text:p>9782800196053</text:p>
          </table:table-cell>
          <table:table-cell table:formula="of:=[.$B$1]&amp;[.A986]&amp;&quot;/[0:300]&quot;" office:value-type="string" office:string-value="https://reader.izneo.com/read/9782800196053/[0:300]" calcext:value-type="string">
            <text:p>https://reader.izneo.com/read/9782800196053/[0:300]</text:p>
          </table:table-cell>
        </table:table-row>
        <table:table-row table:style-name="ro1">
          <table:table-cell office:value-type="string" calcext:value-type="string">
            <text:p>9782800196060</text:p>
          </table:table-cell>
          <table:table-cell table:formula="of:=[.$B$1]&amp;[.A987]&amp;&quot;/[0:300]&quot;" office:value-type="string" office:string-value="https://reader.izneo.com/read/9782800196060/[0:300]" calcext:value-type="string">
            <text:p>https://reader.izneo.com/read/9782800196060/[0:300]</text:p>
          </table:table-cell>
        </table:table-row>
        <table:table-row table:style-name="ro1">
          <table:table-cell office:value-type="string" calcext:value-type="string">
            <text:p>9782800196404</text:p>
          </table:table-cell>
          <table:table-cell table:formula="of:=[.$B$1]&amp;[.A988]&amp;&quot;/[0:300]&quot;" office:value-type="string" office:string-value="https://reader.izneo.com/read/9782800196404/[0:300]" calcext:value-type="string">
            <text:p>https://reader.izneo.com/read/9782800196404/[0:300]</text:p>
          </table:table-cell>
        </table:table-row>
        <table:table-row table:style-name="ro1">
          <table:table-cell office:value-type="string" calcext:value-type="string">
            <text:p>9782800196787</text:p>
          </table:table-cell>
          <table:table-cell table:formula="of:=[.$B$1]&amp;[.A989]&amp;&quot;/[0:300]&quot;" office:value-type="string" office:string-value="https://reader.izneo.com/read/9782800196787/[0:300]" calcext:value-type="string">
            <text:p>https://reader.izneo.com/read/9782800196787/[0:300]</text:p>
          </table:table-cell>
        </table:table-row>
        <table:table-row table:style-name="ro1">
          <table:table-cell office:value-type="string" calcext:value-type="string">
            <text:p>9782800197074</text:p>
          </table:table-cell>
          <table:table-cell table:formula="of:=[.$B$1]&amp;[.A990]&amp;&quot;/[0:300]&quot;" office:value-type="string" office:string-value="https://reader.izneo.com/read/9782800197074/[0:300]" calcext:value-type="string">
            <text:p>https://reader.izneo.com/read/9782800197074/[0:300]</text:p>
          </table:table-cell>
        </table:table-row>
        <table:table-row table:style-name="ro1">
          <table:table-cell office:value-type="string" calcext:value-type="string">
            <text:p>9782800197081</text:p>
          </table:table-cell>
          <table:table-cell table:formula="of:=[.$B$1]&amp;[.A991]&amp;&quot;/[0:300]&quot;" office:value-type="string" office:string-value="https://reader.izneo.com/read/9782800197081/[0:300]" calcext:value-type="string">
            <text:p>https://reader.izneo.com/read/9782800197081/[0:300]</text:p>
          </table:table-cell>
        </table:table-row>
        <table:table-row table:style-name="ro1">
          <table:table-cell office:value-type="string" calcext:value-type="string">
            <text:p>9782800197098</text:p>
          </table:table-cell>
          <table:table-cell table:formula="of:=[.$B$1]&amp;[.A992]&amp;&quot;/[0:300]&quot;" office:value-type="string" office:string-value="https://reader.izneo.com/read/9782800197098/[0:300]" calcext:value-type="string">
            <text:p>https://reader.izneo.com/read/9782800197098/[0:300]</text:p>
          </table:table-cell>
        </table:table-row>
        <table:table-row table:style-name="ro1">
          <table:table-cell office:value-type="string" calcext:value-type="string">
            <text:p>9782800197166</text:p>
          </table:table-cell>
          <table:table-cell table:formula="of:=[.$B$1]&amp;[.A993]&amp;&quot;/[0:300]&quot;" office:value-type="string" office:string-value="https://reader.izneo.com/read/9782800197166/[0:300]" calcext:value-type="string">
            <text:p>https://reader.izneo.com/read/9782800197166/[0:300]</text:p>
          </table:table-cell>
        </table:table-row>
        <table:table-row table:style-name="ro1">
          <table:table-cell office:value-type="string" calcext:value-type="string">
            <text:p>9782800197173</text:p>
          </table:table-cell>
          <table:table-cell table:formula="of:=[.$B$1]&amp;[.A994]&amp;&quot;/[0:300]&quot;" office:value-type="string" office:string-value="https://reader.izneo.com/read/9782800197173/[0:300]" calcext:value-type="string">
            <text:p>https://reader.izneo.com/read/9782800197173/[0:300]</text:p>
          </table:table-cell>
        </table:table-row>
        <table:table-row table:style-name="ro1">
          <table:table-cell office:value-type="string" calcext:value-type="string">
            <text:p>9782800197180</text:p>
          </table:table-cell>
          <table:table-cell table:formula="of:=[.$B$1]&amp;[.A995]&amp;&quot;/[0:300]&quot;" office:value-type="string" office:string-value="https://reader.izneo.com/read/9782800197180/[0:300]" calcext:value-type="string">
            <text:p>https://reader.izneo.com/read/9782800197180/[0:300]</text:p>
          </table:table-cell>
        </table:table-row>
        <table:table-row table:style-name="ro1">
          <table:table-cell office:value-type="string" calcext:value-type="string">
            <text:p>9782800197234</text:p>
          </table:table-cell>
          <table:table-cell table:formula="of:=[.$B$1]&amp;[.A996]&amp;&quot;/[0:300]&quot;" office:value-type="string" office:string-value="https://reader.izneo.com/read/9782800197234/[0:300]" calcext:value-type="string">
            <text:p>https://reader.izneo.com/read/9782800197234/[0:300]</text:p>
          </table:table-cell>
        </table:table-row>
        <table:table-row table:style-name="ro1">
          <table:table-cell office:value-type="string" calcext:value-type="string">
            <text:p>9782800197265</text:p>
          </table:table-cell>
          <table:table-cell table:formula="of:=[.$B$1]&amp;[.A997]&amp;&quot;/[0:300]&quot;" office:value-type="string" office:string-value="https://reader.izneo.com/read/9782800197265/[0:300]" calcext:value-type="string">
            <text:p>https://reader.izneo.com/read/9782800197265/[0:300]</text:p>
          </table:table-cell>
        </table:table-row>
        <table:table-row table:style-name="ro1">
          <table:table-cell office:value-type="string" calcext:value-type="string">
            <text:p>9782800197272</text:p>
          </table:table-cell>
          <table:table-cell table:formula="of:=[.$B$1]&amp;[.A998]&amp;&quot;/[0:300]&quot;" office:value-type="string" office:string-value="https://reader.izneo.com/read/9782800197272/[0:300]" calcext:value-type="string">
            <text:p>https://reader.izneo.com/read/9782800197272/[0:300]</text:p>
          </table:table-cell>
        </table:table-row>
        <table:table-row table:style-name="ro1">
          <table:table-cell office:value-type="string" calcext:value-type="string">
            <text:p>9782800197364</text:p>
          </table:table-cell>
          <table:table-cell table:formula="of:=[.$B$1]&amp;[.A999]&amp;&quot;/[0:300]&quot;" office:value-type="string" office:string-value="https://reader.izneo.com/read/9782800197364/[0:300]" calcext:value-type="string">
            <text:p>https://reader.izneo.com/read/9782800197364/[0:300]</text:p>
          </table:table-cell>
        </table:table-row>
        <table:table-row table:style-name="ro1">
          <table:table-cell office:value-type="string" calcext:value-type="string">
            <text:p>9782800197371</text:p>
          </table:table-cell>
          <table:table-cell table:formula="of:=[.$B$1]&amp;[.A1000]&amp;&quot;/[0:300]&quot;" office:value-type="string" office:string-value="https://reader.izneo.com/read/9782800197371/[0:300]" calcext:value-type="string">
            <text:p>https://reader.izneo.com/read/9782800197371/[0:300]</text:p>
          </table:table-cell>
        </table:table-row>
        <table:table-row table:style-name="ro1">
          <table:table-cell office:value-type="string" calcext:value-type="string">
            <text:p>9782800197579</text:p>
          </table:table-cell>
          <table:table-cell table:formula="of:=[.$B$1]&amp;[.A1001]&amp;&quot;/[0:300]&quot;" office:value-type="string" office:string-value="https://reader.izneo.com/read/9782800197579/[0:300]" calcext:value-type="string">
            <text:p>https://reader.izneo.com/read/9782800197579/[0:300]</text:p>
          </table:table-cell>
        </table:table-row>
        <table:table-row table:style-name="ro1">
          <table:table-cell office:value-type="string" calcext:value-type="string">
            <text:p>9782800197593</text:p>
          </table:table-cell>
          <table:table-cell table:formula="of:=[.$B$1]&amp;[.A1002]&amp;&quot;/[0:300]&quot;" office:value-type="string" office:string-value="https://reader.izneo.com/read/9782800197593/[0:300]" calcext:value-type="string">
            <text:p>https://reader.izneo.com/read/9782800197593/[0:300]</text:p>
          </table:table-cell>
        </table:table-row>
        <table:table-row table:style-name="ro1">
          <table:table-cell office:value-type="string" calcext:value-type="string">
            <text:p>9782800197708</text:p>
          </table:table-cell>
          <table:table-cell table:formula="of:=[.$B$1]&amp;[.A1003]&amp;&quot;/[0:300]&quot;" office:value-type="string" office:string-value="https://reader.izneo.com/read/9782800197708/[0:300]" calcext:value-type="string">
            <text:p>https://reader.izneo.com/read/9782800197708/[0:300]</text:p>
          </table:table-cell>
        </table:table-row>
        <table:table-row table:style-name="ro1">
          <table:table-cell office:value-type="string" calcext:value-type="string">
            <text:p>9782800197739</text:p>
          </table:table-cell>
          <table:table-cell table:formula="of:=[.$B$1]&amp;[.A1004]&amp;&quot;/[0:300]&quot;" office:value-type="string" office:string-value="https://reader.izneo.com/read/9782800197739/[0:300]" calcext:value-type="string">
            <text:p>https://reader.izneo.com/read/9782800197739/[0:300]</text:p>
          </table:table-cell>
        </table:table-row>
        <table:table-row table:style-name="ro1">
          <table:table-cell office:value-type="string" calcext:value-type="string">
            <text:p>9782800197746</text:p>
          </table:table-cell>
          <table:table-cell table:formula="of:=[.$B$1]&amp;[.A1005]&amp;&quot;/[0:300]&quot;" office:value-type="string" office:string-value="https://reader.izneo.com/read/9782800197746/[0:300]" calcext:value-type="string">
            <text:p>https://reader.izneo.com/read/9782800197746/[0:300]</text:p>
          </table:table-cell>
        </table:table-row>
        <table:table-row table:style-name="ro1">
          <table:table-cell office:value-type="string" calcext:value-type="string">
            <text:p>9782800198040</text:p>
          </table:table-cell>
          <table:table-cell table:formula="of:=[.$B$1]&amp;[.A1006]&amp;&quot;/[0:300]&quot;" office:value-type="string" office:string-value="https://reader.izneo.com/read/9782800198040/[0:300]" calcext:value-type="string">
            <text:p>https://reader.izneo.com/read/9782800198040/[0:300]</text:p>
          </table:table-cell>
        </table:table-row>
        <table:table-row table:style-name="ro1">
          <table:table-cell office:value-type="string" calcext:value-type="string">
            <text:p>9782800198057</text:p>
          </table:table-cell>
          <table:table-cell table:formula="of:=[.$B$1]&amp;[.A1007]&amp;&quot;/[0:300]&quot;" office:value-type="string" office:string-value="https://reader.izneo.com/read/9782800198057/[0:300]" calcext:value-type="string">
            <text:p>https://reader.izneo.com/read/9782800198057/[0:300]</text:p>
          </table:table-cell>
        </table:table-row>
        <table:table-row table:style-name="ro1">
          <table:table-cell office:value-type="string" calcext:value-type="string">
            <text:p>9782800198064</text:p>
          </table:table-cell>
          <table:table-cell table:formula="of:=[.$B$1]&amp;[.A1008]&amp;&quot;/[0:300]&quot;" office:value-type="string" office:string-value="https://reader.izneo.com/read/9782800198064/[0:300]" calcext:value-type="string">
            <text:p>https://reader.izneo.com/read/9782800198064/[0:300]</text:p>
          </table:table-cell>
        </table:table-row>
        <table:table-row table:style-name="ro1">
          <table:table-cell office:value-type="string" calcext:value-type="string">
            <text:p>9782800198071</text:p>
          </table:table-cell>
          <table:table-cell table:formula="of:=[.$B$1]&amp;[.A1009]&amp;&quot;/[0:300]&quot;" office:value-type="string" office:string-value="https://reader.izneo.com/read/9782800198071/[0:300]" calcext:value-type="string">
            <text:p>https://reader.izneo.com/read/9782800198071/[0:300]</text:p>
          </table:table-cell>
        </table:table-row>
        <table:table-row table:style-name="ro1">
          <table:table-cell office:value-type="string" calcext:value-type="string">
            <text:p>9782800198088</text:p>
          </table:table-cell>
          <table:table-cell table:formula="of:=[.$B$1]&amp;[.A1010]&amp;&quot;/[0:300]&quot;" office:value-type="string" office:string-value="https://reader.izneo.com/read/9782800198088/[0:300]" calcext:value-type="string">
            <text:p>https://reader.izneo.com/read/9782800198088/[0:300]</text:p>
          </table:table-cell>
        </table:table-row>
        <table:table-row table:style-name="ro1">
          <table:table-cell office:value-type="string" calcext:value-type="string">
            <text:p>9782800198095</text:p>
          </table:table-cell>
          <table:table-cell table:formula="of:=[.$B$1]&amp;[.A1011]&amp;&quot;/[0:300]&quot;" office:value-type="string" office:string-value="https://reader.izneo.com/read/9782800198095/[0:300]" calcext:value-type="string">
            <text:p>https://reader.izneo.com/read/9782800198095/[0:300]</text:p>
          </table:table-cell>
        </table:table-row>
        <table:table-row table:style-name="ro1">
          <table:table-cell office:value-type="string" calcext:value-type="string">
            <text:p>9782800198125</text:p>
          </table:table-cell>
          <table:table-cell table:formula="of:=[.$B$1]&amp;[.A1012]&amp;&quot;/[0:300]&quot;" office:value-type="string" office:string-value="https://reader.izneo.com/read/9782800198125/[0:300]" calcext:value-type="string">
            <text:p>https://reader.izneo.com/read/9782800198125/[0:300]</text:p>
          </table:table-cell>
        </table:table-row>
        <table:table-row table:style-name="ro1">
          <table:table-cell office:value-type="string" calcext:value-type="string">
            <text:p>9782800198132</text:p>
          </table:table-cell>
          <table:table-cell table:formula="of:=[.$B$1]&amp;[.A1013]&amp;&quot;/[0:300]&quot;" office:value-type="string" office:string-value="https://reader.izneo.com/read/9782800198132/[0:300]" calcext:value-type="string">
            <text:p>https://reader.izneo.com/read/9782800198132/[0:300]</text:p>
          </table:table-cell>
        </table:table-row>
        <table:table-row table:style-name="ro1">
          <table:table-cell office:value-type="string" calcext:value-type="string">
            <text:p>9782800198149</text:p>
          </table:table-cell>
          <table:table-cell table:formula="of:=[.$B$1]&amp;[.A1014]&amp;&quot;/[0:300]&quot;" office:value-type="string" office:string-value="https://reader.izneo.com/read/9782800198149/[0:300]" calcext:value-type="string">
            <text:p>https://reader.izneo.com/read/9782800198149/[0:300]</text:p>
          </table:table-cell>
        </table:table-row>
        <table:table-row table:style-name="ro1">
          <table:table-cell office:value-type="string" calcext:value-type="string">
            <text:p>9782800198163</text:p>
          </table:table-cell>
          <table:table-cell table:formula="of:=[.$B$1]&amp;[.A1015]&amp;&quot;/[0:300]&quot;" office:value-type="string" office:string-value="https://reader.izneo.com/read/9782800198163/[0:300]" calcext:value-type="string">
            <text:p>https://reader.izneo.com/read/9782800198163/[0:300]</text:p>
          </table:table-cell>
        </table:table-row>
        <table:table-row table:style-name="ro1">
          <table:table-cell office:value-type="string" calcext:value-type="string">
            <text:p>9782800198170</text:p>
          </table:table-cell>
          <table:table-cell table:formula="of:=[.$B$1]&amp;[.A1016]&amp;&quot;/[0:300]&quot;" office:value-type="string" office:string-value="https://reader.izneo.com/read/9782800198170/[0:300]" calcext:value-type="string">
            <text:p>https://reader.izneo.com/read/9782800198170/[0:300]</text:p>
          </table:table-cell>
        </table:table-row>
        <table:table-row table:style-name="ro1">
          <table:table-cell office:value-type="string" calcext:value-type="string">
            <text:p>9782800198194</text:p>
          </table:table-cell>
          <table:table-cell table:formula="of:=[.$B$1]&amp;[.A1017]&amp;&quot;/[0:300]&quot;" office:value-type="string" office:string-value="https://reader.izneo.com/read/9782800198194/[0:300]" calcext:value-type="string">
            <text:p>https://reader.izneo.com/read/9782800198194/[0:300]</text:p>
          </table:table-cell>
        </table:table-row>
        <table:table-row table:style-name="ro1">
          <table:table-cell office:value-type="string" calcext:value-type="string">
            <text:p>9782800198224</text:p>
          </table:table-cell>
          <table:table-cell table:formula="of:=[.$B$1]&amp;[.A1018]&amp;&quot;/[0:300]&quot;" office:value-type="string" office:string-value="https://reader.izneo.com/read/9782800198224/[0:300]" calcext:value-type="string">
            <text:p>https://reader.izneo.com/read/9782800198224/[0:300]</text:p>
          </table:table-cell>
        </table:table-row>
        <table:table-row table:style-name="ro1">
          <table:table-cell office:value-type="string" calcext:value-type="string">
            <text:p>9782800198309</text:p>
          </table:table-cell>
          <table:table-cell table:formula="of:=[.$B$1]&amp;[.A1019]&amp;&quot;/[0:300]&quot;" office:value-type="string" office:string-value="https://reader.izneo.com/read/9782800198309/[0:300]" calcext:value-type="string">
            <text:p>https://reader.izneo.com/read/9782800198309/[0:300]</text:p>
          </table:table-cell>
        </table:table-row>
        <table:table-row table:style-name="ro1">
          <table:table-cell office:value-type="string" calcext:value-type="string">
            <text:p>9782800198316</text:p>
          </table:table-cell>
          <table:table-cell table:formula="of:=[.$B$1]&amp;[.A1020]&amp;&quot;/[0:300]&quot;" office:value-type="string" office:string-value="https://reader.izneo.com/read/9782800198316/[0:300]" calcext:value-type="string">
            <text:p>https://reader.izneo.com/read/9782800198316/[0:300]</text:p>
          </table:table-cell>
        </table:table-row>
        <table:table-row table:style-name="ro1">
          <table:table-cell office:value-type="string" calcext:value-type="string">
            <text:p>9782800198354</text:p>
          </table:table-cell>
          <table:table-cell table:formula="of:=[.$B$1]&amp;[.A1021]&amp;&quot;/[0:300]&quot;" office:value-type="string" office:string-value="https://reader.izneo.com/read/9782800198354/[0:300]" calcext:value-type="string">
            <text:p>https://reader.izneo.com/read/9782800198354/[0:300]</text:p>
          </table:table-cell>
        </table:table-row>
        <table:table-row table:style-name="ro1">
          <table:table-cell office:value-type="string" calcext:value-type="string">
            <text:p>9782800198361</text:p>
          </table:table-cell>
          <table:table-cell table:formula="of:=[.$B$1]&amp;[.A1022]&amp;&quot;/[0:300]&quot;" office:value-type="string" office:string-value="https://reader.izneo.com/read/9782800198361/[0:300]" calcext:value-type="string">
            <text:p>https://reader.izneo.com/read/9782800198361/[0:300]</text:p>
          </table:table-cell>
        </table:table-row>
        <table:table-row table:style-name="ro1">
          <table:table-cell office:value-type="string" calcext:value-type="string">
            <text:p>9782800198378</text:p>
          </table:table-cell>
          <table:table-cell table:formula="of:=[.$B$1]&amp;[.A1023]&amp;&quot;/[0:300]&quot;" office:value-type="string" office:string-value="https://reader.izneo.com/read/9782800198378/[0:300]" calcext:value-type="string">
            <text:p>https://reader.izneo.com/read/9782800198378/[0:300]</text:p>
          </table:table-cell>
        </table:table-row>
        <table:table-row table:style-name="ro1">
          <table:table-cell office:value-type="string" calcext:value-type="string">
            <text:p>9782800198385</text:p>
          </table:table-cell>
          <table:table-cell table:formula="of:=[.$B$1]&amp;[.A1024]&amp;&quot;/[0:300]&quot;" office:value-type="string" office:string-value="https://reader.izneo.com/read/9782800198385/[0:300]" calcext:value-type="string">
            <text:p>https://reader.izneo.com/read/9782800198385/[0:300]</text:p>
          </table:table-cell>
        </table:table-row>
        <table:table-row table:style-name="ro1">
          <table:table-cell office:value-type="string" calcext:value-type="string">
            <text:p>9782800198392</text:p>
          </table:table-cell>
          <table:table-cell table:formula="of:=[.$B$1]&amp;[.A1025]&amp;&quot;/[0:300]&quot;" office:value-type="string" office:string-value="https://reader.izneo.com/read/9782800198392/[0:300]" calcext:value-type="string">
            <text:p>https://reader.izneo.com/read/9782800198392/[0:300]</text:p>
          </table:table-cell>
        </table:table-row>
        <table:table-row table:style-name="ro1">
          <table:table-cell office:value-type="string" calcext:value-type="string">
            <text:p>9782800198408</text:p>
          </table:table-cell>
          <table:table-cell table:formula="of:=[.$B$1]&amp;[.A1026]&amp;&quot;/[0:300]&quot;" office:value-type="string" office:string-value="https://reader.izneo.com/read/9782800198408/[0:300]" calcext:value-type="string">
            <text:p>https://reader.izneo.com/read/9782800198408/[0:300]</text:p>
          </table:table-cell>
        </table:table-row>
        <table:table-row table:style-name="ro1">
          <table:table-cell office:value-type="string" calcext:value-type="string">
            <text:p>9782800198422</text:p>
          </table:table-cell>
          <table:table-cell table:formula="of:=[.$B$1]&amp;[.A1027]&amp;&quot;/[0:300]&quot;" office:value-type="string" office:string-value="https://reader.izneo.com/read/9782800198422/[0:300]" calcext:value-type="string">
            <text:p>https://reader.izneo.com/read/9782800198422/[0:300]</text:p>
          </table:table-cell>
        </table:table-row>
        <table:table-row table:style-name="ro1">
          <table:table-cell office:value-type="string" calcext:value-type="string">
            <text:p>9782800198460</text:p>
          </table:table-cell>
          <table:table-cell table:formula="of:=[.$B$1]&amp;[.A1028]&amp;&quot;/[0:300]&quot;" office:value-type="string" office:string-value="https://reader.izneo.com/read/9782800198460/[0:300]" calcext:value-type="string">
            <text:p>https://reader.izneo.com/read/9782800198460/[0:300]</text:p>
          </table:table-cell>
        </table:table-row>
        <table:table-row table:style-name="ro1">
          <table:table-cell office:value-type="string" calcext:value-type="string">
            <text:p>9782800198514</text:p>
          </table:table-cell>
          <table:table-cell table:formula="of:=[.$B$1]&amp;[.A1029]&amp;&quot;/[0:300]&quot;" office:value-type="string" office:string-value="https://reader.izneo.com/read/9782800198514/[0:300]" calcext:value-type="string">
            <text:p>https://reader.izneo.com/read/9782800198514/[0:300]</text:p>
          </table:table-cell>
        </table:table-row>
        <table:table-row table:style-name="ro1">
          <table:table-cell office:value-type="string" calcext:value-type="string">
            <text:p>9782800198934</text:p>
          </table:table-cell>
          <table:table-cell table:formula="of:=[.$B$1]&amp;[.A1030]&amp;&quot;/[0:300]&quot;" office:value-type="string" office:string-value="https://reader.izneo.com/read/9782800198934/[0:300]" calcext:value-type="string">
            <text:p>https://reader.izneo.com/read/9782800198934/[0:300]</text:p>
          </table:table-cell>
        </table:table-row>
        <table:table-row table:style-name="ro1">
          <table:table-cell office:value-type="string" calcext:value-type="string">
            <text:p>9782800199139</text:p>
          </table:table-cell>
          <table:table-cell table:formula="of:=[.$B$1]&amp;[.A1031]&amp;&quot;/[0:300]&quot;" office:value-type="string" office:string-value="https://reader.izneo.com/read/9782800199139/[0:300]" calcext:value-type="string">
            <text:p>https://reader.izneo.com/read/9782800199139/[0:300]</text:p>
          </table:table-cell>
        </table:table-row>
        <table:table-row table:style-name="ro1">
          <table:table-cell office:value-type="string" calcext:value-type="string">
            <text:p>9782800199337</text:p>
          </table:table-cell>
          <table:table-cell table:formula="of:=[.$B$1]&amp;[.A1032]&amp;&quot;/[0:300]&quot;" office:value-type="string" office:string-value="https://reader.izneo.com/read/9782800199337/[0:300]" calcext:value-type="string">
            <text:p>https://reader.izneo.com/read/9782800199337/[0:300]</text:p>
          </table:table-cell>
        </table:table-row>
        <table:table-row table:style-name="ro1">
          <table:table-cell office:value-type="string" calcext:value-type="string">
            <text:p>9782800199382</text:p>
          </table:table-cell>
          <table:table-cell table:formula="of:=[.$B$1]&amp;[.A1033]&amp;&quot;/[0:300]&quot;" office:value-type="string" office:string-value="https://reader.izneo.com/read/9782800199382/[0:300]" calcext:value-type="string">
            <text:p>https://reader.izneo.com/read/9782800199382/[0:300]</text:p>
          </table:table-cell>
        </table:table-row>
        <table:table-row table:style-name="ro1">
          <table:table-cell office:value-type="string" calcext:value-type="string">
            <text:p>9782800199405</text:p>
          </table:table-cell>
          <table:table-cell table:formula="of:=[.$B$1]&amp;[.A1034]&amp;&quot;/[0:300]&quot;" office:value-type="string" office:string-value="https://reader.izneo.com/read/9782800199405/[0:300]" calcext:value-type="string">
            <text:p>https://reader.izneo.com/read/9782800199405/[0:30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8:41:18.6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1-06T18:47:53.315000000</dc:date>
    <meta:editing-duration>PT48M50S</meta:editing-duration>
    <meta:editing-cycles>6</meta:editing-cycles>
    <meta:generator>LibreOffice/5.2.6.2$Windows_x86 LibreOffice_project/a3100ed2409ebf1c212f5048fbe377c281438fdc</meta:generator>
    <meta:document-statistic meta:table-count="1" meta:cell-count="1974" meta:object-count="0"/>
  </office:meta>
</office:document-meta>
</file>